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2000000E000000DD000000DDECCAD21901BEBEEE.svm" manifest:media-type="image/x-svm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7854in"/>
    </style:style>
    <style:style style:name="co16" style:family="table-column">
      <style:table-column-properties fo:break-before="auto" style:column-width="0.4217in"/>
    </style:style>
    <style:style style:name="co17" style:family="table-column">
      <style:table-column-properties fo:break-before="auto" style:column-width="0.861in"/>
    </style:style>
    <style:style style:name="co18" style:family="table-column">
      <style:table-column-properties fo:break-before="auto" style:column-width="0.6783in"/>
    </style:style>
    <style:style style:name="co19" style:family="table-column">
      <style:table-column-properties fo:break-before="auto" style:column-width="0.7429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0.539in"/>
    </style:style>
    <style:style style:name="co23" style:family="table-column">
      <style:table-column-properties fo:break-before="auto" style:column-width="0.5283in"/>
    </style:style>
    <style:style style:name="co24" style:family="table-column">
      <style:table-column-properties fo:break-before="auto" style:column-width="0.6898in"/>
    </style:style>
    <style:style style:name="co25" style:family="table-column">
      <style:table-column-properties fo:break-before="auto" style:column-width="0.55in"/>
    </style:style>
    <style:style style:name="co26" style:family="table-column">
      <style:table-column-properties fo:break-before="auto" style:column-width="0.7102in"/>
    </style:style>
    <style:style style:name="co27" style:family="table-column">
      <style:table-column-properties fo:break-before="auto" style:column-width="0.6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8.7535in" svg:height="4.9236in" svg:x="2.635in" svg:y="1.7134in">
            <draw:object draw:notify-on-update-of-ranges="Analysis.B3:Analysis.BA3 Analysis.B2:Analysis.BA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formula="of:=[$'no-loop-maxed-malmo'.B1]" office:value-type="string" office:string-value="Mora" calcext:value-type="string">
            <text:p>Mora</text:p>
          </table:table-cell>
          <table:table-cell table:formula="of:=[$'no-loop-maxed-malmo'.C1]" office:value-type="string" office:string-value="Sveg" calcext:value-type="string">
            <text:p>Sveg</text:p>
          </table:table-cell>
          <table:table-cell table:formula="of:=[$'no-loop-maxed-malmo'.D1]" office:value-type="string" office:string-value="Falköping" calcext:value-type="string">
            <text:p>Falköping</text:p>
          </table:table-cell>
          <table:table-cell table:formula="of:=[$'no-loop-maxed-malmo'.E1]" office:value-type="string" office:string-value="Boden" calcext:value-type="string">
            <text:p>Boden</text:p>
          </table:table-cell>
          <table:table-cell table:formula="of:=[$'no-loop-maxed-malmo'.F1]" office:value-type="string" office:string-value="Gällivare" calcext:value-type="string">
            <text:p>Gällivare</text:p>
          </table:table-cell>
          <table:table-cell table:formula="of:=[$'no-loop-maxed-malmo'.G1]" office:value-type="string" office:string-value="Sundsvall" calcext:value-type="string">
            <text:p>Sundsvall</text:p>
          </table:table-cell>
          <table:table-cell table:formula="of:=[$'no-loop-maxed-malmo'.H1]" office:value-type="string" office:string-value="Uppsala" calcext:value-type="string">
            <text:p>Uppsala</text:p>
          </table:table-cell>
          <table:table-cell table:formula="of:=[$'no-loop-maxed-malmo'.I1]" office:value-type="string" office:string-value="Sala" calcext:value-type="string">
            <text:p>Sala</text:p>
          </table:table-cell>
          <table:table-cell table:formula="of:=[$'no-loop-maxed-malmo'.J1]" office:value-type="string" office:string-value="Storvik" calcext:value-type="string">
            <text:p>Storvik</text:p>
          </table:table-cell>
          <table:table-cell table:formula="of:=[$'no-loop-maxed-malmo'.K1]" office:value-type="string" office:string-value="Östersund" calcext:value-type="string">
            <text:p>Östersund</text:p>
          </table:table-cell>
          <table:table-cell table:formula="of:=[$'no-loop-maxed-malmo'.L1]" office:value-type="string" office:string-value="Emmaboda" calcext:value-type="string">
            <text:p>Emmaboda</text:p>
          </table:table-cell>
          <table:table-cell table:formula="of:=[$'no-loop-maxed-malmo'.M1]" office:value-type="string" office:string-value="Uddevalla" calcext:value-type="string">
            <text:p>Uddevalla</text:p>
          </table:table-cell>
          <table:table-cell table:formula="of:=[$'no-loop-maxed-malmo'.N1]" office:value-type="string" office:string-value="Helsingborg" calcext:value-type="string">
            <text:p>Helsingborg</text:p>
          </table:table-cell>
          <table:table-cell table:formula="of:=[$'no-loop-maxed-malmo'.O1]" office:value-type="string" office:string-value="Hallsberg" calcext:value-type="string">
            <text:p>Hallsberg</text:p>
          </table:table-cell>
          <table:table-cell table:formula="of:=[$'no-loop-maxed-malmo'.P1]" office:value-type="string" office:string-value="Skövde" calcext:value-type="string">
            <text:p>Skövde</text:p>
          </table:table-cell>
          <table:table-cell table:formula="of:=[$'no-loop-maxed-malmo'.Q1]" office:value-type="string" office:string-value="Norrköping" calcext:value-type="string">
            <text:p>Norrköping</text:p>
          </table:table-cell>
          <table:table-cell table:formula="of:=[$'no-loop-maxed-malmo'.R1]" office:value-type="string" office:string-value="Alvesta" calcext:value-type="string">
            <text:p>Alvesta</text:p>
          </table:table-cell>
          <table:table-cell table:formula="of:=[$'no-loop-maxed-malmo'.S1]" office:value-type="string" office:string-value="Lund" calcext:value-type="string">
            <text:p>Lund</text:p>
          </table:table-cell>
          <table:table-cell table:formula="of:=[$'no-loop-maxed-malmo'.T1]" office:value-type="string" office:string-value="Hässleholm" calcext:value-type="string">
            <text:p>Hässleholm</text:p>
          </table:table-cell>
          <table:table-cell table:formula="of:=[$'no-loop-maxed-malmo'.U1]" office:value-type="string" office:string-value="Fagersta" calcext:value-type="string">
            <text:p>Fagersta</text:p>
          </table:table-cell>
          <table:table-cell table:formula="of:=[$'no-loop-maxed-malmo'.V1]" office:value-type="string" office:string-value="Katrineholm" calcext:value-type="string">
            <text:p>Katrineholm</text:p>
          </table:table-cell>
          <table:table-cell table:formula="of:=[$'no-loop-maxed-malmo'.W1]" office:value-type="string" office:string-value="Värnamo" calcext:value-type="string">
            <text:p>Värnamo</text:p>
          </table:table-cell>
          <table:table-cell table:formula="of:=[$'no-loop-maxed-malmo'.X1]" office:value-type="string" office:string-value="Södertälje" calcext:value-type="string">
            <text:p>Södertälje</text:p>
          </table:table-cell>
          <table:table-cell table:formula="of:=[$'no-loop-maxed-malmo'.Y1]" office:value-type="string" office:string-value="Strömstad" calcext:value-type="string">
            <text:p>Strömstad</text:p>
          </table:table-cell>
          <table:table-cell table:formula="of:=[$'no-loop-maxed-malmo'.Z1]" office:value-type="string" office:string-value="Herrljunga" calcext:value-type="string">
            <text:p>Herrljunga</text:p>
          </table:table-cell>
          <table:table-cell table:formula="of:=[$'no-loop-maxed-malmo'.AA1]" office:value-type="string" office:string-value="Umeå" calcext:value-type="string">
            <text:p>Umeå</text:p>
          </table:table-cell>
          <table:table-cell table:formula="of:=[$'no-loop-maxed-malmo'.AB1]" office:value-type="string" office:string-value="Arboga" calcext:value-type="string">
            <text:p>Arboga</text:p>
          </table:table-cell>
          <table:table-cell table:formula="of:=[$'no-loop-maxed-malmo'.AC1]" office:value-type="string" office:string-value="Jönköping" calcext:value-type="string">
            <text:p>Jönköping</text:p>
          </table:table-cell>
          <table:table-cell table:formula="of:=[$'no-loop-maxed-malmo'.AD1]" office:value-type="string" office:string-value="Ånge" calcext:value-type="string">
            <text:p>Ånge</text:p>
          </table:table-cell>
          <table:table-cell table:formula="of:=[$'no-loop-maxed-malmo'.AE1]" office:value-type="string" office:string-value="Eskilstuna" calcext:value-type="string">
            <text:p>Eskilstuna</text:p>
          </table:table-cell>
          <table:table-cell table:formula="of:=[$'no-loop-maxed-malmo'.AF1]" office:value-type="string" office:string-value="Gävle" calcext:value-type="string">
            <text:p>Gävle</text:p>
          </table:table-cell>
          <table:table-cell table:formula="of:=[$'no-loop-maxed-malmo'.AG1]" office:value-type="string" office:string-value="Kiruna" calcext:value-type="string">
            <text:p>Kiruna</text:p>
          </table:table-cell>
          <table:table-cell table:formula="of:=[$'no-loop-maxed-malmo'.AH1]" office:value-type="string" office:string-value="Luleå" calcext:value-type="string">
            <text:p>Luleå</text:p>
          </table:table-cell>
          <table:table-cell table:formula="of:=[$'no-loop-maxed-malmo'.AI1]" office:value-type="string" office:string-value="Örebro" calcext:value-type="string">
            <text:p>Örebro</text:p>
          </table:table-cell>
          <table:table-cell table:formula="of:=[$'no-loop-maxed-malmo'.AJ1]" office:value-type="string" office:string-value="Västerås" calcext:value-type="string">
            <text:p>Västerås</text:p>
          </table:table-cell>
          <table:table-cell table:formula="of:=[$'no-loop-maxed-malmo'.AK1]" office:value-type="string" office:string-value="Åstorp" calcext:value-type="string">
            <text:p>Åstorp</text:p>
          </table:table-cell>
          <table:table-cell table:formula="of:=[$'no-loop-maxed-malmo'.AL1]" office:value-type="string" office:string-value="Göteborg" calcext:value-type="string">
            <text:p>Göteborg</text:p>
          </table:table-cell>
          <table:table-cell table:formula="of:=[$'no-loop-maxed-malmo'.AM1]" office:value-type="string" office:string-value="Mjölby" calcext:value-type="string">
            <text:p>Mjölby</text:p>
          </table:table-cell>
          <table:table-cell table:formula="of:=[$'no-loop-maxed-malmo'.AN1]" office:value-type="string" office:string-value="Nässjö" calcext:value-type="string">
            <text:p>Nässjö</text:p>
          </table:table-cell>
          <table:table-cell table:formula="of:=[$'no-loop-maxed-malmo'.AO1]" office:value-type="string" office:string-value="Borlänge" calcext:value-type="string">
            <text:p>Borlänge</text:p>
          </table:table-cell>
          <table:table-cell table:formula="of:=[$'no-loop-maxed-malmo'.AP1]" office:value-type="string" office:string-value="Kalmar" calcext:value-type="string">
            <text:p>Kalmar</text:p>
          </table:table-cell>
          <table:table-cell table:formula="of:=[$'no-loop-maxed-malmo'.AQ1]" office:value-type="string" office:string-value="Stockholm" calcext:value-type="string">
            <text:p>Stockholm</text:p>
          </table:table-cell>
          <table:table-cell table:formula="of:=[$'no-loop-maxed-malmo'.AR1]" office:value-type="string" office:string-value="Kristianstad" calcext:value-type="string">
            <text:p>Kristianstad</text:p>
          </table:table-cell>
          <table:table-cell table:formula="of:=[$'no-loop-maxed-malmo'.AS1]" office:value-type="string" office:string-value="Varberg" calcext:value-type="string">
            <text:p>Varberg</text:p>
          </table:table-cell>
          <table:table-cell table:formula="of:=[$'no-loop-maxed-malmo'.AT1]" office:value-type="string" office:string-value="Malmö" calcext:value-type="string">
            <text:p>Malmö</text:p>
          </table:table-cell>
          <table:table-cell table:formula="of:=[$'no-loop-maxed-malmo'.AU1]" office:value-type="string" office:string-value="Linköping" calcext:value-type="string">
            <text:p>Linköping</text:p>
          </table:table-cell>
          <table:table-cell table:formula="of:=[$'no-loop-maxed-malmo'.AV1]" office:value-type="string" office:string-value="Trollhättan" calcext:value-type="string">
            <text:p>Trollhättan</text:p>
          </table:table-cell>
          <table:table-cell table:formula="of:=[$'no-loop-maxed-malmo'.AW1]" office:value-type="string" office:string-value="Avesta" calcext:value-type="string">
            <text:p>Avesta</text:p>
          </table:table-cell>
          <table:table-cell table:formula="of:=[$'no-loop-maxed-malmo'.AX1]" office:value-type="string" office:string-value="Frövi" calcext:value-type="string">
            <text:p>Frövi</text:p>
          </table:table-cell>
          <table:table-cell table:formula="of:=[$'no-loop-maxed-malmo'.AY1]" office:value-type="string" office:string-value="Karlskrona" calcext:value-type="string">
            <text:p>Karlskrona</text:p>
          </table:table-cell>
          <table:table-cell table:formula="of:=[$'no-loop-maxed-malmo'.AZ1]" office:value-type="string" office:string-value="Ludvika" calcext:value-type="string">
            <text:p>Ludvika</text:p>
          </table:table-cell>
          <table:table-cell table:formula="of:=[$'no-loop-maxed-malmo'.BA1]" office:value-type="string" office:string-value="Halmstad" calcext:value-type="string">
            <text:p>Halmstad</text:p>
          </table:table-cell>
        </table:table-row>
        <table:table-row table:style-name="ro1">
          <table:table-cell table:style-name="ce1" office:value-type="string" calcext:value-type="string">
            <text:p>Dist, min</text:p>
          </table:table-cell>
          <table:table-cell table:formula="of:=[$'no-loop-maxed-malmo'.B52]" office:value-type="float" office:value="484" calcext:value-type="float">
            <text:p>484</text:p>
          </table:table-cell>
          <table:table-cell table:formula="of:=[$'no-loop-maxed-malmo'.C52]" office:value-type="float" office:value="645" calcext:value-type="float">
            <text:p>645</text:p>
          </table:table-cell>
          <table:table-cell table:formula="of:=[$'no-loop-maxed-malmo'.D52]" office:value-type="float" office:value="193" calcext:value-type="float">
            <text:p>193</text:p>
          </table:table-cell>
          <table:table-cell table:formula="of:=[$'no-loop-maxed-malmo'.E52]" office:value-type="float" office:value="976" calcext:value-type="float">
            <text:p>976</text:p>
          </table:table-cell>
          <table:table-cell table:formula="of:=[$'no-loop-maxed-malmo'.F52]" office:value-type="float" office:value="1095" calcext:value-type="float">
            <text:p>1095</text:p>
          </table:table-cell>
          <table:table-cell table:formula="of:=[$'no-loop-maxed-malmo'.G52]" office:value-type="float" office:value="600" calcext:value-type="float">
            <text:p>600</text:p>
          </table:table-cell>
          <table:table-cell table:formula="of:=[$'no-loop-maxed-malmo'.H52]" office:value-type="float" office:value="324" calcext:value-type="float">
            <text:p>324</text:p>
          </table:table-cell>
          <table:table-cell table:formula="of:=[$'no-loop-maxed-malmo'.I52]" office:value-type="float" office:value="359" calcext:value-type="float">
            <text:p>359</text:p>
          </table:table-cell>
          <table:table-cell table:formula="of:=[$'no-loop-maxed-malmo'.J52]" office:value-type="float" office:value="405" calcext:value-type="float">
            <text:p>405</text:p>
          </table:table-cell>
          <table:table-cell table:formula="of:=[$'no-loop-maxed-malmo'.K52]" office:value-type="float" office:value="612" calcext:value-type="float">
            <text:p>612</text:p>
          </table:table-cell>
          <table:table-cell table:formula="of:=[$'no-loop-maxed-malmo'.L52]" office:value-type="float" office:value="131" calcext:value-type="float">
            <text:p>131</text:p>
          </table:table-cell>
          <table:table-cell table:formula="of:=[$'no-loop-maxed-malmo'.M52]" office:value-type="float" office:value="227" calcext:value-type="float">
            <text:p>227</text:p>
          </table:table-cell>
          <table:table-cell table:formula="of:=[$'no-loop-maxed-malmo'.N52]" office:value-type="float" office:value="48" calcext:value-type="float">
            <text:p>48</text:p>
          </table:table-cell>
          <table:table-cell table:formula="of:=[$'no-loop-maxed-malmo'.O52]" office:value-type="float" office:value="249" calcext:value-type="float">
            <text:p>249</text:p>
          </table:table-cell>
          <table:table-cell table:formula="of:=[$'no-loop-maxed-malmo'.P52]" office:value-type="float" office:value="209" calcext:value-type="float">
            <text:p>209</text:p>
          </table:table-cell>
          <table:table-cell table:formula="of:=[$'no-loop-maxed-malmo'.Q52]" office:value-type="float" office:value="193" calcext:value-type="float">
            <text:p>193</text:p>
          </table:table-cell>
          <table:table-cell table:formula="of:=[$'no-loop-maxed-malmo'.R52]" office:value-type="float" office:value="81" calcext:value-type="float">
            <text:p>81</text:p>
          </table:table-cell>
          <table:table-cell table:formula="of:=[$'no-loop-maxed-malmo'.S52]" office:value-type="float" office:value="13" calcext:value-type="float">
            <text:p>13</text:p>
          </table:table-cell>
          <table:table-cell table:formula="of:=[$'no-loop-maxed-malmo'.T52]" office:value-type="float" office:value="43" calcext:value-type="float">
            <text:p>43</text:p>
          </table:table-cell>
          <table:table-cell table:formula="of:=[$'no-loop-maxed-malmo'.U52]" office:value-type="float" office:value="339" calcext:value-type="float">
            <text:p>339</text:p>
          </table:table-cell>
          <table:table-cell table:formula="of:=[$'no-loop-maxed-malmo'.V52]" office:value-type="float" office:value="218" calcext:value-type="float">
            <text:p>218</text:p>
          </table:table-cell>
          <table:table-cell table:formula="of:=[$'no-loop-maxed-malmo'.W52]" office:value-type="float" office:value="120" calcext:value-type="float">
            <text:p>120</text:p>
          </table:table-cell>
          <table:table-cell table:formula="of:=[$'no-loop-maxed-malmo'.X52]" office:value-type="float" office:value="252" calcext:value-type="float">
            <text:p>252</text:p>
          </table:table-cell>
          <table:table-cell table:formula="of:=[$'no-loop-maxed-malmo'.Y52]" office:value-type="float" office:value="307" calcext:value-type="float">
            <text:p>307</text:p>
          </table:table-cell>
          <table:table-cell table:formula="of:=[$'no-loop-maxed-malmo'.Z52]" office:value-type="float" office:value="192" calcext:value-type="float">
            <text:p>192</text:p>
          </table:table-cell>
          <table:table-cell table:formula="of:=[$'no-loop-maxed-malmo'.AA52]" office:value-type="float" office:value="790" calcext:value-type="float">
            <text:p>790</text:p>
          </table:table-cell>
          <table:table-cell table:formula="of:=[$'no-loop-maxed-malmo'.AB52]" office:value-type="float" office:value="289" calcext:value-type="float">
            <text:p>289</text:p>
          </table:table-cell>
          <table:table-cell table:formula="of:=[$'no-loop-maxed-malmo'.AC52]" office:value-type="float" office:value="148" calcext:value-type="float">
            <text:p>148</text:p>
          </table:table-cell>
          <table:table-cell table:formula="of:=[$'no-loop-maxed-malmo'.AD52]" office:value-type="float" office:value="548" calcext:value-type="float">
            <text:p>548</text:p>
          </table:table-cell>
          <table:table-cell table:formula="of:=[$'no-loop-maxed-malmo'.AE52]" office:value-type="float" office:value="264" calcext:value-type="float">
            <text:p>264</text:p>
          </table:table-cell>
          <table:table-cell table:formula="of:=[$'no-loop-maxed-malmo'.AF52]" office:value-type="float" office:value="383" calcext:value-type="float">
            <text:p>383</text:p>
          </table:table-cell>
          <table:table-cell table:formula="of:=[$'no-loop-maxed-malmo'.AG52]" office:value-type="float" office:value="1162" calcext:value-type="float">
            <text:p>1162</text:p>
          </table:table-cell>
          <table:table-cell table:formula="of:=[$'no-loop-maxed-malmo'.AH52]" office:value-type="float" office:value="1002" calcext:value-type="float">
            <text:p>1002</text:p>
          </table:table-cell>
          <table:table-cell table:formula="of:=[$'no-loop-maxed-malmo'.AI52]" office:value-type="float" office:value="268" calcext:value-type="float">
            <text:p>268</text:p>
          </table:table-cell>
          <table:table-cell table:formula="of:=[$'no-loop-maxed-malmo'.AJ52]" office:value-type="float" office:value="297" calcext:value-type="float">
            <text:p>297</text:p>
          </table:table-cell>
          <table:table-cell table:formula="of:=[$'no-loop-maxed-malmo'.AK52]" office:value-type="float" office:value="49" calcext:value-type="float">
            <text:p>49</text:p>
          </table:table-cell>
          <table:table-cell table:formula="of:=[$'no-loop-maxed-malmo'.AL52]" office:value-type="float" office:value="153" calcext:value-type="float">
            <text:p>153</text:p>
          </table:table-cell>
          <table:table-cell table:formula="of:=[$'no-loop-maxed-malmo'.AM52]" office:value-type="float" office:value="153" calcext:value-type="float">
            <text:p>153</text:p>
          </table:table-cell>
          <table:table-cell table:formula="of:=[$'no-loop-maxed-malmo'.AN52]" office:value-type="float" office:value="114" calcext:value-type="float">
            <text:p>114</text:p>
          </table:table-cell>
          <table:table-cell table:formula="of:=[$'no-loop-maxed-malmo'.AO52]" office:value-type="float" office:value="410" calcext:value-type="float">
            <text:p>410</text:p>
          </table:table-cell>
          <table:table-cell table:formula="of:=[$'no-loop-maxed-malmo'.AP52]" office:value-type="float" office:value="160" calcext:value-type="float">
            <text:p>160</text:p>
          </table:table-cell>
          <table:table-cell table:formula="of:=[$'no-loop-maxed-malmo'.AQ52]" office:value-type="float" office:value="273" calcext:value-type="float">
            <text:p>273</text:p>
          </table:table-cell>
          <table:table-cell table:formula="of:=[$'no-loop-maxed-malmo'.AR52]" office:value-type="float" office:value="69" calcext:value-type="float">
            <text:p>69</text:p>
          </table:table-cell>
          <table:table-cell table:formula="of:=[$'no-loop-maxed-malmo'.AS52]" office:value-type="float" office:value="114" calcext:value-type="float">
            <text:p>114</text:p>
          </table:table-cell>
          <table:table-cell table:formula="of:=[$'no-loop-maxed-malmo'.AT52]" office:value-type="float" office:value="0" calcext:value-type="float">
            <text:p>0</text:p>
          </table:table-cell>
          <table:table-cell table:formula="of:=[$'no-loop-maxed-malmo'.AU52]" office:value-type="float" office:value="169" calcext:value-type="float">
            <text:p>169</text:p>
          </table:table-cell>
          <table:table-cell table:formula="of:=[$'no-loop-maxed-malmo'.AV52]" office:value-type="float" office:value="197" calcext:value-type="float">
            <text:p>197</text:p>
          </table:table-cell>
          <table:table-cell table:formula="of:=[$'no-loop-maxed-malmo'.AW52]" office:value-type="float" office:value="363" calcext:value-type="float">
            <text:p>363</text:p>
          </table:table-cell>
          <table:table-cell table:formula="of:=[$'no-loop-maxed-malmo'.AX52]" office:value-type="float" office:value="289" calcext:value-type="float">
            <text:p>289</text:p>
          </table:table-cell>
          <table:table-cell table:formula="of:=[$'no-loop-maxed-malmo'.AY52]" office:value-type="float" office:value="164" calcext:value-type="float">
            <text:p>164</text:p>
          </table:table-cell>
          <table:table-cell table:formula="of:=[$'no-loop-maxed-malmo'.AZ52]" office:value-type="float" office:value="375" calcext:value-type="float">
            <text:p>375</text:p>
          </table:table-cell>
          <table:table-cell table:formula="of:=[$'no-loop-maxed-malmo'.BA52]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Median, ms</text:p>
          </table:table-cell>
          <table:table-cell table:formula="of:=MEDIAN([$'no-loop-maxed-malmo'.B2:.B51])/1000/1000" office:value-type="float" office:value="1.247086" calcext:value-type="float">
            <text:p>1.247086</text:p>
          </table:table-cell>
          <table:table-cell table:formula="of:=MEDIAN([$'no-loop-maxed-malmo'.C2:.C51])/1000/1000" office:value-type="float" office:value="7.082558" calcext:value-type="float">
            <text:p>7.082558</text:p>
          </table:table-cell>
          <table:table-cell table:formula="of:=MEDIAN([$'no-loop-maxed-malmo'.D2:.D51])/1000/1000" office:value-type="float" office:value="0.0295785" calcext:value-type="float">
            <text:p>0.0295785</text:p>
          </table:table-cell>
          <table:table-cell table:formula="of:=MEDIAN([$'no-loop-maxed-malmo'.E2:.E51])/1000/1000" office:value-type="float" office:value="119.640241" calcext:value-type="float">
            <text:p>119.640241</text:p>
          </table:table-cell>
          <table:table-cell table:formula="of:=MEDIAN([$'no-loop-maxed-malmo'.F2:.F51])/1000/1000" office:value-type="float" office:value="218.0848445" calcext:value-type="float">
            <text:p>218.0848445</text:p>
          </table:table-cell>
          <table:table-cell table:formula="of:=MEDIAN([$'no-loop-maxed-malmo'.G2:.G51])/1000/1000" office:value-type="float" office:value="4.2007915" calcext:value-type="float">
            <text:p>4.2007915</text:p>
          </table:table-cell>
          <table:table-cell table:formula="of:=MEDIAN([$'no-loop-maxed-malmo'.H2:.H51])/1000/1000" office:value-type="float" office:value="0.0731605" calcext:value-type="float">
            <text:p>0.0731605</text:p>
          </table:table-cell>
          <table:table-cell table:formula="of:=MEDIAN([$'no-loop-maxed-malmo'.I2:.I51])/1000/1000" office:value-type="float" office:value="0.1423055" calcext:value-type="float">
            <text:p>0.1423055</text:p>
          </table:table-cell>
          <table:table-cell table:formula="of:=MEDIAN([$'no-loop-maxed-malmo'.J2:.J51])/1000/1000" office:value-type="float" office:value="0.239702" calcext:value-type="float">
            <text:p>0.239702</text:p>
          </table:table-cell>
          <table:table-cell table:formula="of:=MEDIAN([$'no-loop-maxed-malmo'.K2:.K51])/1000/1000" office:value-type="float" office:value="4.81831" calcext:value-type="float">
            <text:p>4.81831</text:p>
          </table:table-cell>
          <table:table-cell table:formula="of:=MEDIAN([$'no-loop-maxed-malmo'.L2:.L51])/1000/1000" office:value-type="float" office:value="15.7069405" calcext:value-type="float">
            <text:p>15.7069405</text:p>
          </table:table-cell>
          <table:table-cell table:formula="of:=MEDIAN([$'no-loop-maxed-malmo'.M2:.M51])/1000/1000" office:value-type="float" office:value="0.2023355" calcext:value-type="float">
            <text:p>0.2023355</text:p>
          </table:table-cell>
          <table:table-cell table:formula="of:=MEDIAN([$'no-loop-maxed-malmo'.N2:.N51])/1000/1000" office:value-type="float" office:value="0.317927" calcext:value-type="float">
            <text:p>0.317927</text:p>
          </table:table-cell>
          <table:table-cell table:formula="of:=MEDIAN([$'no-loop-maxed-malmo'.O2:.O51])/1000/1000" office:value-type="float" office:value="0.018648" calcext:value-type="float">
            <text:p>0.018648</text:p>
          </table:table-cell>
          <table:table-cell table:formula="of:=MEDIAN([$'no-loop-maxed-malmo'.P2:.P51])/1000/1000" office:value-type="float" office:value="0.036738" calcext:value-type="float">
            <text:p>0.036738</text:p>
          </table:table-cell>
          <table:table-cell table:formula="of:=MEDIAN([$'no-loop-maxed-malmo'.Q2:.Q51])/1000/1000" office:value-type="float" office:value="0.0101275" calcext:value-type="float">
            <text:p>0.0101275</text:p>
          </table:table-cell>
          <table:table-cell table:formula="of:=MEDIAN([$'no-loop-maxed-malmo'.R2:.R51])/1000/1000" office:value-type="float" office:value="0.002794" calcext:value-type="float">
            <text:p>0.002794</text:p>
          </table:table-cell>
          <table:table-cell table:formula="of:=MEDIAN([$'no-loop-maxed-malmo'.S2:.S51])/1000/1000" office:value-type="float" office:value="0.001397" calcext:value-type="float">
            <text:p>0.001397</text:p>
          </table:table-cell>
          <table:table-cell table:formula="of:=MEDIAN([$'no-loop-maxed-malmo'.T2:.T51])/1000/1000" office:value-type="float" office:value="0.001397" calcext:value-type="float">
            <text:p>0.001397</text:p>
          </table:table-cell>
          <table:table-cell table:formula="of:=MEDIAN([$'no-loop-maxed-malmo'.U2:.U51])/1000/1000" office:value-type="float" office:value="0.099178" calcext:value-type="float">
            <text:p>0.099178</text:p>
          </table:table-cell>
          <table:table-cell table:formula="of:=MEDIAN([$'no-loop-maxed-malmo'.V2:.V51])/1000/1000" office:value-type="float" office:value="0.0147015" calcext:value-type="float">
            <text:p>0.0147015</text:p>
          </table:table-cell>
          <table:table-cell table:formula="of:=MEDIAN([$'no-loop-maxed-malmo'.W2:.W51])/1000/1000" office:value-type="float" office:value="0.4738165" calcext:value-type="float">
            <text:p>0.4738165</text:p>
          </table:table-cell>
          <table:table-cell table:formula="of:=MEDIAN([$'no-loop-maxed-malmo'.X2:.X51])/1000/1000" office:value-type="float" office:value="0.0150515" calcext:value-type="float">
            <text:p>0.0150515</text:p>
          </table:table-cell>
          <table:table-cell table:formula="of:=MEDIAN([$'no-loop-maxed-malmo'.Y2:.Y51])/1000/1000" office:value-type="float" office:value="0.4963065" calcext:value-type="float">
            <text:p>0.4963065</text:p>
          </table:table-cell>
          <table:table-cell table:formula="of:=MEDIAN([$'no-loop-maxed-malmo'.Z2:.Z51])/1000/1000" office:value-type="float" office:value="0.0311155" calcext:value-type="float">
            <text:p>0.0311155</text:p>
          </table:table-cell>
          <table:table-cell table:formula="of:=MEDIAN([$'no-loop-maxed-malmo'.AA2:.AA51])/1000/1000" office:value-type="float" office:value="31.442797" calcext:value-type="float">
            <text:p>31.442797</text:p>
          </table:table-cell>
          <table:table-cell table:formula="of:=MEDIAN([$'no-loop-maxed-malmo'.AB2:.AB51])/1000/1000" office:value-type="float" office:value="0.028915" calcext:value-type="float">
            <text:p>0.028915</text:p>
          </table:table-cell>
          <table:table-cell table:formula="of:=MEDIAN([$'no-loop-maxed-malmo'.AC2:.AC51])/1000/1000" office:value-type="float" office:value="0.0588075" calcext:value-type="float">
            <text:p>0.0588075</text:p>
          </table:table-cell>
          <table:table-cell table:formula="of:=MEDIAN([$'no-loop-maxed-malmo'.AD2:.AD51])/1000/1000" office:value-type="float" office:value="2.1679685" calcext:value-type="float">
            <text:p>2.1679685</text:p>
          </table:table-cell>
          <table:table-cell table:formula="of:=MEDIAN([$'no-loop-maxed-malmo'.AE2:.AE51])/1000/1000" office:value-type="float" office:value="0.0242705" calcext:value-type="float">
            <text:p>0.0242705</text:p>
          </table:table-cell>
          <table:table-cell table:formula="of:=MEDIAN([$'no-loop-maxed-malmo'.AF2:.AF51])/1000/1000" office:value-type="float" office:value="0.175446" calcext:value-type="float">
            <text:p>0.175446</text:p>
          </table:table-cell>
          <table:table-cell table:formula="of:=MEDIAN([$'no-loop-maxed-malmo'.AG2:.AG51])/1000/1000" office:value-type="float" office:value="286.9470685" calcext:value-type="float">
            <text:p>286.9470685</text:p>
          </table:table-cell>
          <table:table-cell table:formula="of:=MEDIAN([$'no-loop-maxed-malmo'.AH2:.AH51])/1000/1000" office:value-type="float" office:value="138.794545" calcext:value-type="float">
            <text:p>138.794545</text:p>
          </table:table-cell>
          <table:table-cell table:formula="of:=MEDIAN([$'no-loop-maxed-malmo'.AI2:.AI51])/1000/1000" office:value-type="float" office:value="0.023328" calcext:value-type="float">
            <text:p>0.023328</text:p>
          </table:table-cell>
          <table:table-cell table:formula="of:=MEDIAN([$'no-loop-maxed-malmo'.AJ2:.AJ51])/1000/1000" office:value-type="float" office:value="0.031325" calcext:value-type="float">
            <text:p>0.031325</text:p>
          </table:table-cell>
          <table:table-cell table:formula="of:=MEDIAN([$'no-loop-maxed-malmo'.AK2:.AK51])/1000/1000" office:value-type="float" office:value="0.2965195" calcext:value-type="float">
            <text:p>0.2965195</text:p>
          </table:table-cell>
          <table:table-cell table:formula="of:=MEDIAN([$'no-loop-maxed-malmo'.AL2:.AL51])/1000/1000" office:value-type="float" office:value="0.060205" calcext:value-type="float">
            <text:p>0.060205</text:p>
          </table:table-cell>
          <table:table-cell table:formula="of:=MEDIAN([$'no-loop-maxed-malmo'.AM2:.AM51])/1000/1000" office:value-type="float" office:value="0.004784" calcext:value-type="float">
            <text:p>0.004784</text:p>
          </table:table-cell>
          <table:table-cell table:formula="of:=MEDIAN([$'no-loop-maxed-malmo'.AN2:.AN51])/1000/1000" office:value-type="float" office:value="0.002864" calcext:value-type="float">
            <text:p>0.002864</text:p>
          </table:table-cell>
          <table:table-cell table:formula="of:=MEDIAN([$'no-loop-maxed-malmo'.AO2:.AO51])/1000/1000" office:value-type="float" office:value="0.25395" calcext:value-type="float">
            <text:p>0.25395</text:p>
          </table:table-cell>
          <table:table-cell table:formula="of:=MEDIAN([$'no-loop-maxed-malmo'.AP2:.AP51])/1000/1000" office:value-type="float" office:value="15.640765" calcext:value-type="float">
            <text:p>15.640765</text:p>
          </table:table-cell>
          <table:table-cell table:formula="of:=MEDIAN([$'no-loop-maxed-malmo'.AQ2:.AQ51])/1000/1000" office:value-type="float" office:value="0.020569" calcext:value-type="float">
            <text:p>0.020569</text:p>
          </table:table-cell>
          <table:table-cell table:formula="of:=MEDIAN([$'no-loop-maxed-malmo'.AR2:.AR51])/1000/1000" office:value-type="float" office:value="15.9691685" calcext:value-type="float">
            <text:p>15.9691685</text:p>
          </table:table-cell>
          <table:table-cell table:formula="of:=MEDIAN([$'no-loop-maxed-malmo'.AS2:.AS51])/1000/1000" office:value-type="float" office:value="0.108781" calcext:value-type="float">
            <text:p>0.108781</text:p>
          </table:table-cell>
          <table:table-cell table:formula="of:=MEDIAN([$'no-loop-maxed-malmo'.AT2:.AT51])/1000/1000" office:value-type="float" office:value="0.001397" calcext:value-type="float">
            <text:p>0.001397</text:p>
          </table:table-cell>
          <table:table-cell table:formula="of:=MEDIAN([$'no-loop-maxed-malmo'.AU2:.AU51])/1000/1000" office:value-type="float" office:value="0.005238" calcext:value-type="float">
            <text:p>0.005238</text:p>
          </table:table-cell>
          <table:table-cell table:formula="of:=MEDIAN([$'no-loop-maxed-malmo'.AV2:.AV51])/1000/1000" office:value-type="float" office:value="0.1197115" calcext:value-type="float">
            <text:p>0.1197115</text:p>
          </table:table-cell>
          <table:table-cell table:formula="of:=MEDIAN([$'no-loop-maxed-malmo'.AW2:.AW51])/1000/1000" office:value-type="float" office:value="0.1494645" calcext:value-type="float">
            <text:p>0.1494645</text:p>
          </table:table-cell>
          <table:table-cell table:formula="of:=MEDIAN([$'no-loop-maxed-malmo'.AX2:.AX51])/1000/1000" office:value-type="float" office:value="0.0446995" calcext:value-type="float">
            <text:p>0.0446995</text:p>
          </table:table-cell>
          <table:table-cell table:formula="of:=MEDIAN([$'no-loop-maxed-malmo'.AY2:.AY51])/1000/1000" office:value-type="float" office:value="15.8217985" calcext:value-type="float">
            <text:p>15.8217985</text:p>
          </table:table-cell>
          <table:table-cell table:formula="of:=MEDIAN([$'no-loop-maxed-malmo'.AZ2:.AZ51])/1000/1000" office:value-type="float" office:value="0.2727025" calcext:value-type="float">
            <text:p>0.2727025</text:p>
          </table:table-cell>
          <table:table-cell table:formula="of:=MEDIAN([$'no-loop-maxed-malmo'.BA2:.BA51])/1000/1000" office:value-type="float" office:value="0.150233" calcext:value-type="float">
            <text:p>0.150233</text:p>
          </table:table-cell>
        </table:table-row>
        <table:table-row table:style-name="ro1">
          <table:table-cell table:style-name="ce1" office:value-type="string" calcext:value-type="string">
            <text:p>Dist, #</text:p>
          </table:table-cell>
          <table:table-cell table:formula="of:=[$'no-loop-maxed-malmo'.B53]" office:value-type="float" office:value="15" calcext:value-type="float">
            <text:p>15</text:p>
          </table:table-cell>
          <table:table-cell table:formula="of:=[$'no-loop-maxed-malmo'.C53]" office:value-type="float" office:value="16" calcext:value-type="float">
            <text:p>16</text:p>
          </table:table-cell>
          <table:table-cell table:formula="of:=[$'no-loop-maxed-malmo'.D53]" office:value-type="float" office:value="7" calcext:value-type="float">
            <text:p>7</text:p>
          </table:table-cell>
          <table:table-cell table:formula="of:=[$'no-loop-maxed-malmo'.E53]" office:value-type="float" office:value="15" calcext:value-type="float">
            <text:p>15</text:p>
          </table:table-cell>
          <table:table-cell table:formula="of:=[$'no-loop-maxed-malmo'.F53]" office:value-type="float" office:value="16" calcext:value-type="float">
            <text:p>16</text:p>
          </table:table-cell>
          <table:table-cell table:formula="of:=[$'no-loop-maxed-malmo'.G53]" office:value-type="float" office:value="13" calcext:value-type="float">
            <text:p>13</text:p>
          </table:table-cell>
          <table:table-cell table:formula="of:=[$'no-loop-maxed-malmo'.H53]" office:value-type="float" office:value="11" calcext:value-type="float">
            <text:p>11</text:p>
          </table:table-cell>
          <table:table-cell table:formula="of:=[$'no-loop-maxed-malmo'.I53]" office:value-type="float" office:value="12" calcext:value-type="float">
            <text:p>12</text:p>
          </table:table-cell>
          <table:table-cell table:formula="of:=[$'no-loop-maxed-malmo'.J53]" office:value-type="float" office:value="15" calcext:value-type="float">
            <text:p>15</text:p>
          </table:table-cell>
          <table:table-cell table:formula="of:=[$'no-loop-maxed-malmo'.K53]" office:value-type="float" office:value="14" calcext:value-type="float">
            <text:p>14</text:p>
          </table:table-cell>
          <table:table-cell table:formula="of:=[$'no-loop-maxed-malmo'.L53]" office:value-type="float" office:value="5" calcext:value-type="float">
            <text:p>5</text:p>
          </table:table-cell>
          <table:table-cell table:formula="of:=[$'no-loop-maxed-malmo'.M53]" office:value-type="float" office:value="7" calcext:value-type="float">
            <text:p>7</text:p>
          </table:table-cell>
          <table:table-cell table:formula="of:=[$'no-loop-maxed-malmo'.N53]" office:value-type="float" office:value="3" calcext:value-type="float">
            <text:p>3</text:p>
          </table:table-cell>
          <table:table-cell table:formula="of:=[$'no-loop-maxed-malmo'.O53]" office:value-type="float" office:value="10" calcext:value-type="float">
            <text:p>10</text:p>
          </table:table-cell>
          <table:table-cell table:formula="of:=[$'no-loop-maxed-malmo'.P53]" office:value-type="float" office:value="8" calcext:value-type="float">
            <text:p>8</text:p>
          </table:table-cell>
          <table:table-cell table:formula="of:=[$'no-loop-maxed-malmo'.Q53]" office:value-type="float" office:value="8" calcext:value-type="float">
            <text:p>8</text:p>
          </table:table-cell>
          <table:table-cell table:formula="of:=[$'no-loop-maxed-malmo'.R53]" office:value-type="float" office:value="4" calcext:value-type="float">
            <text:p>4</text:p>
          </table:table-cell>
          <table:table-cell table:formula="of:=[$'no-loop-maxed-malmo'.S53]" office:value-type="float" office:value="2" calcext:value-type="float">
            <text:p>2</text:p>
          </table:table-cell>
          <table:table-cell table:formula="of:=[$'no-loop-maxed-malmo'.T53]" office:value-type="float" office:value="3" calcext:value-type="float">
            <text:p>3</text:p>
          </table:table-cell>
          <table:table-cell table:formula="of:=[$'no-loop-maxed-malmo'.U53]" office:value-type="float" office:value="13" calcext:value-type="float">
            <text:p>13</text:p>
          </table:table-cell>
          <table:table-cell table:formula="of:=[$'no-loop-maxed-malmo'.V53]" office:value-type="float" office:value="9" calcext:value-type="float">
            <text:p>9</text:p>
          </table:table-cell>
          <table:table-cell table:formula="of:=[$'no-loop-maxed-malmo'.W53]" office:value-type="float" office:value="5" calcext:value-type="float">
            <text:p>5</text:p>
          </table:table-cell>
          <table:table-cell table:formula="of:=[$'no-loop-maxed-malmo'.X53]" office:value-type="float" office:value="9" calcext:value-type="float">
            <text:p>9</text:p>
          </table:table-cell>
          <table:table-cell table:formula="of:=[$'no-loop-maxed-malmo'.Y53]" office:value-type="float" office:value="8" calcext:value-type="float">
            <text:p>8</text:p>
          </table:table-cell>
          <table:table-cell table:formula="of:=[$'no-loop-maxed-malmo'.Z53]" office:value-type="float" office:value="7" calcext:value-type="float">
            <text:p>7</text:p>
          </table:table-cell>
          <table:table-cell table:formula="of:=[$'no-loop-maxed-malmo'.AA53]" office:value-type="float" office:value="14" calcext:value-type="float">
            <text:p>14</text:p>
          </table:table-cell>
          <table:table-cell table:formula="of:=[$'no-loop-maxed-malmo'.AB53]" office:value-type="float" office:value="12" calcext:value-type="float">
            <text:p>12</text:p>
          </table:table-cell>
          <table:table-cell table:formula="of:=[$'no-loop-maxed-malmo'.AC53]" office:value-type="float" office:value="6" calcext:value-type="float">
            <text:p>6</text:p>
          </table:table-cell>
          <table:table-cell table:formula="of:=[$'no-loop-maxed-malmo'.AD53]" office:value-type="float" office:value="13" calcext:value-type="float">
            <text:p>13</text:p>
          </table:table-cell>
          <table:table-cell table:formula="of:=[$'no-loop-maxed-malmo'.AE53]" office:value-type="float" office:value="10" calcext:value-type="float">
            <text:p>10</text:p>
          </table:table-cell>
          <table:table-cell table:formula="of:=[$'no-loop-maxed-malmo'.AF53]" office:value-type="float" office:value="12" calcext:value-type="float">
            <text:p>12</text:p>
          </table:table-cell>
          <table:table-cell table:formula="of:=[$'no-loop-maxed-malmo'.AG53]" office:value-type="float" office:value="17" calcext:value-type="float">
            <text:p>17</text:p>
          </table:table-cell>
          <table:table-cell table:formula="of:=[$'no-loop-maxed-malmo'.AH53]" office:value-type="float" office:value="16" calcext:value-type="float">
            <text:p>16</text:p>
          </table:table-cell>
          <table:table-cell table:formula="of:=[$'no-loop-maxed-malmo'.AI53]" office:value-type="float" office:value="11" calcext:value-type="float">
            <text:p>11</text:p>
          </table:table-cell>
          <table:table-cell table:formula="of:=[$'no-loop-maxed-malmo'.AJ53]" office:value-type="float" office:value="11" calcext:value-type="float">
            <text:p>11</text:p>
          </table:table-cell>
          <table:table-cell table:formula="of:=[$'no-loop-maxed-malmo'.AK53]" office:value-type="float" office:value="3" calcext:value-type="float">
            <text:p>3</text:p>
          </table:table-cell>
          <table:table-cell table:formula="of:=[$'no-loop-maxed-malmo'.AL53]" office:value-type="float" office:value="6" calcext:value-type="float">
            <text:p>6</text:p>
          </table:table-cell>
          <table:table-cell table:formula="of:=[$'no-loop-maxed-malmo'.AM53]" office:value-type="float" office:value="6" calcext:value-type="float">
            <text:p>6</text:p>
          </table:table-cell>
          <table:table-cell table:formula="of:=[$'no-loop-maxed-malmo'.AN53]" office:value-type="float" office:value="5" calcext:value-type="float">
            <text:p>5</text:p>
          </table:table-cell>
          <table:table-cell table:formula="of:=[$'no-loop-maxed-malmo'.AO53]" office:value-type="float" office:value="14" calcext:value-type="float">
            <text:p>14</text:p>
          </table:table-cell>
          <table:table-cell table:formula="of:=[$'no-loop-maxed-malmo'.AP53]" office:value-type="float" office:value="6" calcext:value-type="float">
            <text:p>6</text:p>
          </table:table-cell>
          <table:table-cell table:formula="of:=[$'no-loop-maxed-malmo'.AQ53]" office:value-type="float" office:value="10" calcext:value-type="float">
            <text:p>10</text:p>
          </table:table-cell>
          <table:table-cell table:formula="of:=[$'no-loop-maxed-malmo'.AR53]" office:value-type="float" office:value="4" calcext:value-type="float">
            <text:p>4</text:p>
          </table:table-cell>
          <table:table-cell table:formula="of:=[$'no-loop-maxed-malmo'.AS53]" office:value-type="float" office:value="5" calcext:value-type="float">
            <text:p>5</text:p>
          </table:table-cell>
          <table:table-cell table:formula="of:=[$'no-loop-maxed-malmo'.AT53]" office:value-type="float" office:value="1" calcext:value-type="float">
            <text:p>1</text:p>
          </table:table-cell>
          <table:table-cell table:formula="of:=[$'no-loop-maxed-malmo'.AU53]" office:value-type="float" office:value="7" calcext:value-type="float">
            <text:p>7</text:p>
          </table:table-cell>
          <table:table-cell table:formula="of:=[$'no-loop-maxed-malmo'.AV53]" office:value-type="float" office:value="7" calcext:value-type="float">
            <text:p>7</text:p>
          </table:table-cell>
          <table:table-cell table:formula="of:=[$'no-loop-maxed-malmo'.AW53]" office:value-type="float" office:value="14" calcext:value-type="float">
            <text:p>14</text:p>
          </table:table-cell>
          <table:table-cell table:formula="of:=[$'no-loop-maxed-malmo'.AX53]" office:value-type="float" office:value="12" calcext:value-type="float">
            <text:p>12</text:p>
          </table:table-cell>
          <table:table-cell table:formula="of:=[$'no-loop-maxed-malmo'.AY53]" office:value-type="float" office:value="5" calcext:value-type="float">
            <text:p>5</text:p>
          </table:table-cell>
          <table:table-cell table:formula="of:=[$'no-loop-maxed-malmo'.AZ53]" office:value-type="float" office:value="13" calcext:value-type="float">
            <text:p>13</text:p>
          </table:table-cell>
          <table:table-cell table:formula="of:=[$'no-loop-maxed-malmo'.BA53]" office:value-type="float" office:value="4" calcext:value-type="float">
            <text:p>4</text:p>
          </table:table-cell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>
            <draw:frame draw:z-index="1" draw:style-name="gr1" draw:text-style-name="P1" svg:width="8.7535in" svg:height="4.9236in" svg:x="0.3008in" svg:y="0.1327in">
              <draw:object draw:notify-on-update-of-ranges="Analysis.B4:Analysis.BA4 Analysis.B3:Analysis.BA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9"/>
        </table:table-row>
      </table:table>
      <table:table table:name="no-loop-maxed-malmo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9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Sveg</text:p>
          </table:table-cell>
          <table:table-cell office:value-type="string" calcext:value-type="string">
            <text:p>Falköping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Gällivare</text:p>
          </table:table-cell>
          <table:table-cell office:value-type="string" calcext:value-type="string">
            <text:p>Sundsvall</text:p>
          </table:table-cell>
          <table:table-cell office:value-type="string" calcext:value-type="string">
            <text:p>Uppsala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Storvik</text:p>
          </table:table-cell>
          <table:table-cell office:value-type="string" calcext:value-type="string">
            <text:p>Östersund</text:p>
          </table:table-cell>
          <table:table-cell office:value-type="string" calcext:value-type="string">
            <text:p>Emmaboda</text:p>
          </table:table-cell>
          <table:table-cell office:value-type="string" calcext:value-type="string">
            <text:p>Uddevalla</text:p>
          </table:table-cell>
          <table:table-cell office:value-type="string" calcext:value-type="string">
            <text:p>Helsingborg</text:p>
          </table:table-cell>
          <table:table-cell office:value-type="string" calcext:value-type="string">
            <text:p>Hallsberg</text:p>
          </table:table-cell>
          <table:table-cell office:value-type="string" calcext:value-type="string">
            <text:p>Skövde</text:p>
          </table:table-cell>
          <table:table-cell office:value-type="string" calcext:value-type="string">
            <text:p>Norrköping</text:p>
          </table:table-cell>
          <table:table-cell office:value-type="string" calcext:value-type="string">
            <text:p>Alvesta</text:p>
          </table:table-cell>
          <table:table-cell office:value-type="string" calcext:value-type="string">
            <text:p>Lund</text:p>
          </table:table-cell>
          <table:table-cell office:value-type="string" calcext:value-type="string">
            <text:p>Hässleholm</text:p>
          </table:table-cell>
          <table:table-cell office:value-type="string" calcext:value-type="string">
            <text:p>Fagersta</text:p>
          </table:table-cell>
          <table:table-cell office:value-type="string" calcext:value-type="string">
            <text:p>Katrineholm</text:p>
          </table:table-cell>
          <table:table-cell office:value-type="string" calcext:value-type="string">
            <text:p>Värnamo</text:p>
          </table:table-cell>
          <table:table-cell office:value-type="string" calcext:value-type="string">
            <text:p>Södertälje</text:p>
          </table:table-cell>
          <table:table-cell office:value-type="string" calcext:value-type="string">
            <text:p>Strömstad</text:p>
          </table:table-cell>
          <table:table-cell office:value-type="string" calcext:value-type="string">
            <text:p>Herrljunga</text:p>
          </table:table-cell>
          <table:table-cell office:value-type="string" calcext:value-type="string">
            <text:p>Umeå</text:p>
          </table:table-cell>
          <table:table-cell office:value-type="string" calcext:value-type="string">
            <text:p>Arboga</text:p>
          </table:table-cell>
          <table:table-cell office:value-type="string" calcext:value-type="string">
            <text:p>Jönköping</text:p>
          </table:table-cell>
          <table:table-cell office:value-type="string" calcext:value-type="string">
            <text:p>Ånge</text:p>
          </table:table-cell>
          <table:table-cell office:value-type="string" calcext:value-type="string">
            <text:p>Eskilstuna</text:p>
          </table:table-cell>
          <table:table-cell office:value-type="string" calcext:value-type="string">
            <text:p>Gävle</text:p>
          </table:table-cell>
          <table:table-cell office:value-type="string" calcext:value-type="string">
            <text:p>Kiruna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Örebro</text:p>
          </table:table-cell>
          <table:table-cell office:value-type="string" calcext:value-type="string">
            <text:p>Västerås</text:p>
          </table:table-cell>
          <table:table-cell office:value-type="string" calcext:value-type="string">
            <text:p>Åstorp</text:p>
          </table:table-cell>
          <table:table-cell office:value-type="string" calcext:value-type="string">
            <text:p>Göteborg</text:p>
          </table:table-cell>
          <table:table-cell office:value-type="string" calcext:value-type="string">
            <text:p>Mjölby</text:p>
          </table:table-cell>
          <table:table-cell office:value-type="string" calcext:value-type="string">
            <text:p>Nässjö</text:p>
          </table:table-cell>
          <table:table-cell office:value-type="string" calcext:value-type="string">
            <text:p>Borlänge</text:p>
          </table:table-cell>
          <table:table-cell office:value-type="string" calcext:value-type="string">
            <text:p>Kalmar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Kristianstad</text:p>
          </table:table-cell>
          <table:table-cell office:value-type="string" calcext:value-type="string">
            <text:p>Varberg</text:p>
          </table:table-cell>
          <table:table-cell office:value-type="string" calcext:value-type="string">
            <text:p>Malmö</text:p>
          </table:table-cell>
          <table:table-cell office:value-type="string" calcext:value-type="string">
            <text:p>Linköping</text:p>
          </table:table-cell>
          <table:table-cell office:value-type="string" calcext:value-type="string">
            <text:p>Trollhättan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Frövi</text:p>
          </table:table-cell>
          <table:table-cell office:value-type="string" calcext:value-type="string">
            <text:p>Karlskrona</text:p>
          </table:table-cell>
          <table:table-cell office:value-type="string" calcext:value-type="string">
            <text:p>Ludvika</text:p>
          </table:table-cell>
          <table:table-cell office:value-type="string" calcext:value-type="string">
            <text:p>Halmst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3874" calcext:value-type="float">
            <text:p>933874</text:p>
          </table:table-cell>
          <table:table-cell office:value-type="float" office:value="7653701" calcext:value-type="float">
            <text:p>7653701</text:p>
          </table:table-cell>
          <table:table-cell office:value-type="float" office:value="61463" calcext:value-type="float">
            <text:p>61463</text:p>
          </table:table-cell>
          <table:table-cell office:value-type="float" office:value="117606161" calcext:value-type="float">
            <text:p>117606161</text:p>
          </table:table-cell>
          <table:table-cell office:value-type="float" office:value="216615934" calcext:value-type="float">
            <text:p>216615934</text:p>
          </table:table-cell>
          <table:table-cell office:value-type="float" office:value="4494343" calcext:value-type="float">
            <text:p>4494343</text:p>
          </table:table-cell>
          <table:table-cell office:value-type="float" office:value="85418" calcext:value-type="float">
            <text:p>85418</text:p>
          </table:table-cell>
          <table:table-cell office:value-type="float" office:value="125020" calcext:value-type="float">
            <text:p>125020</text:p>
          </table:table-cell>
          <table:table-cell office:value-type="float" office:value="294179" calcext:value-type="float">
            <text:p>294179</text:p>
          </table:table-cell>
          <table:table-cell office:value-type="float" office:value="4565722" calcext:value-type="float">
            <text:p>4565722</text:p>
          </table:table-cell>
          <table:table-cell office:value-type="float" office:value="19874731" calcext:value-type="float">
            <text:p>19874731</text:p>
          </table:table-cell>
          <table:table-cell office:value-type="float" office:value="330289" calcext:value-type="float">
            <text:p>330289</text:p>
          </table:table-cell>
          <table:table-cell office:value-type="float" office:value="314086" calcext:value-type="float">
            <text:p>314086</text:p>
          </table:table-cell>
          <table:table-cell office:value-type="float" office:value="31429" calcext:value-type="float">
            <text:p>31429</text:p>
          </table:table-cell>
          <table:table-cell office:value-type="float" office:value="27588" calcext:value-type="float">
            <text:p>27588</text:p>
          </table:table-cell>
          <table:table-cell office:value-type="float" office:value="12292" calcext:value-type="float">
            <text:p>12292</text:p>
          </table:table-cell>
          <table:table-cell office:value-type="float" office:value="2863" calcext:value-type="float">
            <text:p>2863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149674" calcext:value-type="float">
            <text:p>149674</text:p>
          </table:table-cell>
          <table:table-cell office:value-type="float" office:value="17601" calcext:value-type="float">
            <text:p>17601</text:p>
          </table:table-cell>
          <table:table-cell office:value-type="float" office:value="453003" calcext:value-type="float">
            <text:p>453003</text:p>
          </table:table-cell>
          <table:table-cell office:value-type="float" office:value="19625" calcext:value-type="float">
            <text:p>19625</text:p>
          </table:table-cell>
          <table:table-cell office:value-type="float" office:value="581095" calcext:value-type="float">
            <text:p>581095</text:p>
          </table:table-cell>
          <table:table-cell office:value-type="float" office:value="39881" calcext:value-type="float">
            <text:p>39881</text:p>
          </table:table-cell>
          <table:table-cell office:value-type="float" office:value="32788257" calcext:value-type="float">
            <text:p>32788257</text:p>
          </table:table-cell>
          <table:table-cell office:value-type="float" office:value="55875" calcext:value-type="float">
            <text:p>55875</text:p>
          </table:table-cell>
          <table:table-cell office:value-type="float" office:value="86815" calcext:value-type="float">
            <text:p>86815</text:p>
          </table:table-cell>
          <table:table-cell office:value-type="float" office:value="2215497" calcext:value-type="float">
            <text:p>2215497</text:p>
          </table:table-cell>
          <table:table-cell office:value-type="float" office:value="47145" calcext:value-type="float">
            <text:p>47145</text:p>
          </table:table-cell>
          <table:table-cell office:value-type="float" office:value="184246" calcext:value-type="float">
            <text:p>184246</text:p>
          </table:table-cell>
          <table:table-cell office:value-type="float" office:value="287614103" calcext:value-type="float">
            <text:p>287614103</text:p>
          </table:table-cell>
          <table:table-cell office:value-type="float" office:value="141957430" calcext:value-type="float">
            <text:p>141957430</text:p>
          </table:table-cell>
          <table:table-cell office:value-type="float" office:value="37576" calcext:value-type="float">
            <text:p>37576</text:p>
          </table:table-cell>
          <table:table-cell office:value-type="float" office:value="38763" calcext:value-type="float">
            <text:p>38763</text:p>
          </table:table-cell>
          <table:table-cell office:value-type="float" office:value="267150" calcext:value-type="float">
            <text:p>267150</text:p>
          </table:table-cell>
          <table:table-cell office:value-type="float" office:value="63208" calcext:value-type="float">
            <text:p>63208</text:p>
          </table:table-cell>
          <table:table-cell office:value-type="float" office:value="7194" calcext:value-type="float">
            <text:p>7194</text:p>
          </table:table-cell>
          <table:table-cell office:value-type="float" office:value="4400" calcext:value-type="float">
            <text:p>4400</text:p>
          </table:table-cell>
          <table:table-cell office:value-type="float" office:value="297183" calcext:value-type="float">
            <text:p>297183</text:p>
          </table:table-cell>
          <table:table-cell office:value-type="float" office:value="15793303" calcext:value-type="float">
            <text:p>15793303</text:p>
          </table:table-cell>
          <table:table-cell office:value-type="float" office:value="30312" calcext:value-type="float">
            <text:p>30312</text:p>
          </table:table-cell>
          <table:table-cell office:value-type="float" office:value="18865777" calcext:value-type="float">
            <text:p>18865777</text:p>
          </table:table-cell>
          <table:table-cell office:value-type="float" office:value="253042" calcext:value-type="float">
            <text:p>253042</text:p>
          </table:table-cell>
          <table:table-cell office:value-type="float" office:value="978" calcext:value-type="float">
            <text:p>978</text:p>
          </table:table-cell>
          <table:table-cell office:value-type="float" office:value="7055" calcext:value-type="float">
            <text:p>7055</text:p>
          </table:table-cell>
          <table:table-cell office:value-type="float" office:value="121247" calcext:value-type="float">
            <text:p>121247</text:p>
          </table:table-cell>
          <table:table-cell office:value-type="float" office:value="133471" calcext:value-type="float">
            <text:p>133471</text:p>
          </table:table-cell>
          <table:table-cell office:value-type="float" office:value="56363" calcext:value-type="float">
            <text:p>56363</text:p>
          </table:table-cell>
          <table:table-cell office:value-type="float" office:value="16616336" calcext:value-type="float">
            <text:p>16616336</text:p>
          </table:table-cell>
          <table:table-cell office:value-type="float" office:value="315412" calcext:value-type="float">
            <text:p>315412</text:p>
          </table:table-cell>
          <table:table-cell office:value-type="float" office:value="208832" calcext:value-type="float">
            <text:p>208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772" calcext:value-type="float">
            <text:p>925772</text:p>
          </table:table-cell>
          <table:table-cell office:value-type="float" office:value="7089647" calcext:value-type="float">
            <text:p>7089647</text:p>
          </table:table-cell>
          <table:table-cell office:value-type="float" office:value="49240" calcext:value-type="float">
            <text:p>49240</text:p>
          </table:table-cell>
          <table:table-cell office:value-type="float" office:value="116851505" calcext:value-type="float">
            <text:p>116851505</text:p>
          </table:table-cell>
          <table:table-cell office:value-type="float" office:value="276669244" calcext:value-type="float">
            <text:p>276669244</text:p>
          </table:table-cell>
          <table:table-cell office:value-type="float" office:value="3925260" calcext:value-type="float">
            <text:p>3925260</text:p>
          </table:table-cell>
          <table:table-cell office:value-type="float" office:value="82275" calcext:value-type="float">
            <text:p>82275</text:p>
          </table:table-cell>
          <table:table-cell office:value-type="float" office:value="129279" calcext:value-type="float">
            <text:p>129279</text:p>
          </table:table-cell>
          <table:table-cell office:value-type="float" office:value="240959" calcext:value-type="float">
            <text:p>240959</text:p>
          </table:table-cell>
          <table:table-cell office:value-type="float" office:value="4876176" calcext:value-type="float">
            <text:p>4876176</text:p>
          </table:table-cell>
          <table:table-cell office:value-type="float" office:value="16236248" calcext:value-type="float">
            <text:p>16236248</text:p>
          </table:table-cell>
          <table:table-cell office:value-type="float" office:value="210437" calcext:value-type="float">
            <text:p>210437</text:p>
          </table:table-cell>
          <table:table-cell office:value-type="float" office:value="536536" calcext:value-type="float">
            <text:p>536536</text:p>
          </table:table-cell>
          <table:table-cell office:value-type="float" office:value="29055" calcext:value-type="float">
            <text:p>29055</text:p>
          </table:table-cell>
          <table:table-cell office:value-type="float" office:value="43442" calcext:value-type="float">
            <text:p>43442</text:p>
          </table:table-cell>
          <table:table-cell office:value-type="float" office:value="12432" calcext:value-type="float">
            <text:p>12432</text:p>
          </table:table-cell>
          <table:table-cell office:value-type="float" office:value="2794" calcext:value-type="float">
            <text:p>279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46950" calcext:value-type="float">
            <text:p>146950</text:p>
          </table:table-cell>
          <table:table-cell office:value-type="float" office:value="18578" calcext:value-type="float">
            <text:p>18578</text:p>
          </table:table-cell>
          <table:table-cell office:value-type="float" office:value="565381" calcext:value-type="float">
            <text:p>565381</text:p>
          </table:table-cell>
          <table:table-cell office:value-type="float" office:value="18928" calcext:value-type="float">
            <text:p>18928</text:p>
          </table:table-cell>
          <table:table-cell office:value-type="float" office:value="483106" calcext:value-type="float">
            <text:p>483106</text:p>
          </table:table-cell>
          <table:table-cell office:value-type="float" office:value="38205" calcext:value-type="float">
            <text:p>38205</text:p>
          </table:table-cell>
          <table:table-cell office:value-type="float" office:value="30292340" calcext:value-type="float">
            <text:p>30292340</text:p>
          </table:table-cell>
          <table:table-cell office:value-type="float" office:value="65863" calcext:value-type="float">
            <text:p>65863</text:p>
          </table:table-cell>
          <table:table-cell office:value-type="float" office:value="77596" calcext:value-type="float">
            <text:p>77596</text:p>
          </table:table-cell>
          <table:table-cell office:value-type="float" office:value="2234634" calcext:value-type="float">
            <text:p>2234634</text:p>
          </table:table-cell>
          <table:table-cell office:value-type="float" office:value="37995" calcext:value-type="float">
            <text:p>37995</text:p>
          </table:table-cell>
          <table:table-cell office:value-type="float" office:value="172513" calcext:value-type="float">
            <text:p>172513</text:p>
          </table:table-cell>
          <table:table-cell office:value-type="float" office:value="283335646" calcext:value-type="float">
            <text:p>283335646</text:p>
          </table:table-cell>
          <table:table-cell office:value-type="float" office:value="134579260" calcext:value-type="float">
            <text:p>134579260</text:p>
          </table:table-cell>
          <table:table-cell office:value-type="float" office:value="31569" calcext:value-type="float">
            <text:p>31569</text:p>
          </table:table-cell>
          <table:table-cell office:value-type="float" office:value="34852" calcext:value-type="float">
            <text:p>34852</text:p>
          </table:table-cell>
          <table:table-cell office:value-type="float" office:value="277348" calcext:value-type="float">
            <text:p>277348</text:p>
          </table:table-cell>
          <table:table-cell office:value-type="float" office:value="61043" calcext:value-type="float">
            <text:p>61043</text:p>
          </table:table-cell>
          <table:table-cell office:value-type="float" office:value="5098" calcext:value-type="float">
            <text:p>5098</text:p>
          </table:table-cell>
          <table:table-cell office:value-type="float" office:value="2864" calcext:value-type="float">
            <text:p>2864</text:p>
          </table:table-cell>
          <table:table-cell office:value-type="float" office:value="257163" calcext:value-type="float">
            <text:p>257163</text:p>
          </table:table-cell>
          <table:table-cell office:value-type="float" office:value="16023995" calcext:value-type="float">
            <text:p>16023995</text:p>
          </table:table-cell>
          <table:table-cell office:value-type="float" office:value="25213" calcext:value-type="float">
            <text:p>25213</text:p>
          </table:table-cell>
          <table:table-cell office:value-type="float" office:value="16182748" calcext:value-type="float">
            <text:p>16182748</text:p>
          </table:table-cell>
          <table:table-cell office:value-type="float" office:value="107349" calcext:value-type="float">
            <text:p>107349</text:p>
          </table:table-cell>
          <table:table-cell office:value-type="float" office:value="1397" calcext:value-type="float">
            <text:p>1397</text:p>
          </table:table-cell>
          <table:table-cell office:value-type="float" office:value="4750" calcext:value-type="float">
            <text:p>4750</text:p>
          </table:table-cell>
          <table:table-cell office:value-type="float" office:value="130258" calcext:value-type="float">
            <text:p>130258</text:p>
          </table:table-cell>
          <table:table-cell office:value-type="float" office:value="130048" calcext:value-type="float">
            <text:p>130048</text:p>
          </table:table-cell>
          <table:table-cell office:value-type="float" office:value="53290" calcext:value-type="float">
            <text:p>53290</text:p>
          </table:table-cell>
          <table:table-cell office:value-type="float" office:value="15416569" calcext:value-type="float">
            <text:p>15416569</text:p>
          </table:table-cell>
          <table:table-cell office:value-type="float" office:value="309406" calcext:value-type="float">
            <text:p>309406</text:p>
          </table:table-cell>
          <table:table-cell office:value-type="float" office:value="199961" calcext:value-type="float">
            <text:p>199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3173" calcext:value-type="float">
            <text:p>1273173</text:p>
          </table:table-cell>
          <table:table-cell office:value-type="float" office:value="7614588" calcext:value-type="float">
            <text:p>7614588</text:p>
          </table:table-cell>
          <table:table-cell office:value-type="float" office:value="41068" calcext:value-type="float">
            <text:p>41068</text:p>
          </table:table-cell>
          <table:table-cell office:value-type="float" office:value="119958482" calcext:value-type="float">
            <text:p>119958482</text:p>
          </table:table-cell>
          <table:table-cell office:value-type="float" office:value="245732601" calcext:value-type="float">
            <text:p>245732601</text:p>
          </table:table-cell>
          <table:table-cell office:value-type="float" office:value="5318772" calcext:value-type="float">
            <text:p>5318772</text:p>
          </table:table-cell>
          <table:table-cell office:value-type="float" office:value="86676" calcext:value-type="float">
            <text:p>86676</text:p>
          </table:table-cell>
          <table:table-cell office:value-type="float" office:value="118384" calcext:value-type="float">
            <text:p>118384</text:p>
          </table:table-cell>
          <table:table-cell office:value-type="float" office:value="445530" calcext:value-type="float">
            <text:p>445530</text:p>
          </table:table-cell>
          <table:table-cell office:value-type="float" office:value="4805983" calcext:value-type="float">
            <text:p>4805983</text:p>
          </table:table-cell>
          <table:table-cell office:value-type="float" office:value="17793403" calcext:value-type="float">
            <text:p>17793403</text:p>
          </table:table-cell>
          <table:table-cell office:value-type="float" office:value="208901" calcext:value-type="float">
            <text:p>208901</text:p>
          </table:table-cell>
          <table:table-cell office:value-type="float" office:value="339228" calcext:value-type="float">
            <text:p>339228</text:p>
          </table:table-cell>
          <table:table-cell office:value-type="float" office:value="27099" calcext:value-type="float">
            <text:p>27099</text:p>
          </table:table-cell>
          <table:table-cell office:value-type="float" office:value="25702" calcext:value-type="float">
            <text:p>25702</text:p>
          </table:table-cell>
          <table:table-cell office:value-type="float" office:value="10895" calcext:value-type="float">
            <text:p>10895</text:p>
          </table:table-cell>
          <table:table-cell office:value-type="float" office:value="2305" calcext:value-type="float">
            <text:p>2305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137591" calcext:value-type="float">
            <text:p>137591</text:p>
          </table:table-cell>
          <table:table-cell office:value-type="float" office:value="15365" calcext:value-type="float">
            <text:p>15365</text:p>
          </table:table-cell>
          <table:table-cell office:value-type="float" office:value="635015" calcext:value-type="float">
            <text:p>635015</text:p>
          </table:table-cell>
          <table:table-cell office:value-type="float" office:value="17251" calcext:value-type="float">
            <text:p>17251</text:p>
          </table:table-cell>
          <table:table-cell office:value-type="float" office:value="436870" calcext:value-type="float">
            <text:p>436870</text:p>
          </table:table-cell>
          <table:table-cell office:value-type="float" office:value="34293" calcext:value-type="float">
            <text:p>34293</text:p>
          </table:table-cell>
          <table:table-cell office:value-type="float" office:value="31416536" calcext:value-type="float">
            <text:p>31416536</text:p>
          </table:table-cell>
          <table:table-cell office:value-type="float" office:value="61881" calcext:value-type="float">
            <text:p>61881</text:p>
          </table:table-cell>
          <table:table-cell office:value-type="float" office:value="71031" calcext:value-type="float">
            <text:p>71031</text:p>
          </table:table-cell>
          <table:table-cell office:value-type="float" office:value="2337025" calcext:value-type="float">
            <text:p>2337025</text:p>
          </table:table-cell>
          <table:table-cell office:value-type="float" office:value="33804" calcext:value-type="float">
            <text:p>33804</text:p>
          </table:table-cell>
          <table:table-cell office:value-type="float" office:value="301863" calcext:value-type="float">
            <text:p>301863</text:p>
          </table:table-cell>
          <table:table-cell office:value-type="float" office:value="284717843" calcext:value-type="float">
            <text:p>284717843</text:p>
          </table:table-cell>
          <table:table-cell office:value-type="float" office:value="140681255" calcext:value-type="float">
            <text:p>140681255</text:p>
          </table:table-cell>
          <table:table-cell office:value-type="float" office:value="26680" calcext:value-type="float">
            <text:p>26680</text:p>
          </table:table-cell>
          <table:table-cell office:value-type="float" office:value="32896" calcext:value-type="float">
            <text:p>32896</text:p>
          </table:table-cell>
          <table:table-cell office:value-type="float" office:value="230902" calcext:value-type="float">
            <text:p>230902</text:p>
          </table:table-cell>
          <table:table-cell office:value-type="float" office:value="59157" calcext:value-type="float">
            <text:p>59157</text:p>
          </table:table-cell>
          <table:table-cell office:value-type="float" office:value="5238" calcext:value-type="float">
            <text:p>5238</text:p>
          </table:table-cell>
          <table:table-cell office:value-type="float" office:value="2793" calcext:value-type="float">
            <text:p>2793</text:p>
          </table:table-cell>
          <table:table-cell office:value-type="float" office:value="251855" calcext:value-type="float">
            <text:p>251855</text:p>
          </table:table-cell>
          <table:table-cell office:value-type="float" office:value="17194498" calcext:value-type="float">
            <text:p>17194498</text:p>
          </table:table-cell>
          <table:table-cell office:value-type="float" office:value="23258" calcext:value-type="float">
            <text:p>23258</text:p>
          </table:table-cell>
          <table:table-cell office:value-type="float" office:value="14920332" calcext:value-type="float">
            <text:p>14920332</text:p>
          </table:table-cell>
          <table:table-cell office:value-type="float" office:value="98060" calcext:value-type="float">
            <text:p>98060</text:p>
          </table:table-cell>
          <table:table-cell office:value-type="float" office:value="1467" calcext:value-type="float">
            <text:p>1467</text:p>
          </table:table-cell>
          <table:table-cell office:value-type="float" office:value="5308" calcext:value-type="float">
            <text:p>5308</text:p>
          </table:table-cell>
          <table:table-cell office:value-type="float" office:value="267081" calcext:value-type="float">
            <text:p>267081</text:p>
          </table:table-cell>
          <table:table-cell office:value-type="float" office:value="122994" calcext:value-type="float">
            <text:p>122994</text:p>
          </table:table-cell>
          <table:table-cell office:value-type="float" office:value="48820" calcext:value-type="float">
            <text:p>48820</text:p>
          </table:table-cell>
          <table:table-cell office:value-type="float" office:value="16521628" calcext:value-type="float">
            <text:p>16521628</text:p>
          </table:table-cell>
          <table:table-cell office:value-type="float" office:value="299139" calcext:value-type="float">
            <text:p>299139</text:p>
          </table:table-cell>
          <table:table-cell office:value-type="float" office:value="201148" calcext:value-type="float">
            <text:p>201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0367" calcext:value-type="float">
            <text:p>830367</text:p>
          </table:table-cell>
          <table:table-cell office:value-type="float" office:value="7735069" calcext:value-type="float">
            <text:p>7735069</text:p>
          </table:table-cell>
          <table:table-cell office:value-type="float" office:value="37645" calcext:value-type="float">
            <text:p>37645</text:p>
          </table:table-cell>
          <table:table-cell office:value-type="float" office:value="121168376" calcext:value-type="float">
            <text:p>121168376</text:p>
          </table:table-cell>
          <table:table-cell office:value-type="float" office:value="229539447" calcext:value-type="float">
            <text:p>229539447</text:p>
          </table:table-cell>
          <table:table-cell office:value-type="float" office:value="4631305" calcext:value-type="float">
            <text:p>4631305</text:p>
          </table:table-cell>
          <table:table-cell office:value-type="float" office:value="82904" calcext:value-type="float">
            <text:p>82904</text:p>
          </table:table-cell>
          <table:table-cell office:value-type="float" office:value="120130" calcext:value-type="float">
            <text:p>120130</text:p>
          </table:table-cell>
          <table:table-cell office:value-type="float" office:value="352848" calcext:value-type="float">
            <text:p>352848</text:p>
          </table:table-cell>
          <table:table-cell office:value-type="float" office:value="4766591" calcext:value-type="float">
            <text:p>4766591</text:p>
          </table:table-cell>
          <table:table-cell office:value-type="float" office:value="15633640" calcext:value-type="float">
            <text:p>15633640</text:p>
          </table:table-cell>
          <table:table-cell office:value-type="float" office:value="209669" calcext:value-type="float">
            <text:p>209669</text:p>
          </table:table-cell>
          <table:table-cell office:value-type="float" office:value="307589" calcext:value-type="float">
            <text:p>307589</text:p>
          </table:table-cell>
          <table:table-cell office:value-type="float" office:value="31429" calcext:value-type="float">
            <text:p>31429</text:p>
          </table:table-cell>
          <table:table-cell office:value-type="float" office:value="25563" calcext:value-type="float">
            <text:p>25563</text:p>
          </table:table-cell>
          <table:table-cell office:value-type="float" office:value="11105" calcext:value-type="float">
            <text:p>11105</text:p>
          </table:table-cell>
          <table:table-cell office:value-type="float" office:value="2863" calcext:value-type="float">
            <text:p>2863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219099" calcext:value-type="float">
            <text:p>219099</text:p>
          </table:table-cell>
          <table:table-cell office:value-type="float" office:value="14667" calcext:value-type="float">
            <text:p>14667</text:p>
          </table:table-cell>
          <table:table-cell office:value-type="float" office:value="400411" calcext:value-type="float">
            <text:p>400411</text:p>
          </table:table-cell>
          <table:table-cell office:value-type="float" office:value="16204" calcext:value-type="float">
            <text:p>16204</text:p>
          </table:table-cell>
          <table:table-cell office:value-type="float" office:value="712820" calcext:value-type="float">
            <text:p>712820</text:p>
          </table:table-cell>
          <table:table-cell office:value-type="float" office:value="37645" calcext:value-type="float">
            <text:p>37645</text:p>
          </table:table-cell>
          <table:table-cell office:value-type="float" office:value="32497918" calcext:value-type="float">
            <text:p>32497918</text:p>
          </table:table-cell>
          <table:table-cell office:value-type="float" office:value="54059" calcext:value-type="float">
            <text:p>54059</text:p>
          </table:table-cell>
          <table:table-cell office:value-type="float" office:value="68656" calcext:value-type="float">
            <text:p>68656</text:p>
          </table:table-cell>
          <table:table-cell office:value-type="float" office:value="2376905" calcext:value-type="float">
            <text:p>2376905</text:p>
          </table:table-cell>
          <table:table-cell office:value-type="float" office:value="32407" calcext:value-type="float">
            <text:p>32407</text:p>
          </table:table-cell>
          <table:table-cell office:value-type="float" office:value="185015" calcext:value-type="float">
            <text:p>185015</text:p>
          </table:table-cell>
          <table:table-cell office:value-type="float" office:value="288369598" calcext:value-type="float">
            <text:p>288369598</text:p>
          </table:table-cell>
          <table:table-cell office:value-type="float" office:value="137440249" calcext:value-type="float">
            <text:p>137440249</text:p>
          </table:table-cell>
          <table:table-cell office:value-type="float" office:value="23677" calcext:value-type="float">
            <text:p>23677</text:p>
          </table:table-cell>
          <table:table-cell office:value-type="float" office:value="32407" calcext:value-type="float">
            <text:p>32407</text:p>
          </table:table-cell>
          <table:table-cell office:value-type="float" office:value="217492" calcext:value-type="float">
            <text:p>217492</text:p>
          </table:table-cell>
          <table:table-cell office:value-type="float" office:value="61392" calcext:value-type="float">
            <text:p>61392</text:p>
          </table:table-cell>
          <table:table-cell office:value-type="float" office:value="5308" calcext:value-type="float">
            <text:p>5308</text:p>
          </table:table-cell>
          <table:table-cell office:value-type="float" office:value="2864" calcext:value-type="float">
            <text:p>2864</text:p>
          </table:table-cell>
          <table:table-cell office:value-type="float" office:value="262680" calcext:value-type="float">
            <text:p>262680</text:p>
          </table:table-cell>
          <table:table-cell office:value-type="float" office:value="16441657" calcext:value-type="float">
            <text:p>16441657</text:p>
          </table:table-cell>
          <table:table-cell office:value-type="float" office:value="22350" calcext:value-type="float">
            <text:p>22350</text:p>
          </table:table-cell>
          <table:table-cell office:value-type="float" office:value="16533082" calcext:value-type="float">
            <text:p>16533082</text:p>
          </table:table-cell>
          <table:table-cell office:value-type="float" office:value="116080" calcext:value-type="float">
            <text:p>116080</text:p>
          </table:table-cell>
          <table:table-cell office:value-type="float" office:value="978" calcext:value-type="float">
            <text:p>978</text:p>
          </table:table-cell>
          <table:table-cell office:value-type="float" office:value="5797" calcext:value-type="float">
            <text:p>5797</text:p>
          </table:table-cell>
          <table:table-cell office:value-type="float" office:value="125787" calcext:value-type="float">
            <text:p>125787</text:p>
          </table:table-cell>
          <table:table-cell office:value-type="float" office:value="121947" calcext:value-type="float">
            <text:p>121947</text:p>
          </table:table-cell>
          <table:table-cell office:value-type="float" office:value="47214" calcext:value-type="float">
            <text:p>47214</text:p>
          </table:table-cell>
          <table:table-cell office:value-type="float" office:value="17619494" calcext:value-type="float">
            <text:p>17619494</text:p>
          </table:table-cell>
          <table:table-cell office:value-type="float" office:value="306682" calcext:value-type="float">
            <text:p>306682</text:p>
          </table:table-cell>
          <table:table-cell office:value-type="float" office:value="320650" calcext:value-type="float">
            <text:p>3206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6466" calcext:value-type="float">
            <text:p>986466</text:p>
          </table:table-cell>
          <table:table-cell office:value-type="float" office:value="7189313" calcext:value-type="float">
            <text:p>7189313</text:p>
          </table:table-cell>
          <table:table-cell office:value-type="float" office:value="36318" calcext:value-type="float">
            <text:p>36318</text:p>
          </table:table-cell>
          <table:table-cell office:value-type="float" office:value="117338033" calcext:value-type="float">
            <text:p>117338033</text:p>
          </table:table-cell>
          <table:table-cell office:value-type="float" office:value="230173973" calcext:value-type="float">
            <text:p>230173973</text:p>
          </table:table-cell>
          <table:table-cell office:value-type="float" office:value="4241929" calcext:value-type="float">
            <text:p>4241929</text:p>
          </table:table-cell>
          <table:table-cell office:value-type="float" office:value="73056" calcext:value-type="float">
            <text:p>73056</text:p>
          </table:table-cell>
          <table:table-cell office:value-type="float" office:value="118175" calcext:value-type="float">
            <text:p>118175</text:p>
          </table:table-cell>
          <table:table-cell office:value-type="float" office:value="239143" calcext:value-type="float">
            <text:p>239143</text:p>
          </table:table-cell>
          <table:table-cell office:value-type="float" office:value="4604136" calcext:value-type="float">
            <text:p>4604136</text:p>
          </table:table-cell>
          <table:table-cell office:value-type="float" office:value="15511834" calcext:value-type="float">
            <text:p>15511834</text:p>
          </table:table-cell>
          <table:table-cell office:value-type="float" office:value="202475" calcext:value-type="float">
            <text:p>202475</text:p>
          </table:table-cell>
          <table:table-cell office:value-type="float" office:value="278675" calcext:value-type="float">
            <text:p>278675</text:p>
          </table:table-cell>
          <table:table-cell office:value-type="float" office:value="36807" calcext:value-type="float">
            <text:p>36807</text:p>
          </table:table-cell>
          <table:table-cell office:value-type="float" office:value="24236" calcext:value-type="float">
            <text:p>24236</text:p>
          </table:table-cell>
          <table:table-cell office:value-type="float" office:value="10407" calcext:value-type="float">
            <text:p>10407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217073" calcext:value-type="float">
            <text:p>217073</text:p>
          </table:table-cell>
          <table:table-cell office:value-type="float" office:value="16274" calcext:value-type="float">
            <text:p>16274</text:p>
          </table:table-cell>
          <table:table-cell office:value-type="float" office:value="406417" calcext:value-type="float">
            <text:p>406417</text:p>
          </table:table-cell>
          <table:table-cell office:value-type="float" office:value="16134" calcext:value-type="float">
            <text:p>16134</text:p>
          </table:table-cell>
          <table:table-cell office:value-type="float" office:value="553647" calcext:value-type="float">
            <text:p>553647</text:p>
          </table:table-cell>
          <table:table-cell office:value-type="float" office:value="33874" calcext:value-type="float">
            <text:p>33874</text:p>
          </table:table-cell>
          <table:table-cell office:value-type="float" office:value="32266668" calcext:value-type="float">
            <text:p>32266668</text:p>
          </table:table-cell>
          <table:table-cell office:value-type="float" office:value="36808" calcext:value-type="float">
            <text:p>36808</text:p>
          </table:table-cell>
          <table:table-cell office:value-type="float" office:value="64884" calcext:value-type="float">
            <text:p>64884</text:p>
          </table:table-cell>
          <table:table-cell office:value-type="float" office:value="3006821" calcext:value-type="float">
            <text:p>3006821</text:p>
          </table:table-cell>
          <table:table-cell office:value-type="float" office:value="32896" calcext:value-type="float">
            <text:p>32896</text:p>
          </table:table-cell>
          <table:table-cell office:value-type="float" office:value="173211" calcext:value-type="float">
            <text:p>173211</text:p>
          </table:table-cell>
          <table:table-cell office:value-type="float" office:value="284774976" calcext:value-type="float">
            <text:p>284774976</text:p>
          </table:table-cell>
          <table:table-cell office:value-type="float" office:value="139215874" calcext:value-type="float">
            <text:p>139215874</text:p>
          </table:table-cell>
          <table:table-cell office:value-type="float" office:value="23816" calcext:value-type="float">
            <text:p>23816</text:p>
          </table:table-cell>
          <table:table-cell office:value-type="float" office:value="31919" calcext:value-type="float">
            <text:p>31919</text:p>
          </table:table-cell>
          <table:table-cell office:value-type="float" office:value="204361" calcext:value-type="float">
            <text:p>204361</text:p>
          </table:table-cell>
          <table:table-cell office:value-type="float" office:value="59367" calcext:value-type="float">
            <text:p>59367</text:p>
          </table:table-cell>
          <table:table-cell office:value-type="float" office:value="5727" calcext:value-type="float">
            <text:p>5727</text:p>
          </table:table-cell>
          <table:table-cell office:value-type="float" office:value="2794" calcext:value-type="float">
            <text:p>2794</text:p>
          </table:table-cell>
          <table:table-cell office:value-type="float" office:value="278535" calcext:value-type="float">
            <text:p>278535</text:p>
          </table:table-cell>
          <table:table-cell office:value-type="float" office:value="16255315" calcext:value-type="float">
            <text:p>16255315</text:p>
          </table:table-cell>
          <table:table-cell office:value-type="float" office:value="21092" calcext:value-type="float">
            <text:p>21092</text:p>
          </table:table-cell>
          <table:table-cell office:value-type="float" office:value="15747275" calcext:value-type="float">
            <text:p>15747275</text:p>
          </table:table-cell>
          <table:table-cell office:value-type="float" office:value="118804" calcext:value-type="float">
            <text:p>118804</text:p>
          </table:table-cell>
          <table:table-cell office:value-type="float" office:value="1397" calcext:value-type="float">
            <text:p>1397</text:p>
          </table:table-cell>
          <table:table-cell office:value-type="float" office:value="5168" calcext:value-type="float">
            <text:p>5168</text:p>
          </table:table-cell>
          <table:table-cell office:value-type="float" office:value="123762" calcext:value-type="float">
            <text:p>123762</text:p>
          </table:table-cell>
          <table:table-cell office:value-type="float" office:value="119083" calcext:value-type="float">
            <text:p>119083</text:p>
          </table:table-cell>
          <table:table-cell office:value-type="float" office:value="48610" calcext:value-type="float">
            <text:p>48610</text:p>
          </table:table-cell>
          <table:table-cell office:value-type="float" office:value="15811322" calcext:value-type="float">
            <text:p>15811322</text:p>
          </table:table-cell>
          <table:table-cell office:value-type="float" office:value="303888" calcext:value-type="float">
            <text:p>303888</text:p>
          </table:table-cell>
          <table:table-cell office:value-type="float" office:value="249061" calcext:value-type="float">
            <text:p>249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440" calcext:value-type="float">
            <text:p>770440</text:p>
          </table:table-cell>
          <table:table-cell office:value-type="float" office:value="7340664" calcext:value-type="float">
            <text:p>7340664</text:p>
          </table:table-cell>
          <table:table-cell office:value-type="float" office:value="31499" calcext:value-type="float">
            <text:p>31499</text:p>
          </table:table-cell>
          <table:table-cell office:value-type="float" office:value="130682841" calcext:value-type="float">
            <text:p>130682841</text:p>
          </table:table-cell>
          <table:table-cell office:value-type="float" office:value="270043216" calcext:value-type="float">
            <text:p>270043216</text:p>
          </table:table-cell>
          <table:table-cell office:value-type="float" office:value="4701707" calcext:value-type="float">
            <text:p>4701707</text:p>
          </table:table-cell>
          <table:table-cell office:value-type="float" office:value="74383" calcext:value-type="float">
            <text:p>74383</text:p>
          </table:table-cell>
          <table:table-cell office:value-type="float" office:value="117825" calcext:value-type="float">
            <text:p>117825</text:p>
          </table:table-cell>
          <table:table-cell office:value-type="float" office:value="239213" calcext:value-type="float">
            <text:p>239213</text:p>
          </table:table-cell>
          <table:table-cell office:value-type="float" office:value="5457480" calcext:value-type="float">
            <text:p>5457480</text:p>
          </table:table-cell>
          <table:table-cell office:value-type="float" office:value="15455191" calcext:value-type="float">
            <text:p>15455191</text:p>
          </table:table-cell>
          <table:table-cell office:value-type="float" office:value="202196" calcext:value-type="float">
            <text:p>202196</text:p>
          </table:table-cell>
          <table:table-cell office:value-type="float" office:value="275113" calcext:value-type="float">
            <text:p>275113</text:p>
          </table:table-cell>
          <table:table-cell office:value-type="float" office:value="22280" calcext:value-type="float">
            <text:p>22280</text:p>
          </table:table-cell>
          <table:table-cell office:value-type="float" office:value="24305" calcext:value-type="float">
            <text:p>24305</text:p>
          </table:table-cell>
          <table:table-cell office:value-type="float" office:value="12502" calcext:value-type="float">
            <text:p>12502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52956" calcext:value-type="float">
            <text:p>152956</text:p>
          </table:table-cell>
          <table:table-cell office:value-type="float" office:value="16133" calcext:value-type="float">
            <text:p>16133</text:p>
          </table:table-cell>
          <table:table-cell office:value-type="float" office:value="388748" calcext:value-type="float">
            <text:p>388748</text:p>
          </table:table-cell>
          <table:table-cell office:value-type="float" office:value="15715" calcext:value-type="float">
            <text:p>15715</text:p>
          </table:table-cell>
          <table:table-cell office:value-type="float" office:value="457263" calcext:value-type="float">
            <text:p>457263</text:p>
          </table:table-cell>
          <table:table-cell office:value-type="float" office:value="32896" calcext:value-type="float">
            <text:p>32896</text:p>
          </table:table-cell>
          <table:table-cell office:value-type="float" office:value="31300666" calcext:value-type="float">
            <text:p>31300666</text:p>
          </table:table-cell>
          <table:table-cell office:value-type="float" office:value="36668" calcext:value-type="float">
            <text:p>36668</text:p>
          </table:table-cell>
          <table:table-cell office:value-type="float" office:value="62021" calcext:value-type="float">
            <text:p>62021</text:p>
          </table:table-cell>
          <table:table-cell office:value-type="float" office:value="2396392" calcext:value-type="float">
            <text:p>2396392</text:p>
          </table:table-cell>
          <table:table-cell office:value-type="float" office:value="32896" calcext:value-type="float">
            <text:p>32896</text:p>
          </table:table-cell>
          <table:table-cell office:value-type="float" office:value="173351" calcext:value-type="float">
            <text:p>173351</text:p>
          </table:table-cell>
          <table:table-cell office:value-type="float" office:value="291493826" calcext:value-type="float">
            <text:p>291493826</text:p>
          </table:table-cell>
          <table:table-cell office:value-type="float" office:value="139658820" calcext:value-type="float">
            <text:p>139658820</text:p>
          </table:table-cell>
          <table:table-cell office:value-type="float" office:value="24375" calcext:value-type="float">
            <text:p>24375</text:p>
          </table:table-cell>
          <table:table-cell office:value-type="float" office:value="31500" calcext:value-type="float">
            <text:p>31500</text:p>
          </table:table-cell>
          <table:table-cell office:value-type="float" office:value="203453" calcext:value-type="float">
            <text:p>203453</text:p>
          </table:table-cell>
          <table:table-cell office:value-type="float" office:value="56783" calcext:value-type="float">
            <text:p>56783</text:p>
          </table:table-cell>
          <table:table-cell office:value-type="float" office:value="5657" calcext:value-type="float">
            <text:p>5657</text:p>
          </table:table-cell>
          <table:table-cell office:value-type="float" office:value="2863" calcext:value-type="float">
            <text:p>2863</text:p>
          </table:table-cell>
          <table:table-cell office:value-type="float" office:value="427930" calcext:value-type="float">
            <text:p>427930</text:p>
          </table:table-cell>
          <table:table-cell office:value-type="float" office:value="15248525" calcext:value-type="float">
            <text:p>15248525</text:p>
          </table:table-cell>
          <table:table-cell office:value-type="float" office:value="21023" calcext:value-type="float">
            <text:p>21023</text:p>
          </table:table-cell>
          <table:table-cell office:value-type="float" office:value="16250845" calcext:value-type="float">
            <text:p>16250845</text:p>
          </table:table-cell>
          <table:table-cell office:value-type="float" office:value="115870" calcext:value-type="float">
            <text:p>115870</text:p>
          </table:table-cell>
          <table:table-cell office:value-type="float" office:value="908" calcext:value-type="float">
            <text:p>908</text:p>
          </table:table-cell>
          <table:table-cell office:value-type="float" office:value="4749" calcext:value-type="float">
            <text:p>4749</text:p>
          </table:table-cell>
          <table:table-cell office:value-type="float" office:value="112657" calcext:value-type="float">
            <text:p>112657</text:p>
          </table:table-cell>
          <table:table-cell office:value-type="float" office:value="120689" calcext:value-type="float">
            <text:p>120689</text:p>
          </table:table-cell>
          <table:table-cell office:value-type="float" office:value="46376" calcext:value-type="float">
            <text:p>46376</text:p>
          </table:table-cell>
          <table:table-cell office:value-type="float" office:value="16133439" calcext:value-type="float">
            <text:p>16133439</text:p>
          </table:table-cell>
          <table:table-cell office:value-type="float" office:value="297742" calcext:value-type="float">
            <text:p>297742</text:p>
          </table:table-cell>
          <table:table-cell office:value-type="float" office:value="172932" calcext:value-type="float">
            <text:p>172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9614" calcext:value-type="float">
            <text:p>929614</text:p>
          </table:table-cell>
          <table:table-cell office:value-type="float" office:value="6964209" calcext:value-type="float">
            <text:p>6964209</text:p>
          </table:table-cell>
          <table:table-cell office:value-type="float" office:value="30521" calcext:value-type="float">
            <text:p>30521</text:p>
          </table:table-cell>
          <table:table-cell office:value-type="float" office:value="125219283" calcext:value-type="float">
            <text:p>125219283</text:p>
          </table:table-cell>
          <table:table-cell office:value-type="float" office:value="223094523" calcext:value-type="float">
            <text:p>223094523</text:p>
          </table:table-cell>
          <table:table-cell office:value-type="float" office:value="4129062" calcext:value-type="float">
            <text:p>4129062</text:p>
          </table:table-cell>
          <table:table-cell office:value-type="float" office:value="71519" calcext:value-type="float">
            <text:p>71519</text:p>
          </table:table-cell>
          <table:table-cell office:value-type="float" office:value="260445" calcext:value-type="float">
            <text:p>260445</text:p>
          </table:table-cell>
          <table:table-cell office:value-type="float" office:value="232019" calcext:value-type="float">
            <text:p>232019</text:p>
          </table:table-cell>
          <table:table-cell office:value-type="float" office:value="5170984" calcext:value-type="float">
            <text:p>5170984</text:p>
          </table:table-cell>
          <table:table-cell office:value-type="float" office:value="15212905" calcext:value-type="float">
            <text:p>15212905</text:p>
          </table:table-cell>
          <table:table-cell office:value-type="float" office:value="182640" calcext:value-type="float">
            <text:p>182640</text:p>
          </table:table-cell>
          <table:table-cell office:value-type="float" office:value="273297" calcext:value-type="float">
            <text:p>273297</text:p>
          </table:table-cell>
          <table:table-cell office:value-type="float" office:value="25143" calcext:value-type="float">
            <text:p>25143</text:p>
          </table:table-cell>
          <table:table-cell office:value-type="float" office:value="140385" calcext:value-type="float">
            <text:p>140385</text:p>
          </table:table-cell>
          <table:table-cell office:value-type="float" office:value="10407" calcext:value-type="float">
            <text:p>10407</text:p>
          </table:table-cell>
          <table:table-cell office:value-type="float" office:value="2864" calcext:value-type="float">
            <text:p>2864</text:p>
          </table:table-cell>
          <table:table-cell office:value-type="float" office:value="1396" calcext:value-type="float">
            <text:p>1396</text:p>
          </table:table-cell>
          <table:table-cell office:value-type="float" office:value="1466" calcext:value-type="float">
            <text:p>1466</text:p>
          </table:table-cell>
          <table:table-cell office:value-type="float" office:value="132073" calcext:value-type="float">
            <text:p>132073</text:p>
          </table:table-cell>
          <table:table-cell office:value-type="float" office:value="14877" calcext:value-type="float">
            <text:p>14877</text:p>
          </table:table-cell>
          <table:table-cell office:value-type="float" office:value="519355" calcext:value-type="float">
            <text:p>519355</text:p>
          </table:table-cell>
          <table:table-cell office:value-type="float" office:value="16483" calcext:value-type="float">
            <text:p>16483</text:p>
          </table:table-cell>
          <table:table-cell office:value-type="float" office:value="437358" calcext:value-type="float">
            <text:p>437358</text:p>
          </table:table-cell>
          <table:table-cell office:value-type="float" office:value="33944" calcext:value-type="float">
            <text:p>33944</text:p>
          </table:table-cell>
          <table:table-cell office:value-type="float" office:value="31469058" calcext:value-type="float">
            <text:p>31469058</text:p>
          </table:table-cell>
          <table:table-cell office:value-type="float" office:value="36248" calcext:value-type="float">
            <text:p>36248</text:p>
          </table:table-cell>
          <table:table-cell office:value-type="float" office:value="61532" calcext:value-type="float">
            <text:p>61532</text:p>
          </table:table-cell>
          <table:table-cell office:value-type="float" office:value="2248534" calcext:value-type="float">
            <text:p>2248534</text:p>
          </table:table-cell>
          <table:table-cell office:value-type="float" office:value="32966" calcext:value-type="float">
            <text:p>32966</text:p>
          </table:table-cell>
          <table:table-cell office:value-type="float" office:value="167763" calcext:value-type="float">
            <text:p>167763</text:p>
          </table:table-cell>
          <table:table-cell office:value-type="float" office:value="286679671" calcext:value-type="float">
            <text:p>286679671</text:p>
          </table:table-cell>
          <table:table-cell office:value-type="float" office:value="140388332" calcext:value-type="float">
            <text:p>140388332</text:p>
          </table:table-cell>
          <table:table-cell office:value-type="float" office:value="23397" calcext:value-type="float">
            <text:p>23397</text:p>
          </table:table-cell>
          <table:table-cell office:value-type="float" office:value="32408" calcext:value-type="float">
            <text:p>32408</text:p>
          </table:table-cell>
          <table:table-cell office:value-type="float" office:value="202266" calcext:value-type="float">
            <text:p>202266</text:p>
          </table:table-cell>
          <table:table-cell office:value-type="float" office:value="54827" calcext:value-type="float">
            <text:p>54827</text:p>
          </table:table-cell>
          <table:table-cell office:value-type="float" office:value="4749" calcext:value-type="float">
            <text:p>4749</text:p>
          </table:table-cell>
          <table:table-cell office:value-type="float" office:value="3422" calcext:value-type="float">
            <text:p>3422</text:p>
          </table:table-cell>
          <table:table-cell office:value-type="float" office:value="323164" calcext:value-type="float">
            <text:p>323164</text:p>
          </table:table-cell>
          <table:table-cell office:value-type="float" office:value="15361881" calcext:value-type="float">
            <text:p>15361881</text:p>
          </table:table-cell>
          <table:table-cell office:value-type="float" office:value="20394" calcext:value-type="float">
            <text:p>20394</text:p>
          </table:table-cell>
          <table:table-cell office:value-type="float" office:value="15676385" calcext:value-type="float">
            <text:p>15676385</text:p>
          </table:table-cell>
          <table:table-cell office:value-type="float" office:value="116359" calcext:value-type="float">
            <text:p>116359</text:p>
          </table:table-cell>
          <table:table-cell office:value-type="float" office:value="1467" calcext:value-type="float">
            <text:p>1467</text:p>
          </table:table-cell>
          <table:table-cell office:value-type="float" office:value="5308" calcext:value-type="float">
            <text:p>5308</text:p>
          </table:table-cell>
          <table:table-cell office:value-type="float" office:value="111819" calcext:value-type="float">
            <text:p>111819</text:p>
          </table:table-cell>
          <table:table-cell office:value-type="float" office:value="119013" calcext:value-type="float">
            <text:p>119013</text:p>
          </table:table-cell>
          <table:table-cell office:value-type="float" office:value="45677" calcext:value-type="float">
            <text:p>45677</text:p>
          </table:table-cell>
          <table:table-cell office:value-type="float" office:value="15476354" calcext:value-type="float">
            <text:p>15476354</text:p>
          </table:table-cell>
          <table:table-cell office:value-type="float" office:value="300954" calcext:value-type="float">
            <text:p>300954</text:p>
          </table:table-cell>
          <table:table-cell office:value-type="float" office:value="166297" calcext:value-type="float">
            <text:p>1662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8380" calcext:value-type="float">
            <text:p>1078380</text:p>
          </table:table-cell>
          <table:table-cell office:value-type="float" office:value="7272985" calcext:value-type="float">
            <text:p>7272985</text:p>
          </table:table-cell>
          <table:table-cell office:value-type="float" office:value="29614" calcext:value-type="float">
            <text:p>29614</text:p>
          </table:table-cell>
          <table:table-cell office:value-type="float" office:value="118186698" calcext:value-type="float">
            <text:p>118186698</text:p>
          </table:table-cell>
          <table:table-cell office:value-type="float" office:value="214509532" calcext:value-type="float">
            <text:p>214509532</text:p>
          </table:table-cell>
          <table:table-cell office:value-type="float" office:value="4787753" calcext:value-type="float">
            <text:p>4787753</text:p>
          </table:table-cell>
          <table:table-cell office:value-type="float" office:value="71589" calcext:value-type="float">
            <text:p>71589</text:p>
          </table:table-cell>
          <table:table-cell office:value-type="float" office:value="175236" calcext:value-type="float">
            <text:p>175236</text:p>
          </table:table-cell>
          <table:table-cell office:value-type="float" office:value="251575" calcext:value-type="float">
            <text:p>251575</text:p>
          </table:table-cell>
          <table:table-cell office:value-type="float" office:value="5552049" calcext:value-type="float">
            <text:p>5552049</text:p>
          </table:table-cell>
          <table:table-cell office:value-type="float" office:value="15591804" calcext:value-type="float">
            <text:p>15591804</text:p>
          </table:table-cell>
          <table:table-cell office:value-type="float" office:value="161757" calcext:value-type="float">
            <text:p>161757</text:p>
          </table:table-cell>
          <table:table-cell office:value-type="float" office:value="473258" calcext:value-type="float">
            <text:p>473258</text:p>
          </table:table-cell>
          <table:table-cell office:value-type="float" office:value="22699" calcext:value-type="float">
            <text:p>22699</text:p>
          </table:table-cell>
          <table:table-cell office:value-type="float" office:value="102810" calcext:value-type="float">
            <text:p>102810</text:p>
          </table:table-cell>
          <table:table-cell office:value-type="float" office:value="9987" calcext:value-type="float">
            <text:p>9987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100295" calcext:value-type="float">
            <text:p>100295</text:p>
          </table:table-cell>
          <table:table-cell office:value-type="float" office:value="15505" calcext:value-type="float">
            <text:p>15505</text:p>
          </table:table-cell>
          <table:table-cell office:value-type="float" office:value="383789" calcext:value-type="float">
            <text:p>383789</text:p>
          </table:table-cell>
          <table:table-cell office:value-type="float" office:value="15715" calcext:value-type="float">
            <text:p>15715</text:p>
          </table:table-cell>
          <table:table-cell office:value-type="float" office:value="710725" calcext:value-type="float">
            <text:p>710725</text:p>
          </table:table-cell>
          <table:table-cell office:value-type="float" office:value="33664" calcext:value-type="float">
            <text:p>33664</text:p>
          </table:table-cell>
          <table:table-cell office:value-type="float" office:value="31414650" calcext:value-type="float">
            <text:p>31414650</text:p>
          </table:table-cell>
          <table:table-cell office:value-type="float" office:value="34922" calcext:value-type="float">
            <text:p>34922</text:p>
          </table:table-cell>
          <table:table-cell office:value-type="float" office:value="60065" calcext:value-type="float">
            <text:p>60065</text:p>
          </table:table-cell>
          <table:table-cell office:value-type="float" office:value="2224647" calcext:value-type="float">
            <text:p>2224647</text:p>
          </table:table-cell>
          <table:table-cell office:value-type="float" office:value="30801" calcext:value-type="float">
            <text:p>30801</text:p>
          </table:table-cell>
          <table:table-cell office:value-type="float" office:value="179637" calcext:value-type="float">
            <text:p>179637</text:p>
          </table:table-cell>
          <table:table-cell office:value-type="float" office:value="284553643" calcext:value-type="float">
            <text:p>284553643</text:p>
          </table:table-cell>
          <table:table-cell office:value-type="float" office:value="138445783" calcext:value-type="float">
            <text:p>138445783</text:p>
          </table:table-cell>
          <table:table-cell office:value-type="float" office:value="23048" calcext:value-type="float">
            <text:p>23048</text:p>
          </table:table-cell>
          <table:table-cell office:value-type="float" office:value="31011" calcext:value-type="float">
            <text:p>31011</text:p>
          </table:table-cell>
          <table:table-cell office:value-type="float" office:value="391681" calcext:value-type="float">
            <text:p>391681</text:p>
          </table:table-cell>
          <table:table-cell office:value-type="float" office:value="55386" calcext:value-type="float">
            <text:p>55386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271550" calcext:value-type="float">
            <text:p>271550</text:p>
          </table:table-cell>
          <table:table-cell office:value-type="float" office:value="15606822" calcext:value-type="float">
            <text:p>15606822</text:p>
          </table:table-cell>
          <table:table-cell office:value-type="float" office:value="20953" calcext:value-type="float">
            <text:p>20953</text:p>
          </table:table-cell>
          <table:table-cell office:value-type="float" office:value="15355944" calcext:value-type="float">
            <text:p>15355944</text:p>
          </table:table-cell>
          <table:table-cell office:value-type="float" office:value="114543" calcext:value-type="float">
            <text:p>114543</text:p>
          </table:table-cell>
          <table:table-cell office:value-type="float" office:value="1467" calcext:value-type="float">
            <text:p>1467</text:p>
          </table:table-cell>
          <table:table-cell office:value-type="float" office:value="5238" calcext:value-type="float">
            <text:p>5238</text:p>
          </table:table-cell>
          <table:table-cell office:value-type="float" office:value="110143" calcext:value-type="float">
            <text:p>110143</text:p>
          </table:table-cell>
          <table:table-cell office:value-type="float" office:value="118315" calcext:value-type="float">
            <text:p>118315</text:p>
          </table:table-cell>
          <table:table-cell office:value-type="float" office:value="44280" calcext:value-type="float">
            <text:p>44280</text:p>
          </table:table-cell>
          <table:table-cell office:value-type="float" office:value="15933966" calcext:value-type="float">
            <text:p>15933966</text:p>
          </table:table-cell>
          <table:table-cell office:value-type="float" office:value="297742" calcext:value-type="float">
            <text:p>297742</text:p>
          </table:table-cell>
          <table:table-cell office:value-type="float" office:value="163433" calcext:value-type="float">
            <text:p>1634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8307" calcext:value-type="float">
            <text:p>968307</text:p>
          </table:table-cell>
          <table:table-cell office:value-type="float" office:value="7069183" calcext:value-type="float">
            <text:p>7069183</text:p>
          </table:table-cell>
          <table:table-cell office:value-type="float" office:value="31011" calcext:value-type="float">
            <text:p>31011</text:p>
          </table:table-cell>
          <table:table-cell office:value-type="float" office:value="119511345" calcext:value-type="float">
            <text:p>119511345</text:p>
          </table:table-cell>
          <table:table-cell office:value-type="float" office:value="216935049" calcext:value-type="float">
            <text:p>216935049</text:p>
          </table:table-cell>
          <table:table-cell office:value-type="float" office:value="4130878" calcext:value-type="float">
            <text:p>4130878</text:p>
          </table:table-cell>
          <table:table-cell office:value-type="float" office:value="134797" calcext:value-type="float">
            <text:p>134797</text:p>
          </table:table-cell>
          <table:table-cell office:value-type="float" office:value="121597" calcext:value-type="float">
            <text:p>121597</text:p>
          </table:table-cell>
          <table:table-cell office:value-type="float" office:value="375058" calcext:value-type="float">
            <text:p>375058</text:p>
          </table:table-cell>
          <table:table-cell office:value-type="float" office:value="5315001" calcext:value-type="float">
            <text:p>5315001</text:p>
          </table:table-cell>
          <table:table-cell office:value-type="float" office:value="15506735" calcext:value-type="float">
            <text:p>15506735</text:p>
          </table:table-cell>
          <table:table-cell office:value-type="float" office:value="159801" calcext:value-type="float">
            <text:p>159801</text:p>
          </table:table-cell>
          <table:table-cell office:value-type="float" office:value="355712" calcext:value-type="float">
            <text:p>355712</text:p>
          </table:table-cell>
          <table:table-cell office:value-type="float" office:value="22420" calcext:value-type="float">
            <text:p>22420</text:p>
          </table:table-cell>
          <table:table-cell office:value-type="float" office:value="45817" calcext:value-type="float">
            <text:p>45817</text:p>
          </table:table-cell>
          <table:table-cell office:value-type="float" office:value="9638" calcext:value-type="float">
            <text:p>9638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96872" calcext:value-type="float">
            <text:p>96872</text:p>
          </table:table-cell>
          <table:table-cell office:value-type="float" office:value="13829" calcext:value-type="float">
            <text:p>13829</text:p>
          </table:table-cell>
          <table:table-cell office:value-type="float" office:value="385256" calcext:value-type="float">
            <text:p>385256</text:p>
          </table:table-cell>
          <table:table-cell office:value-type="float" office:value="15156" calcext:value-type="float">
            <text:p>15156</text:p>
          </table:table-cell>
          <table:table-cell office:value-type="float" office:value="522428" calcext:value-type="float">
            <text:p>522428</text:p>
          </table:table-cell>
          <table:table-cell office:value-type="float" office:value="31220" calcext:value-type="float">
            <text:p>31220</text:p>
          </table:table-cell>
          <table:table-cell office:value-type="float" office:value="30945094" calcext:value-type="float">
            <text:p>30945094</text:p>
          </table:table-cell>
          <table:table-cell office:value-type="float" office:value="36249" calcext:value-type="float">
            <text:p>36249</text:p>
          </table:table-cell>
          <table:table-cell office:value-type="float" office:value="61043" calcext:value-type="float">
            <text:p>61043</text:p>
          </table:table-cell>
          <table:table-cell office:value-type="float" office:value="2123024" calcext:value-type="float">
            <text:p>2123024</text:p>
          </table:table-cell>
          <table:table-cell office:value-type="float" office:value="30801" calcext:value-type="float">
            <text:p>30801</text:p>
          </table:table-cell>
          <table:table-cell office:value-type="float" office:value="174049" calcext:value-type="float">
            <text:p>174049</text:p>
          </table:table-cell>
          <table:table-cell office:value-type="float" office:value="284595059" calcext:value-type="float">
            <text:p>284595059</text:p>
          </table:table-cell>
          <table:table-cell office:value-type="float" office:value="138448297" calcext:value-type="float">
            <text:p>138448297</text:p>
          </table:table-cell>
          <table:table-cell office:value-type="float" office:value="23607" calcext:value-type="float">
            <text:p>23607</text:p>
          </table:table-cell>
          <table:table-cell office:value-type="float" office:value="32897" calcext:value-type="float">
            <text:p>32897</text:p>
          </table:table-cell>
          <table:table-cell office:value-type="float" office:value="313456" calcext:value-type="float">
            <text:p>313456</text:p>
          </table:table-cell>
          <table:table-cell office:value-type="float" office:value="55316" calcext:value-type="float">
            <text:p>55316</text:p>
          </table:table-cell>
          <table:table-cell office:value-type="float" office:value="4260" calcext:value-type="float">
            <text:p>4260</text:p>
          </table:table-cell>
          <table:table-cell office:value-type="float" office:value="2305" calcext:value-type="float">
            <text:p>2305</text:p>
          </table:table-cell>
          <table:table-cell office:value-type="float" office:value="247594" calcext:value-type="float">
            <text:p>247594</text:p>
          </table:table-cell>
          <table:table-cell office:value-type="float" office:value="15427603" calcext:value-type="float">
            <text:p>15427603</text:p>
          </table:table-cell>
          <table:table-cell office:value-type="float" office:value="20534" calcext:value-type="float">
            <text:p>20534</text:p>
          </table:table-cell>
          <table:table-cell office:value-type="float" office:value="15999620" calcext:value-type="float">
            <text:p>15999620</text:p>
          </table:table-cell>
          <table:table-cell office:value-type="float" office:value="108955" calcext:value-type="float">
            <text:p>108955</text:p>
          </table:table-cell>
          <table:table-cell office:value-type="float" office:value="908" calcext:value-type="float">
            <text:p>908</text:p>
          </table:table-cell>
          <table:table-cell office:value-type="float" office:value="5238" calcext:value-type="float">
            <text:p>5238</text:p>
          </table:table-cell>
          <table:table-cell office:value-type="float" office:value="110701" calcext:value-type="float">
            <text:p>110701</text:p>
          </table:table-cell>
          <table:table-cell office:value-type="float" office:value="117756" calcext:value-type="float">
            <text:p>117756</text:p>
          </table:table-cell>
          <table:table-cell office:value-type="float" office:value="45538" calcext:value-type="float">
            <text:p>45538</text:p>
          </table:table-cell>
          <table:table-cell office:value-type="float" office:value="16121915" calcext:value-type="float">
            <text:p>16121915</text:p>
          </table:table-cell>
          <table:table-cell office:value-type="float" office:value="310873" calcext:value-type="float">
            <text:p>310873</text:p>
          </table:table-cell>
          <table:table-cell office:value-type="float" office:value="160220" calcext:value-type="float">
            <text:p>1602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68967" calcext:value-type="float">
            <text:p>1168967</text:p>
          </table:table-cell>
          <table:table-cell office:value-type="float" office:value="7184984" calcext:value-type="float">
            <text:p>7184984</text:p>
          </table:table-cell>
          <table:table-cell office:value-type="float" office:value="28846" calcext:value-type="float">
            <text:p>28846</text:p>
          </table:table-cell>
          <table:table-cell office:value-type="float" office:value="119644746" calcext:value-type="float">
            <text:p>119644746</text:p>
          </table:table-cell>
          <table:table-cell office:value-type="float" office:value="222230633" calcext:value-type="float">
            <text:p>222230633</text:p>
          </table:table-cell>
          <table:table-cell office:value-type="float" office:value="4181235" calcext:value-type="float">
            <text:p>4181235</text:p>
          </table:table-cell>
          <table:table-cell office:value-type="float" office:value="160011" calcext:value-type="float">
            <text:p>160011</text:p>
          </table:table-cell>
          <table:table-cell office:value-type="float" office:value="155401" calcext:value-type="float">
            <text:p>155401</text:p>
          </table:table-cell>
          <table:table-cell office:value-type="float" office:value="346562" calcext:value-type="float">
            <text:p>346562</text:p>
          </table:table-cell>
          <table:table-cell office:value-type="float" office:value="4822816" calcext:value-type="float">
            <text:p>4822816</text:p>
          </table:table-cell>
          <table:table-cell office:value-type="float" office:value="15718360" calcext:value-type="float">
            <text:p>15718360</text:p>
          </table:table-cell>
          <table:table-cell office:value-type="float" office:value="168392" calcext:value-type="float">
            <text:p>168392</text:p>
          </table:table-cell>
          <table:table-cell office:value-type="float" office:value="351591" calcext:value-type="float">
            <text:p>351591</text:p>
          </table:table-cell>
          <table:table-cell office:value-type="float" office:value="22419" calcext:value-type="float">
            <text:p>22419</text:p>
          </table:table-cell>
          <table:table-cell office:value-type="float" office:value="44211" calcext:value-type="float">
            <text:p>44211</text:p>
          </table:table-cell>
          <table:table-cell office:value-type="float" office:value="10267" calcext:value-type="float">
            <text:p>10267</text:p>
          </table:table-cell>
          <table:table-cell office:value-type="float" office:value="2304" calcext:value-type="float">
            <text:p>2304</text:p>
          </table:table-cell>
          <table:table-cell office:value-type="float" office:value="1397" calcext:value-type="float">
            <text:p>1397</text:p>
          </table:table-cell>
          <table:table-cell office:value-type="float" office:value="978" calcext:value-type="float">
            <text:p>978</text:p>
          </table:table-cell>
          <table:table-cell office:value-type="float" office:value="102460" calcext:value-type="float">
            <text:p>102460</text:p>
          </table:table-cell>
          <table:table-cell office:value-type="float" office:value="14178" calcext:value-type="float">
            <text:p>14178</text:p>
          </table:table-cell>
          <table:table-cell office:value-type="float" office:value="387560" calcext:value-type="float">
            <text:p>387560</text:p>
          </table:table-cell>
          <table:table-cell office:value-type="float" office:value="14947" calcext:value-type="float">
            <text:p>14947</text:p>
          </table:table-cell>
          <table:table-cell office:value-type="float" office:value="446229" calcext:value-type="float">
            <text:p>446229</text:p>
          </table:table-cell>
          <table:table-cell office:value-type="float" office:value="31919" calcext:value-type="float">
            <text:p>31919</text:p>
          </table:table-cell>
          <table:table-cell office:value-type="float" office:value="31137233" calcext:value-type="float">
            <text:p>31137233</text:p>
          </table:table-cell>
          <table:table-cell office:value-type="float" office:value="36179" calcext:value-type="float">
            <text:p>36179</text:p>
          </table:table-cell>
          <table:table-cell office:value-type="float" office:value="60135" calcext:value-type="float">
            <text:p>60135</text:p>
          </table:table-cell>
          <table:table-cell office:value-type="float" office:value="1957846" calcext:value-type="float">
            <text:p>1957846</text:p>
          </table:table-cell>
          <table:table-cell office:value-type="float" office:value="30521" calcext:value-type="float">
            <text:p>30521</text:p>
          </table:table-cell>
          <table:table-cell office:value-type="float" office:value="168532" calcext:value-type="float">
            <text:p>168532</text:p>
          </table:table-cell>
          <table:table-cell office:value-type="float" office:value="288322803" calcext:value-type="float">
            <text:p>288322803</text:p>
          </table:table-cell>
          <table:table-cell office:value-type="float" office:value="146551020" calcext:value-type="float">
            <text:p>146551020</text:p>
          </table:table-cell>
          <table:table-cell office:value-type="float" office:value="23607" calcext:value-type="float">
            <text:p>23607</text:p>
          </table:table-cell>
          <table:table-cell office:value-type="float" office:value="34852" calcext:value-type="float">
            <text:p>34852</text:p>
          </table:table-cell>
          <table:table-cell office:value-type="float" office:value="365559" calcext:value-type="float">
            <text:p>365559</text:p>
          </table:table-cell>
          <table:table-cell office:value-type="float" office:value="54338" calcext:value-type="float">
            <text:p>54338</text:p>
          </table:table-cell>
          <table:table-cell office:value-type="float" office:value="4749" calcext:value-type="float">
            <text:p>4749</text:p>
          </table:table-cell>
          <table:table-cell office:value-type="float" office:value="3772" calcext:value-type="float">
            <text:p>3772</text:p>
          </table:table-cell>
          <table:table-cell office:value-type="float" office:value="258071" calcext:value-type="float">
            <text:p>258071</text:p>
          </table:table-cell>
          <table:table-cell office:value-type="float" office:value="15425647" calcext:value-type="float">
            <text:p>15425647</text:p>
          </table:table-cell>
          <table:table-cell office:value-type="float" office:value="20743" calcext:value-type="float">
            <text:p>20743</text:p>
          </table:table-cell>
          <table:table-cell office:value-type="float" office:value="16032865" calcext:value-type="float">
            <text:p>16032865</text:p>
          </table:table-cell>
          <table:table-cell office:value-type="float" office:value="107908" calcext:value-type="float">
            <text:p>107908</text:p>
          </table:table-cell>
          <table:table-cell office:value-type="float" office:value="1886" calcext:value-type="float">
            <text:p>1886</text:p>
          </table:table-cell>
          <table:table-cell office:value-type="float" office:value="4749" calcext:value-type="float">
            <text:p>4749</text:p>
          </table:table-cell>
          <table:table-cell office:value-type="float" office:value="111120" calcext:value-type="float">
            <text:p>111120</text:p>
          </table:table-cell>
          <table:table-cell office:value-type="float" office:value="119222" calcext:value-type="float">
            <text:p>119222</text:p>
          </table:table-cell>
          <table:table-cell office:value-type="float" office:value="43442" calcext:value-type="float">
            <text:p>43442</text:p>
          </table:table-cell>
          <table:table-cell office:value-type="float" office:value="15295110" calcext:value-type="float">
            <text:p>15295110</text:p>
          </table:table-cell>
          <table:table-cell office:value-type="float" office:value="465505" calcext:value-type="float">
            <text:p>465505</text:p>
          </table:table-cell>
          <table:table-cell office:value-type="float" office:value="138429" calcext:value-type="float">
            <text:p>1384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0025" calcext:value-type="float">
            <text:p>1330025</text:p>
          </table:table-cell>
          <table:table-cell office:value-type="float" office:value="6794350" calcext:value-type="float">
            <text:p>6794350</text:p>
          </table:table-cell>
          <table:table-cell office:value-type="float" office:value="29334" calcext:value-type="float">
            <text:p>29334</text:p>
          </table:table-cell>
          <table:table-cell office:value-type="float" office:value="119937738" calcext:value-type="float">
            <text:p>119937738</text:p>
          </table:table-cell>
          <table:table-cell office:value-type="float" office:value="218701174" calcext:value-type="float">
            <text:p>218701174</text:p>
          </table:table-cell>
          <table:table-cell office:value-type="float" office:value="4097703" calcext:value-type="float">
            <text:p>4097703</text:p>
          </table:table-cell>
          <table:table-cell office:value-type="float" office:value="97640" calcext:value-type="float">
            <text:p>97640</text:p>
          </table:table-cell>
          <table:table-cell office:value-type="float" office:value="116289" calcext:value-type="float">
            <text:p>116289</text:p>
          </table:table-cell>
          <table:table-cell office:value-type="float" office:value="533253" calcext:value-type="float">
            <text:p>533253</text:p>
          </table:table-cell>
          <table:table-cell office:value-type="float" office:value="5220503" calcext:value-type="float">
            <text:p>5220503</text:p>
          </table:table-cell>
          <table:table-cell office:value-type="float" office:value="17665730" calcext:value-type="float">
            <text:p>17665730</text:p>
          </table:table-cell>
          <table:table-cell office:value-type="float" office:value="296345" calcext:value-type="float">
            <text:p>296345</text:p>
          </table:table-cell>
          <table:table-cell office:value-type="float" office:value="279023" calcext:value-type="float">
            <text:p>279023</text:p>
          </table:table-cell>
          <table:table-cell office:value-type="float" office:value="22769" calcext:value-type="float">
            <text:p>22769</text:p>
          </table:table-cell>
          <table:table-cell office:value-type="float" office:value="39531" calcext:value-type="float">
            <text:p>39531</text:p>
          </table:table-cell>
          <table:table-cell office:value-type="float" office:value="9639" calcext:value-type="float">
            <text:p>9639</text:p>
          </table:table-cell>
          <table:table-cell office:value-type="float" office:value="3353" calcext:value-type="float">
            <text:p>3353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99318" calcext:value-type="float">
            <text:p>99318</text:p>
          </table:table-cell>
          <table:table-cell office:value-type="float" office:value="14388" calcext:value-type="float">
            <text:p>14388</text:p>
          </table:table-cell>
          <table:table-cell office:value-type="float" office:value="655130" calcext:value-type="float">
            <text:p>655130</text:p>
          </table:table-cell>
          <table:table-cell office:value-type="float" office:value="14667" calcext:value-type="float">
            <text:p>14667</text:p>
          </table:table-cell>
          <table:table-cell office:value-type="float" office:value="563146" calcext:value-type="float">
            <text:p>563146</text:p>
          </table:table-cell>
          <table:table-cell office:value-type="float" office:value="31011" calcext:value-type="float">
            <text:p>31011</text:p>
          </table:table-cell>
          <table:table-cell office:value-type="float" office:value="31908022" calcext:value-type="float">
            <text:p>31908022</text:p>
          </table:table-cell>
          <table:table-cell office:value-type="float" office:value="34782" calcext:value-type="float">
            <text:p>34782</text:p>
          </table:table-cell>
          <table:table-cell office:value-type="float" office:value="58249" calcext:value-type="float">
            <text:p>58249</text:p>
          </table:table-cell>
          <table:table-cell office:value-type="float" office:value="2042915" calcext:value-type="float">
            <text:p>2042915</text:p>
          </table:table-cell>
          <table:table-cell office:value-type="float" office:value="32896" calcext:value-type="float">
            <text:p>32896</text:p>
          </table:table-cell>
          <table:table-cell office:value-type="float" office:value="170977" calcext:value-type="float">
            <text:p>170977</text:p>
          </table:table-cell>
          <table:table-cell office:value-type="float" office:value="287786128" calcext:value-type="float">
            <text:p>287786128</text:p>
          </table:table-cell>
          <table:table-cell office:value-type="float" office:value="138883281" calcext:value-type="float">
            <text:p>138883281</text:p>
          </table:table-cell>
          <table:table-cell office:value-type="float" office:value="23886" calcext:value-type="float">
            <text:p>23886</text:p>
          </table:table-cell>
          <table:table-cell office:value-type="float" office:value="31010" calcext:value-type="float">
            <text:p>31010</text:p>
          </table:table-cell>
          <table:table-cell office:value-type="float" office:value="252833" calcext:value-type="float">
            <text:p>252833</text:p>
          </table:table-cell>
          <table:table-cell office:value-type="float" office:value="53500" calcext:value-type="float">
            <text:p>53500</text:p>
          </table:table-cell>
          <table:table-cell office:value-type="float" office:value="5168" calcext:value-type="float">
            <text:p>5168</text:p>
          </table:table-cell>
          <table:table-cell office:value-type="float" office:value="3353" calcext:value-type="float">
            <text:p>3353</text:p>
          </table:table-cell>
          <table:table-cell office:value-type="float" office:value="252623" calcext:value-type="float">
            <text:p>252623</text:p>
          </table:table-cell>
          <table:table-cell office:value-type="float" office:value="15645584" calcext:value-type="float">
            <text:p>15645584</text:p>
          </table:table-cell>
          <table:table-cell office:value-type="float" office:value="21651" calcext:value-type="float">
            <text:p>21651</text:p>
          </table:table-cell>
          <table:table-cell office:value-type="float" office:value="15934735" calcext:value-type="float">
            <text:p>15934735</text:p>
          </table:table-cell>
          <table:table-cell office:value-type="float" office:value="106441" calcext:value-type="float">
            <text:p>106441</text:p>
          </table:table-cell>
          <table:table-cell office:value-type="float" office:value="1885" calcext:value-type="float">
            <text:p>1885</text:p>
          </table:table-cell>
          <table:table-cell office:value-type="float" office:value="3911" calcext:value-type="float">
            <text:p>3911</text:p>
          </table:table-cell>
          <table:table-cell office:value-type="float" office:value="114822" calcext:value-type="float">
            <text:p>114822</text:p>
          </table:table-cell>
          <table:table-cell office:value-type="float" office:value="121038" calcext:value-type="float">
            <text:p>121038</text:p>
          </table:table-cell>
          <table:table-cell office:value-type="float" office:value="44280" calcext:value-type="float">
            <text:p>44280</text:p>
          </table:table-cell>
          <table:table-cell office:value-type="float" office:value="15910429" calcext:value-type="float">
            <text:p>15910429</text:p>
          </table:table-cell>
          <table:table-cell office:value-type="float" office:value="250039" calcext:value-type="float">
            <text:p>250039</text:p>
          </table:table-cell>
          <table:table-cell office:value-type="float" office:value="127394" calcext:value-type="float">
            <text:p>1273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78069" calcext:value-type="float">
            <text:p>1778069</text:p>
          </table:table-cell>
          <table:table-cell office:value-type="float" office:value="6970634" calcext:value-type="float">
            <text:p>6970634</text:p>
          </table:table-cell>
          <table:table-cell office:value-type="float" office:value="30103" calcext:value-type="float">
            <text:p>30103</text:p>
          </table:table-cell>
          <table:table-cell office:value-type="float" office:value="123046950" calcext:value-type="float">
            <text:p>123046950</text:p>
          </table:table-cell>
          <table:table-cell office:value-type="float" office:value="217283147" calcext:value-type="float">
            <text:p>217283147</text:p>
          </table:table-cell>
          <table:table-cell office:value-type="float" office:value="4372886" calcext:value-type="float">
            <text:p>4372886</text:p>
          </table:table-cell>
          <table:table-cell office:value-type="float" office:value="92961" calcext:value-type="float">
            <text:p>92961</text:p>
          </table:table-cell>
          <table:table-cell office:value-type="float" office:value="114892" calcext:value-type="float">
            <text:p>114892</text:p>
          </table:table-cell>
          <table:table-cell office:value-type="float" office:value="296415" calcext:value-type="float">
            <text:p>296415</text:p>
          </table:table-cell>
          <table:table-cell office:value-type="float" office:value="5012929" calcext:value-type="float">
            <text:p>5012929</text:p>
          </table:table-cell>
          <table:table-cell office:value-type="float" office:value="15404485" calcext:value-type="float">
            <text:p>15404485</text:p>
          </table:table-cell>
          <table:table-cell office:value-type="float" office:value="167554" calcext:value-type="float">
            <text:p>167554</text:p>
          </table:table-cell>
          <table:table-cell office:value-type="float" office:value="273227" calcext:value-type="float">
            <text:p>273227</text:p>
          </table:table-cell>
          <table:table-cell office:value-type="float" office:value="18229" calcext:value-type="float">
            <text:p>18229</text:p>
          </table:table-cell>
          <table:table-cell office:value-type="float" office:value="38763" calcext:value-type="float">
            <text:p>38763</text:p>
          </table:table-cell>
          <table:table-cell office:value-type="float" office:value="9988" calcext:value-type="float">
            <text:p>9988</text:p>
          </table:table-cell>
          <table:table-cell office:value-type="float" office:value="2864" calcext:value-type="float">
            <text:p>2864</text:p>
          </table:table-cell>
          <table:table-cell office:value-type="float" office:value="1816" calcext:value-type="float">
            <text:p>1816</text:p>
          </table:table-cell>
          <table:table-cell office:value-type="float" office:value="1397" calcext:value-type="float">
            <text:p>1397</text:p>
          </table:table-cell>
          <table:table-cell office:value-type="float" office:value="95825" calcext:value-type="float">
            <text:p>95825</text:p>
          </table:table-cell>
          <table:table-cell office:value-type="float" office:value="13690" calcext:value-type="float">
            <text:p>13690</text:p>
          </table:table-cell>
          <table:table-cell office:value-type="float" office:value="519843" calcext:value-type="float">
            <text:p>519843</text:p>
          </table:table-cell>
          <table:table-cell office:value-type="float" office:value="15366" calcext:value-type="float">
            <text:p>15366</text:p>
          </table:table-cell>
          <table:table-cell office:value-type="float" office:value="489113" calcext:value-type="float">
            <text:p>489113</text:p>
          </table:table-cell>
          <table:table-cell office:value-type="float" office:value="30032" calcext:value-type="float">
            <text:p>30032</text:p>
          </table:table-cell>
          <table:table-cell office:value-type="float" office:value="33132794" calcext:value-type="float">
            <text:p>33132794</text:p>
          </table:table-cell>
          <table:table-cell office:value-type="float" office:value="34991" calcext:value-type="float">
            <text:p>34991</text:p>
          </table:table-cell>
          <table:table-cell office:value-type="float" office:value="48750" calcext:value-type="float">
            <text:p>48750</text:p>
          </table:table-cell>
          <table:table-cell office:value-type="float" office:value="2169819" calcext:value-type="float">
            <text:p>2169819</text:p>
          </table:table-cell>
          <table:table-cell office:value-type="float" office:value="30522" calcext:value-type="float">
            <text:p>30522</text:p>
          </table:table-cell>
          <table:table-cell office:value-type="float" office:value="171046" calcext:value-type="float">
            <text:p>171046</text:p>
          </table:table-cell>
          <table:table-cell office:value-type="float" office:value="280877723" calcext:value-type="float">
            <text:p>280877723</text:p>
          </table:table-cell>
          <table:table-cell office:value-type="float" office:value="152473937" calcext:value-type="float">
            <text:p>152473937</text:p>
          </table:table-cell>
          <table:table-cell office:value-type="float" office:value="22489" calcext:value-type="float">
            <text:p>22489</text:p>
          </table:table-cell>
          <table:table-cell office:value-type="float" office:value="31220" calcext:value-type="float">
            <text:p>31220</text:p>
          </table:table-cell>
          <table:table-cell office:value-type="float" office:value="205758" calcext:value-type="float">
            <text:p>205758</text:p>
          </table:table-cell>
          <table:table-cell office:value-type="float" office:value="53500" calcext:value-type="float">
            <text:p>53500</text:p>
          </table:table-cell>
          <table:table-cell office:value-type="float" office:value="5309" calcext:value-type="float">
            <text:p>5309</text:p>
          </table:table-cell>
          <table:table-cell office:value-type="float" office:value="2863" calcext:value-type="float">
            <text:p>2863</text:p>
          </table:table-cell>
          <table:table-cell office:value-type="float" office:value="247035" calcext:value-type="float">
            <text:p>247035</text:p>
          </table:table-cell>
          <table:table-cell office:value-type="float" office:value="18301233" calcext:value-type="float">
            <text:p>18301233</text:p>
          </table:table-cell>
          <table:table-cell office:value-type="float" office:value="20324" calcext:value-type="float">
            <text:p>20324</text:p>
          </table:table-cell>
          <table:table-cell office:value-type="float" office:value="16175554" calcext:value-type="float">
            <text:p>16175554</text:p>
          </table:table-cell>
          <table:table-cell office:value-type="float" office:value="110632" calcext:value-type="float">
            <text:p>110632</text:p>
          </table:table-cell>
          <table:table-cell office:value-type="float" office:value="1467" calcext:value-type="float">
            <text:p>1467</text:p>
          </table:table-cell>
          <table:table-cell office:value-type="float" office:value="5238" calcext:value-type="float">
            <text:p>5238</text:p>
          </table:table-cell>
          <table:table-cell office:value-type="float" office:value="109933" calcext:value-type="float">
            <text:p>109933</text:p>
          </table:table-cell>
          <table:table-cell office:value-type="float" office:value="116847" calcext:value-type="float">
            <text:p>116847</text:p>
          </table:table-cell>
          <table:table-cell office:value-type="float" office:value="45328" calcext:value-type="float">
            <text:p>45328</text:p>
          </table:table-cell>
          <table:table-cell office:value-type="float" office:value="17685915" calcext:value-type="float">
            <text:p>17685915</text:p>
          </table:table-cell>
          <table:table-cell office:value-type="float" office:value="232648" calcext:value-type="float">
            <text:p>232648</text:p>
          </table:table-cell>
          <table:table-cell office:value-type="float" office:value="128861" calcext:value-type="float">
            <text:p>1288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2594" calcext:value-type="float">
            <text:p>1232594</text:p>
          </table:table-cell>
          <table:table-cell office:value-type="float" office:value="6923839" calcext:value-type="float">
            <text:p>6923839</text:p>
          </table:table-cell>
          <table:table-cell office:value-type="float" office:value="30033" calcext:value-type="float">
            <text:p>30033</text:p>
          </table:table-cell>
          <table:table-cell office:value-type="float" office:value="119103252" calcext:value-type="float">
            <text:p>119103252</text:p>
          </table:table-cell>
          <table:table-cell office:value-type="float" office:value="217181246" calcext:value-type="float">
            <text:p>217181246</text:p>
          </table:table-cell>
          <table:table-cell office:value-type="float" office:value="4247028" calcext:value-type="float">
            <text:p>4247028</text:p>
          </table:table-cell>
          <table:table-cell office:value-type="float" office:value="92682" calcext:value-type="float">
            <text:p>92682</text:p>
          </table:table-cell>
          <table:table-cell office:value-type="float" office:value="147439" calcext:value-type="float">
            <text:p>147439</text:p>
          </table:table-cell>
          <table:table-cell office:value-type="float" office:value="288383" calcext:value-type="float">
            <text:p>288383</text:p>
          </table:table-cell>
          <table:table-cell office:value-type="float" office:value="5079210" calcext:value-type="float">
            <text:p>5079210</text:p>
          </table:table-cell>
          <table:table-cell office:value-type="float" office:value="15358178" calcext:value-type="float">
            <text:p>15358178</text:p>
          </table:table-cell>
          <table:table-cell office:value-type="float" office:value="163712" calcext:value-type="float">
            <text:p>163712</text:p>
          </table:table-cell>
          <table:table-cell office:value-type="float" office:value="270922" calcext:value-type="float">
            <text:p>270922</text:p>
          </table:table-cell>
          <table:table-cell office:value-type="float" office:value="18229" calcext:value-type="float">
            <text:p>18229</text:p>
          </table:table-cell>
          <table:table-cell office:value-type="float" office:value="37366" calcext:value-type="float">
            <text:p>37366</text:p>
          </table:table-cell>
          <table:table-cell office:value-type="float" office:value="9428" calcext:value-type="float">
            <text:p>9428</text:p>
          </table:table-cell>
          <table:table-cell office:value-type="float" office:value="2444" calcext:value-type="float">
            <text:p>244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01203" calcext:value-type="float">
            <text:p>101203</text:p>
          </table:table-cell>
          <table:table-cell office:value-type="float" office:value="14807" calcext:value-type="float">
            <text:p>14807</text:p>
          </table:table-cell>
          <table:table-cell office:value-type="float" office:value="382601" calcext:value-type="float">
            <text:p>382601</text:p>
          </table:table-cell>
          <table:table-cell office:value-type="float" office:value="14248" calcext:value-type="float">
            <text:p>14248</text:p>
          </table:table-cell>
          <table:table-cell office:value-type="float" office:value="447556" calcext:value-type="float">
            <text:p>447556</text:p>
          </table:table-cell>
          <table:table-cell office:value-type="float" office:value="30521" calcext:value-type="float">
            <text:p>30521</text:p>
          </table:table-cell>
          <table:table-cell office:value-type="float" office:value="31008232" calcext:value-type="float">
            <text:p>31008232</text:p>
          </table:table-cell>
          <table:table-cell office:value-type="float" office:value="35341" calcext:value-type="float">
            <text:p>35341</text:p>
          </table:table-cell>
          <table:table-cell office:value-type="float" office:value="48611" calcext:value-type="float">
            <text:p>48611</text:p>
          </table:table-cell>
          <table:table-cell office:value-type="float" office:value="2160601" calcext:value-type="float">
            <text:p>2160601</text:p>
          </table:table-cell>
          <table:table-cell office:value-type="float" office:value="30522" calcext:value-type="float">
            <text:p>30522</text:p>
          </table:table-cell>
          <table:table-cell office:value-type="float" office:value="170557" calcext:value-type="float">
            <text:p>170557</text:p>
          </table:table-cell>
          <table:table-cell office:value-type="float" office:value="305866657" calcext:value-type="float">
            <text:p>305866657</text:p>
          </table:table-cell>
          <table:table-cell office:value-type="float" office:value="145587184" calcext:value-type="float">
            <text:p>145587184</text:p>
          </table:table-cell>
          <table:table-cell office:value-type="float" office:value="23397" calcext:value-type="float">
            <text:p>23397</text:p>
          </table:table-cell>
          <table:table-cell office:value-type="float" office:value="30801" calcext:value-type="float">
            <text:p>30801</text:p>
          </table:table-cell>
          <table:table-cell office:value-type="float" office:value="208412" calcext:value-type="float">
            <text:p>208412</text:p>
          </table:table-cell>
          <table:table-cell office:value-type="float" office:value="53360" calcext:value-type="float">
            <text:p>53360</text:p>
          </table:table-cell>
          <table:table-cell office:value-type="float" office:value="5168" calcext:value-type="float">
            <text:p>5168</text:p>
          </table:table-cell>
          <table:table-cell office:value-type="float" office:value="2933" calcext:value-type="float">
            <text:p>2933</text:p>
          </table:table-cell>
          <table:table-cell office:value-type="float" office:value="393357" calcext:value-type="float">
            <text:p>393357</text:p>
          </table:table-cell>
          <table:table-cell office:value-type="float" office:value="15751396" calcext:value-type="float">
            <text:p>15751396</text:p>
          </table:table-cell>
          <table:table-cell office:value-type="float" office:value="20534" calcext:value-type="float">
            <text:p>20534</text:p>
          </table:table-cell>
          <table:table-cell office:value-type="float" office:value="15744552" calcext:value-type="float">
            <text:p>15744552</text:p>
          </table:table-cell>
          <table:table-cell office:value-type="float" office:value="87514" calcext:value-type="float">
            <text:p>87514</text:p>
          </table:table-cell>
          <table:table-cell office:value-type="float" office:value="908" calcext:value-type="float">
            <text:p>908</text:p>
          </table:table-cell>
          <table:table-cell office:value-type="float" office:value="4819" calcext:value-type="float">
            <text:p>4819</text:p>
          </table:table-cell>
          <table:table-cell office:value-type="float" office:value="112727" calcext:value-type="float">
            <text:p>112727</text:p>
          </table:table-cell>
          <table:table-cell office:value-type="float" office:value="122156" calcext:value-type="float">
            <text:p>122156</text:p>
          </table:table-cell>
          <table:table-cell office:value-type="float" office:value="44699" calcext:value-type="float">
            <text:p>44699</text:p>
          </table:table-cell>
          <table:table-cell office:value-type="float" office:value="15471745" calcext:value-type="float">
            <text:p>15471745</text:p>
          </table:table-cell>
          <table:table-cell office:value-type="float" office:value="217003" calcext:value-type="float">
            <text:p>217003</text:p>
          </table:table-cell>
          <table:table-cell office:value-type="float" office:value="127394" calcext:value-type="float">
            <text:p>1273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77200" calcext:value-type="float">
            <text:p>1577200</text:p>
          </table:table-cell>
          <table:table-cell office:value-type="float" office:value="7356937" calcext:value-type="float">
            <text:p>7356937</text:p>
          </table:table-cell>
          <table:table-cell office:value-type="float" office:value="28636" calcext:value-type="float">
            <text:p>28636</text:p>
          </table:table-cell>
          <table:table-cell office:value-type="float" office:value="117944412" calcext:value-type="float">
            <text:p>117944412</text:p>
          </table:table-cell>
          <table:table-cell office:value-type="float" office:value="221708624" calcext:value-type="float">
            <text:p>221708624</text:p>
          </table:table-cell>
          <table:table-cell office:value-type="float" office:value="4043016" calcext:value-type="float">
            <text:p>4043016</text:p>
          </table:table-cell>
          <table:table-cell office:value-type="float" office:value="88700" calcext:value-type="float">
            <text:p>88700</text:p>
          </table:table-cell>
          <table:table-cell office:value-type="float" office:value="122994" calcext:value-type="float">
            <text:p>122994</text:p>
          </table:table-cell>
          <table:table-cell office:value-type="float" office:value="234184" calcext:value-type="float">
            <text:p>234184</text:p>
          </table:table-cell>
          <table:table-cell office:value-type="float" office:value="4636822" calcext:value-type="float">
            <text:p>4636822</text:p>
          </table:table-cell>
          <table:table-cell office:value-type="float" office:value="15826617" calcext:value-type="float">
            <text:p>15826617</text:p>
          </table:table-cell>
          <table:table-cell office:value-type="float" office:value="162246" calcext:value-type="float">
            <text:p>162246</text:p>
          </table:table-cell>
          <table:table-cell office:value-type="float" office:value="481429" calcext:value-type="float">
            <text:p>481429</text:p>
          </table:table-cell>
          <table:table-cell office:value-type="float" office:value="17531" calcext:value-type="float">
            <text:p>17531</text:p>
          </table:table-cell>
          <table:table-cell office:value-type="float" office:value="38064" calcext:value-type="float">
            <text:p>38064</text:p>
          </table:table-cell>
          <table:table-cell office:value-type="float" office:value="15785" calcext:value-type="float">
            <text:p>15785</text:p>
          </table:table-cell>
          <table:table-cell office:value-type="float" office:value="2374" calcext:value-type="float">
            <text:p>2374</text:p>
          </table:table-cell>
          <table:table-cell office:value-type="float" office:value="1397" calcext:value-type="float">
            <text:p>1397</text:p>
          </table:table-cell>
          <table:table-cell office:value-type="float" office:value="1955" calcext:value-type="float">
            <text:p>1955</text:p>
          </table:table-cell>
          <table:table-cell office:value-type="float" office:value="96314" calcext:value-type="float">
            <text:p>96314</text:p>
          </table:table-cell>
          <table:table-cell office:value-type="float" office:value="15156" calcext:value-type="float">
            <text:p>15156</text:p>
          </table:table-cell>
          <table:table-cell office:value-type="float" office:value="378201" calcext:value-type="float">
            <text:p>378201</text:p>
          </table:table-cell>
          <table:table-cell office:value-type="float" office:value="14807" calcext:value-type="float">
            <text:p>14807</text:p>
          </table:table-cell>
          <table:table-cell office:value-type="float" office:value="435403" calcext:value-type="float">
            <text:p>435403</text:p>
          </table:table-cell>
          <table:table-cell office:value-type="float" office:value="31499" calcext:value-type="float">
            <text:p>31499</text:p>
          </table:table-cell>
          <table:table-cell office:value-type="float" office:value="30989095" calcext:value-type="float">
            <text:p>30989095</text:p>
          </table:table-cell>
          <table:table-cell office:value-type="float" office:value="35830" calcext:value-type="float">
            <text:p>35830</text:p>
          </table:table-cell>
          <table:table-cell office:value-type="float" office:value="49030" calcext:value-type="float">
            <text:p>49030</text:p>
          </table:table-cell>
          <table:table-cell office:value-type="float" office:value="2122536" calcext:value-type="float">
            <text:p>2122536</text:p>
          </table:table-cell>
          <table:table-cell office:value-type="float" office:value="29055" calcext:value-type="float">
            <text:p>29055</text:p>
          </table:table-cell>
          <table:table-cell office:value-type="float" office:value="341673" calcext:value-type="float">
            <text:p>341673</text:p>
          </table:table-cell>
          <table:table-cell office:value-type="float" office:value="286415804" calcext:value-type="float">
            <text:p>286415804</text:p>
          </table:table-cell>
          <table:table-cell office:value-type="float" office:value="172813196" calcext:value-type="float">
            <text:p>172813196</text:p>
          </table:table-cell>
          <table:table-cell office:value-type="float" office:value="23258" calcext:value-type="float">
            <text:p>23258</text:p>
          </table:table-cell>
          <table:table-cell office:value-type="float" office:value="31010" calcext:value-type="float">
            <text:p>31010</text:p>
          </table:table-cell>
          <table:table-cell office:value-type="float" office:value="208831" calcext:value-type="float">
            <text:p>208831</text:p>
          </table:table-cell>
          <table:table-cell office:value-type="float" office:value="52732" calcext:value-type="float">
            <text:p>52732</text:p>
          </table:table-cell>
          <table:table-cell office:value-type="float" office:value="4680" calcext:value-type="float">
            <text:p>4680</text:p>
          </table:table-cell>
          <table:table-cell office:value-type="float" office:value="2863" calcext:value-type="float">
            <text:p>2863</text:p>
          </table:table-cell>
          <table:table-cell office:value-type="float" office:value="274344" calcext:value-type="float">
            <text:p>274344</text:p>
          </table:table-cell>
          <table:table-cell office:value-type="float" office:value="15196282" calcext:value-type="float">
            <text:p>15196282</text:p>
          </table:table-cell>
          <table:table-cell office:value-type="float" office:value="19975" calcext:value-type="float">
            <text:p>19975</text:p>
          </table:table-cell>
          <table:table-cell office:value-type="float" office:value="16760981" calcext:value-type="float">
            <text:p>16760981</text:p>
          </table:table-cell>
          <table:table-cell office:value-type="float" office:value="87094" calcext:value-type="float">
            <text:p>87094</text:p>
          </table:table-cell>
          <table:table-cell office:value-type="float" office:value="1396" calcext:value-type="float">
            <text:p>1396</text:p>
          </table:table-cell>
          <table:table-cell office:value-type="float" office:value="4260" calcext:value-type="float">
            <text:p>4260</text:p>
          </table:table-cell>
          <table:table-cell office:value-type="float" office:value="108746" calcext:value-type="float">
            <text:p>108746</text:p>
          </table:table-cell>
          <table:table-cell office:value-type="float" office:value="295367" calcext:value-type="float">
            <text:p>295367</text:p>
          </table:table-cell>
          <table:table-cell office:value-type="float" office:value="44700" calcext:value-type="float">
            <text:p>44700</text:p>
          </table:table-cell>
          <table:table-cell office:value-type="float" office:value="17006899" calcext:value-type="float">
            <text:p>17006899</text:p>
          </table:table-cell>
          <table:table-cell office:value-type="float" office:value="213162" calcext:value-type="float">
            <text:p>213162</text:p>
          </table:table-cell>
          <table:table-cell office:value-type="float" office:value="157357" calcext:value-type="float">
            <text:p>1573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33851" calcext:value-type="float">
            <text:p>1233851</text:p>
          </table:table-cell>
          <table:table-cell office:value-type="float" office:value="6852808" calcext:value-type="float">
            <text:p>6852808</text:p>
          </table:table-cell>
          <table:table-cell office:value-type="float" office:value="28636" calcext:value-type="float">
            <text:p>28636</text:p>
          </table:table-cell>
          <table:table-cell office:value-type="float" office:value="119276183" calcext:value-type="float">
            <text:p>119276183</text:p>
          </table:table-cell>
          <table:table-cell office:value-type="float" office:value="218389604" calcext:value-type="float">
            <text:p>218389604</text:p>
          </table:table-cell>
          <table:table-cell office:value-type="float" office:value="3927774" calcext:value-type="float">
            <text:p>3927774</text:p>
          </table:table-cell>
          <table:table-cell office:value-type="float" office:value="85838" calcext:value-type="float">
            <text:p>85838</text:p>
          </table:table-cell>
          <table:table-cell office:value-type="float" office:value="138289" calcext:value-type="float">
            <text:p>138289</text:p>
          </table:table-cell>
          <table:table-cell office:value-type="float" office:value="237257" calcext:value-type="float">
            <text:p>237257</text:p>
          </table:table-cell>
          <table:table-cell office:value-type="float" office:value="4472552" calcext:value-type="float">
            <text:p>4472552</text:p>
          </table:table-cell>
          <table:table-cell office:value-type="float" office:value="15266754" calcext:value-type="float">
            <text:p>15266754</text:p>
          </table:table-cell>
          <table:table-cell office:value-type="float" office:value="161059" calcext:value-type="float">
            <text:p>161059</text:p>
          </table:table-cell>
          <table:table-cell office:value-type="float" office:value="343140" calcext:value-type="float">
            <text:p>343140</text:p>
          </table:table-cell>
          <table:table-cell office:value-type="float" office:value="19068" calcext:value-type="float">
            <text:p>19068</text:p>
          </table:table-cell>
          <table:table-cell office:value-type="float" office:value="37156" calcext:value-type="float">
            <text:p>37156</text:p>
          </table:table-cell>
          <table:table-cell office:value-type="float" office:value="10407" calcext:value-type="float">
            <text:p>10407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90586" calcext:value-type="float">
            <text:p>90586</text:p>
          </table:table-cell>
          <table:table-cell office:value-type="float" office:value="14807" calcext:value-type="float">
            <text:p>14807</text:p>
          </table:table-cell>
          <table:table-cell office:value-type="float" office:value="543869" calcext:value-type="float">
            <text:p>543869</text:p>
          </table:table-cell>
          <table:table-cell office:value-type="float" office:value="14318" calcext:value-type="float">
            <text:p>14318</text:p>
          </table:table-cell>
          <table:table-cell office:value-type="float" office:value="604982" calcext:value-type="float">
            <text:p>604982</text:p>
          </table:table-cell>
          <table:table-cell office:value-type="float" office:value="31429" calcext:value-type="float">
            <text:p>31429</text:p>
          </table:table-cell>
          <table:table-cell office:value-type="float" office:value="30652520" calcext:value-type="float">
            <text:p>30652520</text:p>
          </table:table-cell>
          <table:table-cell office:value-type="float" office:value="34782" calcext:value-type="float">
            <text:p>34782</text:p>
          </table:table-cell>
          <table:table-cell office:value-type="float" office:value="47354" calcext:value-type="float">
            <text:p>47354</text:p>
          </table:table-cell>
          <table:table-cell office:value-type="float" office:value="2120511" calcext:value-type="float">
            <text:p>2120511</text:p>
          </table:table-cell>
          <table:table-cell office:value-type="float" office:value="29543" calcext:value-type="float">
            <text:p>29543</text:p>
          </table:table-cell>
          <table:table-cell office:value-type="float" office:value="237257" calcext:value-type="float">
            <text:p>237257</text:p>
          </table:table-cell>
          <table:table-cell office:value-type="float" office:value="296439636" calcext:value-type="float">
            <text:p>296439636</text:p>
          </table:table-cell>
          <table:table-cell office:value-type="float" office:value="152298980" calcext:value-type="float">
            <text:p>152298980</text:p>
          </table:table-cell>
          <table:table-cell office:value-type="float" office:value="36808" calcext:value-type="float">
            <text:p>36808</text:p>
          </table:table-cell>
          <table:table-cell office:value-type="float" office:value="31011" calcext:value-type="float">
            <text:p>31011</text:p>
          </table:table-cell>
          <table:table-cell office:value-type="float" office:value="224755" calcext:value-type="float">
            <text:p>224755</text:p>
          </table:table-cell>
          <table:table-cell office:value-type="float" office:value="53011" calcext:value-type="float">
            <text:p>53011</text:p>
          </table:table-cell>
          <table:table-cell office:value-type="float" office:value="4260" calcext:value-type="float">
            <text:p>4260</text:p>
          </table:table-cell>
          <table:table-cell office:value-type="float" office:value="2305" calcext:value-type="float">
            <text:p>2305</text:p>
          </table:table-cell>
          <table:table-cell office:value-type="float" office:value="268687" calcext:value-type="float">
            <text:p>268687</text:p>
          </table:table-cell>
          <table:table-cell office:value-type="float" office:value="15714380" calcext:value-type="float">
            <text:p>15714380</text:p>
          </table:table-cell>
          <table:table-cell office:value-type="float" office:value="20394" calcext:value-type="float">
            <text:p>20394</text:p>
          </table:table-cell>
          <table:table-cell office:value-type="float" office:value="16000807" calcext:value-type="float">
            <text:p>16000807</text:p>
          </table:table-cell>
          <table:table-cell office:value-type="float" office:value="87304" calcext:value-type="float">
            <text:p>87304</text:p>
          </table:table-cell>
          <table:table-cell office:value-type="float" office:value="1467" calcext:value-type="float">
            <text:p>1467</text:p>
          </table:table-cell>
          <table:table-cell office:value-type="float" office:value="4330" calcext:value-type="float">
            <text:p>4330</text:p>
          </table:table-cell>
          <table:table-cell office:value-type="float" office:value="112658" calcext:value-type="float">
            <text:p>112658</text:p>
          </table:table-cell>
          <table:table-cell office:value-type="float" office:value="171535" calcext:value-type="float">
            <text:p>171535</text:p>
          </table:table-cell>
          <table:table-cell office:value-type="float" office:value="44421" calcext:value-type="float">
            <text:p>44421</text:p>
          </table:table-cell>
          <table:table-cell office:value-type="float" office:value="15739523" calcext:value-type="float">
            <text:p>15739523</text:p>
          </table:table-cell>
          <table:table-cell office:value-type="float" office:value="215746" calcext:value-type="float">
            <text:p>215746</text:p>
          </table:table-cell>
          <table:table-cell office:value-type="float" office:value="133540" calcext:value-type="float">
            <text:p>1335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60810" calcext:value-type="float">
            <text:p>1260810</text:p>
          </table:table-cell>
          <table:table-cell office:value-type="float" office:value="7344505" calcext:value-type="float">
            <text:p>7344505</text:p>
          </table:table-cell>
          <table:table-cell office:value-type="float" office:value="28636" calcext:value-type="float">
            <text:p>28636</text:p>
          </table:table-cell>
          <table:table-cell office:value-type="float" office:value="117675655" calcext:value-type="float">
            <text:p>117675655</text:p>
          </table:table-cell>
          <table:table-cell office:value-type="float" office:value="216322803" calcext:value-type="float">
            <text:p>216322803</text:p>
          </table:table-cell>
          <table:table-cell office:value-type="float" office:value="4133183" calcext:value-type="float">
            <text:p>4133183</text:p>
          </table:table-cell>
          <table:table-cell office:value-type="float" office:value="87234" calcext:value-type="float">
            <text:p>87234</text:p>
          </table:table-cell>
          <table:table-cell office:value-type="float" office:value="112657" calcext:value-type="float">
            <text:p>112657</text:p>
          </table:table-cell>
          <table:table-cell office:value-type="float" office:value="226152" calcext:value-type="float">
            <text:p>226152</text:p>
          </table:table-cell>
          <table:table-cell office:value-type="float" office:value="4939733" calcext:value-type="float">
            <text:p>4939733</text:p>
          </table:table-cell>
          <table:table-cell office:value-type="float" office:value="15629520" calcext:value-type="float">
            <text:p>15629520</text:p>
          </table:table-cell>
          <table:table-cell office:value-type="float" office:value="156099" calcext:value-type="float">
            <text:p>156099</text:p>
          </table:table-cell>
          <table:table-cell office:value-type="float" office:value="380436" calcext:value-type="float">
            <text:p>380436</text:p>
          </table:table-cell>
          <table:table-cell office:value-type="float" office:value="18718" calcext:value-type="float">
            <text:p>18718</text:p>
          </table:table-cell>
          <table:table-cell office:value-type="float" office:value="36807" calcext:value-type="float">
            <text:p>36807</text:p>
          </table:table-cell>
          <table:table-cell office:value-type="float" office:value="10546" calcext:value-type="float">
            <text:p>10546</text:p>
          </table:table-cell>
          <table:table-cell office:value-type="float" office:value="2794" calcext:value-type="float">
            <text:p>2794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90447" calcext:value-type="float">
            <text:p>90447</text:p>
          </table:table-cell>
          <table:table-cell office:value-type="float" office:value="13410" calcext:value-type="float">
            <text:p>13410</text:p>
          </table:table-cell>
          <table:table-cell office:value-type="float" office:value="383579" calcext:value-type="float">
            <text:p>383579</text:p>
          </table:table-cell>
          <table:table-cell office:value-type="float" office:value="15715" calcext:value-type="float">
            <text:p>15715</text:p>
          </table:table-cell>
          <table:table-cell office:value-type="float" office:value="551133" calcext:value-type="float">
            <text:p>551133</text:p>
          </table:table-cell>
          <table:table-cell office:value-type="float" office:value="29823" calcext:value-type="float">
            <text:p>29823</text:p>
          </table:table-cell>
          <table:table-cell office:value-type="float" office:value="31287535" calcext:value-type="float">
            <text:p>31287535</text:p>
          </table:table-cell>
          <table:table-cell office:value-type="float" office:value="33804" calcext:value-type="float">
            <text:p>33804</text:p>
          </table:table-cell>
          <table:table-cell office:value-type="float" office:value="47703" calcext:value-type="float">
            <text:p>47703</text:p>
          </table:table-cell>
          <table:table-cell office:value-type="float" office:value="2335768" calcext:value-type="float">
            <text:p>2335768</text:p>
          </table:table-cell>
          <table:table-cell office:value-type="float" office:value="29334" calcext:value-type="float">
            <text:p>29334</text:p>
          </table:table-cell>
          <table:table-cell office:value-type="float" office:value="201777" calcext:value-type="float">
            <text:p>201777</text:p>
          </table:table-cell>
          <table:table-cell office:value-type="float" office:value="289168815" calcext:value-type="float">
            <text:p>289168815</text:p>
          </table:table-cell>
          <table:table-cell office:value-type="float" office:value="150871104" calcext:value-type="float">
            <text:p>150871104</text:p>
          </table:table-cell>
          <table:table-cell office:value-type="float" office:value="23328" calcext:value-type="float">
            <text:p>23328</text:p>
          </table:table-cell>
          <table:table-cell office:value-type="float" office:value="31010" calcext:value-type="float">
            <text:p>31010</text:p>
          </table:table-cell>
          <table:table-cell office:value-type="float" office:value="654571" calcext:value-type="float">
            <text:p>654571</text:p>
          </table:table-cell>
          <table:table-cell office:value-type="float" office:value="100086" calcext:value-type="float">
            <text:p>100086</text:p>
          </table:table-cell>
          <table:table-cell office:value-type="float" office:value="4330" calcext:value-type="float">
            <text:p>4330</text:p>
          </table:table-cell>
          <table:table-cell office:value-type="float" office:value="3771" calcext:value-type="float">
            <text:p>3771</text:p>
          </table:table-cell>
          <table:table-cell office:value-type="float" office:value="249690" calcext:value-type="float">
            <text:p>249690</text:p>
          </table:table-cell>
          <table:table-cell office:value-type="float" office:value="15873762" calcext:value-type="float">
            <text:p>15873762</text:p>
          </table:table-cell>
          <table:table-cell office:value-type="float" office:value="21581" calcext:value-type="float">
            <text:p>21581</text:p>
          </table:table-cell>
          <table:table-cell office:value-type="float" office:value="16043132" calcext:value-type="float">
            <text:p>16043132</text:p>
          </table:table-cell>
          <table:table-cell office:value-type="float" office:value="85767" calcext:value-type="float">
            <text:p>85767</text:p>
          </table:table-cell>
          <table:table-cell office:value-type="float" office:value="1467" calcext:value-type="float">
            <text:p>1467</text:p>
          </table:table-cell>
          <table:table-cell office:value-type="float" office:value="4400" calcext:value-type="float">
            <text:p>4400</text:p>
          </table:table-cell>
          <table:table-cell office:value-type="float" office:value="112378" calcext:value-type="float">
            <text:p>112378</text:p>
          </table:table-cell>
          <table:table-cell office:value-type="float" office:value="155750" calcext:value-type="float">
            <text:p>155750</text:p>
          </table:table-cell>
          <table:table-cell office:value-type="float" office:value="41906" calcext:value-type="float">
            <text:p>41906</text:p>
          </table:table-cell>
          <table:table-cell office:value-type="float" office:value="15815582" calcext:value-type="float">
            <text:p>15815582</text:p>
          </table:table-cell>
          <table:table-cell office:value-type="float" office:value="186691" calcext:value-type="float">
            <text:p>186691</text:p>
          </table:table-cell>
          <table:table-cell office:value-type="float" office:value="132004" calcext:value-type="float">
            <text:p>132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2283" calcext:value-type="float">
            <text:p>1482283</text:p>
          </table:table-cell>
          <table:table-cell office:value-type="float" office:value="7096352" calcext:value-type="float">
            <text:p>7096352</text:p>
          </table:table-cell>
          <table:table-cell office:value-type="float" office:value="30521" calcext:value-type="float">
            <text:p>30521</text:p>
          </table:table-cell>
          <table:table-cell office:value-type="float" office:value="118210795" calcext:value-type="float">
            <text:p>118210795</text:p>
          </table:table-cell>
          <table:table-cell office:value-type="float" office:value="214025868" calcext:value-type="float">
            <text:p>214025868</text:p>
          </table:table-cell>
          <table:table-cell office:value-type="float" office:value="4069626" calcext:value-type="float">
            <text:p>4069626</text:p>
          </table:table-cell>
          <table:table-cell office:value-type="float" office:value="85418" calcext:value-type="float">
            <text:p>85418</text:p>
          </table:table-cell>
          <table:table-cell office:value-type="float" office:value="111051" calcext:value-type="float">
            <text:p>111051</text:p>
          </table:table-cell>
          <table:table-cell office:value-type="float" office:value="222590" calcext:value-type="float">
            <text:p>222590</text:p>
          </table:table-cell>
          <table:table-cell office:value-type="float" office:value="4547353" calcext:value-type="float">
            <text:p>4547353</text:p>
          </table:table-cell>
          <table:table-cell office:value-type="float" office:value="16035937" calcext:value-type="float">
            <text:p>16035937</text:p>
          </table:table-cell>
          <table:table-cell office:value-type="float" office:value="161058" calcext:value-type="float">
            <text:p>161058</text:p>
          </table:table-cell>
          <table:table-cell office:value-type="float" office:value="462991" calcext:value-type="float">
            <text:p>462991</text:p>
          </table:table-cell>
          <table:table-cell office:value-type="float" office:value="19975" calcext:value-type="float">
            <text:p>19975</text:p>
          </table:table-cell>
          <table:table-cell office:value-type="float" office:value="36738" calcext:value-type="float">
            <text:p>36738</text:p>
          </table:table-cell>
          <table:table-cell office:value-type="float" office:value="10057" calcext:value-type="float">
            <text:p>10057</text:p>
          </table:table-cell>
          <table:table-cell office:value-type="float" office:value="2374" calcext:value-type="float">
            <text:p>2374</text:p>
          </table:table-cell>
          <table:table-cell office:value-type="float" office:value="1467" calcext:value-type="float">
            <text:p>1467</text:p>
          </table:table-cell>
          <table:table-cell office:value-type="float" office:value="978" calcext:value-type="float">
            <text:p>978</text:p>
          </table:table-cell>
          <table:table-cell office:value-type="float" office:value="93031" calcext:value-type="float">
            <text:p>93031</text:p>
          </table:table-cell>
          <table:table-cell office:value-type="float" office:value="16623" calcext:value-type="float">
            <text:p>16623</text:p>
          </table:table-cell>
          <table:table-cell office:value-type="float" office:value="380087" calcext:value-type="float">
            <text:p>380087</text:p>
          </table:table-cell>
          <table:table-cell office:value-type="float" office:value="14388" calcext:value-type="float">
            <text:p>14388</text:p>
          </table:table-cell>
          <table:table-cell office:value-type="float" office:value="506364" calcext:value-type="float">
            <text:p>506364</text:p>
          </table:table-cell>
          <table:table-cell office:value-type="float" office:value="30102" calcext:value-type="float">
            <text:p>30102</text:p>
          </table:table-cell>
          <table:table-cell office:value-type="float" office:value="29803227" calcext:value-type="float">
            <text:p>29803227</text:p>
          </table:table-cell>
          <table:table-cell office:value-type="float" office:value="28566" calcext:value-type="float">
            <text:p>28566</text:p>
          </table:table-cell>
          <table:table-cell office:value-type="float" office:value="48262" calcext:value-type="float">
            <text:p>48262</text:p>
          </table:table-cell>
          <table:table-cell office:value-type="float" office:value="2255029" calcext:value-type="float">
            <text:p>2255029</text:p>
          </table:table-cell>
          <table:table-cell office:value-type="float" office:value="30312" calcext:value-type="float">
            <text:p>30312</text:p>
          </table:table-cell>
          <table:table-cell office:value-type="float" office:value="169928" calcext:value-type="float">
            <text:p>169928</text:p>
          </table:table-cell>
          <table:table-cell office:value-type="float" office:value="285420538" calcext:value-type="float">
            <text:p>285420538</text:p>
          </table:table-cell>
          <table:table-cell office:value-type="float" office:value="141712980" calcext:value-type="float">
            <text:p>141712980</text:p>
          </table:table-cell>
          <table:table-cell office:value-type="float" office:value="22769" calcext:value-type="float">
            <text:p>22769</text:p>
          </table:table-cell>
          <table:table-cell office:value-type="float" office:value="31080" calcext:value-type="float">
            <text:p>31080</text:p>
          </table:table-cell>
          <table:table-cell office:value-type="float" office:value="373032" calcext:value-type="float">
            <text:p>373032</text:p>
          </table:table-cell>
          <table:table-cell office:value-type="float" office:value="161687" calcext:value-type="float">
            <text:p>161687</text:p>
          </table:table-cell>
          <table:table-cell office:value-type="float" office:value="5238" calcext:value-type="float">
            <text:p>5238</text:p>
          </table:table-cell>
          <table:table-cell office:value-type="float" office:value="3352" calcext:value-type="float">
            <text:p>3352</text:p>
          </table:table-cell>
          <table:table-cell office:value-type="float" office:value="248642" calcext:value-type="float">
            <text:p>248642</text:p>
          </table:table-cell>
          <table:table-cell office:value-type="float" office:value="15279396" calcext:value-type="float">
            <text:p>15279396</text:p>
          </table:table-cell>
          <table:table-cell office:value-type="float" office:value="21023" calcext:value-type="float">
            <text:p>21023</text:p>
          </table:table-cell>
          <table:table-cell office:value-type="float" office:value="17978767" calcext:value-type="float">
            <text:p>17978767</text:p>
          </table:table-cell>
          <table:table-cell office:value-type="float" office:value="85558" calcext:value-type="float">
            <text:p>85558</text:p>
          </table:table-cell>
          <table:table-cell office:value-type="float" office:value="978" calcext:value-type="float">
            <text:p>978</text:p>
          </table:table-cell>
          <table:table-cell office:value-type="float" office:value="5168" calcext:value-type="float">
            <text:p>5168</text:p>
          </table:table-cell>
          <table:table-cell office:value-type="float" office:value="106511" calcext:value-type="float">
            <text:p>106511</text:p>
          </table:table-cell>
          <table:table-cell office:value-type="float" office:value="150582" calcext:value-type="float">
            <text:p>150582</text:p>
          </table:table-cell>
          <table:table-cell office:value-type="float" office:value="43512" calcext:value-type="float">
            <text:p>43512</text:p>
          </table:table-cell>
          <table:table-cell office:value-type="float" office:value="15614783" calcext:value-type="float">
            <text:p>15614783</text:p>
          </table:table-cell>
          <table:table-cell office:value-type="float" office:value="169090" calcext:value-type="float">
            <text:p>169090</text:p>
          </table:table-cell>
          <table:table-cell office:value-type="float" office:value="297183" calcext:value-type="float">
            <text:p>2971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89237" calcext:value-type="float">
            <text:p>1289237</text:p>
          </table:table-cell>
          <table:table-cell office:value-type="float" office:value="7249099" calcext:value-type="float">
            <text:p>7249099</text:p>
          </table:table-cell>
          <table:table-cell office:value-type="float" office:value="29613" calcext:value-type="float">
            <text:p>29613</text:p>
          </table:table-cell>
          <table:table-cell office:value-type="float" office:value="118619517" calcext:value-type="float">
            <text:p>118619517</text:p>
          </table:table-cell>
          <table:table-cell office:value-type="float" office:value="217409284" calcext:value-type="float">
            <text:p>217409284</text:p>
          </table:table-cell>
          <table:table-cell office:value-type="float" office:value="4267562" calcext:value-type="float">
            <text:p>4267562</text:p>
          </table:table-cell>
          <table:table-cell office:value-type="float" office:value="97710" calcext:value-type="float">
            <text:p>97710</text:p>
          </table:table-cell>
          <table:table-cell office:value-type="float" office:value="110353" calcext:value-type="float">
            <text:p>110353</text:p>
          </table:table-cell>
          <table:table-cell office:value-type="float" office:value="230413" calcext:value-type="float">
            <text:p>230413</text:p>
          </table:table-cell>
          <table:table-cell office:value-type="float" office:value="4587025" calcext:value-type="float">
            <text:p>4587025</text:p>
          </table:table-cell>
          <table:table-cell office:value-type="float" office:value="15826617" calcext:value-type="float">
            <text:p>15826617</text:p>
          </table:table-cell>
          <table:table-cell office:value-type="float" office:value="160709" calcext:value-type="float">
            <text:p>160709</text:p>
          </table:table-cell>
          <table:table-cell office:value-type="float" office:value="429676" calcext:value-type="float">
            <text:p>429676</text:p>
          </table:table-cell>
          <table:table-cell office:value-type="float" office:value="17600" calcext:value-type="float">
            <text:p>17600</text:p>
          </table:table-cell>
          <table:table-cell office:value-type="float" office:value="36109" calcext:value-type="float">
            <text:p>36109</text:p>
          </table:table-cell>
          <table:table-cell office:value-type="float" office:value="10895" calcext:value-type="float">
            <text:p>10895</text:p>
          </table:table-cell>
          <table:table-cell office:value-type="float" office:value="2864" calcext:value-type="float">
            <text:p>2864</text:p>
          </table:table-cell>
          <table:table-cell office:value-type="float" office:value="1466" calcext:value-type="float">
            <text:p>1466</text:p>
          </table:table-cell>
          <table:table-cell office:value-type="float" office:value="1886" calcext:value-type="float">
            <text:p>1886</text:p>
          </table:table-cell>
          <table:table-cell office:value-type="float" office:value="90097" calcext:value-type="float">
            <text:p>90097</text:p>
          </table:table-cell>
          <table:table-cell office:value-type="float" office:value="13969" calcext:value-type="float">
            <text:p>13969</text:p>
          </table:table-cell>
          <table:table-cell office:value-type="float" office:value="390075" calcext:value-type="float">
            <text:p>390075</text:p>
          </table:table-cell>
          <table:table-cell office:value-type="float" office:value="14109" calcext:value-type="float">
            <text:p>14109</text:p>
          </table:table-cell>
          <table:table-cell office:value-type="float" office:value="444972" calcext:value-type="float">
            <text:p>444972</text:p>
          </table:table-cell>
          <table:table-cell office:value-type="float" office:value="29683" calcext:value-type="float">
            <text:p>29683</text:p>
          </table:table-cell>
          <table:table-cell office:value-type="float" office:value="31326577" calcext:value-type="float">
            <text:p>31326577</text:p>
          </table:table-cell>
          <table:table-cell office:value-type="float" office:value="32408" calcext:value-type="float">
            <text:p>32408</text:p>
          </table:table-cell>
          <table:table-cell office:value-type="float" office:value="48541" calcext:value-type="float">
            <text:p>48541</text:p>
          </table:table-cell>
          <table:table-cell office:value-type="float" office:value="2061912" calcext:value-type="float">
            <text:p>2061912</text:p>
          </table:table-cell>
          <table:table-cell office:value-type="float" office:value="30033" calcext:value-type="float">
            <text:p>30033</text:p>
          </table:table-cell>
          <table:table-cell office:value-type="float" office:value="175376" calcext:value-type="float">
            <text:p>175376</text:p>
          </table:table-cell>
          <table:table-cell office:value-type="float" office:value="283541685" calcext:value-type="float">
            <text:p>283541685</text:p>
          </table:table-cell>
          <table:table-cell office:value-type="float" office:value="138705809" calcext:value-type="float">
            <text:p>138705809</text:p>
          </table:table-cell>
          <table:table-cell office:value-type="float" office:value="23328" calcext:value-type="float">
            <text:p>23328</text:p>
          </table:table-cell>
          <table:table-cell office:value-type="float" office:value="32896" calcext:value-type="float">
            <text:p>32896</text:p>
          </table:table-cell>
          <table:table-cell office:value-type="float" office:value="366188" calcext:value-type="float">
            <text:p>366188</text:p>
          </table:table-cell>
          <table:table-cell office:value-type="float" office:value="69215" calcext:value-type="float">
            <text:p>69215</text:p>
          </table:table-cell>
          <table:table-cell office:value-type="float" office:value="4679" calcext:value-type="float">
            <text:p>4679</text:p>
          </table:table-cell>
          <table:table-cell office:value-type="float" office:value="3352" calcext:value-type="float">
            <text:p>3352</text:p>
          </table:table-cell>
          <table:table-cell office:value-type="float" office:value="256883" calcext:value-type="float">
            <text:p>256883</text:p>
          </table:table-cell>
          <table:table-cell office:value-type="float" office:value="15417686" calcext:value-type="float">
            <text:p>15417686</text:p>
          </table:table-cell>
          <table:table-cell office:value-type="float" office:value="20534" calcext:value-type="float">
            <text:p>20534</text:p>
          </table:table-cell>
          <table:table-cell office:value-type="float" office:value="15219819" calcext:value-type="float">
            <text:p>15219819</text:p>
          </table:table-cell>
          <table:table-cell office:value-type="float" office:value="90517" calcext:value-type="float">
            <text:p>90517</text:p>
          </table:table-cell>
          <table:table-cell office:value-type="float" office:value="908" calcext:value-type="float">
            <text:p>908</text:p>
          </table:table-cell>
          <table:table-cell office:value-type="float" office:value="5238" calcext:value-type="float">
            <text:p>5238</text:p>
          </table:table-cell>
          <table:table-cell office:value-type="float" office:value="253321" calcext:value-type="float">
            <text:p>253321</text:p>
          </table:table-cell>
          <table:table-cell office:value-type="float" office:value="159731" calcext:value-type="float">
            <text:p>159731</text:p>
          </table:table-cell>
          <table:table-cell office:value-type="float" office:value="45677" calcext:value-type="float">
            <text:p>45677</text:p>
          </table:table-cell>
          <table:table-cell office:value-type="float" office:value="15650403" calcext:value-type="float">
            <text:p>15650403</text:p>
          </table:table-cell>
          <table:table-cell office:value-type="float" office:value="185434" calcext:value-type="float">
            <text:p>185434</text:p>
          </table:table-cell>
          <table:table-cell office:value-type="float" office:value="175586" calcext:value-type="float">
            <text:p>1755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1953" calcext:value-type="float">
            <text:p>1691953</text:p>
          </table:table-cell>
          <table:table-cell office:value-type="float" office:value="6495630" calcext:value-type="float">
            <text:p>6495630</text:p>
          </table:table-cell>
          <table:table-cell office:value-type="float" office:value="29334" calcext:value-type="float">
            <text:p>29334</text:p>
          </table:table-cell>
          <table:table-cell office:value-type="float" office:value="121525415" calcext:value-type="float">
            <text:p>121525415</text:p>
          </table:table-cell>
          <table:table-cell office:value-type="float" office:value="219017774" calcext:value-type="float">
            <text:p>219017774</text:p>
          </table:table-cell>
          <table:table-cell office:value-type="float" office:value="4289004" calcext:value-type="float">
            <text:p>4289004</text:p>
          </table:table-cell>
          <table:table-cell office:value-type="float" office:value="79063" calcext:value-type="float">
            <text:p>79063</text:p>
          </table:table-cell>
          <table:table-cell office:value-type="float" office:value="113007" calcext:value-type="float">
            <text:p>113007</text:p>
          </table:table-cell>
          <table:table-cell office:value-type="float" office:value="452165" calcext:value-type="float">
            <text:p>452165</text:p>
          </table:table-cell>
          <table:table-cell office:value-type="float" office:value="4726082" calcext:value-type="float">
            <text:p>4726082</text:p>
          </table:table-cell>
          <table:table-cell office:value-type="float" office:value="15450092" calcext:value-type="float">
            <text:p>15450092</text:p>
          </table:table-cell>
          <table:table-cell office:value-type="float" office:value="162735" calcext:value-type="float">
            <text:p>162735</text:p>
          </table:table-cell>
          <table:table-cell office:value-type="float" office:value="337273" calcext:value-type="float">
            <text:p>337273</text:p>
          </table:table-cell>
          <table:table-cell office:value-type="float" office:value="17810" calcext:value-type="float">
            <text:p>17810</text:p>
          </table:table-cell>
          <table:table-cell office:value-type="float" office:value="34782" calcext:value-type="float">
            <text:p>34782</text:p>
          </table:table-cell>
          <table:table-cell office:value-type="float" office:value="10127" calcext:value-type="float">
            <text:p>10127</text:p>
          </table:table-cell>
          <table:table-cell office:value-type="float" office:value="2934" calcext:value-type="float">
            <text:p>2934</text:p>
          </table:table-cell>
          <table:table-cell office:value-type="float" office:value="978" calcext:value-type="float">
            <text:p>978</text:p>
          </table:table-cell>
          <table:table-cell office:value-type="float" office:value="908" calcext:value-type="float">
            <text:p>908</text:p>
          </table:table-cell>
          <table:table-cell office:value-type="float" office:value="88910" calcext:value-type="float">
            <text:p>88910</text:p>
          </table:table-cell>
          <table:table-cell office:value-type="float" office:value="12711" calcext:value-type="float">
            <text:p>12711</text:p>
          </table:table-cell>
          <table:table-cell office:value-type="float" office:value="605821" calcext:value-type="float">
            <text:p>605821</text:p>
          </table:table-cell>
          <table:table-cell office:value-type="float" office:value="14528" calcext:value-type="float">
            <text:p>14528</text:p>
          </table:table-cell>
          <table:table-cell office:value-type="float" office:value="567826" calcext:value-type="float">
            <text:p>567826</text:p>
          </table:table-cell>
          <table:table-cell office:value-type="float" office:value="30033" calcext:value-type="float">
            <text:p>30033</text:p>
          </table:table-cell>
          <table:table-cell office:value-type="float" office:value="30852482" calcext:value-type="float">
            <text:p>30852482</text:p>
          </table:table-cell>
          <table:table-cell office:value-type="float" office:value="27938" calcext:value-type="float">
            <text:p>27938</text:p>
          </table:table-cell>
          <table:table-cell office:value-type="float" office:value="46935" calcext:value-type="float">
            <text:p>46935</text:p>
          </table:table-cell>
          <table:table-cell office:value-type="float" office:value="2075322" calcext:value-type="float">
            <text:p>2075322</text:p>
          </table:table-cell>
          <table:table-cell office:value-type="float" office:value="24235" calcext:value-type="float">
            <text:p>24235</text:p>
          </table:table-cell>
          <table:table-cell office:value-type="float" office:value="175516" calcext:value-type="float">
            <text:p>175516</text:p>
          </table:table-cell>
          <table:table-cell office:value-type="float" office:value="283401860" calcext:value-type="float">
            <text:p>283401860</text:p>
          </table:table-cell>
          <table:table-cell office:value-type="float" office:value="137642096" calcext:value-type="float">
            <text:p>137642096</text:p>
          </table:table-cell>
          <table:table-cell office:value-type="float" office:value="23048" calcext:value-type="float">
            <text:p>23048</text:p>
          </table:table-cell>
          <table:table-cell office:value-type="float" office:value="31499" calcext:value-type="float">
            <text:p>31499</text:p>
          </table:table-cell>
          <table:table-cell office:value-type="float" office:value="364442" calcext:value-type="float">
            <text:p>364442</text:p>
          </table:table-cell>
          <table:table-cell office:value-type="float" office:value="62999" calcext:value-type="float">
            <text:p>62999</text:p>
          </table:table-cell>
          <table:table-cell office:value-type="float" office:value="4819" calcext:value-type="float">
            <text:p>4819</text:p>
          </table:table-cell>
          <table:table-cell office:value-type="float" office:value="4330" calcext:value-type="float">
            <text:p>4330</text:p>
          </table:table-cell>
          <table:table-cell office:value-type="float" office:value="250737" calcext:value-type="float">
            <text:p>250737</text:p>
          </table:table-cell>
          <table:table-cell office:value-type="float" office:value="15119246" calcext:value-type="float">
            <text:p>15119246</text:p>
          </table:table-cell>
          <table:table-cell office:value-type="float" office:value="20394" calcext:value-type="float">
            <text:p>20394</text:p>
          </table:table-cell>
          <table:table-cell office:value-type="float" office:value="15859514" calcext:value-type="float">
            <text:p>15859514</text:p>
          </table:table-cell>
          <table:table-cell office:value-type="float" office:value="220635" calcext:value-type="float">
            <text:p>220635</text:p>
          </table:table-cell>
          <table:table-cell office:value-type="float" office:value="978" calcext:value-type="float">
            <text:p>978</text:p>
          </table:table-cell>
          <table:table-cell office:value-type="float" office:value="5657" calcext:value-type="float">
            <text:p>5657</text:p>
          </table:table-cell>
          <table:table-cell office:value-type="float" office:value="226641" calcext:value-type="float">
            <text:p>226641</text:p>
          </table:table-cell>
          <table:table-cell office:value-type="float" office:value="153725" calcext:value-type="float">
            <text:p>153725</text:p>
          </table:table-cell>
          <table:table-cell office:value-type="float" office:value="43093" calcext:value-type="float">
            <text:p>43093</text:p>
          </table:table-cell>
          <table:table-cell office:value-type="float" office:value="16260484" calcext:value-type="float">
            <text:p>16260484</text:p>
          </table:table-cell>
          <table:table-cell office:value-type="float" office:value="180964" calcext:value-type="float">
            <text:p>180964</text:p>
          </table:table-cell>
          <table:table-cell office:value-type="float" office:value="167694" calcext:value-type="float">
            <text:p>1676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19758" calcext:value-type="float">
            <text:p>1319758</text:p>
          </table:table-cell>
          <table:table-cell office:value-type="float" office:value="6975523" calcext:value-type="float">
            <text:p>6975523</text:p>
          </table:table-cell>
          <table:table-cell office:value-type="float" office:value="29055" calcext:value-type="float">
            <text:p>29055</text:p>
          </table:table-cell>
          <table:table-cell office:value-type="float" office:value="143071844" calcext:value-type="float">
            <text:p>143071844</text:p>
          </table:table-cell>
          <table:table-cell office:value-type="float" office:value="217253534" calcext:value-type="float">
            <text:p>217253534</text:p>
          </table:table-cell>
          <table:table-cell office:value-type="float" office:value="4420239" calcext:value-type="float">
            <text:p>4420239</text:p>
          </table:table-cell>
          <table:table-cell office:value-type="float" office:value="72916" calcext:value-type="float">
            <text:p>72916</text:p>
          </table:table-cell>
          <table:table-cell office:value-type="float" office:value="123902" calcext:value-type="float">
            <text:p>123902</text:p>
          </table:table-cell>
          <table:table-cell office:value-type="float" office:value="232020" calcext:value-type="float">
            <text:p>232020</text:p>
          </table:table-cell>
          <table:table-cell office:value-type="float" office:value="4921503" calcext:value-type="float">
            <text:p>4921503</text:p>
          </table:table-cell>
          <table:table-cell office:value-type="float" office:value="15708791" calcext:value-type="float">
            <text:p>15708791</text:p>
          </table:table-cell>
          <table:table-cell office:value-type="float" office:value="163643" calcext:value-type="float">
            <text:p>163643</text:p>
          </table:table-cell>
          <table:table-cell office:value-type="float" office:value="516421" calcext:value-type="float">
            <text:p>516421</text:p>
          </table:table-cell>
          <table:table-cell office:value-type="float" office:value="18368" calcext:value-type="float">
            <text:p>18368</text:p>
          </table:table-cell>
          <table:table-cell office:value-type="float" office:value="37366" calcext:value-type="float">
            <text:p>37366</text:p>
          </table:table-cell>
          <table:table-cell office:value-type="float" office:value="9499" calcext:value-type="float">
            <text:p>9499</text:p>
          </table:table-cell>
          <table:table-cell office:value-type="float" office:value="2934" calcext:value-type="float">
            <text:p>2934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89679" calcext:value-type="float">
            <text:p>89679</text:p>
          </table:table-cell>
          <table:table-cell office:value-type="float" office:value="16343" calcext:value-type="float">
            <text:p>16343</text:p>
          </table:table-cell>
          <table:table-cell office:value-type="float" office:value="567756" calcext:value-type="float">
            <text:p>567756</text:p>
          </table:table-cell>
          <table:table-cell office:value-type="float" office:value="14109" calcext:value-type="float">
            <text:p>14109</text:p>
          </table:table-cell>
          <table:table-cell office:value-type="float" office:value="452514" calcext:value-type="float">
            <text:p>452514</text:p>
          </table:table-cell>
          <table:table-cell office:value-type="float" office:value="30033" calcext:value-type="float">
            <text:p>30033</text:p>
          </table:table-cell>
          <table:table-cell office:value-type="float" office:value="31020665" calcext:value-type="float">
            <text:p>31020665</text:p>
          </table:table-cell>
          <table:table-cell office:value-type="float" office:value="28147" calcext:value-type="float">
            <text:p>28147</text:p>
          </table:table-cell>
          <table:table-cell office:value-type="float" office:value="47493" calcext:value-type="float">
            <text:p>47493</text:p>
          </table:table-cell>
          <table:table-cell office:value-type="float" office:value="2177433" calcext:value-type="float">
            <text:p>2177433</text:p>
          </table:table-cell>
          <table:table-cell office:value-type="float" office:value="23746" calcext:value-type="float">
            <text:p>23746</text:p>
          </table:table-cell>
          <table:table-cell office:value-type="float" office:value="171674" calcext:value-type="float">
            <text:p>171674</text:p>
          </table:table-cell>
          <table:table-cell office:value-type="float" office:value="282485516" calcext:value-type="float">
            <text:p>282485516</text:p>
          </table:table-cell>
          <table:table-cell office:value-type="float" office:value="139251703" calcext:value-type="float">
            <text:p>139251703</text:p>
          </table:table-cell>
          <table:table-cell office:value-type="float" office:value="22350" calcext:value-type="float">
            <text:p>22350</text:p>
          </table:table-cell>
          <table:table-cell office:value-type="float" office:value="31220" calcext:value-type="float">
            <text:p>31220</text:p>
          </table:table-cell>
          <table:table-cell office:value-type="float" office:value="356201" calcext:value-type="float">
            <text:p>356201</text:p>
          </table:table-cell>
          <table:table-cell office:value-type="float" office:value="73545" calcext:value-type="float">
            <text:p>73545</text:p>
          </table:table-cell>
          <table:table-cell office:value-type="float" office:value="5727" calcext:value-type="float">
            <text:p>5727</text:p>
          </table:table-cell>
          <table:table-cell office:value-type="float" office:value="3282" calcext:value-type="float">
            <text:p>3282</text:p>
          </table:table-cell>
          <table:table-cell office:value-type="float" office:value="247105" calcext:value-type="float">
            <text:p>247105</text:p>
          </table:table-cell>
          <table:table-cell office:value-type="float" office:value="15136148" calcext:value-type="float">
            <text:p>15136148</text:p>
          </table:table-cell>
          <table:table-cell office:value-type="float" office:value="20045" calcext:value-type="float">
            <text:p>20045</text:p>
          </table:table-cell>
          <table:table-cell office:value-type="float" office:value="15914690" calcext:value-type="float">
            <text:p>15914690</text:p>
          </table:table-cell>
          <table:table-cell office:value-type="float" office:value="130537" calcext:value-type="float">
            <text:p>130537</text:p>
          </table:table-cell>
          <table:table-cell office:value-type="float" office:value="1467" calcext:value-type="float">
            <text:p>1467</text:p>
          </table:table-cell>
          <table:table-cell office:value-type="float" office:value="4400" calcext:value-type="float">
            <text:p>4400</text:p>
          </table:table-cell>
          <table:table-cell office:value-type="float" office:value="149604" calcext:value-type="float">
            <text:p>149604</text:p>
          </table:table-cell>
          <table:table-cell office:value-type="float" office:value="148347" calcext:value-type="float">
            <text:p>148347</text:p>
          </table:table-cell>
          <table:table-cell office:value-type="float" office:value="43373" calcext:value-type="float">
            <text:p>43373</text:p>
          </table:table-cell>
          <table:table-cell office:value-type="float" office:value="15199285" calcext:value-type="float">
            <text:p>15199285</text:p>
          </table:table-cell>
          <table:table-cell office:value-type="float" office:value="178449" calcext:value-type="float">
            <text:p>178449</text:p>
          </table:table-cell>
          <table:table-cell office:value-type="float" office:value="162386" calcext:value-type="float">
            <text:p>1623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869" calcext:value-type="float">
            <text:p>1443869</text:p>
          </table:table-cell>
          <table:table-cell office:value-type="float" office:value="6843379" calcext:value-type="float">
            <text:p>6843379</text:p>
          </table:table-cell>
          <table:table-cell office:value-type="float" office:value="28077" calcext:value-type="float">
            <text:p>28077</text:p>
          </table:table-cell>
          <table:table-cell office:value-type="float" office:value="125536512" calcext:value-type="float">
            <text:p>125536512</text:p>
          </table:table-cell>
          <table:table-cell office:value-type="float" office:value="213405381" calcext:value-type="float">
            <text:p>213405381</text:p>
          </table:table-cell>
          <table:table-cell office:value-type="float" office:value="4432810" calcext:value-type="float">
            <text:p>4432810</text:p>
          </table:table-cell>
          <table:table-cell office:value-type="float" office:value="71031" calcext:value-type="float">
            <text:p>71031</text:p>
          </table:table-cell>
          <table:table-cell office:value-type="float" office:value="122016" calcext:value-type="float">
            <text:p>122016</text:p>
          </table:table-cell>
          <table:table-cell office:value-type="float" office:value="226362" calcext:value-type="float">
            <text:p>226362</text:p>
          </table:table-cell>
          <table:table-cell office:value-type="float" office:value="5063984" calcext:value-type="float">
            <text:p>5063984</text:p>
          </table:table-cell>
          <table:table-cell office:value-type="float" office:value="15770882" calcext:value-type="float">
            <text:p>15770882</text:p>
          </table:table-cell>
          <table:table-cell office:value-type="float" office:value="158823" calcext:value-type="float">
            <text:p>158823</text:p>
          </table:table-cell>
          <table:table-cell office:value-type="float" office:value="312897" calcext:value-type="float">
            <text:p>312897</text:p>
          </table:table-cell>
          <table:table-cell office:value-type="float" office:value="18159" calcext:value-type="float">
            <text:p>18159</text:p>
          </table:table-cell>
          <table:table-cell office:value-type="float" office:value="35830" calcext:value-type="float">
            <text:p>35830</text:p>
          </table:table-cell>
          <table:table-cell office:value-type="float" office:value="10128" calcext:value-type="float">
            <text:p>10128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89818" calcext:value-type="float">
            <text:p>89818</text:p>
          </table:table-cell>
          <table:table-cell office:value-type="float" office:value="13200" calcext:value-type="float">
            <text:p>13200</text:p>
          </table:table-cell>
          <table:table-cell office:value-type="float" office:value="380436" calcext:value-type="float">
            <text:p>380436</text:p>
          </table:table-cell>
          <table:table-cell office:value-type="float" office:value="14806" calcext:value-type="float">
            <text:p>14806</text:p>
          </table:table-cell>
          <table:table-cell office:value-type="float" office:value="441689" calcext:value-type="float">
            <text:p>441689</text:p>
          </table:table-cell>
          <table:table-cell office:value-type="float" office:value="30102" calcext:value-type="float">
            <text:p>30102</text:p>
          </table:table-cell>
          <table:table-cell office:value-type="float" office:value="31643317" calcext:value-type="float">
            <text:p>31643317</text:p>
          </table:table-cell>
          <table:table-cell office:value-type="float" office:value="28147" calcext:value-type="float">
            <text:p>28147</text:p>
          </table:table-cell>
          <table:table-cell office:value-type="float" office:value="48192" calcext:value-type="float">
            <text:p>48192</text:p>
          </table:table-cell>
          <table:table-cell office:value-type="float" office:value="1972373" calcext:value-type="float">
            <text:p>1972373</text:p>
          </table:table-cell>
          <table:table-cell office:value-type="float" office:value="23467" calcext:value-type="float">
            <text:p>23467</text:p>
          </table:table-cell>
          <table:table-cell office:value-type="float" office:value="171325" calcext:value-type="float">
            <text:p>171325</text:p>
          </table:table-cell>
          <table:table-cell office:value-type="float" office:value="282516666" calcext:value-type="float">
            <text:p>282516666</text:p>
          </table:table-cell>
          <table:table-cell office:value-type="float" office:value="137493051" calcext:value-type="float">
            <text:p>137493051</text:p>
          </table:table-cell>
          <table:table-cell office:value-type="float" office:value="22769" calcext:value-type="float">
            <text:p>22769</text:p>
          </table:table-cell>
          <table:table-cell office:value-type="float" office:value="30591" calcext:value-type="float">
            <text:p>30591</text:p>
          </table:table-cell>
          <table:table-cell office:value-type="float" office:value="357807" calcext:value-type="float">
            <text:p>357807</text:p>
          </table:table-cell>
          <table:table-cell office:value-type="float" office:value="71869" calcext:value-type="float">
            <text:p>71869</text:p>
          </table:table-cell>
          <table:table-cell office:value-type="float" office:value="4400" calcext:value-type="float">
            <text:p>4400</text:p>
          </table:table-cell>
          <table:table-cell office:value-type="float" office:value="3213" calcext:value-type="float">
            <text:p>3213</text:p>
          </table:table-cell>
          <table:table-cell office:value-type="float" office:value="368772" calcext:value-type="float">
            <text:p>368772</text:p>
          </table:table-cell>
          <table:table-cell office:value-type="float" office:value="15643070" calcext:value-type="float">
            <text:p>15643070</text:p>
          </table:table-cell>
          <table:table-cell office:value-type="float" office:value="20673" calcext:value-type="float">
            <text:p>20673</text:p>
          </table:table-cell>
          <table:table-cell office:value-type="float" office:value="14966777" calcext:value-type="float">
            <text:p>14966777</text:p>
          </table:table-cell>
          <table:table-cell office:value-type="float" office:value="155681" calcext:value-type="float">
            <text:p>155681</text:p>
          </table:table-cell>
          <table:table-cell office:value-type="float" office:value="1467" calcext:value-type="float">
            <text:p>1467</text:p>
          </table:table-cell>
          <table:table-cell office:value-type="float" office:value="5239" calcext:value-type="float">
            <text:p>5239</text:p>
          </table:table-cell>
          <table:table-cell office:value-type="float" office:value="144715" calcext:value-type="float">
            <text:p>144715</text:p>
          </table:table-cell>
          <table:table-cell office:value-type="float" office:value="142550" calcext:value-type="float">
            <text:p>142550</text:p>
          </table:table-cell>
          <table:table-cell office:value-type="float" office:value="43932" calcext:value-type="float">
            <text:p>43932</text:p>
          </table:table-cell>
          <table:table-cell office:value-type="float" office:value="15391704" calcext:value-type="float">
            <text:p>15391704</text:p>
          </table:table-cell>
          <table:table-cell office:value-type="float" office:value="455587" calcext:value-type="float">
            <text:p>455587</text:p>
          </table:table-cell>
          <table:table-cell office:value-type="float" office:value="161967" calcext:value-type="float">
            <text:p>1619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0214" calcext:value-type="float">
            <text:p>1290214</text:p>
          </table:table-cell>
          <table:table-cell office:value-type="float" office:value="7191269" calcext:value-type="float">
            <text:p>7191269</text:p>
          </table:table-cell>
          <table:table-cell office:value-type="float" office:value="29055" calcext:value-type="float">
            <text:p>29055</text:p>
          </table:table-cell>
          <table:table-cell office:value-type="float" office:value="118102537" calcext:value-type="float">
            <text:p>118102537</text:p>
          </table:table-cell>
          <table:table-cell office:value-type="float" office:value="218403712" calcext:value-type="float">
            <text:p>218403712</text:p>
          </table:table-cell>
          <table:table-cell office:value-type="float" office:value="4298013" calcext:value-type="float">
            <text:p>4298013</text:p>
          </table:table-cell>
          <table:table-cell office:value-type="float" office:value="69983" calcext:value-type="float">
            <text:p>69983</text:p>
          </table:table-cell>
          <table:table-cell office:value-type="float" office:value="115800" calcext:value-type="float">
            <text:p>115800</text:p>
          </table:table-cell>
          <table:table-cell office:value-type="float" office:value="224686" calcext:value-type="float">
            <text:p>224686</text:p>
          </table:table-cell>
          <table:table-cell office:value-type="float" office:value="4884487" calcext:value-type="float">
            <text:p>4884487</text:p>
          </table:table-cell>
          <table:table-cell office:value-type="float" office:value="15064907" calcext:value-type="float">
            <text:p>15064907</text:p>
          </table:table-cell>
          <table:table-cell office:value-type="float" office:value="302840" calcext:value-type="float">
            <text:p>302840</text:p>
          </table:table-cell>
          <table:table-cell office:value-type="float" office:value="274903" calcext:value-type="float">
            <text:p>274903</text:p>
          </table:table-cell>
          <table:table-cell office:value-type="float" office:value="19905" calcext:value-type="float">
            <text:p>19905</text:p>
          </table:table-cell>
          <table:table-cell office:value-type="float" office:value="35341" calcext:value-type="float">
            <text:p>35341</text:p>
          </table:table-cell>
          <table:table-cell office:value-type="float" office:value="9918" calcext:value-type="float">
            <text:p>9918</text:p>
          </table:table-cell>
          <table:table-cell office:value-type="float" office:value="2374" calcext:value-type="float">
            <text:p>2374</text:p>
          </table:table-cell>
          <table:table-cell office:value-type="float" office:value="1396" calcext:value-type="float">
            <text:p>1396</text:p>
          </table:table-cell>
          <table:table-cell office:value-type="float" office:value="1467" calcext:value-type="float">
            <text:p>1467</text:p>
          </table:table-cell>
          <table:table-cell office:value-type="float" office:value="91704" calcext:value-type="float">
            <text:p>91704</text:p>
          </table:table-cell>
          <table:table-cell office:value-type="float" office:value="13479" calcext:value-type="float">
            <text:p>13479</text:p>
          </table:table-cell>
          <table:table-cell office:value-type="float" office:value="376525" calcext:value-type="float">
            <text:p>376525</text:p>
          </table:table-cell>
          <table:table-cell office:value-type="float" office:value="14527" calcext:value-type="float">
            <text:p>14527</text:p>
          </table:table-cell>
          <table:table-cell office:value-type="float" office:value="441898" calcext:value-type="float">
            <text:p>441898</text:p>
          </table:table-cell>
          <table:table-cell office:value-type="float" office:value="30940" calcext:value-type="float">
            <text:p>30940</text:p>
          </table:table-cell>
          <table:table-cell office:value-type="float" office:value="32426399" calcext:value-type="float">
            <text:p>32426399</text:p>
          </table:table-cell>
          <table:table-cell office:value-type="float" office:value="28146" calcext:value-type="float">
            <text:p>28146</text:p>
          </table:table-cell>
          <table:table-cell office:value-type="float" office:value="48611" calcext:value-type="float">
            <text:p>48611</text:p>
          </table:table-cell>
          <table:table-cell office:value-type="float" office:value="2204462" calcext:value-type="float">
            <text:p>2204462</text:p>
          </table:table-cell>
          <table:table-cell office:value-type="float" office:value="23887" calcext:value-type="float">
            <text:p>23887</text:p>
          </table:table-cell>
          <table:table-cell office:value-type="float" office:value="169719" calcext:value-type="float">
            <text:p>169719</text:p>
          </table:table-cell>
          <table:table-cell office:value-type="float" office:value="289015370" calcext:value-type="float">
            <text:p>289015370</text:p>
          </table:table-cell>
          <table:table-cell office:value-type="float" office:value="139490218" calcext:value-type="float">
            <text:p>139490218</text:p>
          </table:table-cell>
          <table:table-cell office:value-type="float" office:value="22419" calcext:value-type="float">
            <text:p>22419</text:p>
          </table:table-cell>
          <table:table-cell office:value-type="float" office:value="31010" calcext:value-type="float">
            <text:p>31010</text:p>
          </table:table-cell>
          <table:table-cell office:value-type="float" office:value="360112" calcext:value-type="float">
            <text:p>360112</text:p>
          </table:table-cell>
          <table:table-cell office:value-type="float" office:value="66840" calcext:value-type="float">
            <text:p>66840</text:p>
          </table:table-cell>
          <table:table-cell office:value-type="float" office:value="5658" calcext:value-type="float">
            <text:p>5658</text:p>
          </table:table-cell>
          <table:table-cell office:value-type="float" office:value="2794" calcext:value-type="float">
            <text:p>2794</text:p>
          </table:table-cell>
          <table:table-cell office:value-type="float" office:value="253601" calcext:value-type="float">
            <text:p>253601</text:p>
          </table:table-cell>
          <table:table-cell office:value-type="float" office:value="16125267" calcext:value-type="float">
            <text:p>16125267</text:p>
          </table:table-cell>
          <table:table-cell office:value-type="float" office:value="20743" calcext:value-type="float">
            <text:p>20743</text:p>
          </table:table-cell>
          <table:table-cell office:value-type="float" office:value="15750349" calcext:value-type="float">
            <text:p>15750349</text:p>
          </table:table-cell>
          <table:table-cell office:value-type="float" office:value="164132" calcext:value-type="float">
            <text:p>164132</text:p>
          </table:table-cell>
          <table:table-cell office:value-type="float" office:value="978" calcext:value-type="float">
            <text:p>978</text:p>
          </table:table-cell>
          <table:table-cell office:value-type="float" office:value="5239" calcext:value-type="float">
            <text:p>5239</text:p>
          </table:table-cell>
          <table:table-cell office:value-type="float" office:value="150093" calcext:value-type="float">
            <text:p>150093</text:p>
          </table:table-cell>
          <table:table-cell office:value-type="float" office:value="121108" calcext:value-type="float">
            <text:p>121108</text:p>
          </table:table-cell>
          <table:table-cell office:value-type="float" office:value="45818" calcext:value-type="float">
            <text:p>45818</text:p>
          </table:table-cell>
          <table:table-cell office:value-type="float" office:value="15664861" calcext:value-type="float">
            <text:p>15664861</text:p>
          </table:table-cell>
          <table:table-cell office:value-type="float" office:value="274274" calcext:value-type="float">
            <text:p>274274</text:p>
          </table:table-cell>
          <table:table-cell office:value-type="float" office:value="148697" calcext:value-type="float">
            <text:p>1486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59832" calcext:value-type="float">
            <text:p>1259832</text:p>
          </table:table-cell>
          <table:table-cell office:value-type="float" office:value="7067577" calcext:value-type="float">
            <text:p>7067577</text:p>
          </table:table-cell>
          <table:table-cell office:value-type="float" office:value="28077" calcext:value-type="float">
            <text:p>28077</text:p>
          </table:table-cell>
          <table:table-cell office:value-type="float" office:value="116535185" calcext:value-type="float">
            <text:p>116535185</text:p>
          </table:table-cell>
          <table:table-cell office:value-type="float" office:value="224339340" calcext:value-type="float">
            <text:p>224339340</text:p>
          </table:table-cell>
          <table:table-cell office:value-type="float" office:value="4299899" calcext:value-type="float">
            <text:p>4299899</text:p>
          </table:table-cell>
          <table:table-cell office:value-type="float" office:value="68935" calcext:value-type="float">
            <text:p>68935</text:p>
          </table:table-cell>
          <table:table-cell office:value-type="float" office:value="295647" calcext:value-type="float">
            <text:p>295647</text:p>
          </table:table-cell>
          <table:table-cell office:value-type="float" office:value="222800" calcext:value-type="float">
            <text:p>222800</text:p>
          </table:table-cell>
          <table:table-cell office:value-type="float" office:value="4863185" calcext:value-type="float">
            <text:p>4863185</text:p>
          </table:table-cell>
          <table:table-cell office:value-type="float" office:value="15757403" calcext:value-type="float">
            <text:p>15757403</text:p>
          </table:table-cell>
          <table:table-cell office:value-type="float" office:value="160080" calcext:value-type="float">
            <text:p>160080</text:p>
          </table:table-cell>
          <table:table-cell office:value-type="float" office:value="283004" calcext:value-type="float">
            <text:p>283004</text:p>
          </table:table-cell>
          <table:table-cell office:value-type="float" office:value="18508" calcext:value-type="float">
            <text:p>18508</text:p>
          </table:table-cell>
          <table:table-cell office:value-type="float" office:value="36668" calcext:value-type="float">
            <text:p>36668</text:p>
          </table:table-cell>
          <table:table-cell office:value-type="float" office:value="9918" calcext:value-type="float">
            <text:p>9918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122575" calcext:value-type="float">
            <text:p>122575</text:p>
          </table:table-cell>
          <table:table-cell office:value-type="float" office:value="13550" calcext:value-type="float">
            <text:p>13550</text:p>
          </table:table-cell>
          <table:table-cell office:value-type="float" office:value="608544" calcext:value-type="float">
            <text:p>608544</text:p>
          </table:table-cell>
          <table:table-cell office:value-type="float" office:value="14388" calcext:value-type="float">
            <text:p>14388</text:p>
          </table:table-cell>
          <table:table-cell office:value-type="float" office:value="822613" calcext:value-type="float">
            <text:p>822613</text:p>
          </table:table-cell>
          <table:table-cell office:value-type="float" office:value="31360" calcext:value-type="float">
            <text:p>31360</text:p>
          </table:table-cell>
          <table:table-cell office:value-type="float" office:value="30245614" calcext:value-type="float">
            <text:p>30245614</text:p>
          </table:table-cell>
          <table:table-cell office:value-type="float" office:value="27658" calcext:value-type="float">
            <text:p>27658</text:p>
          </table:table-cell>
          <table:table-cell office:value-type="float" office:value="48122" calcext:value-type="float">
            <text:p>48122</text:p>
          </table:table-cell>
          <table:table-cell office:value-type="float" office:value="2147749" calcext:value-type="float">
            <text:p>2147749</text:p>
          </table:table-cell>
          <table:table-cell office:value-type="float" office:value="25353" calcext:value-type="float">
            <text:p>25353</text:p>
          </table:table-cell>
          <table:table-cell office:value-type="float" office:value="195631" calcext:value-type="float">
            <text:p>195631</text:p>
          </table:table-cell>
          <table:table-cell office:value-type="float" office:value="282775994" calcext:value-type="float">
            <text:p>282775994</text:p>
          </table:table-cell>
          <table:table-cell office:value-type="float" office:value="139926389" calcext:value-type="float">
            <text:p>139926389</text:p>
          </table:table-cell>
          <table:table-cell office:value-type="float" office:value="23398" calcext:value-type="float">
            <text:p>23398</text:p>
          </table:table-cell>
          <table:table-cell office:value-type="float" office:value="31010" calcext:value-type="float">
            <text:p>31010</text:p>
          </table:table-cell>
          <table:table-cell office:value-type="float" office:value="402577" calcext:value-type="float">
            <text:p>402577</text:p>
          </table:table-cell>
          <table:table-cell office:value-type="float" office:value="66142" calcext:value-type="float">
            <text:p>66142</text:p>
          </table:table-cell>
          <table:table-cell office:value-type="float" office:value="4261" calcext:value-type="float">
            <text:p>4261</text:p>
          </table:table-cell>
          <table:table-cell office:value-type="float" office:value="2863" calcext:value-type="float">
            <text:p>2863</text:p>
          </table:table-cell>
          <table:table-cell office:value-type="float" office:value="248642" calcext:value-type="float">
            <text:p>248642</text:p>
          </table:table-cell>
          <table:table-cell office:value-type="float" office:value="15353150" calcext:value-type="float">
            <text:p>15353150</text:p>
          </table:table-cell>
          <table:table-cell office:value-type="float" office:value="20883" calcext:value-type="float">
            <text:p>20883</text:p>
          </table:table-cell>
          <table:table-cell office:value-type="float" office:value="15699782" calcext:value-type="float">
            <text:p>15699782</text:p>
          </table:table-cell>
          <table:table-cell office:value-type="float" office:value="117686" calcext:value-type="float">
            <text:p>117686</text:p>
          </table:table-cell>
          <table:table-cell office:value-type="float" office:value="1886" calcext:value-type="float">
            <text:p>1886</text:p>
          </table:table-cell>
          <table:table-cell office:value-type="float" office:value="5238" calcext:value-type="float">
            <text:p>5238</text:p>
          </table:table-cell>
          <table:table-cell office:value-type="float" office:value="109305" calcext:value-type="float">
            <text:p>109305</text:p>
          </table:table-cell>
          <table:table-cell office:value-type="float" office:value="129908" calcext:value-type="float">
            <text:p>129908</text:p>
          </table:table-cell>
          <table:table-cell office:value-type="float" office:value="44281" calcext:value-type="float">
            <text:p>44281</text:p>
          </table:table-cell>
          <table:table-cell office:value-type="float" office:value="16599154" calcext:value-type="float">
            <text:p>16599154</text:p>
          </table:table-cell>
          <table:table-cell office:value-type="float" office:value="197307" calcext:value-type="float">
            <text:p>197307</text:p>
          </table:table-cell>
          <table:table-cell office:value-type="float" office:value="131794" calcext:value-type="float">
            <text:p>1317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3158" calcext:value-type="float">
            <text:p>1453158</text:p>
          </table:table-cell>
          <table:table-cell office:value-type="float" office:value="7070441" calcext:value-type="float">
            <text:p>7070441</text:p>
          </table:table-cell>
          <table:table-cell office:value-type="float" office:value="28077" calcext:value-type="float">
            <text:p>28077</text:p>
          </table:table-cell>
          <table:table-cell office:value-type="float" office:value="119522730" calcext:value-type="float">
            <text:p>119522730</text:p>
          </table:table-cell>
          <table:table-cell office:value-type="float" office:value="217115314" calcext:value-type="float">
            <text:p>217115314</text:p>
          </table:table-cell>
          <table:table-cell office:value-type="float" office:value="3995802" calcext:value-type="float">
            <text:p>3995802</text:p>
          </table:table-cell>
          <table:table-cell office:value-type="float" office:value="69634" calcext:value-type="float">
            <text:p>69634</text:p>
          </table:table-cell>
          <table:table-cell office:value-type="float" office:value="203872" calcext:value-type="float">
            <text:p>203872</text:p>
          </table:table-cell>
          <table:table-cell office:value-type="float" office:value="223847" calcext:value-type="float">
            <text:p>223847</text:p>
          </table:table-cell>
          <table:table-cell office:value-type="float" office:value="4859413" calcext:value-type="float">
            <text:p>4859413</text:p>
          </table:table-cell>
          <table:table-cell office:value-type="float" office:value="15368096" calcext:value-type="float">
            <text:p>15368096</text:p>
          </table:table-cell>
          <table:table-cell office:value-type="float" office:value="163084" calcext:value-type="float">
            <text:p>163084</text:p>
          </table:table-cell>
          <table:table-cell office:value-type="float" office:value="268128" calcext:value-type="float">
            <text:p>268128</text:p>
          </table:table-cell>
          <table:table-cell office:value-type="float" office:value="18229" calcext:value-type="float">
            <text:p>18229</text:p>
          </table:table-cell>
          <table:table-cell office:value-type="float" office:value="37227" calcext:value-type="float">
            <text:p>37227</text:p>
          </table:table-cell>
          <table:table-cell office:value-type="float" office:value="10616" calcext:value-type="float">
            <text:p>10616</text:p>
          </table:table-cell>
          <table:table-cell office:value-type="float" office:value="2863" calcext:value-type="float">
            <text:p>2863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95895" calcext:value-type="float">
            <text:p>95895</text:p>
          </table:table-cell>
          <table:table-cell office:value-type="float" office:value="15785" calcext:value-type="float">
            <text:p>15785</text:p>
          </table:table-cell>
          <table:table-cell office:value-type="float" office:value="546733" calcext:value-type="float">
            <text:p>546733</text:p>
          </table:table-cell>
          <table:table-cell office:value-type="float" office:value="14248" calcext:value-type="float">
            <text:p>14248</text:p>
          </table:table-cell>
          <table:table-cell office:value-type="float" office:value="758707" calcext:value-type="float">
            <text:p>758707</text:p>
          </table:table-cell>
          <table:table-cell office:value-type="float" office:value="30801" calcext:value-type="float">
            <text:p>30801</text:p>
          </table:table-cell>
          <table:table-cell office:value-type="float" office:value="34222628" calcext:value-type="float">
            <text:p>34222628</text:p>
          </table:table-cell>
          <table:table-cell office:value-type="float" office:value="29124" calcext:value-type="float">
            <text:p>29124</text:p>
          </table:table-cell>
          <table:table-cell office:value-type="float" office:value="47353" calcext:value-type="float">
            <text:p>47353</text:p>
          </table:table-cell>
          <table:table-cell office:value-type="float" office:value="2120301" calcext:value-type="float">
            <text:p>2120301</text:p>
          </table:table-cell>
          <table:table-cell office:value-type="float" office:value="23397" calcext:value-type="float">
            <text:p>23397</text:p>
          </table:table-cell>
          <table:table-cell office:value-type="float" office:value="252623" calcext:value-type="float">
            <text:p>252623</text:p>
          </table:table-cell>
          <table:table-cell office:value-type="float" office:value="282362592" calcext:value-type="float">
            <text:p>282362592</text:p>
          </table:table-cell>
          <table:table-cell office:value-type="float" office:value="139307230" calcext:value-type="float">
            <text:p>139307230</text:p>
          </table:table-cell>
          <table:table-cell office:value-type="float" office:value="21931" calcext:value-type="float">
            <text:p>21931</text:p>
          </table:table-cell>
          <table:table-cell office:value-type="float" office:value="30940" calcext:value-type="float">
            <text:p>30940</text:p>
          </table:table-cell>
          <table:table-cell office:value-type="float" office:value="691029" calcext:value-type="float">
            <text:p>691029</text:p>
          </table:table-cell>
          <table:table-cell office:value-type="float" office:value="81717" calcext:value-type="float">
            <text:p>81717</text:p>
          </table:table-cell>
          <table:table-cell office:value-type="float" office:value="5239" calcext:value-type="float">
            <text:p>5239</text:p>
          </table:table-cell>
          <table:table-cell office:value-type="float" office:value="2864" calcext:value-type="float">
            <text:p>2864</text:p>
          </table:table-cell>
          <table:table-cell office:value-type="float" office:value="247035" calcext:value-type="float">
            <text:p>247035</text:p>
          </table:table-cell>
          <table:table-cell office:value-type="float" office:value="15457635" calcext:value-type="float">
            <text:p>15457635</text:p>
          </table:table-cell>
          <table:table-cell office:value-type="float" office:value="19556" calcext:value-type="float">
            <text:p>19556</text:p>
          </table:table-cell>
          <table:table-cell office:value-type="float" office:value="16013099" calcext:value-type="float">
            <text:p>16013099</text:p>
          </table:table-cell>
          <table:table-cell office:value-type="float" office:value="114123" calcext:value-type="float">
            <text:p>114123</text:p>
          </table:table-cell>
          <table:table-cell office:value-type="float" office:value="977" calcext:value-type="float">
            <text:p>977</text:p>
          </table:table-cell>
          <table:table-cell office:value-type="float" office:value="6356" calcext:value-type="float">
            <text:p>6356</text:p>
          </table:table-cell>
          <table:table-cell office:value-type="float" office:value="111400" calcext:value-type="float">
            <text:p>111400</text:p>
          </table:table-cell>
          <table:table-cell office:value-type="float" office:value="114054" calcext:value-type="float">
            <text:p>114054</text:p>
          </table:table-cell>
          <table:table-cell office:value-type="float" office:value="43862" calcext:value-type="float">
            <text:p>43862</text:p>
          </table:table-cell>
          <table:table-cell office:value-type="float" office:value="15828015" calcext:value-type="float">
            <text:p>15828015</text:p>
          </table:table-cell>
          <table:table-cell office:value-type="float" office:value="179287" calcext:value-type="float">
            <text:p>179287</text:p>
          </table:table-cell>
          <table:table-cell office:value-type="float" office:value="130747" calcext:value-type="float">
            <text:p>1307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4582" calcext:value-type="float">
            <text:p>1264582</text:p>
          </table:table-cell>
          <table:table-cell office:value-type="float" office:value="6821519" calcext:value-type="float">
            <text:p>6821519</text:p>
          </table:table-cell>
          <table:table-cell office:value-type="float" office:value="29055" calcext:value-type="float">
            <text:p>29055</text:p>
          </table:table-cell>
          <table:table-cell office:value-type="float" office:value="118791472" calcext:value-type="float">
            <text:p>118791472</text:p>
          </table:table-cell>
          <table:table-cell office:value-type="float" office:value="221158959" calcext:value-type="float">
            <text:p>221158959</text:p>
          </table:table-cell>
          <table:table-cell office:value-type="float" office:value="4093862" calcext:value-type="float">
            <text:p>4093862</text:p>
          </table:table-cell>
          <table:table-cell office:value-type="float" office:value="68237" calcext:value-type="float">
            <text:p>68237</text:p>
          </table:table-cell>
          <table:table-cell office:value-type="float" office:value="205828" calcext:value-type="float">
            <text:p>205828</text:p>
          </table:table-cell>
          <table:table-cell office:value-type="float" office:value="222171" calcext:value-type="float">
            <text:p>222171</text:p>
          </table:table-cell>
          <table:table-cell office:value-type="float" office:value="4784961" calcext:value-type="float">
            <text:p>4784961</text:p>
          </table:table-cell>
          <table:table-cell office:value-type="float" office:value="15934874" calcext:value-type="float">
            <text:p>15934874</text:p>
          </table:table-cell>
          <table:table-cell office:value-type="float" office:value="161757" calcext:value-type="float">
            <text:p>161757</text:p>
          </table:table-cell>
          <table:table-cell office:value-type="float" office:value="397198" calcext:value-type="float">
            <text:p>397198</text:p>
          </table:table-cell>
          <table:table-cell office:value-type="float" office:value="18578" calcext:value-type="float">
            <text:p>18578</text:p>
          </table:table-cell>
          <table:table-cell office:value-type="float" office:value="37716" calcext:value-type="float">
            <text:p>37716</text:p>
          </table:table-cell>
          <table:table-cell office:value-type="float" office:value="9498" calcext:value-type="float">
            <text:p>9498</text:p>
          </table:table-cell>
          <table:table-cell office:value-type="float" office:value="2444" calcext:value-type="float">
            <text:p>2444</text:p>
          </table:table-cell>
          <table:table-cell office:value-type="float" office:value="978" calcext:value-type="float">
            <text:p>978</text:p>
          </table:table-cell>
          <table:table-cell office:value-type="float" office:value="1467" calcext:value-type="float">
            <text:p>1467</text:p>
          </table:table-cell>
          <table:table-cell office:value-type="float" office:value="183617" calcext:value-type="float">
            <text:p>183617</text:p>
          </table:table-cell>
          <table:table-cell office:value-type="float" office:value="13550" calcext:value-type="float">
            <text:p>13550</text:p>
          </table:table-cell>
          <table:table-cell office:value-type="float" office:value="387211" calcext:value-type="float">
            <text:p>387211</text:p>
          </table:table-cell>
          <table:table-cell office:value-type="float" office:value="14877" calcext:value-type="float">
            <text:p>14877</text:p>
          </table:table-cell>
          <table:table-cell office:value-type="float" office:value="763177" calcext:value-type="float">
            <text:p>763177</text:p>
          </table:table-cell>
          <table:table-cell office:value-type="float" office:value="29125" calcext:value-type="float">
            <text:p>29125</text:p>
          </table:table-cell>
          <table:table-cell office:value-type="float" office:value="30971216" calcext:value-type="float">
            <text:p>30971216</text:p>
          </table:table-cell>
          <table:table-cell office:value-type="float" office:value="28147" calcext:value-type="float">
            <text:p>28147</text:p>
          </table:table-cell>
          <table:table-cell office:value-type="float" office:value="46934" calcext:value-type="float">
            <text:p>46934</text:p>
          </table:table-cell>
          <table:table-cell office:value-type="float" office:value="2185814" calcext:value-type="float">
            <text:p>2185814</text:p>
          </table:table-cell>
          <table:table-cell office:value-type="float" office:value="23677" calcext:value-type="float">
            <text:p>23677</text:p>
          </table:table-cell>
          <table:table-cell office:value-type="float" office:value="319672" calcext:value-type="float">
            <text:p>319672</text:p>
          </table:table-cell>
          <table:table-cell office:value-type="float" office:value="282541181" calcext:value-type="float">
            <text:p>282541181</text:p>
          </table:table-cell>
          <table:table-cell office:value-type="float" office:value="139883436" calcext:value-type="float">
            <text:p>139883436</text:p>
          </table:table-cell>
          <table:table-cell office:value-type="float" office:value="22908" calcext:value-type="float">
            <text:p>22908</text:p>
          </table:table-cell>
          <table:table-cell office:value-type="float" office:value="31499" calcext:value-type="float">
            <text:p>31499</text:p>
          </table:table-cell>
          <table:table-cell office:value-type="float" office:value="321069" calcext:value-type="float">
            <text:p>321069</text:p>
          </table:table-cell>
          <table:table-cell office:value-type="float" office:value="64885" calcext:value-type="float">
            <text:p>64885</text:p>
          </table:table-cell>
          <table:table-cell office:value-type="float" office:value="4889" calcext:value-type="float">
            <text:p>4889</text:p>
          </table:table-cell>
          <table:table-cell office:value-type="float" office:value="3353" calcext:value-type="float">
            <text:p>3353</text:p>
          </table:table-cell>
          <table:table-cell office:value-type="float" office:value="245639" calcext:value-type="float">
            <text:p>245639</text:p>
          </table:table-cell>
          <table:table-cell office:value-type="float" office:value="16648812" calcext:value-type="float">
            <text:p>16648812</text:p>
          </table:table-cell>
          <table:table-cell office:value-type="float" office:value="20883" calcext:value-type="float">
            <text:p>20883</text:p>
          </table:table-cell>
          <table:table-cell office:value-type="float" office:value="15876276" calcext:value-type="float">
            <text:p>15876276</text:p>
          </table:table-cell>
          <table:table-cell office:value-type="float" office:value="116918" calcext:value-type="float">
            <text:p>116918</text:p>
          </table:table-cell>
          <table:table-cell office:value-type="float" office:value="1397" calcext:value-type="float">
            <text:p>1397</text:p>
          </table:table-cell>
          <table:table-cell office:value-type="float" office:value="4749" calcext:value-type="float">
            <text:p>4749</text:p>
          </table:table-cell>
          <table:table-cell office:value-type="float" office:value="109514" calcext:value-type="float">
            <text:p>109514</text:p>
          </table:table-cell>
          <table:table-cell office:value-type="float" office:value="114823" calcext:value-type="float">
            <text:p>114823</text:p>
          </table:table-cell>
          <table:table-cell office:value-type="float" office:value="42814" calcext:value-type="float">
            <text:p>42814</text:p>
          </table:table-cell>
          <table:table-cell office:value-type="float" office:value="15836676" calcext:value-type="float">
            <text:p>15836676</text:p>
          </table:table-cell>
          <table:table-cell office:value-type="float" office:value="178100" calcext:value-type="float">
            <text:p>178100</text:p>
          </table:table-cell>
          <table:table-cell office:value-type="float" office:value="129350" calcext:value-type="float">
            <text:p>1293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66289" calcext:value-type="float">
            <text:p>1466289</text:p>
          </table:table-cell>
          <table:table-cell office:value-type="float" office:value="7271239" calcext:value-type="float">
            <text:p>7271239</text:p>
          </table:table-cell>
          <table:table-cell office:value-type="float" office:value="29054" calcext:value-type="float">
            <text:p>29054</text:p>
          </table:table-cell>
          <table:table-cell office:value-type="float" office:value="119206620" calcext:value-type="float">
            <text:p>119206620</text:p>
          </table:table-cell>
          <table:table-cell office:value-type="float" office:value="218473277" calcext:value-type="float">
            <text:p>218473277</text:p>
          </table:table-cell>
          <table:table-cell office:value-type="float" office:value="3953686" calcext:value-type="float">
            <text:p>3953686</text:p>
          </table:table-cell>
          <table:table-cell office:value-type="float" office:value="68307" calcext:value-type="float">
            <text:p>68307</text:p>
          </table:table-cell>
          <table:table-cell office:value-type="float" office:value="185923" calcext:value-type="float">
            <text:p>185923</text:p>
          </table:table-cell>
          <table:table-cell office:value-type="float" office:value="323374" calcext:value-type="float">
            <text:p>323374</text:p>
          </table:table-cell>
          <table:table-cell office:value-type="float" office:value="4589609" calcext:value-type="float">
            <text:p>4589609</text:p>
          </table:table-cell>
          <table:table-cell office:value-type="float" office:value="15653057" calcext:value-type="float">
            <text:p>15653057</text:p>
          </table:table-cell>
          <table:table-cell office:value-type="float" office:value="162246" calcext:value-type="float">
            <text:p>162246</text:p>
          </table:table-cell>
          <table:table-cell office:value-type="float" office:value="360042" calcext:value-type="float">
            <text:p>360042</text:p>
          </table:table-cell>
          <table:table-cell office:value-type="float" office:value="18020" calcext:value-type="float">
            <text:p>18020</text:p>
          </table:table-cell>
          <table:table-cell office:value-type="float" office:value="37017" calcext:value-type="float">
            <text:p>37017</text:p>
          </table:table-cell>
          <table:table-cell office:value-type="float" office:value="10058" calcext:value-type="float">
            <text:p>10058</text:p>
          </table:table-cell>
          <table:table-cell office:value-type="float" office:value="2933" calcext:value-type="float">
            <text:p>2933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230203" calcext:value-type="float">
            <text:p>230203</text:p>
          </table:table-cell>
          <table:table-cell office:value-type="float" office:value="13410" calcext:value-type="float">
            <text:p>13410</text:p>
          </table:table-cell>
          <table:table-cell office:value-type="float" office:value="385884" calcext:value-type="float">
            <text:p>385884</text:p>
          </table:table-cell>
          <table:table-cell office:value-type="float" office:value="14179" calcext:value-type="float">
            <text:p>14179</text:p>
          </table:table-cell>
          <table:table-cell office:value-type="float" office:value="738593" calcext:value-type="float">
            <text:p>738593</text:p>
          </table:table-cell>
          <table:table-cell office:value-type="float" office:value="30522" calcext:value-type="float">
            <text:p>30522</text:p>
          </table:table-cell>
          <table:table-cell office:value-type="float" office:value="31724685" calcext:value-type="float">
            <text:p>31724685</text:p>
          </table:table-cell>
          <table:table-cell office:value-type="float" office:value="28636" calcext:value-type="float">
            <text:p>28636</text:p>
          </table:table-cell>
          <table:table-cell office:value-type="float" office:value="47005" calcext:value-type="float">
            <text:p>47005</text:p>
          </table:table-cell>
          <table:table-cell office:value-type="float" office:value="2083493" calcext:value-type="float">
            <text:p>2083493</text:p>
          </table:table-cell>
          <table:table-cell office:value-type="float" office:value="23677" calcext:value-type="float">
            <text:p>23677</text:p>
          </table:table-cell>
          <table:table-cell office:value-type="float" office:value="230902" calcext:value-type="float">
            <text:p>230902</text:p>
          </table:table-cell>
          <table:table-cell office:value-type="float" office:value="293258068" calcext:value-type="float">
            <text:p>293258068</text:p>
          </table:table-cell>
          <table:table-cell office:value-type="float" office:value="137816145" calcext:value-type="float">
            <text:p>137816145</text:p>
          </table:table-cell>
          <table:table-cell office:value-type="float" office:value="22350" calcext:value-type="float">
            <text:p>22350</text:p>
          </table:table-cell>
          <table:table-cell office:value-type="float" office:value="32407" calcext:value-type="float">
            <text:p>32407</text:p>
          </table:table-cell>
          <table:table-cell office:value-type="float" office:value="301513" calcext:value-type="float">
            <text:p>301513</text:p>
          </table:table-cell>
          <table:table-cell office:value-type="float" office:value="63488" calcext:value-type="float">
            <text:p>63488</text:p>
          </table:table-cell>
          <table:table-cell office:value-type="float" office:value="5727" calcext:value-type="float">
            <text:p>5727</text:p>
          </table:table-cell>
          <table:table-cell office:value-type="float" office:value="2864" calcext:value-type="float">
            <text:p>2864</text:p>
          </table:table-cell>
          <table:table-cell office:value-type="float" office:value="244522" calcext:value-type="float">
            <text:p>244522</text:p>
          </table:table-cell>
          <table:table-cell office:value-type="float" office:value="15638460" calcext:value-type="float">
            <text:p>15638460</text:p>
          </table:table-cell>
          <table:table-cell office:value-type="float" office:value="20953" calcext:value-type="float">
            <text:p>20953</text:p>
          </table:table-cell>
          <table:table-cell office:value-type="float" office:value="15801195" calcext:value-type="float">
            <text:p>15801195</text:p>
          </table:table-cell>
          <table:table-cell office:value-type="float" office:value="111330" calcext:value-type="float">
            <text:p>111330</text:p>
          </table:table-cell>
          <table:table-cell office:value-type="float" office:value="1396" calcext:value-type="float">
            <text:p>1396</text:p>
          </table:table-cell>
          <table:table-cell office:value-type="float" office:value="6076" calcext:value-type="float">
            <text:p>6076</text:p>
          </table:table-cell>
          <table:table-cell office:value-type="float" office:value="131654" calcext:value-type="float">
            <text:p>131654</text:p>
          </table:table-cell>
          <table:table-cell office:value-type="float" office:value="116289" calcext:value-type="float">
            <text:p>116289</text:p>
          </table:table-cell>
          <table:table-cell office:value-type="float" office:value="42744" calcext:value-type="float">
            <text:p>42744</text:p>
          </table:table-cell>
          <table:table-cell office:value-type="float" office:value="15463643" calcext:value-type="float">
            <text:p>15463643</text:p>
          </table:table-cell>
          <table:table-cell office:value-type="float" office:value="177053" calcext:value-type="float">
            <text:p>177053</text:p>
          </table:table-cell>
          <table:table-cell office:value-type="float" office:value="129140" calcext:value-type="float">
            <text:p>1291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59972" calcext:value-type="float">
            <text:p>1259972</text:p>
          </table:table-cell>
          <table:table-cell office:value-type="float" office:value="6749999" calcext:value-type="float">
            <text:p>6749999</text:p>
          </table:table-cell>
          <table:table-cell office:value-type="float" office:value="29334" calcext:value-type="float">
            <text:p>29334</text:p>
          </table:table-cell>
          <table:table-cell office:value-type="float" office:value="123889469" calcext:value-type="float">
            <text:p>123889469</text:p>
          </table:table-cell>
          <table:table-cell office:value-type="float" office:value="219074836" calcext:value-type="float">
            <text:p>219074836</text:p>
          </table:table-cell>
          <table:table-cell office:value-type="float" office:value="3901233" calcext:value-type="float">
            <text:p>3901233</text:p>
          </table:table-cell>
          <table:table-cell office:value-type="float" office:value="68237" calcext:value-type="float">
            <text:p>68237</text:p>
          </table:table-cell>
          <table:table-cell office:value-type="float" office:value="197586" calcext:value-type="float">
            <text:p>197586</text:p>
          </table:table-cell>
          <table:table-cell office:value-type="float" office:value="451606" calcext:value-type="float">
            <text:p>451606</text:p>
          </table:table-cell>
          <table:table-cell office:value-type="float" office:value="4819043" calcext:value-type="float">
            <text:p>4819043</text:p>
          </table:table-cell>
          <table:table-cell office:value-type="float" office:value="16743310" calcext:value-type="float">
            <text:p>16743310</text:p>
          </table:table-cell>
          <table:table-cell office:value-type="float" office:value="157356" calcext:value-type="float">
            <text:p>157356</text:p>
          </table:table-cell>
          <table:table-cell office:value-type="float" office:value="344397" calcext:value-type="float">
            <text:p>344397</text:p>
          </table:table-cell>
          <table:table-cell office:value-type="float" office:value="18229" calcext:value-type="float">
            <text:p>18229</text:p>
          </table:table-cell>
          <table:table-cell office:value-type="float" office:value="36528" calcext:value-type="float">
            <text:p>36528</text:p>
          </table:table-cell>
          <table:table-cell office:value-type="float" office:value="9918" calcext:value-type="float">
            <text:p>9918</text:p>
          </table:table-cell>
          <table:table-cell office:value-type="float" office:value="2375" calcext:value-type="float">
            <text:p>2375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116918" calcext:value-type="float">
            <text:p>116918</text:p>
          </table:table-cell>
          <table:table-cell office:value-type="float" office:value="12781" calcext:value-type="float">
            <text:p>12781</text:p>
          </table:table-cell>
          <table:table-cell office:value-type="float" office:value="563426" calcext:value-type="float">
            <text:p>563426</text:p>
          </table:table-cell>
          <table:table-cell office:value-type="float" office:value="15366" calcext:value-type="float">
            <text:p>15366</text:p>
          </table:table-cell>
          <table:table-cell office:value-type="float" office:value="654362" calcext:value-type="float">
            <text:p>654362</text:p>
          </table:table-cell>
          <table:table-cell office:value-type="float" office:value="30033" calcext:value-type="float">
            <text:p>30033</text:p>
          </table:table-cell>
          <table:table-cell office:value-type="float" office:value="33246918" calcext:value-type="float">
            <text:p>33246918</text:p>
          </table:table-cell>
          <table:table-cell office:value-type="float" office:value="28147" calcext:value-type="float">
            <text:p>28147</text:p>
          </table:table-cell>
          <table:table-cell office:value-type="float" office:value="47563" calcext:value-type="float">
            <text:p>47563</text:p>
          </table:table-cell>
          <table:table-cell office:value-type="float" office:value="2163604" calcext:value-type="float">
            <text:p>2163604</text:p>
          </table:table-cell>
          <table:table-cell office:value-type="float" office:value="24375" calcext:value-type="float">
            <text:p>24375</text:p>
          </table:table-cell>
          <table:table-cell office:value-type="float" office:value="215676" calcext:value-type="float">
            <text:p>215676</text:p>
          </table:table-cell>
          <table:table-cell office:value-type="float" office:value="284541841" calcext:value-type="float">
            <text:p>284541841</text:p>
          </table:table-cell>
          <table:table-cell office:value-type="float" office:value="137476149" calcext:value-type="float">
            <text:p>137476149</text:p>
          </table:table-cell>
          <table:table-cell office:value-type="float" office:value="23328" calcext:value-type="float">
            <text:p>23328</text:p>
          </table:table-cell>
          <table:table-cell office:value-type="float" office:value="30452" calcext:value-type="float">
            <text:p>30452</text:p>
          </table:table-cell>
          <table:table-cell office:value-type="float" office:value="225594" calcext:value-type="float">
            <text:p>225594</text:p>
          </table:table-cell>
          <table:table-cell office:value-type="float" office:value="61812" calcext:value-type="float">
            <text:p>61812</text:p>
          </table:table-cell>
          <table:table-cell office:value-type="float" office:value="4190" calcext:value-type="float">
            <text:p>4190</text:p>
          </table:table-cell>
          <table:table-cell office:value-type="float" office:value="2794" calcext:value-type="float">
            <text:p>2794</text:p>
          </table:table-cell>
          <table:table-cell office:value-type="float" office:value="247036" calcext:value-type="float">
            <text:p>247036</text:p>
          </table:table-cell>
          <table:table-cell office:value-type="float" office:value="16470712" calcext:value-type="float">
            <text:p>16470712</text:p>
          </table:table-cell>
          <table:table-cell office:value-type="float" office:value="20604" calcext:value-type="float">
            <text:p>20604</text:p>
          </table:table-cell>
          <table:table-cell office:value-type="float" office:value="15938717" calcext:value-type="float">
            <text:p>15938717</text:p>
          </table:table-cell>
          <table:table-cell office:value-type="float" office:value="110283" calcext:value-type="float">
            <text:p>110283</text:p>
          </table:table-cell>
          <table:table-cell office:value-type="float" office:value="1397" calcext:value-type="float">
            <text:p>1397</text:p>
          </table:table-cell>
          <table:table-cell office:value-type="float" office:value="5727" calcext:value-type="float">
            <text:p>5727</text:p>
          </table:table-cell>
          <table:table-cell office:value-type="float" office:value="122854" calcext:value-type="float">
            <text:p>122854</text:p>
          </table:table-cell>
          <table:table-cell office:value-type="float" office:value="115102" calcext:value-type="float">
            <text:p>115102</text:p>
          </table:table-cell>
          <table:table-cell office:value-type="float" office:value="44211" calcext:value-type="float">
            <text:p>44211</text:p>
          </table:table-cell>
          <table:table-cell office:value-type="float" office:value="17395158" calcext:value-type="float">
            <text:p>17395158</text:p>
          </table:table-cell>
          <table:table-cell office:value-type="float" office:value="178520" calcext:value-type="float">
            <text:p>178520</text:p>
          </table:table-cell>
          <table:table-cell office:value-type="float" office:value="126556" calcext:value-type="float">
            <text:p>1265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53693" calcext:value-type="float">
            <text:p>1753693</text:p>
          </table:table-cell>
          <table:table-cell office:value-type="float" office:value="7464845" calcext:value-type="float">
            <text:p>7464845</text:p>
          </table:table-cell>
          <table:table-cell office:value-type="float" office:value="28426" calcext:value-type="float">
            <text:p>28426</text:p>
          </table:table-cell>
          <table:table-cell office:value-type="float" office:value="124476711" calcext:value-type="float">
            <text:p>124476711</text:p>
          </table:table-cell>
          <table:table-cell office:value-type="float" office:value="219633233" calcext:value-type="float">
            <text:p>219633233</text:p>
          </table:table-cell>
          <table:table-cell office:value-type="float" office:value="3924701" calcext:value-type="float">
            <text:p>3924701</text:p>
          </table:table-cell>
          <table:table-cell office:value-type="float" office:value="71449" calcext:value-type="float">
            <text:p>71449</text:p>
          </table:table-cell>
          <table:table-cell office:value-type="float" office:value="207295" calcext:value-type="float">
            <text:p>207295</text:p>
          </table:table-cell>
          <table:table-cell office:value-type="float" office:value="298719" calcext:value-type="float">
            <text:p>298719</text:p>
          </table:table-cell>
          <table:table-cell office:value-type="float" office:value="4711834" calcext:value-type="float">
            <text:p>4711834</text:p>
          </table:table-cell>
          <table:table-cell office:value-type="float" office:value="15557790" calcext:value-type="float">
            <text:p>15557790</text:p>
          </table:table-cell>
          <table:table-cell office:value-type="float" office:value="156938" calcext:value-type="float">
            <text:p>156938</text:p>
          </table:table-cell>
          <table:table-cell office:value-type="float" office:value="273786" calcext:value-type="float">
            <text:p>273786</text:p>
          </table:table-cell>
          <table:table-cell office:value-type="float" office:value="18998" calcext:value-type="float">
            <text:p>18998</text:p>
          </table:table-cell>
          <table:table-cell office:value-type="float" office:value="36667" calcext:value-type="float">
            <text:p>36667</text:p>
          </table:table-cell>
          <table:table-cell office:value-type="float" office:value="9988" calcext:value-type="float">
            <text:p>9988</text:p>
          </table:table-cell>
          <table:table-cell office:value-type="float" office:value="2375" calcext:value-type="float">
            <text:p>2375</text:p>
          </table:table-cell>
          <table:table-cell office:value-type="float" office:value="1397" calcext:value-type="float">
            <text:p>1397</text:p>
          </table:table-cell>
          <table:table-cell office:value-type="float" office:value="1396" calcext:value-type="float">
            <text:p>1396</text:p>
          </table:table-cell>
          <table:table-cell office:value-type="float" office:value="104416" calcext:value-type="float">
            <text:p>104416</text:p>
          </table:table-cell>
          <table:table-cell office:value-type="float" office:value="14877" calcext:value-type="float">
            <text:p>14877</text:p>
          </table:table-cell>
          <table:table-cell office:value-type="float" office:value="475912" calcext:value-type="float">
            <text:p>475912</text:p>
          </table:table-cell>
          <table:table-cell office:value-type="float" office:value="17112" calcext:value-type="float">
            <text:p>17112</text:p>
          </table:table-cell>
          <table:table-cell office:value-type="float" office:value="462293" calcext:value-type="float">
            <text:p>462293</text:p>
          </table:table-cell>
          <table:table-cell office:value-type="float" office:value="30591" calcext:value-type="float">
            <text:p>30591</text:p>
          </table:table-cell>
          <table:table-cell office:value-type="float" office:value="33111841" calcext:value-type="float">
            <text:p>33111841</text:p>
          </table:table-cell>
          <table:table-cell office:value-type="float" office:value="27867" calcext:value-type="float">
            <text:p>27867</text:p>
          </table:table-cell>
          <table:table-cell office:value-type="float" office:value="47773" calcext:value-type="float">
            <text:p>47773</text:p>
          </table:table-cell>
          <table:table-cell office:value-type="float" office:value="2275772" calcext:value-type="float">
            <text:p>2275772</text:p>
          </table:table-cell>
          <table:table-cell office:value-type="float" office:value="23397" calcext:value-type="float">
            <text:p>23397</text:p>
          </table:table-cell>
          <table:table-cell office:value-type="float" office:value="217352" calcext:value-type="float">
            <text:p>217352</text:p>
          </table:table-cell>
          <table:table-cell office:value-type="float" office:value="283760155" calcext:value-type="float">
            <text:p>283760155</text:p>
          </table:table-cell>
          <table:table-cell office:value-type="float" office:value="140093035" calcext:value-type="float">
            <text:p>140093035</text:p>
          </table:table-cell>
          <table:table-cell office:value-type="float" office:value="22420" calcext:value-type="float">
            <text:p>22420</text:p>
          </table:table-cell>
          <table:table-cell office:value-type="float" office:value="31709" calcext:value-type="float">
            <text:p>31709</text:p>
          </table:table-cell>
          <table:table-cell office:value-type="float" office:value="242286" calcext:value-type="float">
            <text:p>242286</text:p>
          </table:table-cell>
          <table:table-cell office:value-type="float" office:value="64885" calcext:value-type="float">
            <text:p>64885</text:p>
          </table:table-cell>
          <table:table-cell office:value-type="float" office:value="4749" calcext:value-type="float">
            <text:p>4749</text:p>
          </table:table-cell>
          <table:table-cell office:value-type="float" office:value="2863" calcext:value-type="float">
            <text:p>2863</text:p>
          </table:table-cell>
          <table:table-cell office:value-type="float" office:value="394195" calcext:value-type="float">
            <text:p>394195</text:p>
          </table:table-cell>
          <table:table-cell office:value-type="float" office:value="19291052" calcext:value-type="float">
            <text:p>19291052</text:p>
          </table:table-cell>
          <table:table-cell office:value-type="float" office:value="20534" calcext:value-type="float">
            <text:p>20534</text:p>
          </table:table-cell>
          <table:table-cell office:value-type="float" office:value="15388840" calcext:value-type="float">
            <text:p>15388840</text:p>
          </table:table-cell>
          <table:table-cell office:value-type="float" office:value="120759" calcext:value-type="float">
            <text:p>120759</text:p>
          </table:table-cell>
          <table:table-cell office:value-type="float" office:value="1396" calcext:value-type="float">
            <text:p>1396</text:p>
          </table:table-cell>
          <table:table-cell office:value-type="float" office:value="4819" calcext:value-type="float">
            <text:p>4819</text:p>
          </table:table-cell>
          <table:table-cell office:value-type="float" office:value="110213" calcext:value-type="float">
            <text:p>110213</text:p>
          </table:table-cell>
          <table:table-cell office:value-type="float" office:value="115451" calcext:value-type="float">
            <text:p>115451</text:p>
          </table:table-cell>
          <table:table-cell office:value-type="float" office:value="45957" calcext:value-type="float">
            <text:p>45957</text:p>
          </table:table-cell>
          <table:table-cell office:value-type="float" office:value="15575601" calcext:value-type="float">
            <text:p>15575601</text:p>
          </table:table-cell>
          <table:table-cell office:value-type="float" office:value="176634" calcext:value-type="float">
            <text:p>176634</text:p>
          </table:table-cell>
          <table:table-cell office:value-type="float" office:value="126766" calcext:value-type="float">
            <text:p>1267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47121" calcext:value-type="float">
            <text:p>1247121</text:p>
          </table:table-cell>
          <table:table-cell office:value-type="float" office:value="7051443" calcext:value-type="float">
            <text:p>7051443</text:p>
          </table:table-cell>
          <table:table-cell office:value-type="float" office:value="29124" calcext:value-type="float">
            <text:p>29124</text:p>
          </table:table-cell>
          <table:table-cell office:value-type="float" office:value="122384487" calcext:value-type="float">
            <text:p>122384487</text:p>
          </table:table-cell>
          <table:table-cell office:value-type="float" office:value="218583769" calcext:value-type="float">
            <text:p>218583769</text:p>
          </table:table-cell>
          <table:table-cell office:value-type="float" office:value="4002297" calcext:value-type="float">
            <text:p>4002297</text:p>
          </table:table-cell>
          <table:table-cell office:value-type="float" office:value="73265" calcext:value-type="float">
            <text:p>73265</text:p>
          </table:table-cell>
          <table:table-cell office:value-type="float" office:value="212463" calcext:value-type="float">
            <text:p>212463</text:p>
          </table:table-cell>
          <table:table-cell office:value-type="float" office:value="231600" calcext:value-type="float">
            <text:p>231600</text:p>
          </table:table-cell>
          <table:table-cell office:value-type="float" office:value="4817577" calcext:value-type="float">
            <text:p>4817577</text:p>
          </table:table-cell>
          <table:table-cell office:value-type="float" office:value="15404974" calcext:value-type="float">
            <text:p>15404974</text:p>
          </table:table-cell>
          <table:table-cell office:value-type="float" office:value="156449" calcext:value-type="float">
            <text:p>156449</text:p>
          </table:table-cell>
          <table:table-cell office:value-type="float" office:value="273297" calcext:value-type="float">
            <text:p>273297</text:p>
          </table:table-cell>
          <table:table-cell office:value-type="float" office:value="18020" calcext:value-type="float">
            <text:p>18020</text:p>
          </table:table-cell>
          <table:table-cell office:value-type="float" office:value="36668" calcext:value-type="float">
            <text:p>36668</text:p>
          </table:table-cell>
          <table:table-cell office:value-type="float" office:value="10616" calcext:value-type="float">
            <text:p>10616</text:p>
          </table:table-cell>
          <table:table-cell office:value-type="float" office:value="3352" calcext:value-type="float">
            <text:p>3352</text:p>
          </table:table-cell>
          <table:table-cell office:value-type="float" office:value="1396" calcext:value-type="float">
            <text:p>1396</text:p>
          </table:table-cell>
          <table:table-cell office:value-type="float" office:value="1397" calcext:value-type="float">
            <text:p>1397</text:p>
          </table:table-cell>
          <table:table-cell office:value-type="float" office:value="92124" calcext:value-type="float">
            <text:p>92124</text:p>
          </table:table-cell>
          <table:table-cell office:value-type="float" office:value="13271" calcext:value-type="float">
            <text:p>13271</text:p>
          </table:table-cell>
          <table:table-cell office:value-type="float" office:value="419339" calcext:value-type="float">
            <text:p>419339</text:p>
          </table:table-cell>
          <table:table-cell office:value-type="float" office:value="14248" calcext:value-type="float">
            <text:p>14248</text:p>
          </table:table-cell>
          <table:table-cell office:value-type="float" office:value="454051" calcext:value-type="float">
            <text:p>454051</text:p>
          </table:table-cell>
          <table:table-cell office:value-type="float" office:value="30521" calcext:value-type="float">
            <text:p>30521</text:p>
          </table:table-cell>
          <table:table-cell office:value-type="float" office:value="33777307" calcext:value-type="float">
            <text:p>33777307</text:p>
          </table:table-cell>
          <table:table-cell office:value-type="float" office:value="28077" calcext:value-type="float">
            <text:p>28077</text:p>
          </table:table-cell>
          <table:table-cell office:value-type="float" office:value="47144" calcext:value-type="float">
            <text:p>47144</text:p>
          </table:table-cell>
          <table:table-cell office:value-type="float" office:value="1990183" calcext:value-type="float">
            <text:p>1990183</text:p>
          </table:table-cell>
          <table:table-cell office:value-type="float" office:value="23398" calcext:value-type="float">
            <text:p>23398</text:p>
          </table:table-cell>
          <table:table-cell office:value-type="float" office:value="206596" calcext:value-type="float">
            <text:p>206596</text:p>
          </table:table-cell>
          <table:table-cell office:value-type="float" office:value="282845559" calcext:value-type="float">
            <text:p>282845559</text:p>
          </table:table-cell>
          <table:table-cell office:value-type="float" office:value="144006631" calcext:value-type="float">
            <text:p>144006631</text:p>
          </table:table-cell>
          <table:table-cell office:value-type="float" office:value="22978" calcext:value-type="float">
            <text:p>22978</text:p>
          </table:table-cell>
          <table:table-cell office:value-type="float" office:value="31918" calcext:value-type="float">
            <text:p>31918</text:p>
          </table:table-cell>
          <table:table-cell office:value-type="float" office:value="234184" calcext:value-type="float">
            <text:p>234184</text:p>
          </table:table-cell>
          <table:table-cell office:value-type="float" office:value="62999" calcext:value-type="float">
            <text:p>62999</text:p>
          </table:table-cell>
          <table:table-cell office:value-type="float" office:value="4260" calcext:value-type="float">
            <text:p>4260</text:p>
          </table:table-cell>
          <table:table-cell office:value-type="float" office:value="2375" calcext:value-type="float">
            <text:p>2375</text:p>
          </table:table-cell>
          <table:table-cell office:value-type="float" office:value="345864" calcext:value-type="float">
            <text:p>345864</text:p>
          </table:table-cell>
          <table:table-cell office:value-type="float" office:value="15801405" calcext:value-type="float">
            <text:p>15801405</text:p>
          </table:table-cell>
          <table:table-cell office:value-type="float" office:value="20395" calcext:value-type="float">
            <text:p>20395</text:p>
          </table:table-cell>
          <table:table-cell office:value-type="float" office:value="15383323" calcext:value-type="float">
            <text:p>15383323</text:p>
          </table:table-cell>
          <table:table-cell office:value-type="float" office:value="89190" calcext:value-type="float">
            <text:p>89190</text:p>
          </table:table-cell>
          <table:table-cell office:value-type="float" office:value="1397" calcext:value-type="float">
            <text:p>1397</text:p>
          </table:table-cell>
          <table:table-cell office:value-type="float" office:value="5657" calcext:value-type="float">
            <text:p>5657</text:p>
          </table:table-cell>
          <table:table-cell office:value-type="float" office:value="135915" calcext:value-type="float">
            <text:p>135915</text:p>
          </table:table-cell>
          <table:table-cell office:value-type="float" office:value="113984" calcext:value-type="float">
            <text:p>113984</text:p>
          </table:table-cell>
          <table:table-cell office:value-type="float" office:value="176494" calcext:value-type="float">
            <text:p>176494</text:p>
          </table:table-cell>
          <table:table-cell office:value-type="float" office:value="15812859" calcext:value-type="float">
            <text:p>15812859</text:p>
          </table:table-cell>
          <table:table-cell office:value-type="float" office:value="172094" calcext:value-type="float">
            <text:p>172094</text:p>
          </table:table-cell>
          <table:table-cell office:value-type="float" office:value="252623" calcext:value-type="float">
            <text:p>2526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49146" calcext:value-type="float">
            <text:p>1249146</text:p>
          </table:table-cell>
          <table:table-cell office:value-type="float" office:value="7213829" calcext:value-type="float">
            <text:p>7213829</text:p>
          </table:table-cell>
          <table:table-cell office:value-type="float" office:value="28636" calcext:value-type="float">
            <text:p>28636</text:p>
          </table:table-cell>
          <table:table-cell office:value-type="float" office:value="121137785" calcext:value-type="float">
            <text:p>121137785</text:p>
          </table:table-cell>
          <table:table-cell office:value-type="float" office:value="221582209" calcext:value-type="float">
            <text:p>221582209</text:p>
          </table:table-cell>
          <table:table-cell office:value-type="float" office:value="4063270" calcext:value-type="float">
            <text:p>4063270</text:p>
          </table:table-cell>
          <table:table-cell office:value-type="float" office:value="70402" calcext:value-type="float">
            <text:p>70402</text:p>
          </table:table-cell>
          <table:table-cell office:value-type="float" office:value="210368" calcext:value-type="float">
            <text:p>210368</text:p>
          </table:table-cell>
          <table:table-cell office:value-type="float" office:value="233486" calcext:value-type="float">
            <text:p>233486</text:p>
          </table:table-cell>
          <table:table-cell office:value-type="float" office:value="4645204" calcext:value-type="float">
            <text:p>4645204</text:p>
          </table:table-cell>
          <table:table-cell office:value-type="float" office:value="15212835" calcext:value-type="float">
            <text:p>15212835</text:p>
          </table:table-cell>
          <table:table-cell office:value-type="float" office:value="157636" calcext:value-type="float">
            <text:p>157636</text:p>
          </table:table-cell>
          <table:table-cell office:value-type="float" office:value="269875" calcext:value-type="float">
            <text:p>269875</text:p>
          </table:table-cell>
          <table:table-cell office:value-type="float" office:value="18229" calcext:value-type="float">
            <text:p>18229</text:p>
          </table:table-cell>
          <table:table-cell office:value-type="float" office:value="35341" calcext:value-type="float">
            <text:p>35341</text:p>
          </table:table-cell>
          <table:table-cell office:value-type="float" office:value="10756" calcext:value-type="float">
            <text:p>10756</text:p>
          </table:table-cell>
          <table:table-cell office:value-type="float" office:value="2305" calcext:value-type="float">
            <text:p>2305</text:p>
          </table:table-cell>
          <table:table-cell office:value-type="float" office:value="1397" calcext:value-type="float">
            <text:p>1397</text:p>
          </table:table-cell>
          <table:table-cell office:value-type="float" office:value="1467" calcext:value-type="float">
            <text:p>1467</text:p>
          </table:table-cell>
          <table:table-cell office:value-type="float" office:value="94987" calcext:value-type="float">
            <text:p>94987</text:p>
          </table:table-cell>
          <table:table-cell office:value-type="float" office:value="15785" calcext:value-type="float">
            <text:p>15785</text:p>
          </table:table-cell>
          <table:table-cell office:value-type="float" office:value="375198" calcext:value-type="float">
            <text:p>375198</text:p>
          </table:table-cell>
          <table:table-cell office:value-type="float" office:value="14877" calcext:value-type="float">
            <text:p>14877</text:p>
          </table:table-cell>
          <table:table-cell office:value-type="float" office:value="642139" calcext:value-type="float">
            <text:p>642139</text:p>
          </table:table-cell>
          <table:table-cell office:value-type="float" office:value="30033" calcext:value-type="float">
            <text:p>30033</text:p>
          </table:table-cell>
          <table:table-cell office:value-type="float" office:value="33871455" calcext:value-type="float">
            <text:p>33871455</text:p>
          </table:table-cell>
          <table:table-cell office:value-type="float" office:value="27099" calcext:value-type="float">
            <text:p>27099</text:p>
          </table:table-cell>
          <table:table-cell office:value-type="float" office:value="93031" calcext:value-type="float">
            <text:p>93031</text:p>
          </table:table-cell>
          <table:table-cell office:value-type="float" office:value="2147191" calcext:value-type="float">
            <text:p>2147191</text:p>
          </table:table-cell>
          <table:table-cell office:value-type="float" office:value="24166" calcext:value-type="float">
            <text:p>24166</text:p>
          </table:table-cell>
          <table:table-cell office:value-type="float" office:value="209320" calcext:value-type="float">
            <text:p>209320</text:p>
          </table:table-cell>
          <table:table-cell office:value-type="float" office:value="284168879" calcext:value-type="float">
            <text:p>284168879</text:p>
          </table:table-cell>
          <table:table-cell office:value-type="float" office:value="135490506" calcext:value-type="float">
            <text:p>135490506</text:p>
          </table:table-cell>
          <table:table-cell office:value-type="float" office:value="121667" calcext:value-type="float">
            <text:p>121667</text:p>
          </table:table-cell>
          <table:table-cell office:value-type="float" office:value="30522" calcext:value-type="float">
            <text:p>30522</text:p>
          </table:table-cell>
          <table:table-cell office:value-type="float" office:value="317717" calcext:value-type="float">
            <text:p>317717</text:p>
          </table:table-cell>
          <table:table-cell office:value-type="float" office:value="61532" calcext:value-type="float">
            <text:p>61532</text:p>
          </table:table-cell>
          <table:table-cell office:value-type="float" office:value="4330" calcext:value-type="float">
            <text:p>4330</text:p>
          </table:table-cell>
          <table:table-cell office:value-type="float" office:value="2934" calcext:value-type="float">
            <text:p>2934</text:p>
          </table:table-cell>
          <table:table-cell office:value-type="float" office:value="315482" calcext:value-type="float">
            <text:p>315482</text:p>
          </table:table-cell>
          <table:table-cell office:value-type="float" office:value="15160802" calcext:value-type="float">
            <text:p>15160802</text:p>
          </table:table-cell>
          <table:table-cell office:value-type="float" office:value="20045" calcext:value-type="float">
            <text:p>20045</text:p>
          </table:table-cell>
          <table:table-cell office:value-type="float" office:value="16059266" calcext:value-type="float">
            <text:p>16059266</text:p>
          </table:table-cell>
          <table:table-cell office:value-type="float" office:value="84859" calcext:value-type="float">
            <text:p>84859</text:p>
          </table:table-cell>
          <table:table-cell office:value-type="float" office:value="978" calcext:value-type="float">
            <text:p>978</text:p>
          </table:table-cell>
          <table:table-cell office:value-type="float" office:value="5098" calcext:value-type="float">
            <text:p>5098</text:p>
          </table:table-cell>
          <table:table-cell office:value-type="float" office:value="111120" calcext:value-type="float">
            <text:p>111120</text:p>
          </table:table-cell>
          <table:table-cell office:value-type="float" office:value="319602" calcext:value-type="float">
            <text:p>319602</text:p>
          </table:table-cell>
          <table:table-cell office:value-type="float" office:value="77806" calcext:value-type="float">
            <text:p>77806</text:p>
          </table:table-cell>
          <table:table-cell office:value-type="float" office:value="16444381" calcext:value-type="float">
            <text:p>16444381</text:p>
          </table:table-cell>
          <table:table-cell office:value-type="float" office:value="181313" calcext:value-type="float">
            <text:p>181313</text:p>
          </table:table-cell>
          <table:table-cell office:value-type="float" office:value="180475" calcext:value-type="float">
            <text:p>1804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17957" calcext:value-type="float">
            <text:p>1417957</text:p>
          </table:table-cell>
          <table:table-cell office:value-type="float" office:value="7037964" calcext:value-type="float">
            <text:p>7037964</text:p>
          </table:table-cell>
          <table:table-cell office:value-type="float" office:value="28636" calcext:value-type="float">
            <text:p>28636</text:p>
          </table:table-cell>
          <table:table-cell office:value-type="float" office:value="123355517" calcext:value-type="float">
            <text:p>123355517</text:p>
          </table:table-cell>
          <table:table-cell office:value-type="float" office:value="216864857" calcext:value-type="float">
            <text:p>216864857</text:p>
          </table:table-cell>
          <table:table-cell office:value-type="float" office:value="4233129" calcext:value-type="float">
            <text:p>4233129</text:p>
          </table:table-cell>
          <table:table-cell office:value-type="float" office:value="70053" calcext:value-type="float">
            <text:p>70053</text:p>
          </table:table-cell>
          <table:table-cell office:value-type="float" office:value="205898" calcext:value-type="float">
            <text:p>205898</text:p>
          </table:table-cell>
          <table:table-cell office:value-type="float" office:value="227620" calcext:value-type="float">
            <text:p>227620</text:p>
          </table:table-cell>
          <table:table-cell office:value-type="float" office:value="4793760" calcext:value-type="float">
            <text:p>4793760</text:p>
          </table:table-cell>
          <table:table-cell office:value-type="float" office:value="15472722" calcext:value-type="float">
            <text:p>15472722</text:p>
          </table:table-cell>
          <table:table-cell office:value-type="float" office:value="168951" calcext:value-type="float">
            <text:p>168951</text:p>
          </table:table-cell>
          <table:table-cell office:value-type="float" office:value="437149" calcext:value-type="float">
            <text:p>437149</text:p>
          </table:table-cell>
          <table:table-cell office:value-type="float" office:value="19486" calcext:value-type="float">
            <text:p>19486</text:p>
          </table:table-cell>
          <table:table-cell office:value-type="float" office:value="37157" calcext:value-type="float">
            <text:p>37157</text:p>
          </table:table-cell>
          <table:table-cell office:value-type="float" office:value="9638" calcext:value-type="float">
            <text:p>9638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94358" calcext:value-type="float">
            <text:p>94358</text:p>
          </table:table-cell>
          <table:table-cell office:value-type="float" office:value="14736" calcext:value-type="float">
            <text:p>14736</text:p>
          </table:table-cell>
          <table:table-cell office:value-type="float" office:value="555184" calcext:value-type="float">
            <text:p>555184</text:p>
          </table:table-cell>
          <table:table-cell office:value-type="float" office:value="14668" calcext:value-type="float">
            <text:p>14668</text:p>
          </table:table-cell>
          <table:table-cell office:value-type="float" office:value="588779" calcext:value-type="float">
            <text:p>588779</text:p>
          </table:table-cell>
          <table:table-cell office:value-type="float" office:value="31918" calcext:value-type="float">
            <text:p>31918</text:p>
          </table:table-cell>
          <table:table-cell office:value-type="float" office:value="32072224" calcext:value-type="float">
            <text:p>32072224</text:p>
          </table:table-cell>
          <table:table-cell office:value-type="float" office:value="27588" calcext:value-type="float">
            <text:p>27588</text:p>
          </table:table-cell>
          <table:table-cell office:value-type="float" office:value="146391" calcext:value-type="float">
            <text:p>146391</text:p>
          </table:table-cell>
          <table:table-cell office:value-type="float" office:value="2208932" calcext:value-type="float">
            <text:p>2208932</text:p>
          </table:table-cell>
          <table:table-cell office:value-type="float" office:value="23327" calcext:value-type="float">
            <text:p>23327</text:p>
          </table:table-cell>
          <table:table-cell office:value-type="float" office:value="169998" calcext:value-type="float">
            <text:p>169998</text:p>
          </table:table-cell>
          <table:table-cell office:value-type="float" office:value="286677857" calcext:value-type="float">
            <text:p>286677857</text:p>
          </table:table-cell>
          <table:table-cell office:value-type="float" office:value="136750478" calcext:value-type="float">
            <text:p>136750478</text:p>
          </table:table-cell>
          <table:table-cell office:value-type="float" office:value="32408" calcext:value-type="float">
            <text:p>32408</text:p>
          </table:table-cell>
          <table:table-cell office:value-type="float" office:value="30522" calcext:value-type="float">
            <text:p>30522</text:p>
          </table:table-cell>
          <table:table-cell office:value-type="float" office:value="448324" calcext:value-type="float">
            <text:p>448324</text:p>
          </table:table-cell>
          <table:table-cell office:value-type="float" office:value="62300" calcext:value-type="float">
            <text:p>62300</text:p>
          </table:table-cell>
          <table:table-cell office:value-type="float" office:value="4680" calcext:value-type="float">
            <text:p>4680</text:p>
          </table:table-cell>
          <table:table-cell office:value-type="float" office:value="2864" calcext:value-type="float">
            <text:p>2864</text:p>
          </table:table-cell>
          <table:table-cell office:value-type="float" office:value="316041" calcext:value-type="float">
            <text:p>316041</text:p>
          </table:table-cell>
          <table:table-cell office:value-type="float" office:value="15266545" calcext:value-type="float">
            <text:p>15266545</text:p>
          </table:table-cell>
          <table:table-cell office:value-type="float" office:value="22001" calcext:value-type="float">
            <text:p>22001</text:p>
          </table:table-cell>
          <table:table-cell office:value-type="float" office:value="16172621" calcext:value-type="float">
            <text:p>16172621</text:p>
          </table:table-cell>
          <table:table-cell office:value-type="float" office:value="84929" calcext:value-type="float">
            <text:p>84929</text:p>
          </table:table-cell>
          <table:table-cell office:value-type="float" office:value="1396" calcext:value-type="float">
            <text:p>1396</text:p>
          </table:table-cell>
          <table:table-cell office:value-type="float" office:value="4819" calcext:value-type="float">
            <text:p>4819</text:p>
          </table:table-cell>
          <table:table-cell office:value-type="float" office:value="107209" calcext:value-type="float">
            <text:p>107209</text:p>
          </table:table-cell>
          <table:table-cell office:value-type="float" office:value="197866" calcext:value-type="float">
            <text:p>197866</text:p>
          </table:table-cell>
          <table:table-cell office:value-type="float" office:value="64326" calcext:value-type="float">
            <text:p>64326</text:p>
          </table:table-cell>
          <table:table-cell office:value-type="float" office:value="14914535" calcext:value-type="float">
            <text:p>14914535</text:p>
          </table:table-cell>
          <table:table-cell office:value-type="float" office:value="174678" calcext:value-type="float">
            <text:p>174678</text:p>
          </table:table-cell>
          <table:table-cell office:value-type="float" office:value="178869" calcext:value-type="float">
            <text:p>1788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47051" calcext:value-type="float">
            <text:p>1247051</text:p>
          </table:table-cell>
          <table:table-cell office:value-type="float" office:value="6926354" calcext:value-type="float">
            <text:p>6926354</text:p>
          </table:table-cell>
          <table:table-cell office:value-type="float" office:value="29125" calcext:value-type="float">
            <text:p>29125</text:p>
          </table:table-cell>
          <table:table-cell office:value-type="float" office:value="119945701" calcext:value-type="float">
            <text:p>119945701</text:p>
          </table:table-cell>
          <table:table-cell office:value-type="float" office:value="217712684" calcext:value-type="float">
            <text:p>217712684</text:p>
          </table:table-cell>
          <table:table-cell office:value-type="float" office:value="4195973" calcext:value-type="float">
            <text:p>4195973</text:p>
          </table:table-cell>
          <table:table-cell office:value-type="float" office:value="68656" calcext:value-type="float">
            <text:p>68656</text:p>
          </table:table-cell>
          <table:table-cell office:value-type="float" office:value="207504" calcext:value-type="float">
            <text:p>207504</text:p>
          </table:table-cell>
          <table:table-cell office:value-type="float" office:value="250458" calcext:value-type="float">
            <text:p>250458</text:p>
          </table:table-cell>
          <table:table-cell office:value-type="float" office:value="4411578" calcext:value-type="float">
            <text:p>4411578</text:p>
          </table:table-cell>
          <table:table-cell office:value-type="float" office:value="16580575" calcext:value-type="float">
            <text:p>16580575</text:p>
          </table:table-cell>
          <table:table-cell office:value-type="float" office:value="377363" calcext:value-type="float">
            <text:p>377363</text:p>
          </table:table-cell>
          <table:table-cell office:value-type="float" office:value="465295" calcext:value-type="float">
            <text:p>465295</text:p>
          </table:table-cell>
          <table:table-cell office:value-type="float" office:value="18439" calcext:value-type="float">
            <text:p>18439</text:p>
          </table:table-cell>
          <table:table-cell office:value-type="float" office:value="37086" calcext:value-type="float">
            <text:p>37086</text:p>
          </table:table-cell>
          <table:table-cell office:value-type="float" office:value="9987" calcext:value-type="float">
            <text:p>9987</text:p>
          </table:table-cell>
          <table:table-cell office:value-type="float" office:value="2934" calcext:value-type="float">
            <text:p>2934</text:p>
          </table:table-cell>
          <table:table-cell office:value-type="float" office:value="1467" calcext:value-type="float">
            <text:p>1467</text:p>
          </table:table-cell>
          <table:table-cell office:value-type="float" office:value="1397" calcext:value-type="float">
            <text:p>1397</text:p>
          </table:table-cell>
          <table:table-cell office:value-type="float" office:value="90935" calcext:value-type="float">
            <text:p>90935</text:p>
          </table:table-cell>
          <table:table-cell office:value-type="float" office:value="13899" calcext:value-type="float">
            <text:p>13899</text:p>
          </table:table-cell>
          <table:table-cell office:value-type="float" office:value="515582" calcext:value-type="float">
            <text:p>515582</text:p>
          </table:table-cell>
          <table:table-cell office:value-type="float" office:value="14807" calcext:value-type="float">
            <text:p>14807</text:p>
          </table:table-cell>
          <table:table-cell office:value-type="float" office:value="584938" calcext:value-type="float">
            <text:p>584938</text:p>
          </table:table-cell>
          <table:table-cell office:value-type="float" office:value="30312" calcext:value-type="float">
            <text:p>30312</text:p>
          </table:table-cell>
          <table:table-cell office:value-type="float" office:value="33516652" calcext:value-type="float">
            <text:p>33516652</text:p>
          </table:table-cell>
          <table:table-cell office:value-type="float" office:value="28077" calcext:value-type="float">
            <text:p>28077</text:p>
          </table:table-cell>
          <table:table-cell office:value-type="float" office:value="73684" calcext:value-type="float">
            <text:p>73684</text:p>
          </table:table-cell>
          <table:table-cell office:value-type="float" office:value="2233866" calcext:value-type="float">
            <text:p>2233866</text:p>
          </table:table-cell>
          <table:table-cell office:value-type="float" office:value="24375" calcext:value-type="float">
            <text:p>24375</text:p>
          </table:table-cell>
          <table:table-cell office:value-type="float" office:value="163573" calcext:value-type="float">
            <text:p>163573</text:p>
          </table:table-cell>
          <table:table-cell office:value-type="float" office:value="294786727" calcext:value-type="float">
            <text:p>294786727</text:p>
          </table:table-cell>
          <table:table-cell office:value-type="float" office:value="136494153" calcext:value-type="float">
            <text:p>136494153</text:p>
          </table:table-cell>
          <table:table-cell office:value-type="float" office:value="29544" calcext:value-type="float">
            <text:p>29544</text:p>
          </table:table-cell>
          <table:table-cell office:value-type="float" office:value="31011" calcext:value-type="float">
            <text:p>31011</text:p>
          </table:table-cell>
          <table:table-cell office:value-type="float" office:value="344956" calcext:value-type="float">
            <text:p>344956</text:p>
          </table:table-cell>
          <table:table-cell office:value-type="float" office:value="62719" calcext:value-type="float">
            <text:p>62719</text:p>
          </table:table-cell>
          <table:table-cell office:value-type="float" office:value="4191" calcext:value-type="float">
            <text:p>4191</text:p>
          </table:table-cell>
          <table:table-cell office:value-type="float" office:value="2863" calcext:value-type="float">
            <text:p>2863</text:p>
          </table:table-cell>
          <table:table-cell office:value-type="float" office:value="324352" calcext:value-type="float">
            <text:p>324352</text:p>
          </table:table-cell>
          <table:table-cell office:value-type="float" office:value="15536908" calcext:value-type="float">
            <text:p>15536908</text:p>
          </table:table-cell>
          <table:table-cell office:value-type="float" office:value="20394" calcext:value-type="float">
            <text:p>20394</text:p>
          </table:table-cell>
          <table:table-cell office:value-type="float" office:value="15677223" calcext:value-type="float">
            <text:p>15677223</text:p>
          </table:table-cell>
          <table:table-cell office:value-type="float" office:value="85139" calcext:value-type="float">
            <text:p>85139</text:p>
          </table:table-cell>
          <table:table-cell office:value-type="float" office:value="1816" calcext:value-type="float">
            <text:p>1816</text:p>
          </table:table-cell>
          <table:table-cell office:value-type="float" office:value="4819" calcext:value-type="float">
            <text:p>4819</text:p>
          </table:table-cell>
          <table:table-cell office:value-type="float" office:value="118803" calcext:value-type="float">
            <text:p>118803</text:p>
          </table:table-cell>
          <table:table-cell office:value-type="float" office:value="184037" calcext:value-type="float">
            <text:p>184037</text:p>
          </table:table-cell>
          <table:table-cell office:value-type="float" office:value="59716" calcext:value-type="float">
            <text:p>59716</text:p>
          </table:table-cell>
          <table:table-cell office:value-type="float" office:value="15795747" calcext:value-type="float">
            <text:p>15795747</text:p>
          </table:table-cell>
          <table:table-cell office:value-type="float" office:value="434774" calcext:value-type="float">
            <text:p>434774</text:p>
          </table:table-cell>
          <table:table-cell office:value-type="float" office:value="170417" calcext:value-type="float">
            <text:p>1704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8511" calcext:value-type="float">
            <text:p>1478511</text:p>
          </table:table-cell>
          <table:table-cell office:value-type="float" office:value="6775282" calcext:value-type="float">
            <text:p>6775282</text:p>
          </table:table-cell>
          <table:table-cell office:value-type="float" office:value="29055" calcext:value-type="float">
            <text:p>29055</text:p>
          </table:table-cell>
          <table:table-cell office:value-type="float" office:value="120734301" calcext:value-type="float">
            <text:p>120734301</text:p>
          </table:table-cell>
          <table:table-cell office:value-type="float" office:value="214972315" calcext:value-type="float">
            <text:p>214972315</text:p>
          </table:table-cell>
          <table:table-cell office:value-type="float" office:value="4021294" calcext:value-type="float">
            <text:p>4021294</text:p>
          </table:table-cell>
          <table:table-cell office:value-type="float" office:value="67608" calcext:value-type="float">
            <text:p>67608</text:p>
          </table:table-cell>
          <table:table-cell office:value-type="float" office:value="190672" calcext:value-type="float">
            <text:p>190672</text:p>
          </table:table-cell>
          <table:table-cell office:value-type="float" office:value="221123" calcext:value-type="float">
            <text:p>221123</text:p>
          </table:table-cell>
          <table:table-cell office:value-type="float" office:value="5074460" calcext:value-type="float">
            <text:p>5074460</text:p>
          </table:table-cell>
          <table:table-cell office:value-type="float" office:value="15315784" calcext:value-type="float">
            <text:p>15315784</text:p>
          </table:table-cell>
          <table:table-cell office:value-type="float" office:value="329940" calcext:value-type="float">
            <text:p>329940</text:p>
          </table:table-cell>
          <table:table-cell office:value-type="float" office:value="321768" calcext:value-type="float">
            <text:p>321768</text:p>
          </table:table-cell>
          <table:table-cell office:value-type="float" office:value="26541" calcext:value-type="float">
            <text:p>26541</text:p>
          </table:table-cell>
          <table:table-cell office:value-type="float" office:value="36668" calcext:value-type="float">
            <text:p>36668</text:p>
          </table:table-cell>
          <table:table-cell office:value-type="float" office:value="9918" calcext:value-type="float">
            <text:p>9918</text:p>
          </table:table-cell>
          <table:table-cell office:value-type="float" office:value="2933" calcext:value-type="float">
            <text:p>2933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office:value-type="float" office:value="108467" calcext:value-type="float">
            <text:p>108467</text:p>
          </table:table-cell>
          <table:table-cell office:value-type="float" office:value="14737" calcext:value-type="float">
            <text:p>14737</text:p>
          </table:table-cell>
          <table:table-cell office:value-type="float" office:value="666933" calcext:value-type="float">
            <text:p>666933</text:p>
          </table:table-cell>
          <table:table-cell office:value-type="float" office:value="14598" calcext:value-type="float">
            <text:p>14598</text:p>
          </table:table-cell>
          <table:table-cell office:value-type="float" office:value="454540" calcext:value-type="float">
            <text:p>454540</text:p>
          </table:table-cell>
          <table:table-cell office:value-type="float" office:value="158334" calcext:value-type="float">
            <text:p>158334</text:p>
          </table:table-cell>
          <table:table-cell office:value-type="float" office:value="30996079" calcext:value-type="float">
            <text:p>30996079</text:p>
          </table:table-cell>
          <table:table-cell office:value-type="float" office:value="28147" calcext:value-type="float">
            <text:p>28147</text:p>
          </table:table-cell>
          <table:table-cell office:value-type="float" office:value="66561" calcext:value-type="float">
            <text:p>66561</text:p>
          </table:table-cell>
          <table:table-cell office:value-type="float" office:value="2192380" calcext:value-type="float">
            <text:p>2192380</text:p>
          </table:table-cell>
          <table:table-cell office:value-type="float" office:value="23397" calcext:value-type="float">
            <text:p>23397</text:p>
          </table:table-cell>
          <table:table-cell office:value-type="float" office:value="164691" calcext:value-type="float">
            <text:p>164691</text:p>
          </table:table-cell>
          <table:table-cell office:value-type="float" office:value="286894790" calcext:value-type="float">
            <text:p>286894790</text:p>
          </table:table-cell>
          <table:table-cell office:value-type="float" office:value="137356927" calcext:value-type="float">
            <text:p>137356927</text:p>
          </table:table-cell>
          <table:table-cell office:value-type="float" office:value="27169" calcext:value-type="float">
            <text:p>27169</text:p>
          </table:table-cell>
          <table:table-cell office:value-type="float" office:value="31011" calcext:value-type="float">
            <text:p>31011</text:p>
          </table:table-cell>
          <table:table-cell office:value-type="float" office:value="326307" calcext:value-type="float">
            <text:p>326307</text:p>
          </table:table-cell>
          <table:table-cell office:value-type="float" office:value="62999" calcext:value-type="float">
            <text:p>62999</text:p>
          </table:table-cell>
          <table:table-cell office:value-type="float" office:value="6146" calcext:value-type="float">
            <text:p>6146</text:p>
          </table:table-cell>
          <table:table-cell office:value-type="float" office:value="2863" calcext:value-type="float">
            <text:p>2863</text:p>
          </table:table-cell>
          <table:table-cell office:value-type="float" office:value="239283" calcext:value-type="float">
            <text:p>239283</text:p>
          </table:table-cell>
          <table:table-cell office:value-type="float" office:value="16608303" calcext:value-type="float">
            <text:p>16608303</text:p>
          </table:table-cell>
          <table:table-cell office:value-type="float" office:value="20394" calcext:value-type="float">
            <text:p>20394</text:p>
          </table:table-cell>
          <table:table-cell office:value-type="float" office:value="19195995" calcext:value-type="float">
            <text:p>19195995</text:p>
          </table:table-cell>
          <table:table-cell office:value-type="float" office:value="85767" calcext:value-type="float">
            <text:p>85767</text:p>
          </table:table-cell>
          <table:table-cell office:value-type="float" office:value="1397" calcext:value-type="float">
            <text:p>1397</text:p>
          </table:table-cell>
          <table:table-cell office:value-type="float" office:value="4260" calcext:value-type="float">
            <text:p>4260</text:p>
          </table:table-cell>
          <table:table-cell office:value-type="float" office:value="269874" calcext:value-type="float">
            <text:p>269874</text:p>
          </table:table-cell>
          <table:table-cell office:value-type="float" office:value="180824" calcext:value-type="float">
            <text:p>180824</text:p>
          </table:table-cell>
          <table:table-cell office:value-type="float" office:value="68517" calcext:value-type="float">
            <text:p>68517</text:p>
          </table:table-cell>
          <table:table-cell office:value-type="float" office:value="16242325" calcext:value-type="float">
            <text:p>16242325</text:p>
          </table:table-cell>
          <table:table-cell office:value-type="float" office:value="317368" calcext:value-type="float">
            <text:p>317368</text:p>
          </table:table-cell>
          <table:table-cell office:value-type="float" office:value="202755" calcext:value-type="float">
            <text:p>2027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55502" calcext:value-type="float">
            <text:p>1255502</text:p>
          </table:table-cell>
          <table:table-cell office:value-type="float" office:value="7075469" calcext:value-type="float">
            <text:p>7075469</text:p>
          </table:table-cell>
          <table:table-cell office:value-type="float" office:value="29054" calcext:value-type="float">
            <text:p>29054</text:p>
          </table:table-cell>
          <table:table-cell office:value-type="float" office:value="119180358" calcext:value-type="float">
            <text:p>119180358</text:p>
          </table:table-cell>
          <table:table-cell office:value-type="float" office:value="218196908" calcext:value-type="float">
            <text:p>218196908</text:p>
          </table:table-cell>
          <table:table-cell office:value-type="float" office:value="3989865" calcext:value-type="float">
            <text:p>3989865</text:p>
          </table:table-cell>
          <table:table-cell office:value-type="float" office:value="67748" calcext:value-type="float">
            <text:p>67748</text:p>
          </table:table-cell>
          <table:table-cell office:value-type="float" office:value="197657" calcext:value-type="float">
            <text:p>197657</text:p>
          </table:table-cell>
          <table:table-cell office:value-type="float" office:value="377573" calcext:value-type="float">
            <text:p>377573</text:p>
          </table:table-cell>
          <table:table-cell office:value-type="float" office:value="4953492" calcext:value-type="float">
            <text:p>4953492</text:p>
          </table:table-cell>
          <table:table-cell office:value-type="float" office:value="18202685" calcext:value-type="float">
            <text:p>18202685</text:p>
          </table:table-cell>
          <table:table-cell office:value-type="float" office:value="276580" calcext:value-type="float">
            <text:p>276580</text:p>
          </table:table-cell>
          <table:table-cell office:value-type="float" office:value="276230" calcext:value-type="float">
            <text:p>276230</text:p>
          </table:table-cell>
          <table:table-cell office:value-type="float" office:value="30522" calcext:value-type="float">
            <text:p>30522</text:p>
          </table:table-cell>
          <table:table-cell office:value-type="float" office:value="36668" calcext:value-type="float">
            <text:p>36668</text:p>
          </table:table-cell>
          <table:table-cell office:value-type="float" office:value="10616" calcext:value-type="float">
            <text:p>10616</text:p>
          </table:table-cell>
          <table:table-cell office:value-type="float" office:value="2794" calcext:value-type="float">
            <text:p>2794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109864" calcext:value-type="float">
            <text:p>109864</text:p>
          </table:table-cell>
          <table:table-cell office:value-type="float" office:value="14807" calcext:value-type="float">
            <text:p>14807</text:p>
          </table:table-cell>
          <table:table-cell office:value-type="float" office:value="619509" calcext:value-type="float">
            <text:p>619509</text:p>
          </table:table-cell>
          <table:table-cell office:value-type="float" office:value="14458" calcext:value-type="float">
            <text:p>14458</text:p>
          </table:table-cell>
          <table:table-cell office:value-type="float" office:value="648635" calcext:value-type="float">
            <text:p>648635</text:p>
          </table:table-cell>
          <table:table-cell office:value-type="float" office:value="39252" calcext:value-type="float">
            <text:p>39252</text:p>
          </table:table-cell>
          <table:table-cell office:value-type="float" office:value="30493278" calcext:value-type="float">
            <text:p>30493278</text:p>
          </table:table-cell>
          <table:table-cell office:value-type="float" office:value="28706" calcext:value-type="float">
            <text:p>28706</text:p>
          </table:table-cell>
          <table:table-cell office:value-type="float" office:value="70542" calcext:value-type="float">
            <text:p>70542</text:p>
          </table:table-cell>
          <table:table-cell office:value-type="float" office:value="2170239" calcext:value-type="float">
            <text:p>2170239</text:p>
          </table:table-cell>
          <table:table-cell office:value-type="float" office:value="24934" calcext:value-type="float">
            <text:p>24934</text:p>
          </table:table-cell>
          <table:table-cell office:value-type="float" office:value="209321" calcext:value-type="float">
            <text:p>209321</text:p>
          </table:table-cell>
          <table:table-cell office:value-type="float" office:value="287449206" calcext:value-type="float">
            <text:p>287449206</text:p>
          </table:table-cell>
          <table:table-cell office:value-type="float" office:value="134489582" calcext:value-type="float">
            <text:p>134489582</text:p>
          </table:table-cell>
          <table:table-cell office:value-type="float" office:value="25144" calcext:value-type="float">
            <text:p>25144</text:p>
          </table:table-cell>
          <table:table-cell office:value-type="float" office:value="31430" calcext:value-type="float">
            <text:p>31430</text:p>
          </table:table-cell>
          <table:table-cell office:value-type="float" office:value="302840" calcext:value-type="float">
            <text:p>302840</text:p>
          </table:table-cell>
          <table:table-cell office:value-type="float" office:value="52382" calcext:value-type="float">
            <text:p>52382</text:p>
          </table:table-cell>
          <table:table-cell office:value-type="float" office:value="4819" calcext:value-type="float">
            <text:p>4819</text:p>
          </table:table-cell>
          <table:table-cell office:value-type="float" office:value="3353" calcext:value-type="float">
            <text:p>3353</text:p>
          </table:table-cell>
          <table:table-cell office:value-type="float" office:value="250527" calcext:value-type="float">
            <text:p>250527</text:p>
          </table:table-cell>
          <table:table-cell office:value-type="float" office:value="15162827" calcext:value-type="float">
            <text:p>15162827</text:p>
          </table:table-cell>
          <table:table-cell office:value-type="float" office:value="20045" calcext:value-type="float">
            <text:p>20045</text:p>
          </table:table-cell>
          <table:table-cell office:value-type="float" office:value="17908505" calcext:value-type="float">
            <text:p>17908505</text:p>
          </table:table-cell>
          <table:table-cell office:value-type="float" office:value="93240" calcext:value-type="float">
            <text:p>93240</text:p>
          </table:table-cell>
          <table:table-cell office:value-type="float" office:value="1397" calcext:value-type="float">
            <text:p>1397</text:p>
          </table:table-cell>
          <table:table-cell office:value-type="float" office:value="5168" calcext:value-type="float">
            <text:p>5168</text:p>
          </table:table-cell>
          <table:table-cell office:value-type="float" office:value="157007" calcext:value-type="float">
            <text:p>157007</text:p>
          </table:table-cell>
          <table:table-cell office:value-type="float" office:value="182430" calcext:value-type="float">
            <text:p>182430</text:p>
          </table:table-cell>
          <table:table-cell office:value-type="float" office:value="103019" calcext:value-type="float">
            <text:p>103019</text:p>
          </table:table-cell>
          <table:table-cell office:value-type="float" office:value="15458055" calcext:value-type="float">
            <text:p>15458055</text:p>
          </table:table-cell>
          <table:table-cell office:value-type="float" office:value="288103" calcext:value-type="float">
            <text:p>288103</text:p>
          </table:table-cell>
          <table:table-cell office:value-type="float" office:value="231112" calcext:value-type="float">
            <text:p>2311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4937" calcext:value-type="float">
            <text:p>1484937</text:p>
          </table:table-cell>
          <table:table-cell office:value-type="float" office:value="7171224" calcext:value-type="float">
            <text:p>7171224</text:p>
          </table:table-cell>
          <table:table-cell office:value-type="float" office:value="28566" calcext:value-type="float">
            <text:p>28566</text:p>
          </table:table-cell>
          <table:table-cell office:value-type="float" office:value="119093054" calcext:value-type="float">
            <text:p>119093054</text:p>
          </table:table-cell>
          <table:table-cell office:value-type="float" office:value="221913546" calcext:value-type="float">
            <text:p>221913546</text:p>
          </table:table-cell>
          <table:table-cell office:value-type="float" office:value="3919673" calcext:value-type="float">
            <text:p>3919673</text:p>
          </table:table-cell>
          <table:table-cell office:value-type="float" office:value="234743" calcext:value-type="float">
            <text:p>234743</text:p>
          </table:table-cell>
          <table:table-cell office:value-type="float" office:value="158404" calcext:value-type="float">
            <text:p>158404</text:p>
          </table:table-cell>
          <table:table-cell office:value-type="float" office:value="246268" calcext:value-type="float">
            <text:p>246268</text:p>
          </table:table-cell>
          <table:table-cell office:value-type="float" office:value="4976261" calcext:value-type="float">
            <text:p>4976261</text:p>
          </table:table-cell>
          <table:table-cell office:value-type="float" office:value="16939709" calcext:value-type="float">
            <text:p>16939709</text:p>
          </table:table-cell>
          <table:table-cell office:value-type="float" office:value="235651" calcext:value-type="float">
            <text:p>235651</text:p>
          </table:table-cell>
          <table:table-cell office:value-type="float" office:value="270783" calcext:value-type="float">
            <text:p>270783</text:p>
          </table:table-cell>
          <table:table-cell office:value-type="float" office:value="29613" calcext:value-type="float">
            <text:p>29613</text:p>
          </table:table-cell>
          <table:table-cell office:value-type="float" office:value="35340" calcext:value-type="float">
            <text:p>35340</text:p>
          </table:table-cell>
          <table:table-cell office:value-type="float" office:value="10198" calcext:value-type="float">
            <text:p>10198</text:p>
          </table:table-cell>
          <table:table-cell office:value-type="float" office:value="2933" calcext:value-type="float">
            <text:p>2933</text:p>
          </table:table-cell>
          <table:table-cell office:value-type="float" office:value="978" calcext:value-type="float">
            <text:p>978</text:p>
          </table:table-cell>
          <table:table-cell office:value-type="float" office:value="1397" calcext:value-type="float">
            <text:p>1397</text:p>
          </table:table-cell>
          <table:table-cell office:value-type="float" office:value="99038" calcext:value-type="float">
            <text:p>99038</text:p>
          </table:table-cell>
          <table:table-cell office:value-type="float" office:value="15295" calcext:value-type="float">
            <text:p>15295</text:p>
          </table:table-cell>
          <table:table-cell office:value-type="float" office:value="709188" calcext:value-type="float">
            <text:p>709188</text:p>
          </table:table-cell>
          <table:table-cell office:value-type="float" office:value="14598" calcext:value-type="float">
            <text:p>14598</text:p>
          </table:table-cell>
          <table:table-cell office:value-type="float" office:value="455238" calcext:value-type="float">
            <text:p>455238</text:p>
          </table:table-cell>
          <table:table-cell office:value-type="float" office:value="38483" calcext:value-type="float">
            <text:p>38483</text:p>
          </table:table-cell>
          <table:table-cell office:value-type="float" office:value="30462198" calcext:value-type="float">
            <text:p>30462198</text:p>
          </table:table-cell>
          <table:table-cell office:value-type="float" office:value="27658" calcext:value-type="float">
            <text:p>27658</text:p>
          </table:table-cell>
          <table:table-cell office:value-type="float" office:value="66770" calcext:value-type="float">
            <text:p>66770</text:p>
          </table:table-cell>
          <table:table-cell office:value-type="float" office:value="2157876" calcext:value-type="float">
            <text:p>2157876</text:p>
          </table:table-cell>
          <table:table-cell office:value-type="float" office:value="23816" calcext:value-type="float">
            <text:p>23816</text:p>
          </table:table-cell>
          <table:table-cell office:value-type="float" office:value="169649" calcext:value-type="float">
            <text:p>169649</text:p>
          </table:table-cell>
          <table:table-cell office:value-type="float" office:value="292486859" calcext:value-type="float">
            <text:p>292486859</text:p>
          </table:table-cell>
          <table:table-cell office:value-type="float" office:value="137532023" calcext:value-type="float">
            <text:p>137532023</text:p>
          </table:table-cell>
          <table:table-cell office:value-type="float" office:value="24166" calcext:value-type="float">
            <text:p>24166</text:p>
          </table:table-cell>
          <table:table-cell office:value-type="float" office:value="31919" calcext:value-type="float">
            <text:p>31919</text:p>
          </table:table-cell>
          <table:table-cell office:value-type="float" office:value="305215" calcext:value-type="float">
            <text:p>305215</text:p>
          </table:table-cell>
          <table:table-cell office:value-type="float" office:value="50427" calcext:value-type="float">
            <text:p>50427</text:p>
          </table:table-cell>
          <table:table-cell office:value-type="float" office:value="4330" calcext:value-type="float">
            <text:p>4330</text:p>
          </table:table-cell>
          <table:table-cell office:value-type="float" office:value="2864" calcext:value-type="float">
            <text:p>2864</text:p>
          </table:table-cell>
          <table:table-cell office:value-type="float" office:value="246198" calcext:value-type="float">
            <text:p>246198</text:p>
          </table:table-cell>
          <table:table-cell office:value-type="float" office:value="15825919" calcext:value-type="float">
            <text:p>15825919</text:p>
          </table:table-cell>
          <table:table-cell office:value-type="float" office:value="20883" calcext:value-type="float">
            <text:p>20883</text:p>
          </table:table-cell>
          <table:table-cell office:value-type="float" office:value="17781600" calcext:value-type="float">
            <text:p>17781600</text:p>
          </table:table-cell>
          <table:table-cell office:value-type="float" office:value="91285" calcext:value-type="float">
            <text:p>91285</text:p>
          </table:table-cell>
          <table:table-cell office:value-type="float" office:value="978" calcext:value-type="float">
            <text:p>978</text:p>
          </table:table-cell>
          <table:table-cell office:value-type="float" office:value="5168" calcext:value-type="float">
            <text:p>5168</text:p>
          </table:table-cell>
          <table:table-cell office:value-type="float" office:value="149325" calcext:value-type="float">
            <text:p>149325</text:p>
          </table:table-cell>
          <table:table-cell office:value-type="float" office:value="180265" calcext:value-type="float">
            <text:p>180265</text:p>
          </table:table-cell>
          <table:table-cell office:value-type="float" office:value="60555" calcext:value-type="float">
            <text:p>60555</text:p>
          </table:table-cell>
          <table:table-cell office:value-type="float" office:value="18219796" calcext:value-type="float">
            <text:p>18219796</text:p>
          </table:table-cell>
          <table:table-cell office:value-type="float" office:value="269455" calcext:value-type="float">
            <text:p>269455</text:p>
          </table:table-cell>
          <table:table-cell office:value-type="float" office:value="170069" calcext:value-type="float">
            <text:p>1700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0038" calcext:value-type="float">
            <text:p>1150038</text:p>
          </table:table-cell>
          <table:table-cell office:value-type="float" office:value="7130366" calcext:value-type="float">
            <text:p>7130366</text:p>
          </table:table-cell>
          <table:table-cell office:value-type="float" office:value="30242" calcext:value-type="float">
            <text:p>30242</text:p>
          </table:table-cell>
          <table:table-cell office:value-type="float" office:value="118429823" calcext:value-type="float">
            <text:p>118429823</text:p>
          </table:table-cell>
          <table:table-cell office:value-type="float" office:value="217384282" calcext:value-type="float">
            <text:p>217384282</text:p>
          </table:table-cell>
          <table:table-cell office:value-type="float" office:value="4225027" calcext:value-type="float">
            <text:p>4225027</text:p>
          </table:table-cell>
          <table:table-cell office:value-type="float" office:value="111540" calcext:value-type="float">
            <text:p>111540</text:p>
          </table:table-cell>
          <table:table-cell office:value-type="float" office:value="179218" calcext:value-type="float">
            <text:p>179218</text:p>
          </table:table-cell>
          <table:table-cell office:value-type="float" office:value="241169" calcext:value-type="float">
            <text:p>241169</text:p>
          </table:table-cell>
          <table:table-cell office:value-type="float" office:value="5080397" calcext:value-type="float">
            <text:p>5080397</text:p>
          </table:table-cell>
          <table:table-cell office:value-type="float" office:value="15412237" calcext:value-type="float">
            <text:p>15412237</text:p>
          </table:table-cell>
          <table:table-cell office:value-type="float" office:value="257652" calcext:value-type="float">
            <text:p>257652</text:p>
          </table:table-cell>
          <table:table-cell office:value-type="float" office:value="269455" calcext:value-type="float">
            <text:p>269455</text:p>
          </table:table-cell>
          <table:table-cell office:value-type="float" office:value="31499" calcext:value-type="float">
            <text:p>31499</text:p>
          </table:table-cell>
          <table:table-cell office:value-type="float" office:value="36668" calcext:value-type="float">
            <text:p>36668</text:p>
          </table:table-cell>
          <table:table-cell office:value-type="float" office:value="9499" calcext:value-type="float">
            <text:p>9499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95755" calcext:value-type="float">
            <text:p>95755</text:p>
          </table:table-cell>
          <table:table-cell office:value-type="float" office:value="13270" calcext:value-type="float">
            <text:p>13270</text:p>
          </table:table-cell>
          <table:table-cell office:value-type="float" office:value="401319" calcext:value-type="float">
            <text:p>401319</text:p>
          </table:table-cell>
          <table:table-cell office:value-type="float" office:value="14807" calcext:value-type="float">
            <text:p>14807</text:p>
          </table:table-cell>
          <table:table-cell office:value-type="float" office:value="456914" calcext:value-type="float">
            <text:p>456914</text:p>
          </table:table-cell>
          <table:table-cell office:value-type="float" office:value="35480" calcext:value-type="float">
            <text:p>35480</text:p>
          </table:table-cell>
          <table:table-cell office:value-type="float" office:value="31602738" calcext:value-type="float">
            <text:p>31602738</text:p>
          </table:table-cell>
          <table:table-cell office:value-type="float" office:value="28077" calcext:value-type="float">
            <text:p>28077</text:p>
          </table:table-cell>
          <table:table-cell office:value-type="float" office:value="62929" calcext:value-type="float">
            <text:p>62929</text:p>
          </table:table-cell>
          <table:table-cell office:value-type="float" office:value="2177642" calcext:value-type="float">
            <text:p>2177642</text:p>
          </table:table-cell>
          <table:table-cell office:value-type="float" office:value="24026" calcext:value-type="float">
            <text:p>24026</text:p>
          </table:table-cell>
          <table:table-cell office:value-type="float" office:value="176773" calcext:value-type="float">
            <text:p>176773</text:p>
          </table:table-cell>
          <table:table-cell office:value-type="float" office:value="288898872" calcext:value-type="float">
            <text:p>288898872</text:p>
          </table:table-cell>
          <table:table-cell office:value-type="float" office:value="139196947" calcext:value-type="float">
            <text:p>139196947</text:p>
          </table:table-cell>
          <table:table-cell office:value-type="float" office:value="23677" calcext:value-type="float">
            <text:p>23677</text:p>
          </table:table-cell>
          <table:table-cell office:value-type="float" office:value="30801" calcext:value-type="float">
            <text:p>30801</text:p>
          </table:table-cell>
          <table:table-cell office:value-type="float" office:value="295437" calcext:value-type="float">
            <text:p>295437</text:p>
          </table:table-cell>
          <table:table-cell office:value-type="float" office:value="49868" calcext:value-type="float">
            <text:p>49868</text:p>
          </table:table-cell>
          <table:table-cell office:value-type="float" office:value="5657" calcext:value-type="float">
            <text:p>5657</text:p>
          </table:table-cell>
          <table:table-cell office:value-type="float" office:value="2864" calcext:value-type="float">
            <text:p>2864</text:p>
          </table:table-cell>
          <table:table-cell office:value-type="float" office:value="498681" calcext:value-type="float">
            <text:p>498681</text:p>
          </table:table-cell>
          <table:table-cell office:value-type="float" office:value="16405897" calcext:value-type="float">
            <text:p>16405897</text:p>
          </table:table-cell>
          <table:table-cell office:value-type="float" office:value="20464" calcext:value-type="float">
            <text:p>20464</text:p>
          </table:table-cell>
          <table:table-cell office:value-type="float" office:value="16366297" calcext:value-type="float">
            <text:p>16366297</text:p>
          </table:table-cell>
          <table:table-cell office:value-type="float" office:value="89678" calcext:value-type="float">
            <text:p>89678</text:p>
          </table:table-cell>
          <table:table-cell office:value-type="float" office:value="1397" calcext:value-type="float">
            <text:p>1397</text:p>
          </table:table-cell>
          <table:table-cell office:value-type="float" office:value="5727" calcext:value-type="float">
            <text:p>5727</text:p>
          </table:table-cell>
          <table:table-cell office:value-type="float" office:value="141223" calcext:value-type="float">
            <text:p>141223</text:p>
          </table:table-cell>
          <table:table-cell office:value-type="float" office:value="178799" calcext:value-type="float">
            <text:p>178799</text:p>
          </table:table-cell>
          <table:table-cell office:value-type="float" office:value="55805" calcext:value-type="float">
            <text:p>55805</text:p>
          </table:table-cell>
          <table:table-cell office:value-type="float" office:value="15480684" calcext:value-type="float">
            <text:p>15480684</text:p>
          </table:table-cell>
          <table:table-cell office:value-type="float" office:value="318625" calcext:value-type="float">
            <text:p>318625</text:p>
          </table:table-cell>
          <table:table-cell office:value-type="float" office:value="130048" calcext:value-type="float">
            <text:p>1300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64814" calcext:value-type="float">
            <text:p>964814</text:p>
          </table:table-cell>
          <table:table-cell office:value-type="float" office:value="6861050" calcext:value-type="float">
            <text:p>6861050</text:p>
          </table:table-cell>
          <table:table-cell office:value-type="float" office:value="28217" calcext:value-type="float">
            <text:p>28217</text:p>
          </table:table-cell>
          <table:table-cell office:value-type="float" office:value="117473599" calcext:value-type="float">
            <text:p>117473599</text:p>
          </table:table-cell>
          <table:table-cell office:value-type="float" office:value="215009472" calcext:value-type="float">
            <text:p>215009472</text:p>
          </table:table-cell>
          <table:table-cell office:value-type="float" office:value="4388041" calcext:value-type="float">
            <text:p>4388041</text:p>
          </table:table-cell>
          <table:table-cell office:value-type="float" office:value="98060" calcext:value-type="float">
            <text:p>98060</text:p>
          </table:table-cell>
          <table:table-cell office:value-type="float" office:value="197447" calcext:value-type="float">
            <text:p>197447</text:p>
          </table:table-cell>
          <table:table-cell office:value-type="float" office:value="235441" calcext:value-type="float">
            <text:p>235441</text:p>
          </table:table-cell>
          <table:table-cell office:value-type="float" office:value="4815831" calcext:value-type="float">
            <text:p>4815831</text:p>
          </table:table-cell>
          <table:table-cell office:value-type="float" office:value="16478534" calcext:value-type="float">
            <text:p>16478534</text:p>
          </table:table-cell>
          <table:table-cell office:value-type="float" office:value="244661" calcext:value-type="float">
            <text:p>244661</text:p>
          </table:table-cell>
          <table:table-cell office:value-type="float" office:value="399643" calcext:value-type="float">
            <text:p>399643</text:p>
          </table:table-cell>
          <table:table-cell office:value-type="float" office:value="19626" calcext:value-type="float">
            <text:p>19626</text:p>
          </table:table-cell>
          <table:table-cell office:value-type="float" office:value="36738" calcext:value-type="float">
            <text:p>36738</text:p>
          </table:table-cell>
          <table:table-cell office:value-type="float" office:value="10058" calcext:value-type="float">
            <text:p>10058</text:p>
          </table:table-cell>
          <table:table-cell office:value-type="float" office:value="1956" calcext:value-type="float">
            <text:p>1956</text:p>
          </table:table-cell>
          <table:table-cell office:value-type="float" office:value="1397" calcext:value-type="float">
            <text:p>1397</text:p>
          </table:table-cell>
          <table:table-cell office:value-type="float" office:value="1466" calcext:value-type="float">
            <text:p>1466</text:p>
          </table:table-cell>
          <table:table-cell office:value-type="float" office:value="98060" calcext:value-type="float">
            <text:p>98060</text:p>
          </table:table-cell>
          <table:table-cell office:value-type="float" office:value="14946" calcext:value-type="float">
            <text:p>14946</text:p>
          </table:table-cell>
          <table:table-cell office:value-type="float" office:value="387001" calcext:value-type="float">
            <text:p>387001</text:p>
          </table:table-cell>
          <table:table-cell office:value-type="float" office:value="15505" calcext:value-type="float">
            <text:p>15505</text:p>
          </table:table-cell>
          <table:table-cell office:value-type="float" office:value="442597" calcext:value-type="float">
            <text:p>442597</text:p>
          </table:table-cell>
          <table:table-cell office:value-type="float" office:value="31429" calcext:value-type="float">
            <text:p>31429</text:p>
          </table:table-cell>
          <table:table-cell office:value-type="float" office:value="30266706" calcext:value-type="float">
            <text:p>30266706</text:p>
          </table:table-cell>
          <table:table-cell office:value-type="float" office:value="28426" calcext:value-type="float">
            <text:p>28426</text:p>
          </table:table-cell>
          <table:table-cell office:value-type="float" office:value="61532" calcext:value-type="float">
            <text:p>61532</text:p>
          </table:table-cell>
          <table:table-cell office:value-type="float" office:value="2166118" calcext:value-type="float">
            <text:p>2166118</text:p>
          </table:table-cell>
          <table:table-cell office:value-type="float" office:value="22769" calcext:value-type="float">
            <text:p>22769</text:p>
          </table:table-cell>
          <table:table-cell office:value-type="float" office:value="433098" calcext:value-type="float">
            <text:p>433098</text:p>
          </table:table-cell>
          <table:table-cell office:value-type="float" office:value="287792626" calcext:value-type="float">
            <text:p>287792626</text:p>
          </table:table-cell>
          <table:table-cell office:value-type="float" office:value="135802006" calcext:value-type="float">
            <text:p>135802006</text:p>
          </table:table-cell>
          <table:table-cell office:value-type="float" office:value="22979" calcext:value-type="float">
            <text:p>22979</text:p>
          </table:table-cell>
          <table:table-cell office:value-type="float" office:value="31010" calcext:value-type="float">
            <text:p>31010</text:p>
          </table:table-cell>
          <table:table-cell office:value-type="float" office:value="298021" calcext:value-type="float">
            <text:p>298021</text:p>
          </table:table-cell>
          <table:table-cell office:value-type="float" office:value="50427" calcext:value-type="float">
            <text:p>50427</text:p>
          </table:table-cell>
          <table:table-cell office:value-type="float" office:value="4260" calcext:value-type="float">
            <text:p>4260</text:p>
          </table:table-cell>
          <table:table-cell office:value-type="float" office:value="2863" calcext:value-type="float">
            <text:p>2863</text:p>
          </table:table-cell>
          <table:table-cell office:value-type="float" office:value="317717" calcext:value-type="float">
            <text:p>317717</text:p>
          </table:table-cell>
          <table:table-cell office:value-type="float" office:value="15315784" calcext:value-type="float">
            <text:p>15315784</text:p>
          </table:table-cell>
          <table:table-cell office:value-type="float" office:value="20604" calcext:value-type="float">
            <text:p>20604</text:p>
          </table:table-cell>
          <table:table-cell office:value-type="float" office:value="18765482" calcext:value-type="float">
            <text:p>18765482</text:p>
          </table:table-cell>
          <table:table-cell office:value-type="float" office:value="181662" calcext:value-type="float">
            <text:p>181662</text:p>
          </table:table-cell>
          <table:table-cell office:value-type="float" office:value="978" calcext:value-type="float">
            <text:p>978</text:p>
          </table:table-cell>
          <table:table-cell office:value-type="float" office:value="5308" calcext:value-type="float">
            <text:p>5308</text:p>
          </table:table-cell>
          <table:table-cell office:value-type="float" office:value="120620" calcext:value-type="float">
            <text:p>120620</text:p>
          </table:table-cell>
          <table:table-cell office:value-type="float" office:value="174050" calcext:value-type="float">
            <text:p>174050</text:p>
          </table:table-cell>
          <table:table-cell office:value-type="float" office:value="66770" calcext:value-type="float">
            <text:p>66770</text:p>
          </table:table-cell>
          <table:table-cell office:value-type="float" office:value="16290167" calcext:value-type="float">
            <text:p>16290167</text:p>
          </table:table-cell>
          <table:table-cell office:value-type="float" office:value="313038" calcext:value-type="float">
            <text:p>313038</text:p>
          </table:table-cell>
          <table:table-cell office:value-type="float" office:value="128442" calcext:value-type="float">
            <text:p>1284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16048" calcext:value-type="float">
            <text:p>816048</text:p>
          </table:table-cell>
          <table:table-cell office:value-type="float" office:value="7289608" calcext:value-type="float">
            <text:p>7289608</text:p>
          </table:table-cell>
          <table:table-cell office:value-type="float" office:value="28217" calcext:value-type="float">
            <text:p>28217</text:p>
          </table:table-cell>
          <table:table-cell office:value-type="float" office:value="119225896" calcext:value-type="float">
            <text:p>119225896</text:p>
          </table:table-cell>
          <table:table-cell office:value-type="float" office:value="222967270" calcext:value-type="float">
            <text:p>222967270</text:p>
          </table:table-cell>
          <table:table-cell office:value-type="float" office:value="4235503" calcext:value-type="float">
            <text:p>4235503</text:p>
          </table:table-cell>
          <table:table-cell office:value-type="float" office:value="92332" calcext:value-type="float">
            <text:p>92332</text:p>
          </table:table-cell>
          <table:table-cell office:value-type="float" office:value="199054" calcext:value-type="float">
            <text:p>199054</text:p>
          </table:table-cell>
          <table:table-cell office:value-type="float" office:value="239632" calcext:value-type="float">
            <text:p>239632</text:p>
          </table:table-cell>
          <table:table-cell office:value-type="float" office:value="5077952" calcext:value-type="float">
            <text:p>5077952</text:p>
          </table:table-cell>
          <table:table-cell office:value-type="float" office:value="16341222" calcext:value-type="float">
            <text:p>16341222</text:p>
          </table:table-cell>
          <table:table-cell office:value-type="float" office:value="275601" calcext:value-type="float">
            <text:p>275601</text:p>
          </table:table-cell>
          <table:table-cell office:value-type="float" office:value="289640" calcext:value-type="float">
            <text:p>289640</text:p>
          </table:table-cell>
          <table:table-cell office:value-type="float" office:value="17530" calcext:value-type="float">
            <text:p>17530</text:p>
          </table:table-cell>
          <table:table-cell office:value-type="float" office:value="35270" calcext:value-type="float">
            <text:p>35270</text:p>
          </table:table-cell>
          <table:table-cell office:value-type="float" office:value="12781" calcext:value-type="float">
            <text:p>12781</text:p>
          </table:table-cell>
          <table:table-cell office:value-type="float" office:value="2934" calcext:value-type="float">
            <text:p>2934</text:p>
          </table:table-cell>
          <table:table-cell office:value-type="float" office:value="1396" calcext:value-type="float">
            <text:p>1396</text:p>
          </table:table-cell>
          <table:table-cell office:value-type="float" office:value="978" calcext:value-type="float">
            <text:p>978</text:p>
          </table:table-cell>
          <table:table-cell office:value-type="float" office:value="169090" calcext:value-type="float">
            <text:p>169090</text:p>
          </table:table-cell>
          <table:table-cell office:value-type="float" office:value="13619" calcext:value-type="float">
            <text:p>13619</text:p>
          </table:table-cell>
          <table:table-cell office:value-type="float" office:value="382741" calcext:value-type="float">
            <text:p>382741</text:p>
          </table:table-cell>
          <table:table-cell office:value-type="float" office:value="14876" calcext:value-type="float">
            <text:p>14876</text:p>
          </table:table-cell>
          <table:table-cell office:value-type="float" office:value="754098" calcext:value-type="float">
            <text:p>754098</text:p>
          </table:table-cell>
          <table:table-cell office:value-type="float" office:value="41138" calcext:value-type="float">
            <text:p>41138</text:p>
          </table:table-cell>
          <table:table-cell office:value-type="float" office:value="30423994" calcext:value-type="float">
            <text:p>30423994</text:p>
          </table:table-cell>
          <table:table-cell office:value-type="float" office:value="27728" calcext:value-type="float">
            <text:p>27728</text:p>
          </table:table-cell>
          <table:table-cell office:value-type="float" office:value="60624" calcext:value-type="float">
            <text:p>60624</text:p>
          </table:table-cell>
          <table:table-cell office:value-type="float" office:value="2158854" calcext:value-type="float">
            <text:p>2158854</text:p>
          </table:table-cell>
          <table:table-cell office:value-type="float" office:value="23887" calcext:value-type="float">
            <text:p>23887</text:p>
          </table:table-cell>
          <table:table-cell office:value-type="float" office:value="230692" calcext:value-type="float">
            <text:p>230692</text:p>
          </table:table-cell>
          <table:table-cell office:value-type="float" office:value="281612197" calcext:value-type="float">
            <text:p>281612197</text:p>
          </table:table-cell>
          <table:table-cell office:value-type="float" office:value="136812568" calcext:value-type="float">
            <text:p>136812568</text:p>
          </table:table-cell>
          <table:table-cell office:value-type="float" office:value="23816" calcext:value-type="float">
            <text:p>23816</text:p>
          </table:table-cell>
          <table:table-cell office:value-type="float" office:value="31010" calcext:value-type="float">
            <text:p>31010</text:p>
          </table:table-cell>
          <table:table-cell office:value-type="float" office:value="297602" calcext:value-type="float">
            <text:p>297602</text:p>
          </table:table-cell>
          <table:table-cell office:value-type="float" office:value="50078" calcext:value-type="float">
            <text:p>50078</text:p>
          </table:table-cell>
          <table:table-cell office:value-type="float" office:value="4330" calcext:value-type="float">
            <text:p>4330</text:p>
          </table:table-cell>
          <table:table-cell office:value-type="float" office:value="2863" calcext:value-type="float">
            <text:p>2863</text:p>
          </table:table-cell>
          <table:table-cell office:value-type="float" office:value="319114" calcext:value-type="float">
            <text:p>319114</text:p>
          </table:table-cell>
          <table:table-cell office:value-type="float" office:value="16784378" calcext:value-type="float">
            <text:p>16784378</text:p>
          </table:table-cell>
          <table:table-cell office:value-type="float" office:value="20114" calcext:value-type="float">
            <text:p>20114</text:p>
          </table:table-cell>
          <table:table-cell office:value-type="float" office:value="18366328" calcext:value-type="float">
            <text:p>18366328</text:p>
          </table:table-cell>
          <table:table-cell office:value-type="float" office:value="139547" calcext:value-type="float">
            <text:p>139547</text:p>
          </table:table-cell>
          <table:table-cell office:value-type="float" office:value="1467" calcext:value-type="float">
            <text:p>1467</text:p>
          </table:table-cell>
          <table:table-cell office:value-type="float" office:value="4820" calcext:value-type="float">
            <text:p>4820</text:p>
          </table:table-cell>
          <table:table-cell office:value-type="float" office:value="112448" calcext:value-type="float">
            <text:p>112448</text:p>
          </table:table-cell>
          <table:table-cell office:value-type="float" office:value="176424" calcext:value-type="float">
            <text:p>176424</text:p>
          </table:table-cell>
          <table:table-cell office:value-type="float" office:value="63907" calcext:value-type="float">
            <text:p>63907</text:p>
          </table:table-cell>
          <table:table-cell office:value-type="float" office:value="17911648" calcext:value-type="float">
            <text:p>17911648</text:p>
          </table:table-cell>
          <table:table-cell office:value-type="float" office:value="302840" calcext:value-type="float">
            <text:p>302840</text:p>
          </table:table-cell>
          <table:table-cell office:value-type="float" office:value="155402" calcext:value-type="float">
            <text:p>1554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25702" calcext:value-type="float">
            <text:p>925702</text:p>
          </table:table-cell>
          <table:table-cell office:value-type="float" office:value="7764193" calcext:value-type="float">
            <text:p>7764193</text:p>
          </table:table-cell>
          <table:table-cell office:value-type="float" office:value="31430" calcext:value-type="float">
            <text:p>31430</text:p>
          </table:table-cell>
          <table:table-cell office:value-type="float" office:value="118144583" calcext:value-type="float">
            <text:p>118144583</text:p>
          </table:table-cell>
          <table:table-cell office:value-type="float" office:value="214557656" calcext:value-type="float">
            <text:p>214557656</text:p>
          </table:table-cell>
          <table:table-cell office:value-type="float" office:value="4407457" calcext:value-type="float">
            <text:p>4407457</text:p>
          </table:table-cell>
          <table:table-cell office:value-type="float" office:value="90517" calcext:value-type="float">
            <text:p>90517</text:p>
          </table:table-cell>
          <table:table-cell office:value-type="float" office:value="324841" calcext:value-type="float">
            <text:p>324841</text:p>
          </table:table-cell>
          <table:table-cell office:value-type="float" office:value="245708" calcext:value-type="float">
            <text:p>245708</text:p>
          </table:table-cell>
          <table:table-cell office:value-type="float" office:value="4621038" calcext:value-type="float">
            <text:p>4621038</text:p>
          </table:table-cell>
          <table:table-cell office:value-type="float" office:value="15497935" calcext:value-type="float">
            <text:p>15497935</text:p>
          </table:table-cell>
          <table:table-cell office:value-type="float" office:value="258560" calcext:value-type="float">
            <text:p>258560</text:p>
          </table:table-cell>
          <table:table-cell office:value-type="float" office:value="273227" calcext:value-type="float">
            <text:p>273227</text:p>
          </table:table-cell>
          <table:table-cell office:value-type="float" office:value="18089" calcext:value-type="float">
            <text:p>18089</text:p>
          </table:table-cell>
          <table:table-cell office:value-type="float" office:value="36319" calcext:value-type="float">
            <text:p>36319</text:p>
          </table:table-cell>
          <table:table-cell office:value-type="float" office:value="9708" calcext:value-type="float">
            <text:p>9708</text:p>
          </table:table-cell>
          <table:table-cell office:value-type="float" office:value="2375" calcext:value-type="float">
            <text:p>237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132632" calcext:value-type="float">
            <text:p>132632</text:p>
          </table:table-cell>
          <table:table-cell office:value-type="float" office:value="18578" calcext:value-type="float">
            <text:p>18578</text:p>
          </table:table-cell>
          <table:table-cell office:value-type="float" office:value="613364" calcext:value-type="float">
            <text:p>613364</text:p>
          </table:table-cell>
          <table:table-cell office:value-type="float" office:value="14178" calcext:value-type="float">
            <text:p>14178</text:p>
          </table:table-cell>
          <table:table-cell office:value-type="float" office:value="569991" calcext:value-type="float">
            <text:p>569991</text:p>
          </table:table-cell>
          <table:table-cell office:value-type="float" office:value="31500" calcext:value-type="float">
            <text:p>31500</text:p>
          </table:table-cell>
          <table:table-cell office:value-type="float" office:value="31301434" calcext:value-type="float">
            <text:p>31301434</text:p>
          </table:table-cell>
          <table:table-cell office:value-type="float" office:value="28147" calcext:value-type="float">
            <text:p>28147</text:p>
          </table:table-cell>
          <table:table-cell office:value-type="float" office:value="60065" calcext:value-type="float">
            <text:p>60065</text:p>
          </table:table-cell>
          <table:table-cell office:value-type="float" office:value="2144467" calcext:value-type="float">
            <text:p>2144467</text:p>
          </table:table-cell>
          <table:table-cell office:value-type="float" office:value="23887" calcext:value-type="float">
            <text:p>23887</text:p>
          </table:table-cell>
          <table:table-cell office:value-type="float" office:value="218680" calcext:value-type="float">
            <text:p>218680</text:p>
          </table:table-cell>
          <table:table-cell office:value-type="float" office:value="292765464" calcext:value-type="float">
            <text:p>292765464</text:p>
          </table:table-cell>
          <table:table-cell office:value-type="float" office:value="139050485" calcext:value-type="float">
            <text:p>139050485</text:p>
          </table:table-cell>
          <table:table-cell office:value-type="float" office:value="25702" calcext:value-type="float">
            <text:p>25702</text:p>
          </table:table-cell>
          <table:table-cell office:value-type="float" office:value="31010" calcext:value-type="float">
            <text:p>31010</text:p>
          </table:table-cell>
          <table:table-cell office:value-type="float" office:value="455658" calcext:value-type="float">
            <text:p>455658</text:p>
          </table:table-cell>
          <table:table-cell office:value-type="float" office:value="48261" calcext:value-type="float">
            <text:p>48261</text:p>
          </table:table-cell>
          <table:table-cell office:value-type="float" office:value="4819" calcext:value-type="float">
            <text:p>4819</text:p>
          </table:table-cell>
          <table:table-cell office:value-type="float" office:value="2864" calcext:value-type="float">
            <text:p>2864</text:p>
          </table:table-cell>
          <table:table-cell office:value-type="float" office:value="273855" calcext:value-type="float">
            <text:p>273855</text:p>
          </table:table-cell>
          <table:table-cell office:value-type="float" office:value="15856790" calcext:value-type="float">
            <text:p>15856790</text:p>
          </table:table-cell>
          <table:table-cell office:value-type="float" office:value="19486" calcext:value-type="float">
            <text:p>19486</text:p>
          </table:table-cell>
          <table:table-cell office:value-type="float" office:value="15888708" calcext:value-type="float">
            <text:p>15888708</text:p>
          </table:table-cell>
          <table:table-cell office:value-type="float" office:value="126137" calcext:value-type="float">
            <text:p>126137</text:p>
          </table:table-cell>
          <table:table-cell office:value-type="float" office:value="1467" calcext:value-type="float">
            <text:p>1467</text:p>
          </table:table-cell>
          <table:table-cell office:value-type="float" office:value="5099" calcext:value-type="float">
            <text:p>5099</text:p>
          </table:table-cell>
          <table:table-cell office:value-type="float" office:value="110562" calcext:value-type="float">
            <text:p>110562</text:p>
          </table:table-cell>
          <table:table-cell office:value-type="float" office:value="174538" calcext:value-type="float">
            <text:p>174538</text:p>
          </table:table-cell>
          <table:table-cell office:value-type="float" office:value="75361" calcext:value-type="float">
            <text:p>75361</text:p>
          </table:table-cell>
          <table:table-cell office:value-type="float" office:value="15708094" calcext:value-type="float">
            <text:p>15708094</text:p>
          </table:table-cell>
          <table:table-cell office:value-type="float" office:value="300885" calcext:value-type="float">
            <text:p>300885</text:p>
          </table:table-cell>
          <table:table-cell office:value-type="float" office:value="143668" calcext:value-type="float">
            <text:p>14366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5475" calcext:value-type="float">
            <text:p>995475</text:p>
          </table:table-cell>
          <table:table-cell office:value-type="float" office:value="7961011" calcext:value-type="float">
            <text:p>7961011</text:p>
          </table:table-cell>
          <table:table-cell office:value-type="float" office:value="33804" calcext:value-type="float">
            <text:p>33804</text:p>
          </table:table-cell>
          <table:table-cell office:value-type="float" office:value="123770107" calcext:value-type="float">
            <text:p>123770107</text:p>
          </table:table-cell>
          <table:table-cell office:value-type="float" office:value="217971453" calcext:value-type="float">
            <text:p>217971453</text:p>
          </table:table-cell>
          <table:table-cell office:value-type="float" office:value="4149247" calcext:value-type="float">
            <text:p>4149247</text:p>
          </table:table-cell>
          <table:table-cell office:value-type="float" office:value="86326" calcext:value-type="float">
            <text:p>86326</text:p>
          </table:table-cell>
          <table:table-cell office:value-type="float" office:value="283982" calcext:value-type="float">
            <text:p>283982</text:p>
          </table:table-cell>
          <table:table-cell office:value-type="float" office:value="252274" calcext:value-type="float">
            <text:p>252274</text:p>
          </table:table-cell>
          <table:table-cell office:value-type="float" office:value="4682430" calcext:value-type="float">
            <text:p>4682430</text:p>
          </table:table-cell>
          <table:table-cell office:value-type="float" office:value="15877114" calcext:value-type="float">
            <text:p>15877114</text:p>
          </table:table-cell>
          <table:table-cell office:value-type="float" office:value="264846" calcext:value-type="float">
            <text:p>264846</text:p>
          </table:table-cell>
          <table:table-cell office:value-type="float" office:value="274135" calcext:value-type="float">
            <text:p>274135</text:p>
          </table:table-cell>
          <table:table-cell office:value-type="float" office:value="18369" calcext:value-type="float">
            <text:p>18369</text:p>
          </table:table-cell>
          <table:table-cell office:value-type="float" office:value="37017" calcext:value-type="float">
            <text:p>37017</text:p>
          </table:table-cell>
          <table:table-cell office:value-type="float" office:value="9988" calcext:value-type="float">
            <text:p>9988</text:p>
          </table:table-cell>
          <table:table-cell office:value-type="float" office:value="2864" calcext:value-type="float">
            <text:p>2864</text:p>
          </table:table-cell>
          <table:table-cell office:value-type="float" office:value="1397" calcext:value-type="float">
            <text:p>1397</text:p>
          </table:table-cell>
          <table:table-cell office:value-type="float" office:value="1886" calcext:value-type="float">
            <text:p>1886</text:p>
          </table:table-cell>
          <table:table-cell office:value-type="float" office:value="96733" calcext:value-type="float">
            <text:p>96733</text:p>
          </table:table-cell>
          <table:table-cell office:value-type="float" office:value="13130" calcext:value-type="float">
            <text:p>13130</text:p>
          </table:table-cell>
          <table:table-cell office:value-type="float" office:value="491417" calcext:value-type="float">
            <text:p>491417</text:p>
          </table:table-cell>
          <table:table-cell office:value-type="float" office:value="15435" calcext:value-type="float">
            <text:p>15435</text:p>
          </table:table-cell>
          <table:table-cell office:value-type="float" office:value="503500" calcext:value-type="float">
            <text:p>503500</text:p>
          </table:table-cell>
          <table:table-cell office:value-type="float" office:value="31989" calcext:value-type="float">
            <text:p>31989</text:p>
          </table:table-cell>
          <table:table-cell office:value-type="float" office:value="34611165" calcext:value-type="float">
            <text:p>34611165</text:p>
          </table:table-cell>
          <table:table-cell office:value-type="float" office:value="28077" calcext:value-type="float">
            <text:p>28077</text:p>
          </table:table-cell>
          <table:table-cell office:value-type="float" office:value="62021" calcext:value-type="float">
            <text:p>62021</text:p>
          </table:table-cell>
          <table:table-cell office:value-type="float" office:value="2087195" calcext:value-type="float">
            <text:p>2087195</text:p>
          </table:table-cell>
          <table:table-cell office:value-type="float" office:value="23327" calcext:value-type="float">
            <text:p>23327</text:p>
          </table:table-cell>
          <table:table-cell office:value-type="float" office:value="188088" calcext:value-type="float">
            <text:p>188088</text:p>
          </table:table-cell>
          <table:table-cell office:value-type="float" office:value="293112655" calcext:value-type="float">
            <text:p>293112655</text:p>
          </table:table-cell>
          <table:table-cell office:value-type="float" office:value="142855895" calcext:value-type="float">
            <text:p>142855895</text:p>
          </table:table-cell>
          <table:table-cell office:value-type="float" office:value="23328" calcext:value-type="float">
            <text:p>23328</text:p>
          </table:table-cell>
          <table:table-cell office:value-type="float" office:value="30591" calcext:value-type="float">
            <text:p>30591</text:p>
          </table:table-cell>
          <table:table-cell office:value-type="float" office:value="339229" calcext:value-type="float">
            <text:p>339229</text:p>
          </table:table-cell>
          <table:table-cell office:value-type="float" office:value="48401" calcext:value-type="float">
            <text:p>48401</text:p>
          </table:table-cell>
          <table:table-cell office:value-type="float" office:value="5168" calcext:value-type="float">
            <text:p>5168</text:p>
          </table:table-cell>
          <table:table-cell office:value-type="float" office:value="2864" calcext:value-type="float">
            <text:p>2864</text:p>
          </table:table-cell>
          <table:table-cell office:value-type="float" office:value="248852" calcext:value-type="float">
            <text:p>248852</text:p>
          </table:table-cell>
          <table:table-cell office:value-type="float" office:value="15117010" calcext:value-type="float">
            <text:p>15117010</text:p>
          </table:table-cell>
          <table:table-cell office:value-type="float" office:value="20045" calcext:value-type="float">
            <text:p>20045</text:p>
          </table:table-cell>
          <table:table-cell office:value-type="float" office:value="15742177" calcext:value-type="float">
            <text:p>15742177</text:p>
          </table:table-cell>
          <table:table-cell office:value-type="float" office:value="113565" calcext:value-type="float">
            <text:p>113565</text:p>
          </table:table-cell>
          <table:table-cell office:value-type="float" office:value="1397" calcext:value-type="float">
            <text:p>1397</text:p>
          </table:table-cell>
          <table:table-cell office:value-type="float" office:value="5239" calcext:value-type="float">
            <text:p>5239</text:p>
          </table:table-cell>
          <table:table-cell office:value-type="float" office:value="158893" calcext:value-type="float">
            <text:p>158893</text:p>
          </table:table-cell>
          <table:table-cell office:value-type="float" office:value="173700" calcext:value-type="float">
            <text:p>173700</text:p>
          </table:table-cell>
          <table:table-cell office:value-type="float" office:value="71240" calcext:value-type="float">
            <text:p>71240</text:p>
          </table:table-cell>
          <table:table-cell office:value-type="float" office:value="15719827" calcext:value-type="float">
            <text:p>15719827</text:p>
          </table:table-cell>
          <table:table-cell office:value-type="float" office:value="311570" calcext:value-type="float">
            <text:p>311570</text:p>
          </table:table-cell>
          <table:table-cell office:value-type="float" office:value="128791" calcext:value-type="float">
            <text:p>1287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5038" calcext:value-type="float">
            <text:p>785038</text:p>
          </table:table-cell>
          <table:table-cell office:value-type="float" office:value="7685270" calcext:value-type="float">
            <text:p>7685270</text:p>
          </table:table-cell>
          <table:table-cell office:value-type="float" office:value="31919" calcext:value-type="float">
            <text:p>31919</text:p>
          </table:table-cell>
          <table:table-cell office:value-type="float" office:value="124606201" calcext:value-type="float">
            <text:p>124606201</text:p>
          </table:table-cell>
          <table:table-cell office:value-type="float" office:value="216962498" calcext:value-type="float">
            <text:p>216962498</text:p>
          </table:table-cell>
          <table:table-cell office:value-type="float" office:value="4112020" calcext:value-type="float">
            <text:p>4112020</text:p>
          </table:table-cell>
          <table:table-cell office:value-type="float" office:value="92054" calcext:value-type="float">
            <text:p>92054</text:p>
          </table:table-cell>
          <table:table-cell office:value-type="float" office:value="189694" calcext:value-type="float">
            <text:p>189694</text:p>
          </table:table-cell>
          <table:table-cell office:value-type="float" office:value="239772" calcext:value-type="float">
            <text:p>239772</text:p>
          </table:table-cell>
          <table:table-cell office:value-type="float" office:value="4896360" calcext:value-type="float">
            <text:p>4896360</text:p>
          </table:table-cell>
          <table:table-cell office:value-type="float" office:value="16284789" calcext:value-type="float">
            <text:p>16284789</text:p>
          </table:table-cell>
          <table:table-cell office:value-type="float" office:value="271551" calcext:value-type="float">
            <text:p>271551</text:p>
          </table:table-cell>
          <table:table-cell office:value-type="float" office:value="273296" calcext:value-type="float">
            <text:p>273296</text:p>
          </table:table-cell>
          <table:table-cell office:value-type="float" office:value="18998" calcext:value-type="float">
            <text:p>18998</text:p>
          </table:table-cell>
          <table:table-cell office:value-type="float" office:value="37017" calcext:value-type="float">
            <text:p>37017</text:p>
          </table:table-cell>
          <table:table-cell office:value-type="float" office:value="10965" calcext:value-type="float">
            <text:p>10965</text:p>
          </table:table-cell>
          <table:table-cell office:value-type="float" office:value="2934" calcext:value-type="float">
            <text:p>2934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93101" calcext:value-type="float">
            <text:p>93101</text:p>
          </table:table-cell>
          <table:table-cell office:value-type="float" office:value="13340" calcext:value-type="float">
            <text:p>13340</text:p>
          </table:table-cell>
          <table:table-cell office:value-type="float" office:value="387909" calcext:value-type="float">
            <text:p>387909</text:p>
          </table:table-cell>
          <table:table-cell office:value-type="float" office:value="102460" calcext:value-type="float">
            <text:p>102460</text:p>
          </table:table-cell>
          <table:table-cell office:value-type="float" office:value="446159" calcext:value-type="float">
            <text:p>446159</text:p>
          </table:table-cell>
          <table:table-cell office:value-type="float" office:value="31430" calcext:value-type="float">
            <text:p>31430</text:p>
          </table:table-cell>
          <table:table-cell office:value-type="float" office:value="31789708" calcext:value-type="float">
            <text:p>31789708</text:p>
          </table:table-cell>
          <table:table-cell office:value-type="float" office:value="28146" calcext:value-type="float">
            <text:p>28146</text:p>
          </table:table-cell>
          <table:table-cell office:value-type="float" office:value="59366" calcext:value-type="float">
            <text:p>59366</text:p>
          </table:table-cell>
          <table:table-cell office:value-type="float" office:value="1925578" calcext:value-type="float">
            <text:p>1925578</text:p>
          </table:table-cell>
          <table:table-cell office:value-type="float" office:value="23258" calcext:value-type="float">
            <text:p>23258</text:p>
          </table:table-cell>
          <table:table-cell office:value-type="float" office:value="166088" calcext:value-type="float">
            <text:p>166088</text:p>
          </table:table-cell>
          <table:table-cell office:value-type="float" office:value="289650736" calcext:value-type="float">
            <text:p>289650736</text:p>
          </table:table-cell>
          <table:table-cell office:value-type="float" office:value="136740700" calcext:value-type="float">
            <text:p>136740700</text:p>
          </table:table-cell>
          <table:table-cell office:value-type="float" office:value="22909" calcext:value-type="float">
            <text:p>22909</text:p>
          </table:table-cell>
          <table:table-cell office:value-type="float" office:value="31499" calcext:value-type="float">
            <text:p>31499</text:p>
          </table:table-cell>
          <table:table-cell office:value-type="float" office:value="259258" calcext:value-type="float">
            <text:p>259258</text:p>
          </table:table-cell>
          <table:table-cell office:value-type="float" office:value="49868" calcext:value-type="float">
            <text:p>49868</text:p>
          </table:table-cell>
          <table:table-cell office:value-type="float" office:value="4190" calcext:value-type="float">
            <text:p>4190</text:p>
          </table:table-cell>
          <table:table-cell office:value-type="float" office:value="3352" calcext:value-type="float">
            <text:p>3352</text:p>
          </table:table-cell>
          <table:table-cell office:value-type="float" office:value="248712" calcext:value-type="float">
            <text:p>248712</text:p>
          </table:table-cell>
          <table:table-cell office:value-type="float" office:value="16234223" calcext:value-type="float">
            <text:p>16234223</text:p>
          </table:table-cell>
          <table:table-cell office:value-type="float" office:value="20114" calcext:value-type="float">
            <text:p>20114</text:p>
          </table:table-cell>
          <table:table-cell office:value-type="float" office:value="17303034" calcext:value-type="float">
            <text:p>17303034</text:p>
          </table:table-cell>
          <table:table-cell office:value-type="float" office:value="107907" calcext:value-type="float">
            <text:p>107907</text:p>
          </table:table-cell>
          <table:table-cell office:value-type="float" office:value="1397" calcext:value-type="float">
            <text:p>1397</text:p>
          </table:table-cell>
          <table:table-cell office:value-type="float" office:value="4819" calcext:value-type="float">
            <text:p>4819</text:p>
          </table:table-cell>
          <table:table-cell office:value-type="float" office:value="170138" calcext:value-type="float">
            <text:p>170138</text:p>
          </table:table-cell>
          <table:table-cell office:value-type="float" office:value="171675" calcext:value-type="float">
            <text:p>171675</text:p>
          </table:table-cell>
          <table:table-cell office:value-type="float" office:value="44001" calcext:value-type="float">
            <text:p>44001</text:p>
          </table:table-cell>
          <table:table-cell office:value-type="float" office:value="15655991" calcext:value-type="float">
            <text:p>15655991</text:p>
          </table:table-cell>
          <table:table-cell office:value-type="float" office:value="302002" calcext:value-type="float">
            <text:p>302002</text:p>
          </table:table-cell>
          <table:table-cell office:value-type="float" office:value="127184" calcext:value-type="float">
            <text:p>1271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05587" calcext:value-type="float">
            <text:p>905587</text:p>
          </table:table-cell>
          <table:table-cell office:value-type="float" office:value="7666342" calcext:value-type="float">
            <text:p>7666342</text:p>
          </table:table-cell>
          <table:table-cell office:value-type="float" office:value="31011" calcext:value-type="float">
            <text:p>31011</text:p>
          </table:table-cell>
          <table:table-cell office:value-type="float" office:value="117778116" calcext:value-type="float">
            <text:p>117778116</text:p>
          </table:table-cell>
          <table:table-cell office:value-type="float" office:value="217972781" calcext:value-type="float">
            <text:p>217972781</text:p>
          </table:table-cell>
          <table:table-cell office:value-type="float" office:value="4325322" calcext:value-type="float">
            <text:p>4325322</text:p>
          </table:table-cell>
          <table:table-cell office:value-type="float" office:value="68726" calcext:value-type="float">
            <text:p>68726</text:p>
          </table:table-cell>
          <table:table-cell office:value-type="float" office:value="152259" calcext:value-type="float">
            <text:p>152259</text:p>
          </table:table-cell>
          <table:table-cell office:value-type="float" office:value="434215" calcext:value-type="float">
            <text:p>434215</text:p>
          </table:table-cell>
          <table:table-cell office:value-type="float" office:value="5189003" calcext:value-type="float">
            <text:p>5189003</text:p>
          </table:table-cell>
          <table:table-cell office:value-type="float" office:value="16135883" calcext:value-type="float">
            <text:p>16135883</text:p>
          </table:table-cell>
          <table:table-cell office:value-type="float" office:value="254997" calcext:value-type="float">
            <text:p>254997</text:p>
          </table:table-cell>
          <table:table-cell office:value-type="float" office:value="279373" calcext:value-type="float">
            <text:p>279373</text:p>
          </table:table-cell>
          <table:table-cell office:value-type="float" office:value="18509" calcext:value-type="float">
            <text:p>18509</text:p>
          </table:table-cell>
          <table:table-cell office:value-type="float" office:value="37087" calcext:value-type="float">
            <text:p>37087</text:p>
          </table:table-cell>
          <table:table-cell office:value-type="float" office:value="9987" calcext:value-type="float">
            <text:p>9987</text:p>
          </table:table-cell>
          <table:table-cell office:value-type="float" office:value="2793" calcext:value-type="float">
            <text:p>2793</text:p>
          </table:table-cell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  <table:table-cell office:value-type="float" office:value="91285" calcext:value-type="float">
            <text:p>91285</text:p>
          </table:table-cell>
          <table:table-cell office:value-type="float" office:value="14806" calcext:value-type="float">
            <text:p>14806</text:p>
          </table:table-cell>
          <table:table-cell office:value-type="float" office:value="380716" calcext:value-type="float">
            <text:p>380716</text:p>
          </table:table-cell>
          <table:table-cell office:value-type="float" office:value="53500" calcext:value-type="float">
            <text:p>53500</text:p>
          </table:table-cell>
          <table:table-cell office:value-type="float" office:value="754307" calcext:value-type="float">
            <text:p>754307</text:p>
          </table:table-cell>
          <table:table-cell office:value-type="float" office:value="31989" calcext:value-type="float">
            <text:p>31989</text:p>
          </table:table-cell>
          <table:table-cell office:value-type="float" office:value="34836410" calcext:value-type="float">
            <text:p>34836410</text:p>
          </table:table-cell>
          <table:table-cell office:value-type="float" office:value="27728" calcext:value-type="float">
            <text:p>27728</text:p>
          </table:table-cell>
          <table:table-cell office:value-type="float" office:value="64326" calcext:value-type="float">
            <text:p>64326</text:p>
          </table:table-cell>
          <table:table-cell office:value-type="float" office:value="2023218" calcext:value-type="float">
            <text:p>2023218</text:p>
          </table:table-cell>
          <table:table-cell office:value-type="float" office:value="23398" calcext:value-type="float">
            <text:p>23398</text:p>
          </table:table-cell>
          <table:table-cell office:value-type="float" office:value="166646" calcext:value-type="float">
            <text:p>166646</text:p>
          </table:table-cell>
          <table:table-cell office:value-type="float" office:value="286999347" calcext:value-type="float">
            <text:p>286999347</text:p>
          </table:table-cell>
          <table:table-cell office:value-type="float" office:value="141339947" calcext:value-type="float">
            <text:p>141339947</text:p>
          </table:table-cell>
          <table:table-cell office:value-type="float" office:value="22909" calcext:value-type="float">
            <text:p>22909</text:p>
          </table:table-cell>
          <table:table-cell office:value-type="float" office:value="30592" calcext:value-type="float">
            <text:p>30592</text:p>
          </table:table-cell>
          <table:table-cell office:value-type="float" office:value="255208" calcext:value-type="float">
            <text:p>255208</text:p>
          </table:table-cell>
          <table:table-cell office:value-type="float" office:value="53361" calcext:value-type="float">
            <text:p>53361</text:p>
          </table:table-cell>
          <table:table-cell office:value-type="float" office:value="5727" calcext:value-type="float">
            <text:p>5727</text:p>
          </table:table-cell>
          <table:table-cell office:value-type="float" office:value="2933" calcext:value-type="float">
            <text:p>2933</text:p>
          </table:table-cell>
          <table:table-cell office:value-type="float" office:value="244172" calcext:value-type="float">
            <text:p>244172</text:p>
          </table:table-cell>
          <table:table-cell office:value-type="float" office:value="15182453" calcext:value-type="float">
            <text:p>15182453</text:p>
          </table:table-cell>
          <table:table-cell office:value-type="float" office:value="21023" calcext:value-type="float">
            <text:p>21023</text:p>
          </table:table-cell>
          <table:table-cell office:value-type="float" office:value="15651520" calcext:value-type="float">
            <text:p>15651520</text:p>
          </table:table-cell>
          <table:table-cell office:value-type="float" office:value="107768" calcext:value-type="float">
            <text:p>107768</text:p>
          </table:table-cell>
          <table:table-cell office:value-type="float" office:value="1397" calcext:value-type="float">
            <text:p>1397</text:p>
          </table:table-cell>
          <table:table-cell office:value-type="float" office:value="5308" calcext:value-type="float">
            <text:p>5308</text:p>
          </table:table-cell>
          <table:table-cell office:value-type="float" office:value="110841" calcext:value-type="float">
            <text:p>110841</text:p>
          </table:table-cell>
          <table:table-cell office:value-type="float" office:value="154703" calcext:value-type="float">
            <text:p>154703</text:p>
          </table:table-cell>
          <table:table-cell office:value-type="float" office:value="44280" calcext:value-type="float">
            <text:p>44280</text:p>
          </table:table-cell>
          <table:table-cell office:value-type="float" office:value="15687421" calcext:value-type="float">
            <text:p>15687421</text:p>
          </table:table-cell>
          <table:table-cell office:value-type="float" office:value="333851" calcext:value-type="float">
            <text:p>333851</text:p>
          </table:table-cell>
          <table:table-cell office:value-type="float" office:value="368633" calcext:value-type="float">
            <text:p>3686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9615" calcext:value-type="float">
            <text:p>759615</text:p>
          </table:table-cell>
          <table:table-cell office:value-type="float" office:value="7015893" calcext:value-type="float">
            <text:p>7015893</text:p>
          </table:table-cell>
          <table:table-cell office:value-type="float" office:value="30452" calcext:value-type="float">
            <text:p>30452</text:p>
          </table:table-cell>
          <table:table-cell office:value-type="float" office:value="121145747" calcext:value-type="float">
            <text:p>121145747</text:p>
          </table:table-cell>
          <table:table-cell office:value-type="float" office:value="218758727" calcext:value-type="float">
            <text:p>218758727</text:p>
          </table:table-cell>
          <table:table-cell office:value-type="float" office:value="4296687" calcext:value-type="float">
            <text:p>4296687</text:p>
          </table:table-cell>
          <table:table-cell office:value-type="float" office:value="70122" calcext:value-type="float">
            <text:p>70122</text:p>
          </table:table-cell>
          <table:table-cell office:value-type="float" office:value="146322" calcext:value-type="float">
            <text:p>146322</text:p>
          </table:table-cell>
          <table:table-cell office:value-type="float" office:value="296764" calcext:value-type="float">
            <text:p>296764</text:p>
          </table:table-cell>
          <table:table-cell office:value-type="float" office:value="5562525" calcext:value-type="float">
            <text:p>5562525</text:p>
          </table:table-cell>
          <table:table-cell office:value-type="float" office:value="19118329" calcext:value-type="float">
            <text:p>19118329</text:p>
          </table:table-cell>
          <table:table-cell office:value-type="float" office:value="391751" calcext:value-type="float">
            <text:p>391751</text:p>
          </table:table-cell>
          <table:table-cell office:value-type="float" office:value="551761" calcext:value-type="float">
            <text:p>551761</text:p>
          </table:table-cell>
          <table:table-cell office:value-type="float" office:value="18090" calcext:value-type="float">
            <text:p>18090</text:p>
          </table:table-cell>
          <table:table-cell office:value-type="float" office:value="35271" calcext:value-type="float">
            <text:p>35271</text:p>
          </table:table-cell>
          <table:table-cell office:value-type="float" office:value="10895" calcext:value-type="float">
            <text:p>10895</text:p>
          </table:table-cell>
          <table:table-cell office:value-type="float" office:value="2933" calcext:value-type="float">
            <text:p>2933</text:p>
          </table:table-cell>
          <table:table-cell table:number-columns-repeated="2" office:value-type="float" office:value="1466" calcext:value-type="float">
            <text:p>1466</text:p>
          </table:table-cell>
          <table:table-cell office:value-type="float" office:value="96733" calcext:value-type="float">
            <text:p>96733</text:p>
          </table:table-cell>
          <table:table-cell office:value-type="float" office:value="15855" calcext:value-type="float">
            <text:p>15855</text:p>
          </table:table-cell>
          <table:table-cell office:value-type="float" office:value="501684" calcext:value-type="float">
            <text:p>501684</text:p>
          </table:table-cell>
          <table:table-cell office:value-type="float" office:value="38973" calcext:value-type="float">
            <text:p>38973</text:p>
          </table:table-cell>
          <table:table-cell office:value-type="float" office:value="447765" calcext:value-type="float">
            <text:p>447765</text:p>
          </table:table-cell>
          <table:table-cell office:value-type="float" office:value="30312" calcext:value-type="float">
            <text:p>30312</text:p>
          </table:table-cell>
          <table:table-cell office:value-type="float" office:value="34706572" calcext:value-type="float">
            <text:p>34706572</text:p>
          </table:table-cell>
          <table:table-cell office:value-type="float" office:value="29124" calcext:value-type="float">
            <text:p>29124</text:p>
          </table:table-cell>
          <table:table-cell office:value-type="float" office:value="60973" calcext:value-type="float">
            <text:p>60973</text:p>
          </table:table-cell>
          <table:table-cell office:value-type="float" office:value="2101164" calcext:value-type="float">
            <text:p>2101164</text:p>
          </table:table-cell>
          <table:table-cell office:value-type="float" office:value="24306" calcext:value-type="float">
            <text:p>24306</text:p>
          </table:table-cell>
          <table:table-cell office:value-type="float" office:value="168253" calcext:value-type="float">
            <text:p>168253</text:p>
          </table:table-cell>
          <table:table-cell office:value-type="float" office:value="292465837" calcext:value-type="float">
            <text:p>292465837</text:p>
          </table:table-cell>
          <table:table-cell office:value-type="float" office:value="141139567" calcext:value-type="float">
            <text:p>141139567</text:p>
          </table:table-cell>
          <table:table-cell office:value-type="float" office:value="23467" calcext:value-type="float">
            <text:p>23467</text:p>
          </table:table-cell>
          <table:table-cell office:value-type="float" office:value="31500" calcext:value-type="float">
            <text:p>31500</text:p>
          </table:table-cell>
          <table:table-cell office:value-type="float" office:value="254229" calcext:value-type="float">
            <text:p>254229</text:p>
          </table:table-cell>
          <table:table-cell office:value-type="float" office:value="52872" calcext:value-type="float">
            <text:p>52872</text:p>
          </table:table-cell>
          <table:table-cell office:value-type="float" office:value="5797" calcext:value-type="float">
            <text:p>5797</text:p>
          </table:table-cell>
          <table:table-cell office:value-type="float" office:value="2793" calcext:value-type="float">
            <text:p>2793</text:p>
          </table:table-cell>
          <table:table-cell office:value-type="float" office:value="248992" calcext:value-type="float">
            <text:p>248992</text:p>
          </table:table-cell>
          <table:table-cell office:value-type="float" office:value="14861524" calcext:value-type="float">
            <text:p>14861524</text:p>
          </table:table-cell>
          <table:table-cell office:value-type="float" office:value="20883" calcext:value-type="float">
            <text:p>20883</text:p>
          </table:table-cell>
          <table:table-cell office:value-type="float" office:value="15307822" calcext:value-type="float">
            <text:p>15307822</text:p>
          </table:table-cell>
          <table:table-cell office:value-type="float" office:value="106441" calcext:value-type="float">
            <text:p>106441</text:p>
          </table:table-cell>
          <table:table-cell office:value-type="float" office:value="977" calcext:value-type="float">
            <text:p>977</text:p>
          </table:table-cell>
          <table:table-cell office:value-type="float" office:value="5657" calcext:value-type="float">
            <text:p>5657</text:p>
          </table:table-cell>
          <table:table-cell office:value-type="float" office:value="123413" calcext:value-type="float">
            <text:p>123413</text:p>
          </table:table-cell>
          <table:table-cell office:value-type="float" office:value="190253" calcext:value-type="float">
            <text:p>190253</text:p>
          </table:table-cell>
          <table:table-cell office:value-type="float" office:value="42535" calcext:value-type="float">
            <text:p>42535</text:p>
          </table:table-cell>
          <table:table-cell office:value-type="float" office:value="16452762" calcext:value-type="float">
            <text:p>16452762</text:p>
          </table:table-cell>
          <table:table-cell office:value-type="float" office:value="527595" calcext:value-type="float">
            <text:p>527595</text:p>
          </table:table-cell>
          <table:table-cell office:value-type="float" office:value="151769" calcext:value-type="float">
            <text:p>1517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1146" calcext:value-type="float">
            <text:p>991146</text:p>
          </table:table-cell>
          <table:table-cell office:value-type="float" office:value="7381592" calcext:value-type="float">
            <text:p>7381592</text:p>
          </table:table-cell>
          <table:table-cell office:value-type="float" office:value="30312" calcext:value-type="float">
            <text:p>30312</text:p>
          </table:table-cell>
          <table:table-cell office:value-type="float" office:value="117438538" calcext:value-type="float">
            <text:p>117438538</text:p>
          </table:table-cell>
          <table:table-cell office:value-type="float" office:value="218520841" calcext:value-type="float">
            <text:p>218520841</text:p>
          </table:table-cell>
          <table:table-cell office:value-type="float" office:value="4244164" calcext:value-type="float">
            <text:p>4244164</text:p>
          </table:table-cell>
          <table:table-cell office:value-type="float" office:value="74173" calcext:value-type="float">
            <text:p>74173</text:p>
          </table:table-cell>
          <table:table-cell office:value-type="float" office:value="124601" calcext:value-type="float">
            <text:p>124601</text:p>
          </table:table-cell>
          <table:table-cell office:value-type="float" office:value="238305" calcext:value-type="float">
            <text:p>238305</text:p>
          </table:table-cell>
          <table:table-cell office:value-type="float" office:value="4786357" calcext:value-type="float">
            <text:p>4786357</text:p>
          </table:table-cell>
          <table:table-cell office:value-type="float" office:value="15705090" calcext:value-type="float">
            <text:p>15705090</text:p>
          </table:table-cell>
          <table:table-cell office:value-type="float" office:value="221404" calcext:value-type="float">
            <text:p>221404</text:p>
          </table:table-cell>
          <table:table-cell office:value-type="float" office:value="374150" calcext:value-type="float">
            <text:p>374150</text:p>
          </table:table-cell>
          <table:table-cell office:value-type="float" office:value="18299" calcext:value-type="float">
            <text:p>18299</text:p>
          </table:table-cell>
          <table:table-cell office:value-type="float" office:value="37297" calcext:value-type="float">
            <text:p>37297</text:p>
          </table:table-cell>
          <table:table-cell office:value-type="float" office:value="9708" calcext:value-type="float">
            <text:p>9708</text:p>
          </table:table-cell>
          <table:table-cell office:value-type="float" office:value="2445" calcext:value-type="float">
            <text:p>2445</text:p>
          </table:table-cell>
          <table:table-cell table:number-columns-repeated="2" office:value-type="float" office:value="1397" calcext:value-type="float">
            <text:p>1397</text:p>
          </table:table-cell>
          <table:table-cell office:value-type="float" office:value="95406" calcext:value-type="float">
            <text:p>95406</text:p>
          </table:table-cell>
          <table:table-cell office:value-type="float" office:value="13271" calcext:value-type="float">
            <text:p>13271</text:p>
          </table:table-cell>
          <table:table-cell office:value-type="float" office:value="604423" calcext:value-type="float">
            <text:p>604423</text:p>
          </table:table-cell>
          <table:table-cell office:value-type="float" office:value="24934" calcext:value-type="float">
            <text:p>24934</text:p>
          </table:table-cell>
          <table:table-cell office:value-type="float" office:value="444482" calcext:value-type="float">
            <text:p>444482</text:p>
          </table:table-cell>
          <table:table-cell office:value-type="float" office:value="30452" calcext:value-type="float">
            <text:p>30452</text:p>
          </table:table-cell>
          <table:table-cell office:value-type="float" office:value="35757154" calcext:value-type="float">
            <text:p>35757154</text:p>
          </table:table-cell>
          <table:table-cell office:value-type="float" office:value="28636" calcext:value-type="float">
            <text:p>28636</text:p>
          </table:table-cell>
          <table:table-cell office:value-type="float" office:value="49309" calcext:value-type="float">
            <text:p>49309</text:p>
          </table:table-cell>
          <table:table-cell office:value-type="float" office:value="2047175" calcext:value-type="float">
            <text:p>2047175</text:p>
          </table:table-cell>
          <table:table-cell office:value-type="float" office:value="23537" calcext:value-type="float">
            <text:p>23537</text:p>
          </table:table-cell>
          <table:table-cell office:value-type="float" office:value="163922" calcext:value-type="float">
            <text:p>163922</text:p>
          </table:table-cell>
          <table:table-cell office:value-type="float" office:value="292091897" calcext:value-type="float">
            <text:p>292091897</text:p>
          </table:table-cell>
          <table:table-cell office:value-type="float" office:value="138492019" calcext:value-type="float">
            <text:p>138492019</text:p>
          </table:table-cell>
          <table:table-cell office:value-type="float" office:value="22280" calcext:value-type="float">
            <text:p>22280</text:p>
          </table:table-cell>
          <table:table-cell office:value-type="float" office:value="32128" calcext:value-type="float">
            <text:p>32128</text:p>
          </table:table-cell>
          <table:table-cell office:value-type="float" office:value="268966" calcext:value-type="float">
            <text:p>268966</text:p>
          </table:table-cell>
          <table:table-cell office:value-type="float" office:value="52453" calcext:value-type="float">
            <text:p>52453</text:p>
          </table:table-cell>
          <table:table-cell office:value-type="float" office:value="4261" calcext:value-type="float">
            <text:p>4261</text:p>
          </table:table-cell>
          <table:table-cell office:value-type="float" office:value="2864" calcext:value-type="float">
            <text:p>2864</text:p>
          </table:table-cell>
          <table:table-cell office:value-type="float" office:value="422342" calcext:value-type="float">
            <text:p>422342</text:p>
          </table:table-cell>
          <table:table-cell office:value-type="float" office:value="15443388" calcext:value-type="float">
            <text:p>15443388</text:p>
          </table:table-cell>
          <table:table-cell office:value-type="float" office:value="20953" calcext:value-type="float">
            <text:p>20953</text:p>
          </table:table-cell>
          <table:table-cell office:value-type="float" office:value="15792255" calcext:value-type="float">
            <text:p>15792255</text:p>
          </table:table-cell>
          <table:table-cell office:value-type="float" office:value="111749" calcext:value-type="float">
            <text:p>111749</text:p>
          </table:table-cell>
          <table:table-cell office:value-type="float" office:value="1397" calcext:value-type="float">
            <text:p>1397</text:p>
          </table:table-cell>
          <table:table-cell office:value-type="float" office:value="5238" calcext:value-type="float">
            <text:p>5238</text:p>
          </table:table-cell>
          <table:table-cell office:value-type="float" office:value="140106" calcext:value-type="float">
            <text:p>140106</text:p>
          </table:table-cell>
          <table:table-cell office:value-type="float" office:value="189834" calcext:value-type="float">
            <text:p>189834</text:p>
          </table:table-cell>
          <table:table-cell office:value-type="float" office:value="43233" calcext:value-type="float">
            <text:p>43233</text:p>
          </table:table-cell>
          <table:table-cell office:value-type="float" office:value="16250706" calcext:value-type="float">
            <text:p>16250706</text:p>
          </table:table-cell>
          <table:table-cell office:value-type="float" office:value="299278" calcext:value-type="float">
            <text:p>299278</text:p>
          </table:table-cell>
          <table:table-cell office:value-type="float" office:value="136404" calcext:value-type="float">
            <text:p>1364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09010" calcext:value-type="float">
            <text:p>909010</text:p>
          </table:table-cell>
          <table:table-cell office:value-type="float" office:value="6992495" calcext:value-type="float">
            <text:p>6992495</text:p>
          </table:table-cell>
          <table:table-cell office:value-type="float" office:value="155471" calcext:value-type="float">
            <text:p>155471</text:p>
          </table:table-cell>
          <table:table-cell office:value-type="float" office:value="130731871" calcext:value-type="float">
            <text:p>130731871</text:p>
          </table:table-cell>
          <table:table-cell office:value-type="float" office:value="221648910" calcext:value-type="float">
            <text:p>221648910</text:p>
          </table:table-cell>
          <table:table-cell office:value-type="float" office:value="3859747" calcext:value-type="float">
            <text:p>3859747</text:p>
          </table:table-cell>
          <table:table-cell office:value-type="float" office:value="70053" calcext:value-type="float">
            <text:p>70053</text:p>
          </table:table-cell>
          <table:table-cell office:value-type="float" office:value="115870" calcext:value-type="float">
            <text:p>115870</text:p>
          </table:table-cell>
          <table:table-cell office:value-type="float" office:value="234813" calcext:value-type="float">
            <text:p>234813</text:p>
          </table:table-cell>
          <table:table-cell office:value-type="float" office:value="4363526" calcext:value-type="float">
            <text:p>4363526</text:p>
          </table:table-cell>
          <table:table-cell office:value-type="float" office:value="15516234" calcext:value-type="float">
            <text:p>15516234</text:p>
          </table:table-cell>
          <table:table-cell office:value-type="float" office:value="234534" calcext:value-type="float">
            <text:p>234534</text:p>
          </table:table-cell>
          <table:table-cell office:value-type="float" office:value="343909" calcext:value-type="float">
            <text:p>343909</text:p>
          </table:table-cell>
          <table:table-cell office:value-type="float" office:value="17810" calcext:value-type="float">
            <text:p>17810</text:p>
          </table:table-cell>
          <table:table-cell office:value-type="float" office:value="36738" calcext:value-type="float">
            <text:p>36738</text:p>
          </table:table-cell>
          <table:table-cell office:value-type="float" office:value="8940" calcext:value-type="float">
            <text:p>8940</text:p>
          </table:table-cell>
          <table:table-cell office:value-type="float" office:value="1467" calcext:value-type="float">
            <text:p>1467</text:p>
          </table:table-cell>
          <table:table-cell office:value-type="float" office:value="908" calcext:value-type="float">
            <text:p>908</text:p>
          </table:table-cell>
          <table:table-cell office:value-type="float" office:value="1397" calcext:value-type="float">
            <text:p>1397</text:p>
          </table:table-cell>
          <table:table-cell office:value-type="float" office:value="140525" calcext:value-type="float">
            <text:p>140525</text:p>
          </table:table-cell>
          <table:table-cell office:value-type="float" office:value="14458" calcext:value-type="float">
            <text:p>14458</text:p>
          </table:table-cell>
          <table:table-cell office:value-type="float" office:value="668609" calcext:value-type="float">
            <text:p>668609</text:p>
          </table:table-cell>
          <table:table-cell office:value-type="float" office:value="18648" calcext:value-type="float">
            <text:p>18648</text:p>
          </table:table-cell>
          <table:table-cell office:value-type="float" office:value="610500" calcext:value-type="float">
            <text:p>610500</text:p>
          </table:table-cell>
          <table:table-cell office:value-type="float" office:value="30382" calcext:value-type="float">
            <text:p>30382</text:p>
          </table:table-cell>
          <table:table-cell office:value-type="float" office:value="35168864" calcext:value-type="float">
            <text:p>35168864</text:p>
          </table:table-cell>
          <table:table-cell office:value-type="float" office:value="101622" calcext:value-type="float">
            <text:p>101622</text:p>
          </table:table-cell>
          <table:table-cell office:value-type="float" office:value="48122" calcext:value-type="float">
            <text:p>48122</text:p>
          </table:table-cell>
          <table:table-cell office:value-type="float" office:value="2625198" calcext:value-type="float">
            <text:p>2625198</text:p>
          </table:table-cell>
          <table:table-cell office:value-type="float" office:value="24864" calcext:value-type="float">
            <text:p>24864</text:p>
          </table:table-cell>
          <table:table-cell office:value-type="float" office:value="163224" calcext:value-type="float">
            <text:p>163224</text:p>
          </table:table-cell>
          <table:table-cell office:value-type="float" office:value="296356316" calcext:value-type="float">
            <text:p>296356316</text:p>
          </table:table-cell>
          <table:table-cell office:value-type="float" office:value="137957299" calcext:value-type="float">
            <text:p>137957299</text:p>
          </table:table-cell>
          <table:table-cell office:value-type="float" office:value="22699" calcext:value-type="float">
            <text:p>22699</text:p>
          </table:table-cell>
          <table:table-cell office:value-type="float" office:value="31010" calcext:value-type="float">
            <text:p>31010</text:p>
          </table:table-cell>
          <table:table-cell office:value-type="float" office:value="270782" calcext:value-type="float">
            <text:p>270782</text:p>
          </table:table-cell>
          <table:table-cell office:value-type="float" office:value="52173" calcext:value-type="float">
            <text:p>52173</text:p>
          </table:table-cell>
          <table:table-cell office:value-type="float" office:value="4261" calcext:value-type="float">
            <text:p>4261</text:p>
          </table:table-cell>
          <table:table-cell office:value-type="float" office:value="2864" calcext:value-type="float">
            <text:p>2864</text:p>
          </table:table-cell>
          <table:table-cell office:value-type="float" office:value="254299" calcext:value-type="float">
            <text:p>254299</text:p>
          </table:table-cell>
          <table:table-cell office:value-type="float" office:value="15738964" calcext:value-type="float">
            <text:p>15738964</text:p>
          </table:table-cell>
          <table:table-cell office:value-type="float" office:value="21163" calcext:value-type="float">
            <text:p>21163</text:p>
          </table:table-cell>
          <table:table-cell office:value-type="float" office:value="16085527" calcext:value-type="float">
            <text:p>16085527</text:p>
          </table:table-cell>
          <table:table-cell office:value-type="float" office:value="108607" calcext:value-type="float">
            <text:p>108607</text:p>
          </table:table-cell>
          <table:table-cell office:value-type="float" office:value="1397" calcext:value-type="float">
            <text:p>1397</text:p>
          </table:table-cell>
          <table:table-cell office:value-type="float" office:value="5308" calcext:value-type="float">
            <text:p>5308</text:p>
          </table:table-cell>
          <table:table-cell office:value-type="float" office:value="116289" calcext:value-type="float">
            <text:p>116289</text:p>
          </table:table-cell>
          <table:table-cell office:value-type="float" office:value="179846" calcext:value-type="float">
            <text:p>179846</text:p>
          </table:table-cell>
          <table:table-cell office:value-type="float" office:value="40648" calcext:value-type="float">
            <text:p>40648</text:p>
          </table:table-cell>
          <table:table-cell office:value-type="float" office:value="15807131" calcext:value-type="float">
            <text:p>15807131</text:p>
          </table:table-cell>
          <table:table-cell office:value-type="float" office:value="238654" calcext:value-type="float">
            <text:p>238654</text:p>
          </table:table-cell>
          <table:table-cell office:value-type="float" office:value="132213" calcext:value-type="float">
            <text:p>1322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5759" calcext:value-type="float">
            <text:p>1105759</text:p>
          </table:table-cell>
          <table:table-cell office:value-type="float" office:value="6727021" calcext:value-type="float">
            <text:p>6727021</text:p>
          </table:table-cell>
          <table:table-cell office:value-type="float" office:value="42116" calcext:value-type="float">
            <text:p>42116</text:p>
          </table:table-cell>
          <table:table-cell office:value-type="float" office:value="170190506" calcext:value-type="float">
            <text:p>170190506</text:p>
          </table:table-cell>
          <table:table-cell office:value-type="float" office:value="216173130" calcext:value-type="float">
            <text:p>216173130</text:p>
          </table:table-cell>
          <table:table-cell office:value-type="float" office:value="4205610" calcext:value-type="float">
            <text:p>4205610</text:p>
          </table:table-cell>
          <table:table-cell office:value-type="float" office:value="69285" calcext:value-type="float">
            <text:p>69285</text:p>
          </table:table-cell>
          <table:table-cell office:value-type="float" office:value="112168" calcext:value-type="float">
            <text:p>112168</text:p>
          </table:table-cell>
          <table:table-cell office:value-type="float" office:value="302421" calcext:value-type="float">
            <text:p>302421</text:p>
          </table:table-cell>
          <table:table-cell office:value-type="float" office:value="4889795" calcext:value-type="float">
            <text:p>4889795</text:p>
          </table:table-cell>
          <table:table-cell office:value-type="float" office:value="15669959" calcext:value-type="float">
            <text:p>15669959</text:p>
          </table:table-cell>
          <table:table-cell office:value-type="float" office:value="228946" calcext:value-type="float">
            <text:p>228946</text:p>
          </table:table-cell>
          <table:table-cell office:value-type="float" office:value="276998" calcext:value-type="float">
            <text:p>276998</text:p>
          </table:table-cell>
          <table:table-cell office:value-type="float" office:value="19975" calcext:value-type="float">
            <text:p>19975</text:p>
          </table:table-cell>
          <table:table-cell office:value-type="float" office:value="35201" calcext:value-type="float">
            <text:p>35201</text:p>
          </table:table-cell>
          <table:table-cell office:value-type="float" office:value="10966" calcext:value-type="float">
            <text:p>10966</text:p>
          </table:table-cell>
          <table:table-cell office:value-type="float" office:value="2794" calcext:value-type="float">
            <text:p>2794</text:p>
          </table:table-cell>
          <table:table-cell office:value-type="float" office:value="1886" calcext:value-type="float">
            <text:p>1886</text:p>
          </table:table-cell>
          <table:table-cell office:value-type="float" office:value="978" calcext:value-type="float">
            <text:p>978</text:p>
          </table:table-cell>
          <table:table-cell office:value-type="float" office:value="164691" calcext:value-type="float">
            <text:p>164691</text:p>
          </table:table-cell>
          <table:table-cell office:value-type="float" office:value="15156" calcext:value-type="float">
            <text:p>15156</text:p>
          </table:table-cell>
          <table:table-cell office:value-type="float" office:value="563565" calcext:value-type="float">
            <text:p>563565</text:p>
          </table:table-cell>
          <table:table-cell office:value-type="float" office:value="18509" calcext:value-type="float">
            <text:p>18509</text:p>
          </table:table-cell>
          <table:table-cell office:value-type="float" office:value="445879" calcext:value-type="float">
            <text:p>445879</text:p>
          </table:table-cell>
          <table:table-cell office:value-type="float" office:value="30032" calcext:value-type="float">
            <text:p>30032</text:p>
          </table:table-cell>
          <table:table-cell office:value-type="float" office:value="32911600" calcext:value-type="float">
            <text:p>32911600</text:p>
          </table:table-cell>
          <table:table-cell office:value-type="float" office:value="113006" calcext:value-type="float">
            <text:p>113006</text:p>
          </table:table-cell>
          <table:table-cell office:value-type="float" office:value="49728" calcext:value-type="float">
            <text:p>49728</text:p>
          </table:table-cell>
          <table:table-cell office:value-type="float" office:value="2854144" calcext:value-type="float">
            <text:p>2854144</text:p>
          </table:table-cell>
          <table:table-cell office:value-type="float" office:value="24515" calcext:value-type="float">
            <text:p>24515</text:p>
          </table:table-cell>
          <table:table-cell office:value-type="float" office:value="162665" calcext:value-type="float">
            <text:p>162665</text:p>
          </table:table-cell>
          <table:table-cell office:value-type="float" office:value="291141261" calcext:value-type="float">
            <text:p>291141261</text:p>
          </table:table-cell>
          <table:table-cell office:value-type="float" office:value="138013034" calcext:value-type="float">
            <text:p>138013034</text:p>
          </table:table-cell>
          <table:table-cell office:value-type="float" office:value="21861" calcext:value-type="float">
            <text:p>21861</text:p>
          </table:table-cell>
          <table:table-cell office:value-type="float" office:value="111190" calcext:value-type="float">
            <text:p>111190</text:p>
          </table:table-cell>
          <table:table-cell office:value-type="float" office:value="207993" calcext:value-type="float">
            <text:p>207993</text:p>
          </table:table-cell>
          <table:table-cell office:value-type="float" office:value="54059" calcext:value-type="float">
            <text:p>54059</text:p>
          </table:table-cell>
          <table:table-cell office:value-type="float" office:value="5169" calcext:value-type="float">
            <text:p>5169</text:p>
          </table:table-cell>
          <table:table-cell office:value-type="float" office:value="3283" calcext:value-type="float">
            <text:p>3283</text:p>
          </table:table-cell>
          <table:table-cell office:value-type="float" office:value="251435" calcext:value-type="float">
            <text:p>251435</text:p>
          </table:table-cell>
          <table:table-cell office:value-type="float" office:value="15192930" calcext:value-type="float">
            <text:p>15192930</text:p>
          </table:table-cell>
          <table:table-cell office:value-type="float" office:value="20255" calcext:value-type="float">
            <text:p>20255</text:p>
          </table:table-cell>
          <table:table-cell office:value-type="float" office:value="15658296" calcext:value-type="float">
            <text:p>15658296</text:p>
          </table:table-cell>
          <table:table-cell office:value-type="float" office:value="105533" calcext:value-type="float">
            <text:p>105533</text:p>
          </table:table-cell>
          <table:table-cell office:value-type="float" office:value="1397" calcext:value-type="float">
            <text:p>1397</text:p>
          </table:table-cell>
          <table:table-cell office:value-type="float" office:value="5239" calcext:value-type="float">
            <text:p>5239</text:p>
          </table:table-cell>
          <table:table-cell office:value-type="float" office:value="117197" calcext:value-type="float">
            <text:p>117197</text:p>
          </table:table-cell>
          <table:table-cell office:value-type="float" office:value="354245" calcext:value-type="float">
            <text:p>354245</text:p>
          </table:table-cell>
          <table:table-cell office:value-type="float" office:value="42604" calcext:value-type="float">
            <text:p>42604</text:p>
          </table:table-cell>
          <table:table-cell office:value-type="float" office:value="15804268" calcext:value-type="float">
            <text:p>15804268</text:p>
          </table:table-cell>
          <table:table-cell office:value-type="float" office:value="287195" calcext:value-type="float">
            <text:p>287195</text:p>
          </table:table-cell>
          <table:table-cell office:value-type="float" office:value="130188" calcext:value-type="float">
            <text:p>1301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72808" calcext:value-type="float">
            <text:p>1172808</text:p>
          </table:table-cell>
          <table:table-cell office:value-type="float" office:value="7019455" calcext:value-type="float">
            <text:p>7019455</text:p>
          </table:table-cell>
          <table:table-cell office:value-type="float" office:value="35760" calcext:value-type="float">
            <text:p>35760</text:p>
          </table:table-cell>
          <table:table-cell office:value-type="float" office:value="119635736" calcext:value-type="float">
            <text:p>119635736</text:p>
          </table:table-cell>
          <table:table-cell office:value-type="float" office:value="216650299" calcext:value-type="float">
            <text:p>216650299</text:p>
          </table:table-cell>
          <table:table-cell office:value-type="float" office:value="5039678" calcext:value-type="float">
            <text:p>5039678</text:p>
          </table:table-cell>
          <table:table-cell office:value-type="float" office:value="68377" calcext:value-type="float">
            <text:p>68377</text:p>
          </table:table-cell>
          <table:table-cell office:value-type="float" office:value="111609" calcext:value-type="float">
            <text:p>111609</text:p>
          </table:table-cell>
          <table:table-cell office:value-type="float" office:value="233835" calcext:value-type="float">
            <text:p>233835</text:p>
          </table:table-cell>
          <table:table-cell office:value-type="float" office:value="4768966" calcext:value-type="float">
            <text:p>4768966</text:p>
          </table:table-cell>
          <table:table-cell office:value-type="float" office:value="15574204" calcext:value-type="float">
            <text:p>15574204</text:p>
          </table:table-cell>
          <table:table-cell office:value-type="float" office:value="247734" calcext:value-type="float">
            <text:p>247734</text:p>
          </table:table-cell>
          <table:table-cell office:value-type="float" office:value="271970" calcext:value-type="float">
            <text:p>271970</text:p>
          </table:table-cell>
          <table:table-cell office:value-type="float" office:value="18439" calcext:value-type="float">
            <text:p>18439</text:p>
          </table:table-cell>
          <table:table-cell office:value-type="float" office:value="58878" calcext:value-type="float">
            <text:p>58878</text:p>
          </table:table-cell>
          <table:table-cell office:value-type="float" office:value="19487" calcext:value-type="float">
            <text:p>19487</text:p>
          </table:table-cell>
          <table:table-cell office:value-type="float" office:value="2864" calcext:value-type="float">
            <text:p>2864</text:p>
          </table:table-cell>
          <table:table-cell office:value-type="float" office:value="977" calcext:value-type="float">
            <text:p>977</text:p>
          </table:table-cell>
          <table:table-cell office:value-type="float" office:value="1816" calcext:value-type="float">
            <text:p>1816</text:p>
          </table:table-cell>
          <table:table-cell office:value-type="float" office:value="400202" calcext:value-type="float">
            <text:p>400202</text:p>
          </table:table-cell>
          <table:table-cell office:value-type="float" office:value="13899" calcext:value-type="float">
            <text:p>13899</text:p>
          </table:table-cell>
          <table:table-cell office:value-type="float" office:value="548199" calcext:value-type="float">
            <text:p>548199</text:p>
          </table:table-cell>
          <table:table-cell office:value-type="float" office:value="18229" calcext:value-type="float">
            <text:p>18229</text:p>
          </table:table-cell>
          <table:table-cell office:value-type="float" office:value="433726" calcext:value-type="float">
            <text:p>433726</text:p>
          </table:table-cell>
          <table:table-cell office:value-type="float" office:value="30451" calcext:value-type="float">
            <text:p>30451</text:p>
          </table:table-cell>
          <table:table-cell office:value-type="float" office:value="32426260" calcext:value-type="float">
            <text:p>32426260</text:p>
          </table:table-cell>
          <table:table-cell office:value-type="float" office:value="53150" calcext:value-type="float">
            <text:p>53150</text:p>
          </table:table-cell>
          <table:table-cell office:value-type="float" office:value="48052" calcext:value-type="float">
            <text:p>48052</text:p>
          </table:table-cell>
          <table:table-cell office:value-type="float" office:value="2175268" calcext:value-type="float">
            <text:p>2175268</text:p>
          </table:table-cell>
          <table:table-cell office:value-type="float" office:value="23607" calcext:value-type="float">
            <text:p>23607</text:p>
          </table:table-cell>
          <table:table-cell office:value-type="float" office:value="161827" calcext:value-type="float">
            <text:p>161827</text:p>
          </table:table-cell>
          <table:table-cell office:value-type="float" office:value="291556758" calcext:value-type="float">
            <text:p>291556758</text:p>
          </table:table-cell>
          <table:table-cell office:value-type="float" office:value="138029377" calcext:value-type="float">
            <text:p>138029377</text:p>
          </table:table-cell>
          <table:table-cell office:value-type="float" office:value="23327" calcext:value-type="float">
            <text:p>23327</text:p>
          </table:table-cell>
          <table:table-cell office:value-type="float" office:value="93241" calcext:value-type="float">
            <text:p>93241</text:p>
          </table:table-cell>
          <table:table-cell office:value-type="float" office:value="347680" calcext:value-type="float">
            <text:p>347680</text:p>
          </table:table-cell>
          <table:table-cell office:value-type="float" office:value="221543" calcext:value-type="float">
            <text:p>221543</text:p>
          </table:table-cell>
          <table:table-cell office:value-type="float" office:value="5308" calcext:value-type="float">
            <text:p>5308</text:p>
          </table:table-cell>
          <table:table-cell office:value-type="float" office:value="2863" calcext:value-type="float">
            <text:p>2863</text:p>
          </table:table-cell>
          <table:table-cell office:value-type="float" office:value="249690" calcext:value-type="float">
            <text:p>249690</text:p>
          </table:table-cell>
          <table:table-cell office:value-type="float" office:value="15972450" calcext:value-type="float">
            <text:p>15972450</text:p>
          </table:table-cell>
          <table:table-cell office:value-type="float" office:value="20324" calcext:value-type="float">
            <text:p>20324</text:p>
          </table:table-cell>
          <table:table-cell office:value-type="float" office:value="16730389" calcext:value-type="float">
            <text:p>16730389</text:p>
          </table:table-cell>
          <table:table-cell office:value-type="float" office:value="104765" calcext:value-type="float">
            <text:p>104765</text:p>
          </table:table-cell>
          <table:table-cell office:value-type="float" office:value="1397" calcext:value-type="float">
            <text:p>1397</text:p>
          </table:table-cell>
          <table:table-cell office:value-type="float" office:value="5239" calcext:value-type="float">
            <text:p>5239</text:p>
          </table:table-cell>
          <table:table-cell office:value-type="float" office:value="114054" calcext:value-type="float">
            <text:p>114054</text:p>
          </table:table-cell>
          <table:table-cell office:value-type="float" office:value="163364" calcext:value-type="float">
            <text:p>163364</text:p>
          </table:table-cell>
          <table:table-cell office:value-type="float" office:value="43303" calcext:value-type="float">
            <text:p>43303</text:p>
          </table:table-cell>
          <table:table-cell office:value-type="float" office:value="16981336" calcext:value-type="float">
            <text:p>16981336</text:p>
          </table:table-cell>
          <table:table-cell office:value-type="float" office:value="271131" calcext:value-type="float">
            <text:p>271131</text:p>
          </table:table-cell>
          <table:table-cell office:value-type="float" office:value="126835" calcext:value-type="float">
            <text:p>1268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67453" calcext:value-type="float">
            <text:p>1767453</text:p>
          </table:table-cell>
          <table:table-cell office:value-type="float" office:value="7036776" calcext:value-type="float">
            <text:p>7036776</text:p>
          </table:table-cell>
          <table:table-cell office:value-type="float" office:value="38064" calcext:value-type="float">
            <text:p>38064</text:p>
          </table:table-cell>
          <table:table-cell office:value-type="float" office:value="122107978" calcext:value-type="float">
            <text:p>122107978</text:p>
          </table:table-cell>
          <table:table-cell office:value-type="float" office:value="216706523" calcext:value-type="float">
            <text:p>216706523</text:p>
          </table:table-cell>
          <table:table-cell office:value-type="float" office:value="4221674" calcext:value-type="float">
            <text:p>4221674</text:p>
          </table:table-cell>
          <table:table-cell office:value-type="float" office:value="69494" calcext:value-type="float">
            <text:p>69494</text:p>
          </table:table-cell>
          <table:table-cell office:value-type="float" office:value="114613" calcext:value-type="float">
            <text:p>114613</text:p>
          </table:table-cell>
          <table:table-cell office:value-type="float" office:value="236279" calcext:value-type="float">
            <text:p>236279</text:p>
          </table:table-cell>
          <table:table-cell office:value-type="float" office:value="4645274" calcext:value-type="float">
            <text:p>4645274</text:p>
          </table:table-cell>
          <table:table-cell office:value-type="float" office:value="16141610" calcext:value-type="float">
            <text:p>16141610</text:p>
          </table:table-cell>
          <table:table-cell office:value-type="float" office:value="317717" calcext:value-type="float">
            <text:p>317717</text:p>
          </table:table-cell>
          <table:table-cell office:value-type="float" office:value="402646" calcext:value-type="float">
            <text:p>402646</text:p>
          </table:table-cell>
          <table:table-cell office:value-type="float" office:value="17740" calcext:value-type="float">
            <text:p>17740</text:p>
          </table:table-cell>
          <table:table-cell office:value-type="float" office:value="229854" calcext:value-type="float">
            <text:p>229854</text:p>
          </table:table-cell>
          <table:table-cell office:value-type="float" office:value="10128" calcext:value-type="float">
            <text:p>10128</text:p>
          </table:table-cell>
          <table:table-cell office:value-type="float" office:value="2934" calcext:value-type="float">
            <text:p>2934</text:p>
          </table:table-cell>
          <table:table-cell office:value-type="float" office:value="1467" calcext:value-type="float">
            <text:p>1467</text:p>
          </table:table-cell>
          <table:table-cell office:value-type="float" office:value="1466" calcext:value-type="float">
            <text:p>1466</text:p>
          </table:table-cell>
          <table:table-cell office:value-type="float" office:value="191789" calcext:value-type="float">
            <text:p>191789</text:p>
          </table:table-cell>
          <table:table-cell office:value-type="float" office:value="13270" calcext:value-type="float">
            <text:p>13270</text:p>
          </table:table-cell>
          <table:table-cell office:value-type="float" office:value="618322" calcext:value-type="float">
            <text:p>618322</text:p>
          </table:table-cell>
          <table:table-cell office:value-type="float" office:value="17182" calcext:value-type="float">
            <text:p>17182</text:p>
          </table:table-cell>
          <table:table-cell office:value-type="float" office:value="436380" calcext:value-type="float">
            <text:p>436380</text:p>
          </table:table-cell>
          <table:table-cell office:value-type="float" office:value="31499" calcext:value-type="float">
            <text:p>31499</text:p>
          </table:table-cell>
          <table:table-cell office:value-type="float" office:value="31220277" calcext:value-type="float">
            <text:p>31220277</text:p>
          </table:table-cell>
          <table:table-cell office:value-type="float" office:value="40858" calcext:value-type="float">
            <text:p>40858</text:p>
          </table:table-cell>
          <table:table-cell office:value-type="float" office:value="62020" calcext:value-type="float">
            <text:p>62020</text:p>
          </table:table-cell>
          <table:table-cell office:value-type="float" office:value="2109196" calcext:value-type="float">
            <text:p>2109196</text:p>
          </table:table-cell>
          <table:table-cell office:value-type="float" office:value="23397" calcext:value-type="float">
            <text:p>23397</text:p>
          </table:table-cell>
          <table:table-cell office:value-type="float" office:value="370658" calcext:value-type="float">
            <text:p>370658</text:p>
          </table:table-cell>
          <table:table-cell office:value-type="float" office:value="282385014" calcext:value-type="float">
            <text:p>282385014</text:p>
          </table:table-cell>
          <table:table-cell office:value-type="float" office:value="137808324" calcext:value-type="float">
            <text:p>137808324</text:p>
          </table:table-cell>
          <table:table-cell office:value-type="float" office:value="23327" calcext:value-type="float">
            <text:p>23327</text:p>
          </table:table-cell>
          <table:table-cell office:value-type="float" office:value="52103" calcext:value-type="float">
            <text:p>52103</text:p>
          </table:table-cell>
          <table:table-cell office:value-type="float" office:value="219377" calcext:value-type="float">
            <text:p>219377</text:p>
          </table:table-cell>
          <table:table-cell office:value-type="float" office:value="79971" calcext:value-type="float">
            <text:p>79971</text:p>
          </table:table-cell>
          <table:table-cell office:value-type="float" office:value="4749" calcext:value-type="float">
            <text:p>4749</text:p>
          </table:table-cell>
          <table:table-cell office:value-type="float" office:value="2933" calcext:value-type="float">
            <text:p>2933</text:p>
          </table:table-cell>
          <table:table-cell office:value-type="float" office:value="249271" calcext:value-type="float">
            <text:p>249271</text:p>
          </table:table-cell>
          <table:table-cell office:value-type="float" office:value="15165970" calcext:value-type="float">
            <text:p>15165970</text:p>
          </table:table-cell>
          <table:table-cell office:value-type="float" office:value="20115" calcext:value-type="float">
            <text:p>20115</text:p>
          </table:table-cell>
          <table:table-cell office:value-type="float" office:value="17468493" calcext:value-type="float">
            <text:p>17468493</text:p>
          </table:table-cell>
          <table:table-cell office:value-type="float" office:value="97012" calcext:value-type="float">
            <text:p>97012</text:p>
          </table:table-cell>
          <table:table-cell office:value-type="float" office:value="1467" calcext:value-type="float">
            <text:p>1467</text:p>
          </table:table-cell>
          <table:table-cell office:value-type="float" office:value="5728" calcext:value-type="float">
            <text:p>5728</text:p>
          </table:table-cell>
          <table:table-cell office:value-type="float" office:value="290967" calcext:value-type="float">
            <text:p>290967</text:p>
          </table:table-cell>
          <table:table-cell office:value-type="float" office:value="154982" calcext:value-type="float">
            <text:p>154982</text:p>
          </table:table-cell>
          <table:table-cell office:value-type="float" office:value="43093" calcext:value-type="float">
            <text:p>43093</text:p>
          </table:table-cell>
          <table:table-cell office:value-type="float" office:value="16184634" calcext:value-type="float">
            <text:p>16184634</text:p>
          </table:table-cell>
          <table:table-cell office:value-type="float" office:value="257163" calcext:value-type="float">
            <text:p>257163</text:p>
          </table:table-cell>
          <table:table-cell office:value-type="float" office:value="127324" calcext:value-type="float">
            <text:p>1273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12665" calcext:value-type="float">
            <text:p>1512665</text:p>
          </table:table-cell>
          <table:table-cell office:value-type="float" office:value="6942487" calcext:value-type="float">
            <text:p>6942487</text:p>
          </table:table-cell>
          <table:table-cell office:value-type="float" office:value="40020" calcext:value-type="float">
            <text:p>40020</text:p>
          </table:table-cell>
          <table:table-cell office:value-type="float" office:value="123890308" calcext:value-type="float">
            <text:p>123890308</text:p>
          </table:table-cell>
          <table:table-cell office:value-type="float" office:value="214067008" calcext:value-type="float">
            <text:p>214067008</text:p>
          </table:table-cell>
          <table:table-cell office:value-type="float" office:value="3932104" calcext:value-type="float">
            <text:p>3932104</text:p>
          </table:table-cell>
          <table:table-cell office:value-type="float" office:value="66770" calcext:value-type="float">
            <text:p>66770</text:p>
          </table:table-cell>
          <table:table-cell office:value-type="float" office:value="112727" calcext:value-type="float">
            <text:p>112727</text:p>
          </table:table-cell>
          <table:table-cell office:value-type="float" office:value="236629" calcext:value-type="float">
            <text:p>236629</text:p>
          </table:table-cell>
          <table:table-cell office:value-type="float" office:value="4754788" calcext:value-type="float">
            <text:p>4754788</text:p>
          </table:table-cell>
          <table:table-cell office:value-type="float" office:value="15809436" calcext:value-type="float">
            <text:p>15809436</text:p>
          </table:table-cell>
          <table:table-cell office:value-type="float" office:value="242007" calcext:value-type="float">
            <text:p>242007</text:p>
          </table:table-cell>
          <table:table-cell office:value-type="float" office:value="349356" calcext:value-type="float">
            <text:p>349356</text:p>
          </table:table-cell>
          <table:table-cell office:value-type="float" office:value="19626" calcext:value-type="float">
            <text:p>19626</text:p>
          </table:table-cell>
          <table:table-cell office:value-type="float" office:value="36249" calcext:value-type="float">
            <text:p>36249</text:p>
          </table:table-cell>
          <table:table-cell office:value-type="float" office:value="9918" calcext:value-type="float">
            <text:p>9918</text:p>
          </table:table-cell>
          <table:table-cell office:value-type="float" office:value="2375" calcext:value-type="float">
            <text:p>2375</text:p>
          </table:table-cell>
          <table:table-cell office:value-type="float" office:value="1396" calcext:value-type="float">
            <text:p>1396</text:p>
          </table:table-cell>
          <table:table-cell office:value-type="float" office:value="978" calcext:value-type="float">
            <text:p>978</text:p>
          </table:table-cell>
          <table:table-cell office:value-type="float" office:value="146950" calcext:value-type="float">
            <text:p>146950</text:p>
          </table:table-cell>
          <table:table-cell office:value-type="float" office:value="12991" calcext:value-type="float">
            <text:p>12991</text:p>
          </table:table-cell>
          <table:table-cell office:value-type="float" office:value="471721" calcext:value-type="float">
            <text:p>471721</text:p>
          </table:table-cell>
          <table:table-cell office:value-type="float" office:value="18020" calcext:value-type="float">
            <text:p>18020</text:p>
          </table:table-cell>
          <table:table-cell office:value-type="float" office:value="610500" calcext:value-type="float">
            <text:p>610500</text:p>
          </table:table-cell>
          <table:table-cell office:value-type="float" office:value="30382" calcext:value-type="float">
            <text:p>30382</text:p>
          </table:table-cell>
          <table:table-cell office:value-type="float" office:value="30571503" calcext:value-type="float">
            <text:p>30571503</text:p>
          </table:table-cell>
          <table:table-cell office:value-type="float" office:value="37226" calcext:value-type="float">
            <text:p>37226</text:p>
          </table:table-cell>
          <table:table-cell office:value-type="float" office:value="47214" calcext:value-type="float">
            <text:p>47214</text:p>
          </table:table-cell>
          <table:table-cell office:value-type="float" office:value="2193218" calcext:value-type="float">
            <text:p>2193218</text:p>
          </table:table-cell>
          <table:table-cell office:value-type="float" office:value="23467" calcext:value-type="float">
            <text:p>23467</text:p>
          </table:table-cell>
          <table:table-cell office:value-type="float" office:value="234464" calcext:value-type="float">
            <text:p>234464</text:p>
          </table:table-cell>
          <table:table-cell office:value-type="float" office:value="282698750" calcext:value-type="float">
            <text:p>282698750</text:p>
          </table:table-cell>
          <table:table-cell office:value-type="float" office:value="135958666" calcext:value-type="float">
            <text:p>135958666</text:p>
          </table:table-cell>
          <table:table-cell office:value-type="float" office:value="22839" calcext:value-type="float">
            <text:p>22839</text:p>
          </table:table-cell>
          <table:table-cell office:value-type="float" office:value="41138" calcext:value-type="float">
            <text:p>41138</text:p>
          </table:table-cell>
          <table:table-cell office:value-type="float" office:value="214488" calcext:value-type="float">
            <text:p>214488</text:p>
          </table:table-cell>
          <table:table-cell office:value-type="float" office:value="101063" calcext:value-type="float">
            <text:p>101063</text:p>
          </table:table-cell>
          <table:table-cell office:value-type="float" office:value="4261" calcext:value-type="float">
            <text:p>4261</text:p>
          </table:table-cell>
          <table:table-cell office:value-type="float" office:value="2863" calcext:value-type="float">
            <text:p>2863</text:p>
          </table:table-cell>
          <table:table-cell office:value-type="float" office:value="251366" calcext:value-type="float">
            <text:p>251366</text:p>
          </table:table-cell>
          <table:table-cell office:value-type="float" office:value="15125601" calcext:value-type="float">
            <text:p>15125601</text:p>
          </table:table-cell>
          <table:table-cell office:value-type="float" office:value="19975" calcext:value-type="float">
            <text:p>19975</text:p>
          </table:table-cell>
          <table:table-cell office:value-type="float" office:value="15832763" calcext:value-type="float">
            <text:p>15832763</text:p>
          </table:table-cell>
          <table:table-cell office:value-type="float" office:value="134937" calcext:value-type="float">
            <text:p>134937</text:p>
          </table:table-cell>
          <table:table-cell office:value-type="float" office:value="1466" calcext:value-type="float">
            <text:p>1466</text:p>
          </table:table-cell>
          <table:table-cell office:value-type="float" office:value="4819" calcext:value-type="float">
            <text:p>4819</text:p>
          </table:table-cell>
          <table:table-cell office:value-type="float" office:value="137941" calcext:value-type="float">
            <text:p>137941</text:p>
          </table:table-cell>
          <table:table-cell office:value-type="float" office:value="147788" calcext:value-type="float">
            <text:p>147788</text:p>
          </table:table-cell>
          <table:table-cell office:value-type="float" office:value="42813" calcext:value-type="float">
            <text:p>42813</text:p>
          </table:table-cell>
          <table:table-cell office:value-type="float" office:value="15890594" calcext:value-type="float">
            <text:p>15890594</text:p>
          </table:table-cell>
          <table:table-cell office:value-type="float" office:value="252274" calcext:value-type="float">
            <text:p>252274</text:p>
          </table:table-cell>
          <table:table-cell office:value-type="float" office:value="125578" calcext:value-type="float">
            <text:p>1255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90152" calcext:value-type="float">
            <text:p>890152</text:p>
          </table:table-cell>
          <table:table-cell office:value-type="float" office:value="7225911" calcext:value-type="float">
            <text:p>7225911</text:p>
          </table:table-cell>
          <table:table-cell office:value-type="float" office:value="29544" calcext:value-type="float">
            <text:p>29544</text:p>
          </table:table-cell>
          <table:table-cell office:value-type="float" office:value="122701646" calcext:value-type="float">
            <text:p>122701646</text:p>
          </table:table-cell>
          <table:table-cell office:value-type="float" office:value="215054661" calcext:value-type="float">
            <text:p>215054661</text:p>
          </table:table-cell>
          <table:table-cell office:value-type="float" office:value="4136955" calcext:value-type="float">
            <text:p>4136955</text:p>
          </table:table-cell>
          <table:table-cell office:value-type="float" office:value="66770" calcext:value-type="float">
            <text:p>66770</text:p>
          </table:table-cell>
          <table:table-cell office:value-type="float" office:value="110772" calcext:value-type="float">
            <text:p>110772</text:p>
          </table:table-cell>
          <table:table-cell office:value-type="float" office:value="403135" calcext:value-type="float">
            <text:p>403135</text:p>
          </table:table-cell>
          <table:table-cell office:value-type="float" office:value="4599108" calcext:value-type="float">
            <text:p>4599108</text:p>
          </table:table-cell>
          <table:table-cell office:value-type="float" office:value="16002693" calcext:value-type="float">
            <text:p>16002693</text:p>
          </table:table-cell>
          <table:table-cell office:value-type="float" office:value="188926" calcext:value-type="float">
            <text:p>188926</text:p>
          </table:table-cell>
          <table:table-cell office:value-type="float" office:value="337623" calcext:value-type="float">
            <text:p>337623</text:p>
          </table:table-cell>
          <table:table-cell office:value-type="float" office:value="18020" calcext:value-type="float">
            <text:p>18020</text:p>
          </table:table-cell>
          <table:table-cell office:value-type="float" office:value="35340" calcext:value-type="float">
            <text:p>35340</text:p>
          </table:table-cell>
          <table:table-cell office:value-type="float" office:value="11035" calcext:value-type="float">
            <text:p>11035</text:p>
          </table:table-cell>
          <table:table-cell office:value-type="float" office:value="1955" calcext:value-type="float">
            <text:p>1955</text:p>
          </table:table-cell>
          <table:table-cell office:value-type="float" office:value="1467" calcext:value-type="float">
            <text:p>1467</text:p>
          </table:table-cell>
          <table:table-cell office:value-type="float" office:value="1955" calcext:value-type="float">
            <text:p>1955</text:p>
          </table:table-cell>
          <table:table-cell office:value-type="float" office:value="98199" calcext:value-type="float">
            <text:p>98199</text:p>
          </table:table-cell>
          <table:table-cell office:value-type="float" office:value="19626" calcext:value-type="float">
            <text:p>19626</text:p>
          </table:table-cell>
          <table:table-cell office:value-type="float" office:value="435752" calcext:value-type="float">
            <text:p>435752</text:p>
          </table:table-cell>
          <table:table-cell office:value-type="float" office:value="18229" calcext:value-type="float">
            <text:p>18229</text:p>
          </table:table-cell>
          <table:table-cell office:value-type="float" office:value="447067" calcext:value-type="float">
            <text:p>447067</text:p>
          </table:table-cell>
          <table:table-cell office:value-type="float" office:value="30522" calcext:value-type="float">
            <text:p>30522</text:p>
          </table:table-cell>
          <table:table-cell office:value-type="float" office:value="31068018" calcext:value-type="float">
            <text:p>31068018</text:p>
          </table:table-cell>
          <table:table-cell office:value-type="float" office:value="35760" calcext:value-type="float">
            <text:p>35760</text:p>
          </table:table-cell>
          <table:table-cell office:value-type="float" office:value="47842" calcext:value-type="float">
            <text:p>47842</text:p>
          </table:table-cell>
          <table:table-cell office:value-type="float" office:value="2447517" calcext:value-type="float">
            <text:p>2447517</text:p>
          </table:table-cell>
          <table:table-cell office:value-type="float" office:value="23887" calcext:value-type="float">
            <text:p>23887</text:p>
          </table:table-cell>
          <table:table-cell office:value-type="float" office:value="198844" calcext:value-type="float">
            <text:p>198844</text:p>
          </table:table-cell>
          <table:table-cell office:value-type="float" office:value="288158746" calcext:value-type="float">
            <text:p>288158746</text:p>
          </table:table-cell>
          <table:table-cell office:value-type="float" office:value="137043960" calcext:value-type="float">
            <text:p>137043960</text:p>
          </table:table-cell>
          <table:table-cell office:value-type="float" office:value="22908" calcext:value-type="float">
            <text:p>22908</text:p>
          </table:table-cell>
          <table:table-cell office:value-type="float" office:value="58738" calcext:value-type="float">
            <text:p>58738</text:p>
          </table:table-cell>
          <table:table-cell office:value-type="float" office:value="206177" calcext:value-type="float">
            <text:p>206177</text:p>
          </table:table-cell>
          <table:table-cell office:value-type="float" office:value="93590" calcext:value-type="float">
            <text:p>93590</text:p>
          </table:table-cell>
          <table:table-cell office:value-type="float" office:value="4680" calcext:value-type="float">
            <text:p>4680</text:p>
          </table:table-cell>
          <table:table-cell office:value-type="float" office:value="3702" calcext:value-type="float">
            <text:p>3702</text:p>
          </table:table-cell>
          <table:table-cell office:value-type="float" office:value="260934" calcext:value-type="float">
            <text:p>260934</text:p>
          </table:table-cell>
          <table:table-cell office:value-type="float" office:value="15696220" calcext:value-type="float">
            <text:p>15696220</text:p>
          </table:table-cell>
          <table:table-cell office:value-type="float" office:value="20953" calcext:value-type="float">
            <text:p>20953</text:p>
          </table:table-cell>
          <table:table-cell office:value-type="float" office:value="16938871" calcext:value-type="float">
            <text:p>16938871</text:p>
          </table:table-cell>
          <table:table-cell office:value-type="float" office:value="132214" calcext:value-type="float">
            <text:p>132214</text:p>
          </table:table-cell>
          <table:table-cell office:value-type="float" office:value="978" calcext:value-type="float">
            <text:p>978</text:p>
          </table:table-cell>
          <table:table-cell office:value-type="float" office:value="5238" calcext:value-type="float">
            <text:p>5238</text:p>
          </table:table-cell>
          <table:table-cell office:value-type="float" office:value="135356" calcext:value-type="float">
            <text:p>135356</text:p>
          </table:table-cell>
          <table:table-cell office:value-type="float" office:value="147858" calcext:value-type="float">
            <text:p>147858</text:p>
          </table:table-cell>
          <table:table-cell office:value-type="float" office:value="44490" calcext:value-type="float">
            <text:p>44490</text:p>
          </table:table-cell>
          <table:table-cell office:value-type="float" office:value="18409072" calcext:value-type="float">
            <text:p>18409072</text:p>
          </table:table-cell>
          <table:table-cell office:value-type="float" office:value="252414" calcext:value-type="float">
            <text:p>252414</text:p>
          </table:table-cell>
          <table:table-cell office:value-type="float" office:value="126695" calcext:value-type="float">
            <text:p>1266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4" calcext:value-type="float">
            <text:p>484</text:p>
          </table:table-cell>
          <table:table-cell office:value-type="float" office:value="645" calcext:value-type="float">
            <text:p>645</text:p>
          </table:table-cell>
          <table:table-cell office:value-type="float" office:value="193" calcext:value-type="float">
            <text:p>193</text:p>
          </table:table-cell>
          <table:table-cell office:value-type="float" office:value="976" calcext:value-type="float">
            <text:p>976</text:p>
          </table:table-cell>
          <table:table-cell office:value-type="float" office:value="1095" calcext:value-type="float">
            <text:p>1095</text:p>
          </table:table-cell>
          <table:table-cell office:value-type="float" office:value="600" calcext:value-type="float">
            <text:p>600</text:p>
          </table:table-cell>
          <table:table-cell office:value-type="float" office:value="324" calcext:value-type="float">
            <text:p>324</text:p>
          </table:table-cell>
          <table:table-cell office:value-type="float" office:value="359" calcext:value-type="float">
            <text:p>359</text:p>
          </table:table-cell>
          <table:table-cell office:value-type="float" office:value="405" calcext:value-type="float">
            <text:p>405</text:p>
          </table:table-cell>
          <table:table-cell office:value-type="float" office:value="612" calcext:value-type="float">
            <text:p>612</text:p>
          </table:table-cell>
          <table:table-cell office:value-type="float" office:value="131" calcext:value-type="float">
            <text:p>131</text:p>
          </table:table-cell>
          <table:table-cell office:value-type="float" office:value="227" calcext:value-type="float">
            <text:p>227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39" calcext:value-type="float">
            <text:p>339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office:value-type="float" office:value="252" calcext:value-type="float">
            <text:p>252</text:p>
          </table:table-cell>
          <table:table-cell office:value-type="float" office:value="307" calcext:value-type="float">
            <text:p>307</text:p>
          </table:table-cell>
          <table:table-cell office:value-type="float" office:value="192" calcext:value-type="float">
            <text:p>192</text:p>
          </table:table-cell>
          <table:table-cell office:value-type="float" office:value="790" calcext:value-type="float">
            <text:p>790</text:p>
          </table:table-cell>
          <table:table-cell office:value-type="float" office:value="289" calcext:value-type="float">
            <text:p>289</text:p>
          </table:table-cell>
          <table:table-cell office:value-type="float" office:value="148" calcext:value-type="float">
            <text:p>148</text:p>
          </table:table-cell>
          <table:table-cell office:value-type="float" office:value="548" calcext:value-type="float">
            <text:p>548</text:p>
          </table:table-cell>
          <table:table-cell office:value-type="float" office:value="264" calcext:value-type="float">
            <text:p>264</text:p>
          </table:table-cell>
          <table:table-cell office:value-type="float" office:value="383" calcext:value-type="float">
            <text:p>383</text:p>
          </table:table-cell>
          <table:table-cell office:value-type="float" office:value="1162" calcext:value-type="float">
            <text:p>1162</text:p>
          </table:table-cell>
          <table:table-cell office:value-type="float" office:value="1002" calcext:value-type="float">
            <text:p>1002</text:p>
          </table:table-cell>
          <table:table-cell office:value-type="float" office:value="268" calcext:value-type="float">
            <text:p>268</text:p>
          </table:table-cell>
          <table:table-cell office:value-type="float" office:value="297" calcext:value-type="float">
            <text:p>29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14" calcext:value-type="float">
            <text:p>114</text:p>
          </table:table-cell>
          <table:table-cell office:value-type="float" office:value="410" calcext:value-type="float">
            <text:p>410</text:p>
          </table:table-cell>
          <table:table-cell office:value-type="float" office:value="160" calcext:value-type="float">
            <text:p>160</text:p>
          </table:table-cell>
          <table:table-cell office:value-type="float" office:value="273" calcext:value-type="float">
            <text:p>273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363" calcext:value-type="float">
            <text:p>363</text:p>
          </table:table-cell>
          <table:table-cell office:value-type="float" office:value="289" calcext:value-type="float">
            <text:p>289</text:p>
          </table:table-cell>
          <table:table-cell office:value-type="float" office:value="164" calcext:value-type="float">
            <text:p>164</text:p>
          </table:table-cell>
          <table:table-cell office:value-type="float" office:value="375" calcext:value-type="float">
            <text:p>3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4:01:25.173757733</meta:creation-date>
    <meta:generator>LibreOffice/7.5.7.1$Linux_X86_64 LibreOffice_project/50$Build-1</meta:generator>
    <dc:date>2023-10-28T17:33:34.370703856</dc:date>
    <meta:editing-duration>PT3H32M3S</meta:editing-duration>
    <meta:editing-cycles>12</meta:editing-cycles>
    <meta:document-statistic meta:table-count="2" meta:cell-count="302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ECCAD21901BEBEEE.svm"/>
      </style:chart-properties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35cm" svg:height="12.507cm" xlink:href=".." xlink:type="simple" chart:class="chart:scatter" chart:style-name="ch1">
        <chart:title svg:x="6.126cm" svg:y="0.386cm" chart:style-name="ch2">
          <text:p>Distance from Malmö to cities of varying distance</text:p>
        </chart:title>
        <chart:subtitle svg:x="10.068cm" svg:y="1.415cm" chart:style-name="ch3">
          <text:p>log10 scale</text:p>
        </chart:subtitle>
        <chart:legend chart:legend-position="end" svg:x="19.601cm" svg:y="5.954cm" style:legend-expansion="high" chart:style-name="ch4"/>
        <chart:plot-area chart:style-name="ch5" table:cell-range-address="Analysis.B2:Analysis.BA3" chart:data-source-has-labels="row" svg:x="1.455cm" svg:y="2.348cm" svg:width="17.702cm" svg:height="8.928cm">
          <chart:coordinate-region svg:x="2.553cm" svg:y="2.547cm" svg:width="16.139cm" svg:height="8.082cm"/>
          <chart:axis chart:dimension="x" chart:name="primary-x" chart:style-name="ch6">
            <chart:title svg:x="8.979cm" svg:y="11.526cm" chart:style-name="ch7">
              <text:p>Trip distance, min</text:p>
            </chart:title>
          </chart:axis>
          <chart:axis chart:dimension="y" chart:name="primary-y" chart:style-name="ch8">
            <chart:title svg:x="0.451cm" svg:y="8.602cm" chart:style-name="ch9">
              <text:p>Search median time, ms</text:p>
            </chart:title>
            <chart:grid chart:style-name="ch10" chart:class="major"/>
          </chart:axis>
          <chart:series chart:style-name="ch11" chart:values-cell-range-address="Analysis.B3:Analysis.BA3" loext:label-string="&quot;Median time&quot;" chart:class="chart:scatter">
            <chart:domain table:cell-range-address="Analysis.B2:Analysis.BA2"/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</text:p>
              </table:table-cell>
              <table:table-cell office:value-type="string">
                <text:p>Median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4">
                <text:p>484</text:p>
                <draw:g>
                  <svg:desc>Analysis.B2:Analysis.BA2</svg:desc>
                </draw:g>
              </table:table-cell>
              <table:table-cell office:value-type="float" office:value="1.247086">
                <text:p>1.247086</text:p>
                <draw:g>
                  <svg:desc>Analysis.B3:Analysis.BA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5">
                <text:p>645</text:p>
              </table:table-cell>
              <table:table-cell office:value-type="float" office:value="7.082558">
                <text:p>7.082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">
                <text:p>193</text:p>
              </table:table-cell>
              <table:table-cell office:value-type="float" office:value="0.0295785">
                <text:p>0.0295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6">
                <text:p>976</text:p>
              </table:table-cell>
              <table:table-cell office:value-type="float" office:value="119.640241">
                <text:p>119.640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5">
                <text:p>1095</text:p>
              </table:table-cell>
              <table:table-cell office:value-type="float" office:value="218.0848445">
                <text:p>218.0848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.2007915">
                <text:p>4.2007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4">
                <text:p>324</text:p>
              </table:table-cell>
              <table:table-cell office:value-type="float" office:value="0.0731605">
                <text:p>0.0731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">
                <text:p>359</text:p>
              </table:table-cell>
              <table:table-cell office:value-type="float" office:value="0.1423055">
                <text:p>0.1423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5">
                <text:p>405</text:p>
              </table:table-cell>
              <table:table-cell office:value-type="float" office:value="0.239702">
                <text:p>0.239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2">
                <text:p>612</text:p>
              </table:table-cell>
              <table:table-cell office:value-type="float" office:value="4.81831">
                <text:p>4.81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">
                <text:p>131</text:p>
              </table:table-cell>
              <table:table-cell office:value-type="float" office:value="15.7069405">
                <text:p>15.7069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7">
                <text:p>227</text:p>
              </table:table-cell>
              <table:table-cell office:value-type="float" office:value="0.2023355">
                <text:p>0.2023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0.317927">
                <text:p>0.317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9">
                <text:p>249</text:p>
              </table:table-cell>
              <table:table-cell office:value-type="float" office:value="0.018648">
                <text:p>0.018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">
                <text:p>209</text:p>
              </table:table-cell>
              <table:table-cell office:value-type="float" office:value="0.036738">
                <text:p>0.036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">
                <text:p>193</text:p>
              </table:table-cell>
              <table:table-cell office:value-type="float" office:value="0.0101275">
                <text:p>0.0101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0.002794">
                <text:p>0.002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9">
                <text:p>339</text:p>
              </table:table-cell>
              <table:table-cell office:value-type="float" office:value="0.099178">
                <text:p>0.099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">
                <text:p>218</text:p>
              </table:table-cell>
              <table:table-cell office:value-type="float" office:value="0.0147015">
                <text:p>0.0147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">
                <text:p>120</text:p>
              </table:table-cell>
              <table:table-cell office:value-type="float" office:value="0.4738165">
                <text:p>0.4738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2">
                <text:p>252</text:p>
              </table:table-cell>
              <table:table-cell office:value-type="float" office:value="0.0150515">
                <text:p>0.0150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7">
                <text:p>307</text:p>
              </table:table-cell>
              <table:table-cell office:value-type="float" office:value="0.4963065">
                <text:p>0.4963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2">
                <text:p>192</text:p>
              </table:table-cell>
              <table:table-cell office:value-type="float" office:value="0.0311155">
                <text:p>0.0311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0">
                <text:p>790</text:p>
              </table:table-cell>
              <table:table-cell office:value-type="float" office:value="31.442797">
                <text:p>31.442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9">
                <text:p>289</text:p>
              </table:table-cell>
              <table:table-cell office:value-type="float" office:value="0.028915">
                <text:p>0.028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">
                <text:p>148</text:p>
              </table:table-cell>
              <table:table-cell office:value-type="float" office:value="0.0588075">
                <text:p>0.0588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8">
                <text:p>548</text:p>
              </table:table-cell>
              <table:table-cell office:value-type="float" office:value="2.1679685">
                <text:p>2.1679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0.0242705">
                <text:p>0.0242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3">
                <text:p>383</text:p>
              </table:table-cell>
              <table:table-cell office:value-type="float" office:value="0.175446">
                <text:p>0.175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62">
                <text:p>1162</text:p>
              </table:table-cell>
              <table:table-cell office:value-type="float" office:value="286.9470685">
                <text:p>286.9470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2">
                <text:p>1002</text:p>
              </table:table-cell>
              <table:table-cell office:value-type="float" office:value="138.794545">
                <text:p>138.79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8">
                <text:p>268</text:p>
              </table:table-cell>
              <table:table-cell office:value-type="float" office:value="0.023328">
                <text:p>0.02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">
                <text:p>297</text:p>
              </table:table-cell>
              <table:table-cell office:value-type="float" office:value="0.031325">
                <text:p>0.031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0.2965195">
                <text:p>0.2965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">
                <text:p>153</text:p>
              </table:table-cell>
              <table:table-cell office:value-type="float" office:value="0.060205">
                <text:p>0.060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">
                <text:p>153</text:p>
              </table:table-cell>
              <table:table-cell office:value-type="float" office:value="0.004784">
                <text:p>0.004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">
                <text:p>114</text:p>
              </table:table-cell>
              <table:table-cell office:value-type="float" office:value="0.002864">
                <text:p>0.002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0">
                <text:p>410</text:p>
              </table:table-cell>
              <table:table-cell office:value-type="float" office:value="0.25395">
                <text:p>0.25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15.640765">
                <text:p>15.6407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3">
                <text:p>273</text:p>
              </table:table-cell>
              <table:table-cell office:value-type="float" office:value="0.020569">
                <text:p>0.020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">
                <text:p>69</text:p>
              </table:table-cell>
              <table:table-cell office:value-type="float" office:value="15.9691685">
                <text:p>15.96916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">
                <text:p>114</text:p>
              </table:table-cell>
              <table:table-cell office:value-type="float" office:value="0.108781">
                <text:p>0.108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">
                <text:p>169</text:p>
              </table:table-cell>
              <table:table-cell office:value-type="float" office:value="0.005238">
                <text:p>0.005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">
                <text:p>197</text:p>
              </table:table-cell>
              <table:table-cell office:value-type="float" office:value="0.1197115">
                <text:p>0.1197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3">
                <text:p>363</text:p>
              </table:table-cell>
              <table:table-cell office:value-type="float" office:value="0.1494645">
                <text:p>0.1494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9">
                <text:p>289</text:p>
              </table:table-cell>
              <table:table-cell office:value-type="float" office:value="0.0446995">
                <text:p>0.0446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">
                <text:p>164</text:p>
              </table:table-cell>
              <table:table-cell office:value-type="float" office:value="15.8217985">
                <text:p>15.8217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5">
                <text:p>375</text:p>
              </table:table-cell>
              <table:table-cell office:value-type="float" office:value="0.2727025">
                <text:p>0.2727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">
                <text:p>85</text:p>
              </table:table-cell>
              <table:table-cell office:value-type="float" office:value="0.150233">
                <text:p>0.150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35cm" svg:height="12.507cm" xlink:href=".." xlink:type="simple" chart:class="chart:scatter" chart:style-name="ch1">
        <chart:title svg:x="6.126cm" svg:y="0.386cm" chart:style-name="ch2">
          <text:p>Distance from Malmö to cities of varying distance</text:p>
        </chart:title>
        <chart:subtitle svg:x="10.068cm" svg:y="1.415cm" chart:style-name="ch3">
          <text:p>log10 scale</text:p>
        </chart:subtitle>
        <chart:legend chart:legend-position="end" svg:x="19.601cm" svg:y="5.954cm" style:legend-expansion="high" chart:style-name="ch4"/>
        <chart:plot-area chart:style-name="ch5" table:cell-range-address="Analysis.B3:Analysis.BA4" chart:data-source-has-labels="row" svg:x="1.455cm" svg:y="2.348cm" svg:width="17.702cm" svg:height="8.928cm">
          <chart:coordinate-region svg:x="2.553cm" svg:y="2.547cm" svg:width="16.324cm" svg:height="8.082cm"/>
          <chart:axis chart:dimension="x" chart:name="primary-x" chart:style-name="ch6">
            <chart:title svg:x="8.463cm" svg:y="11.526cm" chart:style-name="ch7">
              <text:p>Path length in # of nodes</text:p>
            </chart:title>
          </chart:axis>
          <chart:axis chart:dimension="y" chart:name="primary-y" chart:style-name="ch8">
            <chart:title svg:x="0.451cm" svg:y="8.602cm" chart:style-name="ch9">
              <text:p>Search median time, ms</text:p>
            </chart:title>
            <chart:grid chart:style-name="ch10" chart:class="major"/>
          </chart:axis>
          <chart:series chart:style-name="ch11" chart:values-cell-range-address="Analysis.B3:Analysis.BA3" loext:label-string="&quot;Median time&quot;" chart:class="chart:scatter">
            <chart:domain table:cell-range-address="Analysis.B4:Analysis.BA4"/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</text:p>
              </table:table-cell>
              <table:table-cell office:value-type="string">
                <text:p>Median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Analysis.B4:Analysis.BA4</svg:desc>
                </draw:g>
              </table:table-cell>
              <table:table-cell office:value-type="float" office:value="1.247086">
                <text:p>1.247086</text:p>
                <draw:g>
                  <svg:desc>Analysis.B3:Analysis.BA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7.082558">
                <text:p>7.082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0295785">
                <text:p>0.0295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9.640241">
                <text:p>119.640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18.0848445">
                <text:p>218.0848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4.2007915">
                <text:p>4.2007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0731605">
                <text:p>0.0731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1423055">
                <text:p>0.14230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.239702">
                <text:p>0.2397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.81831">
                <text:p>4.818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5.7069405">
                <text:p>15.70694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.2023355">
                <text:p>0.20233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317927">
                <text:p>0.317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18648">
                <text:p>0.018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0.036738">
                <text:p>0.036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0101275">
                <text:p>0.0101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.002794">
                <text:p>0.002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0.099178">
                <text:p>0.099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147015">
                <text:p>0.0147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.4738165">
                <text:p>0.47381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0.0150515">
                <text:p>0.0150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4963065">
                <text:p>0.4963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.0311155">
                <text:p>0.0311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31.442797">
                <text:p>31.442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0.028915">
                <text:p>0.028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0588075">
                <text:p>0.05880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2.1679685">
                <text:p>2.16796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242705">
                <text:p>0.02427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0.175446">
                <text:p>0.175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286.9470685">
                <text:p>286.9470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38.794545">
                <text:p>138.7945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0.023328">
                <text:p>0.023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0.031325">
                <text:p>0.0313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2965195">
                <text:p>0.29651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0.060205">
                <text:p>0.0602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  <table:table-cell office:value-type="float" office:value="0.004784">
                <text:p>0.004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02864">
                <text:p>0.0028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0.25395">
                <text:p>0.253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5.640765">
                <text:p>15.6407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20569">
                <text:p>0.0205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5.9691685">
                <text:p>15.96916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108781">
                <text:p>0.1087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01397">
                <text:p>0.0013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0.005238">
                <text:p>0.005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0.1197115">
                <text:p>0.1197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  <table:table-cell office:value-type="float" office:value="0.1494645">
                <text:p>0.14946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0.0446995">
                <text:p>0.04469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5.8217985">
                <text:p>15.8217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2727025">
                <text:p>0.27270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0.150233">
                <text:p>0.150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